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075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929in"/>
    </style:style>
    <style:style style:name="co6" style:family="table-column">
      <style:table-column-properties fo:break-before="auto" style:column-width="1.8319in"/>
    </style:style>
    <style:style style:name="co7" style:family="table-column">
      <style:table-column-properties fo:break-before="auto" style:column-width="1.61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" style:font-name-complex="Lohit Hindi"/>
    </style:style>
  </office:automatic-styles>
  <office:body>
    <office:spreadsheet>
      <table:calculation-settings table:case-sensitive="false" table:automatic-find-labels="false"/>
      <table:table table:name="Aggregated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Aggregated Result</text:p>
          </table:table-cell>
          <table:table-cell office:value-type="string">
            <text:p>ValueNoRef</text:p>
          </table:table-cell>
          <table:table-cell office:value-type="string">
            <text:p>ValueDefaultDynamicItp</text:p>
          </table:table-cell>
          <table:table-cell table:style-name="ce5" office:value-type="string">
            <text:p>ValueDefaultStaticItp</text:p>
          </table:table-cell>
          <table:table-cell office:value-type="string">
            <text:p>ValueHeuristicDynamicItp</text:p>
          </table:table-cell>
          <table:table-cell table:style-name="ce5" office:value-type="string">
            <text:p>ValueHeuristicStaticItp</text:p>
          </table:table-cell>
          <table:table-cell office:value-type="string">
            <text:p>PredicateAnalysis</text:p>
          </table:table-cell>
        </table:table-row>
        <table:table-row table:style-name="ro1">
          <table:table-cell office:value-type="string">
            <text:p>../benchmarks/ECA2014/ </text:p>
          </table:table-cell>
          <table:table-cell/>
          <table:table-cell table:number-columns-repeated="4" office:value-type="string">
            <text:p>status </text:p>
          </table:table-cell>
          <table:table-cell office:value-type="string">
            <text:p>status</text:p>
          </table:table-cell>
          <table:table-cell/>
        </table:table-row>
        <table:table-row table:style-name="ro2">
          <table:table-cell office:value-type="string">
            <text:p>Problem01_00.c.i </text:p>
          </table:table-cell>
          <table:table-cell table:formula="of:=IF(OR([.C3]=&quot;true&quot;; [.D3]=&quot;true&quot;; [.E3]=&quot;true&quot;; [.F3]=&quot;true&quot;; [.G3]=&quot;true&quot;; [.H3]=&quot;true&quot;); &quot;true&quot;; IF(OR([.C3]=&quot;false reach&quot;; [.D3]=&quot;false reach&quot;; [.E3]=&quot;false reach&quot;; [.F3]=&quot;false reach&quot;; [.G3]=&quot;false reach&quot;; [.H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1.c.i </text:p>
          </table:table-cell>
          <table:table-cell table:formula="of:=IF(OR([.C4]=&quot;true&quot;; [.D4]=&quot;true&quot;; [.E4]=&quot;true&quot;; [.F4]=&quot;true&quot;; [.G4]=&quot;true&quot;; [.H4]=&quot;true&quot;); &quot;true&quot;; IF(OR([.C4]=&quot;false reach&quot;; [.D4]=&quot;false reach&quot;; [.E4]=&quot;false reach&quot;; [.F4]=&quot;false reach&quot;; [.G4]=&quot;false reach&quot;; [.H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2.c.i </text:p>
          </table:table-cell>
          <table:table-cell table:formula="of:=IF(OR([.C5]=&quot;true&quot;; [.D5]=&quot;true&quot;; [.E5]=&quot;true&quot;; [.F5]=&quot;true&quot;; [.G5]=&quot;true&quot;; [.H5]=&quot;true&quot;); &quot;true&quot;; IF(OR([.C5]=&quot;false reach&quot;; [.D5]=&quot;false reach&quot;; [.E5]=&quot;false reach&quot;; [.F5]=&quot;false reach&quot;; [.G5]=&quot;false reach&quot;; [.H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3.c.i </text:p>
          </table:table-cell>
          <table:table-cell table:formula="of:=IF(OR([.C6]=&quot;true&quot;; [.D6]=&quot;true&quot;; [.E6]=&quot;true&quot;; [.F6]=&quot;true&quot;; [.G6]=&quot;true&quot;; [.H6]=&quot;true&quot;); &quot;true&quot;; IF(OR([.C6]=&quot;false reach&quot;; [.D6]=&quot;false reach&quot;; [.E6]=&quot;false reach&quot;; [.F6]=&quot;false reach&quot;; [.G6]=&quot;false reach&quot;; [.H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04.c.i </text:p>
          </table:table-cell>
          <table:table-cell table:formula="of:=IF(OR([.C7]=&quot;true&quot;; [.D7]=&quot;true&quot;; [.E7]=&quot;true&quot;; [.F7]=&quot;true&quot;; [.G7]=&quot;true&quot;; [.H7]=&quot;true&quot;); &quot;true&quot;; IF(OR([.C7]=&quot;false reach&quot;; [.D7]=&quot;false reach&quot;; [.E7]=&quot;false reach&quot;; [.F7]=&quot;false reach&quot;; [.G7]=&quot;false reach&quot;; [.H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05.c.i </text:p>
          </table:table-cell>
          <table:table-cell table:formula="of:=IF(OR([.C8]=&quot;true&quot;; [.D8]=&quot;true&quot;; [.E8]=&quot;true&quot;; [.F8]=&quot;true&quot;; [.G8]=&quot;true&quot;; [.H8]=&quot;true&quot;); &quot;true&quot;; IF(OR([.C8]=&quot;false reach&quot;; [.D8]=&quot;false reach&quot;; [.E8]=&quot;false reach&quot;; [.F8]=&quot;false reach&quot;; [.G8]=&quot;false reach&quot;; [.H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6.c.i </text:p>
          </table:table-cell>
          <table:table-cell table:formula="of:=IF(OR([.C9]=&quot;true&quot;; [.D9]=&quot;true&quot;; [.E9]=&quot;true&quot;; [.F9]=&quot;true&quot;; [.G9]=&quot;true&quot;; [.H9]=&quot;true&quot;); &quot;true&quot;; IF(OR([.C9]=&quot;false reach&quot;; [.D9]=&quot;false reach&quot;; [.E9]=&quot;false reach&quot;; [.F9]=&quot;false reach&quot;; [.G9]=&quot;false reach&quot;; [.H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07.c.i </text:p>
          </table:table-cell>
          <table:table-cell table:formula="of:=IF(OR([.C10]=&quot;true&quot;; [.D10]=&quot;true&quot;; [.E10]=&quot;true&quot;; [.F10]=&quot;true&quot;; [.G10]=&quot;true&quot;; [.H10]=&quot;true&quot;); &quot;true&quot;; IF(OR([.C10]=&quot;false reach&quot;; [.D10]=&quot;false reach&quot;; [.E10]=&quot;false reach&quot;; [.F10]=&quot;false reach&quot;; [.G10]=&quot;false reach&quot;; [.H1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8.c.i </text:p>
          </table:table-cell>
          <table:table-cell table:formula="of:=IF(OR([.C11]=&quot;true&quot;; [.D11]=&quot;true&quot;; [.E11]=&quot;true&quot;; [.F11]=&quot;true&quot;; [.G11]=&quot;true&quot;; [.H11]=&quot;true&quot;); &quot;true&quot;; IF(OR([.C11]=&quot;false reach&quot;; [.D11]=&quot;false reach&quot;; [.E11]=&quot;false reach&quot;; [.F11]=&quot;false reach&quot;; [.G11]=&quot;false reach&quot;; [.H1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9.c.i </text:p>
          </table:table-cell>
          <table:table-cell table:formula="of:=IF(OR([.C12]=&quot;true&quot;; [.D12]=&quot;true&quot;; [.E12]=&quot;true&quot;; [.F12]=&quot;true&quot;; [.G12]=&quot;true&quot;; [.H12]=&quot;true&quot;); &quot;true&quot;; IF(OR([.C12]=&quot;false reach&quot;; [.D12]=&quot;false reach&quot;; [.E12]=&quot;false reach&quot;; [.F12]=&quot;false reach&quot;; [.G12]=&quot;false reach&quot;; [.H1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10.c.i </text:p>
          </table:table-cell>
          <table:table-cell table:formula="of:=IF(OR([.C13]=&quot;true&quot;; [.D13]=&quot;true&quot;; [.E13]=&quot;true&quot;; [.F13]=&quot;true&quot;; [.G13]=&quot;true&quot;; [.H13]=&quot;true&quot;); &quot;true&quot;; IF(OR([.C13]=&quot;false reach&quot;; [.D13]=&quot;false reach&quot;; [.E13]=&quot;false reach&quot;; [.F13]=&quot;false reach&quot;; [.G13]=&quot;false reach&quot;; [.H1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1.c.i </text:p>
          </table:table-cell>
          <table:table-cell table:formula="of:=IF(OR([.C14]=&quot;true&quot;; [.D14]=&quot;true&quot;; [.E14]=&quot;true&quot;; [.F14]=&quot;true&quot;; [.G14]=&quot;true&quot;; [.H14]=&quot;true&quot;); &quot;true&quot;; IF(OR([.C14]=&quot;false reach&quot;; [.D14]=&quot;false reach&quot;; [.E14]=&quot;false reach&quot;; [.F14]=&quot;false reach&quot;; [.G14]=&quot;false reach&quot;; [.H14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12.c.i </text:p>
          </table:table-cell>
          <table:table-cell table:formula="of:=IF(OR([.C15]=&quot;true&quot;; [.D15]=&quot;true&quot;; [.E15]=&quot;true&quot;; [.F15]=&quot;true&quot;; [.G15]=&quot;true&quot;; [.H15]=&quot;true&quot;); &quot;true&quot;; IF(OR([.C15]=&quot;false reach&quot;; [.D15]=&quot;false reach&quot;; [.E15]=&quot;false reach&quot;; [.F15]=&quot;false reach&quot;; [.G15]=&quot;false reach&quot;; [.H1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3.c.i </text:p>
          </table:table-cell>
          <table:table-cell table:formula="of:=IF(OR([.C16]=&quot;true&quot;; [.D16]=&quot;true&quot;; [.E16]=&quot;true&quot;; [.F16]=&quot;true&quot;; [.G16]=&quot;true&quot;; [.H16]=&quot;true&quot;); &quot;true&quot;; IF(OR([.C16]=&quot;false reach&quot;; [.D16]=&quot;false reach&quot;; [.E16]=&quot;false reach&quot;; [.F16]=&quot;false reach&quot;; [.G16]=&quot;false reach&quot;; [.H16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14.c.i </text:p>
          </table:table-cell>
          <table:table-cell table:formula="of:=IF(OR([.C17]=&quot;true&quot;; [.D17]=&quot;true&quot;; [.E17]=&quot;true&quot;; [.F17]=&quot;true&quot;; [.G17]=&quot;true&quot;; [.H17]=&quot;true&quot;); &quot;true&quot;; IF(OR([.C17]=&quot;false reach&quot;; [.D17]=&quot;false reach&quot;; [.E17]=&quot;false reach&quot;; [.F17]=&quot;false reach&quot;; [.G17]=&quot;false reach&quot;; [.H1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15.c.i </text:p>
          </table:table-cell>
          <table:table-cell table:formula="of:=IF(OR([.C18]=&quot;true&quot;; [.D18]=&quot;true&quot;; [.E18]=&quot;true&quot;; [.F18]=&quot;true&quot;; [.G18]=&quot;true&quot;; [.H18]=&quot;true&quot;); &quot;true&quot;; IF(OR([.C18]=&quot;false reach&quot;; [.D18]=&quot;false reach&quot;; [.E18]=&quot;false reach&quot;; [.F18]=&quot;false reach&quot;; [.G18]=&quot;false reach&quot;; [.H18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16.c.i </text:p>
          </table:table-cell>
          <table:table-cell table:formula="of:=IF(OR([.C19]=&quot;true&quot;; [.D19]=&quot;true&quot;; [.E19]=&quot;true&quot;; [.F19]=&quot;true&quot;; [.G19]=&quot;true&quot;; [.H19]=&quot;true&quot;); &quot;true&quot;; IF(OR([.C19]=&quot;false reach&quot;; [.D19]=&quot;false reach&quot;; [.E19]=&quot;false reach&quot;; [.F19]=&quot;false reach&quot;; [.G19]=&quot;false reach&quot;; [.H1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7.c.i </text:p>
          </table:table-cell>
          <table:table-cell table:formula="of:=IF(OR([.C20]=&quot;true&quot;; [.D20]=&quot;true&quot;; [.E20]=&quot;true&quot;; [.F20]=&quot;true&quot;; [.G20]=&quot;true&quot;; [.H20]=&quot;true&quot;); &quot;true&quot;; IF(OR([.C20]=&quot;false reach&quot;; [.D20]=&quot;false reach&quot;; [.E20]=&quot;false reach&quot;; [.F20]=&quot;false reach&quot;; [.G20]=&quot;false reach&quot;; [.H20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18.c.i </text:p>
          </table:table-cell>
          <table:table-cell table:formula="of:=IF(OR([.C21]=&quot;true&quot;; [.D21]=&quot;true&quot;; [.E21]=&quot;true&quot;; [.F21]=&quot;true&quot;; [.G21]=&quot;true&quot;; [.H21]=&quot;true&quot;); &quot;true&quot;; IF(OR([.C21]=&quot;false reach&quot;; [.D21]=&quot;false reach&quot;; [.E21]=&quot;false reach&quot;; [.F21]=&quot;false reach&quot;; [.G21]=&quot;false reach&quot;; [.H2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9.c.i </text:p>
          </table:table-cell>
          <table:table-cell table:formula="of:=IF(OR([.C22]=&quot;true&quot;; [.D22]=&quot;true&quot;; [.E22]=&quot;true&quot;; [.F22]=&quot;true&quot;; [.G22]=&quot;true&quot;; [.H22]=&quot;true&quot;); &quot;true&quot;; IF(OR([.C22]=&quot;false reach&quot;; [.D22]=&quot;false reach&quot;; [.E22]=&quot;false reach&quot;; [.F22]=&quot;false reach&quot;; [.G22]=&quot;false reach&quot;; [.H2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0.c.i </text:p>
          </table:table-cell>
          <table:table-cell table:formula="of:=IF(OR([.C23]=&quot;true&quot;; [.D23]=&quot;true&quot;; [.E23]=&quot;true&quot;; [.F23]=&quot;true&quot;; [.G23]=&quot;true&quot;; [.H23]=&quot;true&quot;); &quot;true&quot;; IF(OR([.C23]=&quot;false reach&quot;; [.D23]=&quot;false reach&quot;; [.E23]=&quot;false reach&quot;; [.F23]=&quot;false reach&quot;; [.G23]=&quot;false reach&quot;; [.H23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21.c.i </text:p>
          </table:table-cell>
          <table:table-cell table:formula="of:=IF(OR([.C24]=&quot;true&quot;; [.D24]=&quot;true&quot;; [.E24]=&quot;true&quot;; [.F24]=&quot;true&quot;; [.G24]=&quot;true&quot;; [.H24]=&quot;true&quot;); &quot;true&quot;; IF(OR([.C24]=&quot;false reach&quot;; [.D24]=&quot;false reach&quot;; [.E24]=&quot;false reach&quot;; [.F24]=&quot;false reach&quot;; [.G24]=&quot;false reach&quot;; [.H24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22.c.i </text:p>
          </table:table-cell>
          <table:table-cell table:formula="of:=IF(OR([.C25]=&quot;true&quot;; [.D25]=&quot;true&quot;; [.E25]=&quot;true&quot;; [.F25]=&quot;true&quot;; [.G25]=&quot;true&quot;; [.H25]=&quot;true&quot;); &quot;true&quot;; IF(OR([.C25]=&quot;false reach&quot;; [.D25]=&quot;false reach&quot;; [.E25]=&quot;false reach&quot;; [.F25]=&quot;false reach&quot;; [.G25]=&quot;false reach&quot;; [.H2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3.c.i </text:p>
          </table:table-cell>
          <table:table-cell table:formula="of:=IF(OR([.C26]=&quot;true&quot;; [.D26]=&quot;true&quot;; [.E26]=&quot;true&quot;; [.F26]=&quot;true&quot;; [.G26]=&quot;true&quot;; [.H26]=&quot;true&quot;); &quot;true&quot;; IF(OR([.C26]=&quot;false reach&quot;; [.D26]=&quot;false reach&quot;; [.E26]=&quot;false reach&quot;; [.F26]=&quot;false reach&quot;; [.G26]=&quot;false reach&quot;; [.H2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4.c.i </text:p>
          </table:table-cell>
          <table:table-cell table:formula="of:=IF(OR([.C27]=&quot;true&quot;; [.D27]=&quot;true&quot;; [.E27]=&quot;true&quot;; [.F27]=&quot;true&quot;; [.G27]=&quot;true&quot;; [.H27]=&quot;true&quot;); &quot;true&quot;; IF(OR([.C27]=&quot;false reach&quot;; [.D27]=&quot;false reach&quot;; [.E27]=&quot;false reach&quot;; [.F27]=&quot;false reach&quot;; [.G27]=&quot;false reach&quot;; [.H27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25.c.i </text:p>
          </table:table-cell>
          <table:table-cell table:formula="of:=IF(OR([.C28]=&quot;true&quot;; [.D28]=&quot;true&quot;; [.E28]=&quot;true&quot;; [.F28]=&quot;true&quot;; [.G28]=&quot;true&quot;; [.H28]=&quot;true&quot;); &quot;true&quot;; IF(OR([.C28]=&quot;false reach&quot;; [.D28]=&quot;false reach&quot;; [.E28]=&quot;false reach&quot;; [.F28]=&quot;false reach&quot;; [.G28]=&quot;false reach&quot;; [.H2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6.c.i </text:p>
          </table:table-cell>
          <table:table-cell table:formula="of:=IF(OR([.C29]=&quot;true&quot;; [.D29]=&quot;true&quot;; [.E29]=&quot;true&quot;; [.F29]=&quot;true&quot;; [.G29]=&quot;true&quot;; [.H29]=&quot;true&quot;); &quot;true&quot;; IF(OR([.C29]=&quot;false reach&quot;; [.D29]=&quot;false reach&quot;; [.E29]=&quot;false reach&quot;; [.F29]=&quot;false reach&quot;; [.G29]=&quot;false reach&quot;; [.H2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27.c.i </text:p>
          </table:table-cell>
          <table:table-cell table:formula="of:=IF(OR([.C30]=&quot;true&quot;; [.D30]=&quot;true&quot;; [.E30]=&quot;true&quot;; [.F30]=&quot;true&quot;; [.G30]=&quot;true&quot;; [.H30]=&quot;true&quot;); &quot;true&quot;; IF(OR([.C30]=&quot;false reach&quot;; [.D30]=&quot;false reach&quot;; [.E30]=&quot;false reach&quot;; [.F30]=&quot;false reach&quot;; [.G30]=&quot;false reach&quot;; [.H3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8.c.i </text:p>
          </table:table-cell>
          <table:table-cell table:formula="of:=IF(OR([.C31]=&quot;true&quot;; [.D31]=&quot;true&quot;; [.E31]=&quot;true&quot;; [.F31]=&quot;true&quot;; [.G31]=&quot;true&quot;; [.H31]=&quot;true&quot;); &quot;true&quot;; IF(OR([.C31]=&quot;false reach&quot;; [.D31]=&quot;false reach&quot;; [.E31]=&quot;false reach&quot;; [.F31]=&quot;false reach&quot;; [.G31]=&quot;false reach&quot;; [.H31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29.c.i </text:p>
          </table:table-cell>
          <table:table-cell table:formula="of:=IF(OR([.C32]=&quot;true&quot;; [.D32]=&quot;true&quot;; [.E32]=&quot;true&quot;; [.F32]=&quot;true&quot;; [.G32]=&quot;true&quot;; [.H32]=&quot;true&quot;); &quot;true&quot;; IF(OR([.C32]=&quot;false reach&quot;; [.D32]=&quot;false reach&quot;; [.E32]=&quot;false reach&quot;; [.F32]=&quot;false reach&quot;; [.G32]=&quot;false reach&quot;; [.H3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0.c.i </text:p>
          </table:table-cell>
          <table:table-cell table:formula="of:=IF(OR([.C33]=&quot;true&quot;; [.D33]=&quot;true&quot;; [.E33]=&quot;true&quot;; [.F33]=&quot;true&quot;; [.G33]=&quot;true&quot;; [.H33]=&quot;true&quot;); &quot;true&quot;; IF(OR([.C33]=&quot;false reach&quot;; [.D33]=&quot;false reach&quot;; [.E33]=&quot;false reach&quot;; [.F33]=&quot;false reach&quot;; [.G33]=&quot;false reach&quot;; [.H3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1.c.i </text:p>
          </table:table-cell>
          <table:table-cell table:formula="of:=IF(OR([.C34]=&quot;true&quot;; [.D34]=&quot;true&quot;; [.E34]=&quot;true&quot;; [.F34]=&quot;true&quot;; [.G34]=&quot;true&quot;; [.H34]=&quot;true&quot;); &quot;true&quot;; IF(OR([.C34]=&quot;false reach&quot;; [.D34]=&quot;false reach&quot;; [.E34]=&quot;false reach&quot;; [.F34]=&quot;false reach&quot;; [.G34]=&quot;false reach&quot;; [.H3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2.c.i </text:p>
          </table:table-cell>
          <table:table-cell table:formula="of:=IF(OR([.C35]=&quot;true&quot;; [.D35]=&quot;true&quot;; [.E35]=&quot;true&quot;; [.F35]=&quot;true&quot;; [.G35]=&quot;true&quot;; [.H35]=&quot;true&quot;); &quot;true&quot;; IF(OR([.C35]=&quot;false reach&quot;; [.D35]=&quot;false reach&quot;; [.E35]=&quot;false reach&quot;; [.F35]=&quot;false reach&quot;; [.G35]=&quot;false reach&quot;; [.H3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33.c.i </text:p>
          </table:table-cell>
          <table:table-cell table:formula="of:=IF(OR([.C36]=&quot;true&quot;; [.D36]=&quot;true&quot;; [.E36]=&quot;true&quot;; [.F36]=&quot;true&quot;; [.G36]=&quot;true&quot;; [.H36]=&quot;true&quot;); &quot;true&quot;; IF(OR([.C36]=&quot;false reach&quot;; [.D36]=&quot;false reach&quot;; [.E36]=&quot;false reach&quot;; [.F36]=&quot;false reach&quot;; [.G36]=&quot;false reach&quot;; [.H3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4.c.i </text:p>
          </table:table-cell>
          <table:table-cell table:formula="of:=IF(OR([.C37]=&quot;true&quot;; [.D37]=&quot;true&quot;; [.E37]=&quot;true&quot;; [.F37]=&quot;true&quot;; [.G37]=&quot;true&quot;; [.H37]=&quot;true&quot;); &quot;true&quot;; IF(OR([.C37]=&quot;false reach&quot;; [.D37]=&quot;false reach&quot;; [.E37]=&quot;false reach&quot;; [.F37]=&quot;false reach&quot;; [.G37]=&quot;false reach&quot;; [.H37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35.c.i </text:p>
          </table:table-cell>
          <table:table-cell table:formula="of:=IF(OR([.C38]=&quot;true&quot;; [.D38]=&quot;true&quot;; [.E38]=&quot;true&quot;; [.F38]=&quot;true&quot;; [.G38]=&quot;true&quot;; [.H38]=&quot;true&quot;); &quot;true&quot;; IF(OR([.C38]=&quot;false reach&quot;; [.D38]=&quot;false reach&quot;; [.E38]=&quot;false reach&quot;; [.F38]=&quot;false reach&quot;; [.G38]=&quot;false reach&quot;; [.H3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6.c.i </text:p>
          </table:table-cell>
          <table:table-cell table:formula="of:=IF(OR([.C39]=&quot;true&quot;; [.D39]=&quot;true&quot;; [.E39]=&quot;true&quot;; [.F39]=&quot;true&quot;; [.G39]=&quot;true&quot;; [.H39]=&quot;true&quot;); &quot;true&quot;; IF(OR([.C39]=&quot;false reach&quot;; [.D39]=&quot;false reach&quot;; [.E39]=&quot;false reach&quot;; [.F39]=&quot;false reach&quot;; [.G39]=&quot;false reach&quot;; [.H3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7.c.i </text:p>
          </table:table-cell>
          <table:table-cell table:formula="of:=IF(OR([.C40]=&quot;true&quot;; [.D40]=&quot;true&quot;; [.E40]=&quot;true&quot;; [.F40]=&quot;true&quot;; [.G40]=&quot;true&quot;; [.H40]=&quot;true&quot;); &quot;true&quot;; IF(OR([.C40]=&quot;false reach&quot;; [.D40]=&quot;false reach&quot;; [.E40]=&quot;false reach&quot;; [.F40]=&quot;false reach&quot;; [.G40]=&quot;false reach&quot;; [.H40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38.c.i </text:p>
          </table:table-cell>
          <table:table-cell table:formula="of:=IF(OR([.C41]=&quot;true&quot;; [.D41]=&quot;true&quot;; [.E41]=&quot;true&quot;; [.F41]=&quot;true&quot;; [.G41]=&quot;true&quot;; [.H41]=&quot;true&quot;); &quot;true&quot;; IF(OR([.C41]=&quot;false reach&quot;; [.D41]=&quot;false reach&quot;; [.E41]=&quot;false reach&quot;; [.F41]=&quot;false reach&quot;; [.G41]=&quot;false reach&quot;; [.H4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9.c.i </text:p>
          </table:table-cell>
          <table:table-cell table:formula="of:=IF(OR([.C42]=&quot;true&quot;; [.D42]=&quot;true&quot;; [.E42]=&quot;true&quot;; [.F42]=&quot;true&quot;; [.G42]=&quot;true&quot;; [.H42]=&quot;true&quot;); &quot;true&quot;; IF(OR([.C42]=&quot;false reach&quot;; [.D42]=&quot;false reach&quot;; [.E42]=&quot;false reach&quot;; [.F42]=&quot;false reach&quot;; [.G42]=&quot;false reach&quot;; [.H4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0.c.i </text:p>
          </table:table-cell>
          <table:table-cell table:formula="of:=IF(OR([.C43]=&quot;true&quot;; [.D43]=&quot;true&quot;; [.E43]=&quot;true&quot;; [.F43]=&quot;true&quot;; [.G43]=&quot;true&quot;; [.H43]=&quot;true&quot;); &quot;true&quot;; IF(OR([.C43]=&quot;false reach&quot;; [.D43]=&quot;false reach&quot;; [.E43]=&quot;false reach&quot;; [.F43]=&quot;false reach&quot;; [.G43]=&quot;false reach&quot;; [.H4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1.c.i </text:p>
          </table:table-cell>
          <table:table-cell table:formula="of:=IF(OR([.C44]=&quot;true&quot;; [.D44]=&quot;true&quot;; [.E44]=&quot;true&quot;; [.F44]=&quot;true&quot;; [.G44]=&quot;true&quot;; [.H44]=&quot;true&quot;); &quot;true&quot;; IF(OR([.C44]=&quot;false reach&quot;; [.D44]=&quot;false reach&quot;; [.E44]=&quot;false reach&quot;; [.F44]=&quot;false reach&quot;; [.G44]=&quot;false reach&quot;; [.H4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42.c.i </text:p>
          </table:table-cell>
          <table:table-cell table:formula="of:=IF(OR([.C45]=&quot;true&quot;; [.D45]=&quot;true&quot;; [.E45]=&quot;true&quot;; [.F45]=&quot;true&quot;; [.G45]=&quot;true&quot;; [.H45]=&quot;true&quot;); &quot;true&quot;; IF(OR([.C45]=&quot;false reach&quot;; [.D45]=&quot;false reach&quot;; [.E45]=&quot;false reach&quot;; [.F45]=&quot;false reach&quot;; [.G45]=&quot;false reach&quot;; [.H45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3.c.i </text:p>
          </table:table-cell>
          <table:table-cell table:formula="of:=IF(OR([.C46]=&quot;true&quot;; [.D46]=&quot;true&quot;; [.E46]=&quot;true&quot;; [.F46]=&quot;true&quot;; [.G46]=&quot;true&quot;; [.H46]=&quot;true&quot;); &quot;true&quot;; IF(OR([.C46]=&quot;false reach&quot;; [.D46]=&quot;false reach&quot;; [.E46]=&quot;false reach&quot;; [.F46]=&quot;false reach&quot;; [.G46]=&quot;false reach&quot;; [.H46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4.c.i </text:p>
          </table:table-cell>
          <table:table-cell table:formula="of:=IF(OR([.C47]=&quot;true&quot;; [.D47]=&quot;true&quot;; [.E47]=&quot;true&quot;; [.F47]=&quot;true&quot;; [.G47]=&quot;true&quot;; [.H47]=&quot;true&quot;); &quot;true&quot;; IF(OR([.C47]=&quot;false reach&quot;; [.D47]=&quot;false reach&quot;; [.E47]=&quot;false reach&quot;; [.F47]=&quot;false reach&quot;; [.G47]=&quot;false reach&quot;; [.H47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5.c.i </text:p>
          </table:table-cell>
          <table:table-cell table:formula="of:=IF(OR([.C48]=&quot;true&quot;; [.D48]=&quot;true&quot;; [.E48]=&quot;true&quot;; [.F48]=&quot;true&quot;; [.G48]=&quot;true&quot;; [.H48]=&quot;true&quot;); &quot;true&quot;; IF(OR([.C48]=&quot;false reach&quot;; [.D48]=&quot;false reach&quot;; [.E48]=&quot;false reach&quot;; [.F48]=&quot;false reach&quot;; [.G48]=&quot;false reach&quot;; [.H4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6.c.i </text:p>
          </table:table-cell>
          <table:table-cell table:formula="of:=IF(OR([.C49]=&quot;true&quot;; [.D49]=&quot;true&quot;; [.E49]=&quot;true&quot;; [.F49]=&quot;true&quot;; [.G49]=&quot;true&quot;; [.H49]=&quot;true&quot;); &quot;true&quot;; IF(OR([.C49]=&quot;false reach&quot;; [.D49]=&quot;false reach&quot;; [.E49]=&quot;false reach&quot;; [.F49]=&quot;false reach&quot;; [.G49]=&quot;false reach&quot;; [.H4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7.c.i </text:p>
          </table:table-cell>
          <table:table-cell table:formula="of:=IF(OR([.C50]=&quot;true&quot;; [.D50]=&quot;true&quot;; [.E50]=&quot;true&quot;; [.F50]=&quot;true&quot;; [.G50]=&quot;true&quot;; [.H50]=&quot;true&quot;); &quot;true&quot;; IF(OR([.C50]=&quot;false reach&quot;; [.D50]=&quot;false reach&quot;; [.E50]=&quot;false reach&quot;; [.F50]=&quot;false reach&quot;; [.G50]=&quot;false reach&quot;; [.H5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8.c.i </text:p>
          </table:table-cell>
          <table:table-cell table:formula="of:=IF(OR([.C51]=&quot;true&quot;; [.D51]=&quot;true&quot;; [.E51]=&quot;true&quot;; [.F51]=&quot;true&quot;; [.G51]=&quot;true&quot;; [.H51]=&quot;true&quot;); &quot;true&quot;; IF(OR([.C51]=&quot;false reach&quot;; [.D51]=&quot;false reach&quot;; [.E51]=&quot;false reach&quot;; [.F51]=&quot;false reach&quot;; [.G51]=&quot;false reach&quot;; [.H51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9.c.i </text:p>
          </table:table-cell>
          <table:table-cell table:formula="of:=IF(OR([.C52]=&quot;true&quot;; [.D52]=&quot;true&quot;; [.E52]=&quot;true&quot;; [.F52]=&quot;true&quot;; [.G52]=&quot;true&quot;; [.H52]=&quot;true&quot;); &quot;true&quot;; IF(OR([.C52]=&quot;false reach&quot;; [.D52]=&quot;false reach&quot;; [.E52]=&quot;false reach&quot;; [.F52]=&quot;false reach&quot;; [.G52]=&quot;false reach&quot;; [.H5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50.c.i </text:p>
          </table:table-cell>
          <table:table-cell table:formula="of:=IF(OR([.C53]=&quot;true&quot;; [.D53]=&quot;true&quot;; [.E53]=&quot;true&quot;; [.F53]=&quot;true&quot;; [.G53]=&quot;true&quot;; [.H53]=&quot;true&quot;); &quot;true&quot;; IF(OR([.C53]=&quot;false reach&quot;; [.D53]=&quot;false reach&quot;; [.E53]=&quot;false reach&quot;; [.F53]=&quot;false reach&quot;; [.G53]=&quot;false reach&quot;; [.H5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1.c.i </text:p>
          </table:table-cell>
          <table:table-cell table:formula="of:=IF(OR([.C54]=&quot;true&quot;; [.D54]=&quot;true&quot;; [.E54]=&quot;true&quot;; [.F54]=&quot;true&quot;; [.G54]=&quot;true&quot;; [.H54]=&quot;true&quot;); &quot;true&quot;; IF(OR([.C54]=&quot;false reach&quot;; [.D54]=&quot;false reach&quot;; [.E54]=&quot;false reach&quot;; [.F54]=&quot;false reach&quot;; [.G54]=&quot;false reach&quot;; [.H54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52.c.i </text:p>
          </table:table-cell>
          <table:table-cell table:formula="of:=IF(OR([.C55]=&quot;true&quot;; [.D55]=&quot;true&quot;; [.E55]=&quot;true&quot;; [.F55]=&quot;true&quot;; [.G55]=&quot;true&quot;; [.H55]=&quot;true&quot;); &quot;true&quot;; IF(OR([.C55]=&quot;false reach&quot;; [.D55]=&quot;false reach&quot;; [.E55]=&quot;false reach&quot;; [.F55]=&quot;false reach&quot;; [.G55]=&quot;false reach&quot;; [.H55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53.c.i </text:p>
          </table:table-cell>
          <table:table-cell table:formula="of:=IF(OR([.C56]=&quot;true&quot;; [.D56]=&quot;true&quot;; [.E56]=&quot;true&quot;; [.F56]=&quot;true&quot;; [.G56]=&quot;true&quot;; [.H56]=&quot;true&quot;); &quot;true&quot;; IF(OR([.C56]=&quot;false reach&quot;; [.D56]=&quot;false reach&quot;; [.E56]=&quot;false reach&quot;; [.F56]=&quot;false reach&quot;; [.G56]=&quot;false reach&quot;; [.H5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4.c.i </text:p>
          </table:table-cell>
          <table:table-cell table:formula="of:=IF(OR([.C57]=&quot;true&quot;; [.D57]=&quot;true&quot;; [.E57]=&quot;true&quot;; [.F57]=&quot;true&quot;; [.G57]=&quot;true&quot;; [.H57]=&quot;true&quot;); &quot;true&quot;; IF(OR([.C57]=&quot;false reach&quot;; [.D57]=&quot;false reach&quot;; [.E57]=&quot;false reach&quot;; [.F57]=&quot;false reach&quot;; [.G57]=&quot;false reach&quot;; [.H57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5.c.i </text:p>
          </table:table-cell>
          <table:table-cell table:formula="of:=IF(OR([.C58]=&quot;true&quot;; [.D58]=&quot;true&quot;; [.E58]=&quot;true&quot;; [.F58]=&quot;true&quot;; [.G58]=&quot;true&quot;; [.H58]=&quot;true&quot;); &quot;true&quot;; IF(OR([.C58]=&quot;false reach&quot;; [.D58]=&quot;false reach&quot;; [.E58]=&quot;false reach&quot;; [.F58]=&quot;false reach&quot;; [.G58]=&quot;false reach&quot;; [.H5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6.c.i </text:p>
          </table:table-cell>
          <table:table-cell table:formula="of:=IF(OR([.C59]=&quot;true&quot;; [.D59]=&quot;true&quot;; [.E59]=&quot;true&quot;; [.F59]=&quot;true&quot;; [.G59]=&quot;true&quot;; [.H59]=&quot;true&quot;); &quot;true&quot;; IF(OR([.C59]=&quot;false reach&quot;; [.D59]=&quot;false reach&quot;; [.E59]=&quot;false reach&quot;; [.F59]=&quot;false reach&quot;; [.G59]=&quot;false reach&quot;; [.H59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1_57.c.i </text:p>
          </table:table-cell>
          <table:table-cell table:formula="of:=IF(OR([.C60]=&quot;true&quot;; [.D60]=&quot;true&quot;; [.E60]=&quot;true&quot;; [.F60]=&quot;true&quot;; [.G60]=&quot;true&quot;; [.H60]=&quot;true&quot;); &quot;true&quot;; IF(OR([.C60]=&quot;false reach&quot;; [.D60]=&quot;false reach&quot;; [.E60]=&quot;false reach&quot;; [.F60]=&quot;false reach&quot;; [.G60]=&quot;false reach&quot;; [.H60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58.c.i </text:p>
          </table:table-cell>
          <table:table-cell table:formula="of:=IF(OR([.C61]=&quot;true&quot;; [.D61]=&quot;true&quot;; [.E61]=&quot;true&quot;; [.F61]=&quot;true&quot;; [.G61]=&quot;true&quot;; [.H61]=&quot;true&quot;); &quot;true&quot;; IF(OR([.C61]=&quot;false reach&quot;; [.D61]=&quot;false reach&quot;; [.E61]=&quot;false reach&quot;; [.F61]=&quot;false reach&quot;; [.G61]=&quot;false reach&quot;; [.H6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9.c.i </text:p>
          </table:table-cell>
          <table:table-cell table:formula="of:=IF(OR([.C62]=&quot;true&quot;; [.D62]=&quot;true&quot;; [.E62]=&quot;true&quot;; [.F62]=&quot;true&quot;; [.G62]=&quot;true&quot;; [.H62]=&quot;true&quot;); &quot;true&quot;; IF(OR([.C62]=&quot;false reach&quot;; [.D62]=&quot;false reach&quot;; [.E62]=&quot;false reach&quot;; [.F62]=&quot;false reach&quot;; [.G62]=&quot;false reach&quot;; [.H6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0.c.i </text:p>
          </table:table-cell>
          <table:table-cell table:formula="of:=IF(OR([.C63]=&quot;true&quot;; [.D63]=&quot;true&quot;; [.E63]=&quot;true&quot;; [.F63]=&quot;true&quot;; [.G63]=&quot;true&quot;; [.H63]=&quot;true&quot;); &quot;true&quot;; IF(OR([.C63]=&quot;false reach&quot;; [.D63]=&quot;false reach&quot;; [.E63]=&quot;false reach&quot;; [.F63]=&quot;false reach&quot;; [.G63]=&quot;false reach&quot;; [.H63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1.c.i </text:p>
          </table:table-cell>
          <table:table-cell table:formula="of:=IF(OR([.C64]=&quot;true&quot;; [.D64]=&quot;true&quot;; [.E64]=&quot;true&quot;; [.F64]=&quot;true&quot;; [.G64]=&quot;true&quot;; [.H64]=&quot;true&quot;); &quot;true&quot;; IF(OR([.C64]=&quot;false reach&quot;; [.D64]=&quot;false reach&quot;; [.E64]=&quot;false reach&quot;; [.F64]=&quot;false reach&quot;; [.G64]=&quot;false reach&quot;; [.H6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2.c.i </text:p>
          </table:table-cell>
          <table:table-cell table:formula="of:=IF(OR([.C65]=&quot;true&quot;; [.D65]=&quot;true&quot;; [.E65]=&quot;true&quot;; [.F65]=&quot;true&quot;; [.G65]=&quot;true&quot;; [.H65]=&quot;true&quot;); &quot;true&quot;; IF(OR([.C65]=&quot;false reach&quot;; [.D65]=&quot;false reach&quot;; [.E65]=&quot;false reach&quot;; [.F65]=&quot;false reach&quot;; [.G65]=&quot;false reach&quot;; [.H65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3.c.i </text:p>
          </table:table-cell>
          <table:table-cell table:formula="of:=IF(OR([.C66]=&quot;true&quot;; [.D66]=&quot;true&quot;; [.E66]=&quot;true&quot;; [.F66]=&quot;true&quot;; [.G66]=&quot;true&quot;; [.H66]=&quot;true&quot;); &quot;true&quot;; IF(OR([.C66]=&quot;false reach&quot;; [.D66]=&quot;false reach&quot;; [.E66]=&quot;false reach&quot;; [.F66]=&quot;false reach&quot;; [.G66]=&quot;false reach&quot;; [.H6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4.c.i </text:p>
          </table:table-cell>
          <table:table-cell table:formula="of:=IF(OR([.C67]=&quot;true&quot;; [.D67]=&quot;true&quot;; [.E67]=&quot;true&quot;; [.F67]=&quot;true&quot;; [.G67]=&quot;true&quot;; [.H67]=&quot;true&quot;); &quot;true&quot;; IF(OR([.C67]=&quot;false reach&quot;; [.D67]=&quot;false reach&quot;; [.E67]=&quot;false reach&quot;; [.F67]=&quot;false reach&quot;; [.G67]=&quot;false reach&quot;; [.H6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65.c.i </text:p>
          </table:table-cell>
          <table:table-cell table:formula="of:=IF(OR([.C68]=&quot;true&quot;; [.D68]=&quot;true&quot;; [.E68]=&quot;true&quot;; [.F68]=&quot;true&quot;; [.G68]=&quot;true&quot;; [.H68]=&quot;true&quot;); &quot;true&quot;; IF(OR([.C68]=&quot;false reach&quot;; [.D68]=&quot;false reach&quot;; [.E68]=&quot;false reach&quot;; [.F68]=&quot;false reach&quot;; [.G68]=&quot;false reach&quot;; [.H6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6.c.i </text:p>
          </table:table-cell>
          <table:table-cell table:formula="of:=IF(OR([.C69]=&quot;true&quot;; [.D69]=&quot;true&quot;; [.E69]=&quot;true&quot;; [.F69]=&quot;true&quot;; [.G69]=&quot;true&quot;; [.H69]=&quot;true&quot;); &quot;true&quot;; IF(OR([.C69]=&quot;false reach&quot;; [.D69]=&quot;false reach&quot;; [.E69]=&quot;false reach&quot;; [.F69]=&quot;false reach&quot;; [.G69]=&quot;false reach&quot;; [.H6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7.c.i </text:p>
          </table:table-cell>
          <table:table-cell table:formula="of:=IF(OR([.C70]=&quot;true&quot;; [.D70]=&quot;true&quot;; [.E70]=&quot;true&quot;; [.F70]=&quot;true&quot;; [.G70]=&quot;true&quot;; [.H70]=&quot;true&quot;); &quot;true&quot;; IF(OR([.C70]=&quot;false reach&quot;; [.D70]=&quot;false reach&quot;; [.E70]=&quot;false reach&quot;; [.F70]=&quot;false reach&quot;; [.G70]=&quot;false reach&quot;; [.H7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8.c.i </text:p>
          </table:table-cell>
          <table:table-cell table:formula="of:=IF(OR([.C71]=&quot;true&quot;; [.D71]=&quot;true&quot;; [.E71]=&quot;true&quot;; [.F71]=&quot;true&quot;; [.G71]=&quot;true&quot;; [.H71]=&quot;true&quot;); &quot;true&quot;; IF(OR([.C71]=&quot;false reach&quot;; [.D71]=&quot;false reach&quot;; [.E71]=&quot;false reach&quot;; [.F71]=&quot;false reach&quot;; [.G71]=&quot;false reach&quot;; [.H7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9.c.i </text:p>
          </table:table-cell>
          <table:table-cell table:formula="of:=IF(OR([.C72]=&quot;true&quot;; [.D72]=&quot;true&quot;; [.E72]=&quot;true&quot;; [.F72]=&quot;true&quot;; [.G72]=&quot;true&quot;; [.H72]=&quot;true&quot;); &quot;true&quot;; IF(OR([.C72]=&quot;false reach&quot;; [.D72]=&quot;false reach&quot;; [.E72]=&quot;false reach&quot;; [.F72]=&quot;false reach&quot;; [.G72]=&quot;false reach&quot;; [.H72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1_70.c.i </text:p>
          </table:table-cell>
          <table:table-cell table:formula="of:=IF(OR([.C73]=&quot;true&quot;; [.D73]=&quot;true&quot;; [.E73]=&quot;true&quot;; [.F73]=&quot;true&quot;; [.G73]=&quot;true&quot;; [.H73]=&quot;true&quot;); &quot;true&quot;; IF(OR([.C73]=&quot;false reach&quot;; [.D73]=&quot;false reach&quot;; [.E73]=&quot;false reach&quot;; [.F73]=&quot;false reach&quot;; [.G73]=&quot;false reach&quot;; [.H7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1.c.i </text:p>
          </table:table-cell>
          <table:table-cell table:formula="of:=IF(OR([.C74]=&quot;true&quot;; [.D74]=&quot;true&quot;; [.E74]=&quot;true&quot;; [.F74]=&quot;true&quot;; [.G74]=&quot;true&quot;; [.H74]=&quot;true&quot;); &quot;true&quot;; IF(OR([.C74]=&quot;false reach&quot;; [.D74]=&quot;false reach&quot;; [.E74]=&quot;false reach&quot;; [.F74]=&quot;false reach&quot;; [.G74]=&quot;false reach&quot;; [.H7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2.c.i </text:p>
          </table:table-cell>
          <table:table-cell table:formula="of:=IF(OR([.C75]=&quot;true&quot;; [.D75]=&quot;true&quot;; [.E75]=&quot;true&quot;; [.F75]=&quot;true&quot;; [.G75]=&quot;true&quot;; [.H75]=&quot;true&quot;); &quot;true&quot;; IF(OR([.C75]=&quot;false reach&quot;; [.D75]=&quot;false reach&quot;; [.E75]=&quot;false reach&quot;; [.F75]=&quot;false reach&quot;; [.G75]=&quot;false reach&quot;; [.H7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3.c.i </text:p>
          </table:table-cell>
          <table:table-cell table:formula="of:=IF(OR([.C76]=&quot;true&quot;; [.D76]=&quot;true&quot;; [.E76]=&quot;true&quot;; [.F76]=&quot;true&quot;; [.G76]=&quot;true&quot;; [.H76]=&quot;true&quot;); &quot;true&quot;; IF(OR([.C76]=&quot;false reach&quot;; [.D76]=&quot;false reach&quot;; [.E76]=&quot;false reach&quot;; [.F76]=&quot;false reach&quot;; [.G76]=&quot;false reach&quot;; [.H7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4.c.i </text:p>
          </table:table-cell>
          <table:table-cell table:formula="of:=IF(OR([.C77]=&quot;true&quot;; [.D77]=&quot;true&quot;; [.E77]=&quot;true&quot;; [.F77]=&quot;true&quot;; [.G77]=&quot;true&quot;; [.H77]=&quot;true&quot;); &quot;true&quot;; IF(OR([.C77]=&quot;false reach&quot;; [.D77]=&quot;false reach&quot;; [.E77]=&quot;false reach&quot;; [.F77]=&quot;false reach&quot;; [.G77]=&quot;false reach&quot;; [.H77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75.c.i </text:p>
          </table:table-cell>
          <table:table-cell table:formula="of:=IF(OR([.C78]=&quot;true&quot;; [.D78]=&quot;true&quot;; [.E78]=&quot;true&quot;; [.F78]=&quot;true&quot;; [.G78]=&quot;true&quot;; [.H78]=&quot;true&quot;); &quot;true&quot;; IF(OR([.C78]=&quot;false reach&quot;; [.D78]=&quot;false reach&quot;; [.E78]=&quot;false reach&quot;; [.F78]=&quot;false reach&quot;; [.G78]=&quot;false reach&quot;; [.H78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76.c.i </text:p>
          </table:table-cell>
          <table:table-cell table:formula="of:=IF(OR([.C79]=&quot;true&quot;; [.D79]=&quot;true&quot;; [.E79]=&quot;true&quot;; [.F79]=&quot;true&quot;; [.G79]=&quot;true&quot;; [.H79]=&quot;true&quot;); &quot;true&quot;; IF(OR([.C79]=&quot;false reach&quot;; [.D79]=&quot;false reach&quot;; [.E79]=&quot;false reach&quot;; [.F79]=&quot;false reach&quot;; [.G79]=&quot;false reach&quot;; [.H7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7.c.i </text:p>
          </table:table-cell>
          <table:table-cell table:formula="of:=IF(OR([.C80]=&quot;true&quot;; [.D80]=&quot;true&quot;; [.E80]=&quot;true&quot;; [.F80]=&quot;true&quot;; [.G80]=&quot;true&quot;; [.H80]=&quot;true&quot;); &quot;true&quot;; IF(OR([.C80]=&quot;false reach&quot;; [.D80]=&quot;false reach&quot;; [.E80]=&quot;false reach&quot;; [.F80]=&quot;false reach&quot;; [.G80]=&quot;false reach&quot;; [.H80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78.c.i </text:p>
          </table:table-cell>
          <table:table-cell table:formula="of:=IF(OR([.C81]=&quot;true&quot;; [.D81]=&quot;true&quot;; [.E81]=&quot;true&quot;; [.F81]=&quot;true&quot;; [.G81]=&quot;true&quot;; [.H81]=&quot;true&quot;); &quot;true&quot;; IF(OR([.C81]=&quot;false reach&quot;; [.D81]=&quot;false reach&quot;; [.E81]=&quot;false reach&quot;; [.F81]=&quot;false reach&quot;; [.G81]=&quot;false reach&quot;; [.H8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9.c.i </text:p>
          </table:table-cell>
          <table:table-cell table:formula="of:=IF(OR([.C82]=&quot;true&quot;; [.D82]=&quot;true&quot;; [.E82]=&quot;true&quot;; [.F82]=&quot;true&quot;; [.G82]=&quot;true&quot;; [.H82]=&quot;true&quot;); &quot;true&quot;; IF(OR([.C82]=&quot;false reach&quot;; [.D82]=&quot;false reach&quot;; [.E82]=&quot;false reach&quot;; [.F82]=&quot;false reach&quot;; [.G82]=&quot;false reach&quot;; [.H8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0.c.i </text:p>
          </table:table-cell>
          <table:table-cell table:formula="of:=IF(OR([.C83]=&quot;true&quot;; [.D83]=&quot;true&quot;; [.E83]=&quot;true&quot;; [.F83]=&quot;true&quot;; [.G83]=&quot;true&quot;; [.H83]=&quot;true&quot;); &quot;true&quot;; IF(OR([.C83]=&quot;false reach&quot;; [.D83]=&quot;false reach&quot;; [.E83]=&quot;false reach&quot;; [.F83]=&quot;false reach&quot;; [.G83]=&quot;false reach&quot;; [.H83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1.c.i </text:p>
          </table:table-cell>
          <table:table-cell table:formula="of:=IF(OR([.C84]=&quot;true&quot;; [.D84]=&quot;true&quot;; [.E84]=&quot;true&quot;; [.F84]=&quot;true&quot;; [.G84]=&quot;true&quot;; [.H84]=&quot;true&quot;); &quot;true&quot;; IF(OR([.C84]=&quot;false reach&quot;; [.D84]=&quot;false reach&quot;; [.E84]=&quot;false reach&quot;; [.F84]=&quot;false reach&quot;; [.G84]=&quot;false reach&quot;; [.H8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2.c.i </text:p>
          </table:table-cell>
          <table:table-cell table:formula="of:=IF(OR([.C85]=&quot;true&quot;; [.D85]=&quot;true&quot;; [.E85]=&quot;true&quot;; [.F85]=&quot;true&quot;; [.G85]=&quot;true&quot;; [.H85]=&quot;true&quot;); &quot;true&quot;; IF(OR([.C85]=&quot;false reach&quot;; [.D85]=&quot;false reach&quot;; [.E85]=&quot;false reach&quot;; [.F85]=&quot;false reach&quot;; [.G85]=&quot;false reach&quot;; [.H8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3.c.i </text:p>
          </table:table-cell>
          <table:table-cell table:formula="of:=IF(OR([.C86]=&quot;true&quot;; [.D86]=&quot;true&quot;; [.E86]=&quot;true&quot;; [.F86]=&quot;true&quot;; [.G86]=&quot;true&quot;; [.H86]=&quot;true&quot;); &quot;true&quot;; IF(OR([.C86]=&quot;false reach&quot;; [.D86]=&quot;false reach&quot;; [.E86]=&quot;false reach&quot;; [.F86]=&quot;false reach&quot;; [.G86]=&quot;false reach&quot;; [.H8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4.c.i </text:p>
          </table:table-cell>
          <table:table-cell table:formula="of:=IF(OR([.C87]=&quot;true&quot;; [.D87]=&quot;true&quot;; [.E87]=&quot;true&quot;; [.F87]=&quot;true&quot;; [.G87]=&quot;true&quot;; [.H87]=&quot;true&quot;); &quot;true&quot;; IF(OR([.C87]=&quot;false reach&quot;; [.D87]=&quot;false reach&quot;; [.E87]=&quot;false reach&quot;; [.F87]=&quot;false reach&quot;; [.G87]=&quot;false reach&quot;; [.H8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5.c.i </text:p>
          </table:table-cell>
          <table:table-cell table:formula="of:=IF(OR([.C88]=&quot;true&quot;; [.D88]=&quot;true&quot;; [.E88]=&quot;true&quot;; [.F88]=&quot;true&quot;; [.G88]=&quot;true&quot;; [.H88]=&quot;true&quot;); &quot;true&quot;; IF(OR([.C88]=&quot;false reach&quot;; [.D88]=&quot;false reach&quot;; [.E88]=&quot;false reach&quot;; [.F88]=&quot;false reach&quot;; [.G88]=&quot;false reach&quot;; [.H8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6.c.i </text:p>
          </table:table-cell>
          <table:table-cell table:formula="of:=IF(OR([.C89]=&quot;true&quot;; [.D89]=&quot;true&quot;; [.E89]=&quot;true&quot;; [.F89]=&quot;true&quot;; [.G89]=&quot;true&quot;; [.H89]=&quot;true&quot;); &quot;true&quot;; IF(OR([.C89]=&quot;false reach&quot;; [.D89]=&quot;false reach&quot;; [.E89]=&quot;false reach&quot;; [.F89]=&quot;false reach&quot;; [.G89]=&quot;false reach&quot;; [.H8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7.c.i </text:p>
          </table:table-cell>
          <table:table-cell table:formula="of:=IF(OR([.C90]=&quot;true&quot;; [.D90]=&quot;true&quot;; [.E90]=&quot;true&quot;; [.F90]=&quot;true&quot;; [.G90]=&quot;true&quot;; [.H90]=&quot;true&quot;); &quot;true&quot;; IF(OR([.C90]=&quot;false reach&quot;; [.D90]=&quot;false reach&quot;; [.E90]=&quot;false reach&quot;; [.F90]=&quot;false reach&quot;; [.G90]=&quot;false reach&quot;; [.H90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88.c.i </text:p>
          </table:table-cell>
          <table:table-cell table:formula="of:=IF(OR([.C91]=&quot;true&quot;; [.D91]=&quot;true&quot;; [.E91]=&quot;true&quot;; [.F91]=&quot;true&quot;; [.G91]=&quot;true&quot;; [.H91]=&quot;true&quot;); &quot;true&quot;; IF(OR([.C91]=&quot;false reach&quot;; [.D91]=&quot;false reach&quot;; [.E91]=&quot;false reach&quot;; [.F91]=&quot;false reach&quot;; [.G91]=&quot;false reach&quot;; [.H9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9.c.i </text:p>
          </table:table-cell>
          <table:table-cell table:formula="of:=IF(OR([.C92]=&quot;true&quot;; [.D92]=&quot;true&quot;; [.E92]=&quot;true&quot;; [.F92]=&quot;true&quot;; [.G92]=&quot;true&quot;; [.H92]=&quot;true&quot;); &quot;true&quot;; IF(OR([.C92]=&quot;false reach&quot;; [.D92]=&quot;false reach&quot;; [.E92]=&quot;false reach&quot;; [.F92]=&quot;false reach&quot;; [.G92]=&quot;false reach&quot;; [.H9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90.c.i </text:p>
          </table:table-cell>
          <table:table-cell table:formula="of:=IF(OR([.C93]=&quot;true&quot;; [.D93]=&quot;true&quot;; [.E93]=&quot;true&quot;; [.F93]=&quot;true&quot;; [.G93]=&quot;true&quot;; [.H93]=&quot;true&quot;); &quot;true&quot;; IF(OR([.C93]=&quot;false reach&quot;; [.D93]=&quot;false reach&quot;; [.E93]=&quot;false reach&quot;; [.F93]=&quot;false reach&quot;; [.G93]=&quot;false reach&quot;; [.H9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1.c.i </text:p>
          </table:table-cell>
          <table:table-cell table:formula="of:=IF(OR([.C94]=&quot;true&quot;; [.D94]=&quot;true&quot;; [.E94]=&quot;true&quot;; [.F94]=&quot;true&quot;; [.G94]=&quot;true&quot;; [.H94]=&quot;true&quot;); &quot;true&quot;; IF(OR([.C94]=&quot;false reach&quot;; [.D94]=&quot;false reach&quot;; [.E94]=&quot;false reach&quot;; [.F94]=&quot;false reach&quot;; [.G94]=&quot;false reach&quot;; [.H9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2.c.i </text:p>
          </table:table-cell>
          <table:table-cell table:formula="of:=IF(OR([.C95]=&quot;true&quot;; [.D95]=&quot;true&quot;; [.E95]=&quot;true&quot;; [.F95]=&quot;true&quot;; [.G95]=&quot;true&quot;; [.H95]=&quot;true&quot;); &quot;true&quot;; IF(OR([.C95]=&quot;false reach&quot;; [.D95]=&quot;false reach&quot;; [.E95]=&quot;false reach&quot;; [.F95]=&quot;false reach&quot;; [.G95]=&quot;false reach&quot;; [.H9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93.c.i </text:p>
          </table:table-cell>
          <table:table-cell table:formula="of:=IF(OR([.C96]=&quot;true&quot;; [.D96]=&quot;true&quot;; [.E96]=&quot;true&quot;; [.F96]=&quot;true&quot;; [.G96]=&quot;true&quot;; [.H96]=&quot;true&quot;); &quot;true&quot;; IF(OR([.C96]=&quot;false reach&quot;; [.D96]=&quot;false reach&quot;; [.E96]=&quot;false reach&quot;; [.F96]=&quot;false reach&quot;; [.G96]=&quot;false reach&quot;; [.H9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94.c.i </text:p>
          </table:table-cell>
          <table:table-cell table:formula="of:=IF(OR([.C97]=&quot;true&quot;; [.D97]=&quot;true&quot;; [.E97]=&quot;true&quot;; [.F97]=&quot;true&quot;; [.G97]=&quot;true&quot;; [.H97]=&quot;true&quot;); &quot;true&quot;; IF(OR([.C97]=&quot;false reach&quot;; [.D97]=&quot;false reach&quot;; [.E97]=&quot;false reach&quot;; [.F97]=&quot;false reach&quot;; [.G97]=&quot;false reach&quot;; [.H9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95.c.i </text:p>
          </table:table-cell>
          <table:table-cell table:formula="of:=IF(OR([.C98]=&quot;true&quot;; [.D98]=&quot;true&quot;; [.E98]=&quot;true&quot;; [.F98]=&quot;true&quot;; [.G98]=&quot;true&quot;; [.H98]=&quot;true&quot;); &quot;true&quot;; IF(OR([.C98]=&quot;false reach&quot;; [.D98]=&quot;false reach&quot;; [.E98]=&quot;false reach&quot;; [.F98]=&quot;false reach&quot;; [.G98]=&quot;false reach&quot;; [.H98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96.c.i </text:p>
          </table:table-cell>
          <table:table-cell table:formula="of:=IF(OR([.C99]=&quot;true&quot;; [.D99]=&quot;true&quot;; [.E99]=&quot;true&quot;; [.F99]=&quot;true&quot;; [.G99]=&quot;true&quot;; [.H99]=&quot;true&quot;); &quot;true&quot;; IF(OR([.C99]=&quot;false reach&quot;; [.D99]=&quot;false reach&quot;; [.E99]=&quot;false reach&quot;; [.F99]=&quot;false reach&quot;; [.G99]=&quot;false reach&quot;; [.H9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7.c.i </text:p>
          </table:table-cell>
          <table:table-cell table:formula="of:=IF(OR([.C100]=&quot;true&quot;; [.D100]=&quot;true&quot;; [.E100]=&quot;true&quot;; [.F100]=&quot;true&quot;; [.G100]=&quot;true&quot;; [.H100]=&quot;true&quot;); &quot;true&quot;; IF(OR([.C100]=&quot;false reach&quot;; [.D100]=&quot;false reach&quot;; [.E100]=&quot;false reach&quot;; [.F100]=&quot;false reach&quot;; [.G100]=&quot;false reach&quot;; [.H10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8.c.i </text:p>
          </table:table-cell>
          <table:table-cell table:formula="of:=IF(OR([.C101]=&quot;true&quot;; [.D101]=&quot;true&quot;; [.E101]=&quot;true&quot;; [.F101]=&quot;true&quot;; [.G101]=&quot;true&quot;; [.H101]=&quot;true&quot;); &quot;true&quot;; IF(OR([.C101]=&quot;false reach&quot;; [.D101]=&quot;false reach&quot;; [.E101]=&quot;false reach&quot;; [.F101]=&quot;false reach&quot;; [.G101]=&quot;false reach&quot;; [.H10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9.c.i </text:p>
          </table:table-cell>
          <table:table-cell table:formula="of:=IF(OR([.C102]=&quot;true&quot;; [.D102]=&quot;true&quot;; [.E102]=&quot;true&quot;; [.F102]=&quot;true&quot;; [.G102]=&quot;true&quot;; [.H102]=&quot;true&quot;); &quot;true&quot;; IF(OR([.C102]=&quot;false reach&quot;; [.D102]=&quot;false reach&quot;; [.E102]=&quot;false reach&quot;; [.F102]=&quot;false reach&quot;; [.G102]=&quot;false reach&quot;; [.H10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0.c.i </text:p>
          </table:table-cell>
          <table:table-cell table:formula="of:=IF(OR([.C103]=&quot;true&quot;; [.D103]=&quot;true&quot;; [.E103]=&quot;true&quot;; [.F103]=&quot;true&quot;; [.G103]=&quot;true&quot;; [.H103]=&quot;true&quot;); &quot;true&quot;; IF(OR([.C103]=&quot;false reach&quot;; [.D103]=&quot;false reach&quot;; [.E103]=&quot;false reach&quot;; [.F103]=&quot;false reach&quot;; [.G103]=&quot;false reach&quot;; [.H1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1.c.i </text:p>
          </table:table-cell>
          <table:table-cell table:formula="of:=IF(OR([.C104]=&quot;true&quot;; [.D104]=&quot;true&quot;; [.E104]=&quot;true&quot;; [.F104]=&quot;true&quot;; [.G104]=&quot;true&quot;; [.H104]=&quot;true&quot;); &quot;true&quot;; IF(OR([.C104]=&quot;false reach&quot;; [.D104]=&quot;false reach&quot;; [.E104]=&quot;false reach&quot;; [.F104]=&quot;false reach&quot;; [.G104]=&quot;false reach&quot;; [.H1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2.c.i </text:p>
          </table:table-cell>
          <table:table-cell table:formula="of:=IF(OR([.C105]=&quot;true&quot;; [.D105]=&quot;true&quot;; [.E105]=&quot;true&quot;; [.F105]=&quot;true&quot;; [.G105]=&quot;true&quot;; [.H105]=&quot;true&quot;); &quot;true&quot;; IF(OR([.C105]=&quot;false reach&quot;; [.D105]=&quot;false reach&quot;; [.E105]=&quot;false reach&quot;; [.F105]=&quot;false reach&quot;; [.G105]=&quot;false reach&quot;; [.H10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3.c.i </text:p>
          </table:table-cell>
          <table:table-cell table:formula="of:=IF(OR([.C106]=&quot;true&quot;; [.D106]=&quot;true&quot;; [.E106]=&quot;true&quot;; [.F106]=&quot;true&quot;; [.G106]=&quot;true&quot;; [.H106]=&quot;true&quot;); &quot;true&quot;; IF(OR([.C106]=&quot;false reach&quot;; [.D106]=&quot;false reach&quot;; [.E106]=&quot;false reach&quot;; [.F106]=&quot;false reach&quot;; [.G106]=&quot;false reach&quot;; [.H1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4.c.i </text:p>
          </table:table-cell>
          <table:table-cell table:formula="of:=IF(OR([.C107]=&quot;true&quot;; [.D107]=&quot;true&quot;; [.E107]=&quot;true&quot;; [.F107]=&quot;true&quot;; [.G107]=&quot;true&quot;; [.H107]=&quot;true&quot;); &quot;true&quot;; IF(OR([.C107]=&quot;false reach&quot;; [.D107]=&quot;false reach&quot;; [.E107]=&quot;false reach&quot;; [.F107]=&quot;false reach&quot;; [.G107]=&quot;false reach&quot;; [.H10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5.c.i </text:p>
          </table:table-cell>
          <table:table-cell table:formula="of:=IF(OR([.C108]=&quot;true&quot;; [.D108]=&quot;true&quot;; [.E108]=&quot;true&quot;; [.F108]=&quot;true&quot;; [.G108]=&quot;true&quot;; [.H108]=&quot;true&quot;); &quot;true&quot;; IF(OR([.C108]=&quot;false reach&quot;; [.D108]=&quot;false reach&quot;; [.E108]=&quot;false reach&quot;; [.F108]=&quot;false reach&quot;; [.G108]=&quot;false reach&quot;; [.H1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6.c.i </text:p>
          </table:table-cell>
          <table:table-cell table:formula="of:=IF(OR([.C109]=&quot;true&quot;; [.D109]=&quot;true&quot;; [.E109]=&quot;true&quot;; [.F109]=&quot;true&quot;; [.G109]=&quot;true&quot;; [.H109]=&quot;true&quot;); &quot;true&quot;; IF(OR([.C109]=&quot;false reach&quot;; [.D109]=&quot;false reach&quot;; [.E109]=&quot;false reach&quot;; [.F109]=&quot;false reach&quot;; [.G109]=&quot;false reach&quot;; [.H10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7.c.i </text:p>
          </table:table-cell>
          <table:table-cell table:formula="of:=IF(OR([.C110]=&quot;true&quot;; [.D110]=&quot;true&quot;; [.E110]=&quot;true&quot;; [.F110]=&quot;true&quot;; [.G110]=&quot;true&quot;; [.H110]=&quot;true&quot;); &quot;true&quot;; IF(OR([.C110]=&quot;false reach&quot;; [.D110]=&quot;false reach&quot;; [.E110]=&quot;false reach&quot;; [.F110]=&quot;false reach&quot;; [.G110]=&quot;false reach&quot;; [.H1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8.c.i </text:p>
          </table:table-cell>
          <table:table-cell table:formula="of:=IF(OR([.C111]=&quot;true&quot;; [.D111]=&quot;true&quot;; [.E111]=&quot;true&quot;; [.F111]=&quot;true&quot;; [.G111]=&quot;true&quot;; [.H111]=&quot;true&quot;); &quot;true&quot;; IF(OR([.C111]=&quot;false reach&quot;; [.D111]=&quot;false reach&quot;; [.E111]=&quot;false reach&quot;; [.F111]=&quot;false reach&quot;; [.G111]=&quot;false reach&quot;; [.H111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9.c.i </text:p>
          </table:table-cell>
          <table:table-cell table:formula="of:=IF(OR([.C112]=&quot;true&quot;; [.D112]=&quot;true&quot;; [.E112]=&quot;true&quot;; [.F112]=&quot;true&quot;; [.G112]=&quot;true&quot;; [.H112]=&quot;true&quot;); &quot;true&quot;; IF(OR([.C112]=&quot;false reach&quot;; [.D112]=&quot;false reach&quot;; [.E112]=&quot;false reach&quot;; [.F112]=&quot;false reach&quot;; [.G112]=&quot;false reach&quot;; [.H11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0.c.i </text:p>
          </table:table-cell>
          <table:table-cell table:formula="of:=IF(OR([.C113]=&quot;true&quot;; [.D113]=&quot;true&quot;; [.E113]=&quot;true&quot;; [.F113]=&quot;true&quot;; [.G113]=&quot;true&quot;; [.H113]=&quot;true&quot;); &quot;true&quot;; IF(OR([.C113]=&quot;false reach&quot;; [.D113]=&quot;false reach&quot;; [.E113]=&quot;false reach&quot;; [.F113]=&quot;false reach&quot;; [.G113]=&quot;false reach&quot;; [.H1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1.c.i </text:p>
          </table:table-cell>
          <table:table-cell table:formula="of:=IF(OR([.C114]=&quot;true&quot;; [.D114]=&quot;true&quot;; [.E114]=&quot;true&quot;; [.F114]=&quot;true&quot;; [.G114]=&quot;true&quot;; [.H114]=&quot;true&quot;); &quot;true&quot;; IF(OR([.C114]=&quot;false reach&quot;; [.D114]=&quot;false reach&quot;; [.E114]=&quot;false reach&quot;; [.F114]=&quot;false reach&quot;; [.G114]=&quot;false reach&quot;; [.H11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12.c.i </text:p>
          </table:table-cell>
          <table:table-cell table:formula="of:=IF(OR([.C115]=&quot;true&quot;; [.D115]=&quot;true&quot;; [.E115]=&quot;true&quot;; [.F115]=&quot;true&quot;; [.G115]=&quot;true&quot;; [.H115]=&quot;true&quot;); &quot;true&quot;; IF(OR([.C115]=&quot;false reach&quot;; [.D115]=&quot;false reach&quot;; [.E115]=&quot;false reach&quot;; [.F115]=&quot;false reach&quot;; [.G115]=&quot;false reach&quot;; [.H1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3.c.i </text:p>
          </table:table-cell>
          <table:table-cell table:formula="of:=IF(OR([.C116]=&quot;true&quot;; [.D116]=&quot;true&quot;; [.E116]=&quot;true&quot;; [.F116]=&quot;true&quot;; [.G116]=&quot;true&quot;; [.H116]=&quot;true&quot;); &quot;true&quot;; IF(OR([.C116]=&quot;false reach&quot;; [.D116]=&quot;false reach&quot;; [.E116]=&quot;false reach&quot;; [.F116]=&quot;false reach&quot;; [.G116]=&quot;false reach&quot;; [.H116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14.c.i </text:p>
          </table:table-cell>
          <table:table-cell table:formula="of:=IF(OR([.C117]=&quot;true&quot;; [.D117]=&quot;true&quot;; [.E117]=&quot;true&quot;; [.F117]=&quot;true&quot;; [.G117]=&quot;true&quot;; [.H117]=&quot;true&quot;); &quot;true&quot;; IF(OR([.C117]=&quot;false reach&quot;; [.D117]=&quot;false reach&quot;; [.E117]=&quot;false reach&quot;; [.F117]=&quot;false reach&quot;; [.G117]=&quot;false reach&quot;; [.H1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5.c.i </text:p>
          </table:table-cell>
          <table:table-cell table:formula="of:=IF(OR([.C118]=&quot;true&quot;; [.D118]=&quot;true&quot;; [.E118]=&quot;true&quot;; [.F118]=&quot;true&quot;; [.G118]=&quot;true&quot;; [.H118]=&quot;true&quot;); &quot;true&quot;; IF(OR([.C118]=&quot;false reach&quot;; [.D118]=&quot;false reach&quot;; [.E118]=&quot;false reach&quot;; [.F118]=&quot;false reach&quot;; [.G118]=&quot;false reach&quot;; [.H11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16.c.i </text:p>
          </table:table-cell>
          <table:table-cell table:formula="of:=IF(OR([.C119]=&quot;true&quot;; [.D119]=&quot;true&quot;; [.E119]=&quot;true&quot;; [.F119]=&quot;true&quot;; [.G119]=&quot;true&quot;; [.H119]=&quot;true&quot;); &quot;true&quot;; IF(OR([.C119]=&quot;false reach&quot;; [.D119]=&quot;false reach&quot;; [.E119]=&quot;false reach&quot;; [.F119]=&quot;false reach&quot;; [.G119]=&quot;false reach&quot;; [.H1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7.c.i </text:p>
          </table:table-cell>
          <table:table-cell table:formula="of:=IF(OR([.C120]=&quot;true&quot;; [.D120]=&quot;true&quot;; [.E120]=&quot;true&quot;; [.F120]=&quot;true&quot;; [.G120]=&quot;true&quot;; [.H120]=&quot;true&quot;); &quot;true&quot;; IF(OR([.C120]=&quot;false reach&quot;; [.D120]=&quot;false reach&quot;; [.E120]=&quot;false reach&quot;; [.F120]=&quot;false reach&quot;; [.G120]=&quot;false reach&quot;; [.H1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8.c.i </text:p>
          </table:table-cell>
          <table:table-cell table:formula="of:=IF(OR([.C121]=&quot;true&quot;; [.D121]=&quot;true&quot;; [.E121]=&quot;true&quot;; [.F121]=&quot;true&quot;; [.G121]=&quot;true&quot;; [.H121]=&quot;true&quot;); &quot;true&quot;; IF(OR([.C121]=&quot;false reach&quot;; [.D121]=&quot;false reach&quot;; [.E121]=&quot;false reach&quot;; [.F121]=&quot;false reach&quot;; [.G121]=&quot;false reach&quot;; [.H1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9.c.i </text:p>
          </table:table-cell>
          <table:table-cell table:formula="of:=IF(OR([.C122]=&quot;true&quot;; [.D122]=&quot;true&quot;; [.E122]=&quot;true&quot;; [.F122]=&quot;true&quot;; [.G122]=&quot;true&quot;; [.H122]=&quot;true&quot;); &quot;true&quot;; IF(OR([.C122]=&quot;false reach&quot;; [.D122]=&quot;false reach&quot;; [.E122]=&quot;false reach&quot;; [.F122]=&quot;false reach&quot;; [.G122]=&quot;false reach&quot;; [.H12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0.c.i </text:p>
          </table:table-cell>
          <table:table-cell table:formula="of:=IF(OR([.C123]=&quot;true&quot;; [.D123]=&quot;true&quot;; [.E123]=&quot;true&quot;; [.F123]=&quot;true&quot;; [.G123]=&quot;true&quot;; [.H123]=&quot;true&quot;); &quot;true&quot;; IF(OR([.C123]=&quot;false reach&quot;; [.D123]=&quot;false reach&quot;; [.E123]=&quot;false reach&quot;; [.F123]=&quot;false reach&quot;; [.G123]=&quot;false reach&quot;; [.H12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1.c.i </text:p>
          </table:table-cell>
          <table:table-cell table:formula="of:=IF(OR([.C124]=&quot;true&quot;; [.D124]=&quot;true&quot;; [.E124]=&quot;true&quot;; [.F124]=&quot;true&quot;; [.G124]=&quot;true&quot;; [.H124]=&quot;true&quot;); &quot;true&quot;; IF(OR([.C124]=&quot;false reach&quot;; [.D124]=&quot;false reach&quot;; [.E124]=&quot;false reach&quot;; [.F124]=&quot;false reach&quot;; [.G124]=&quot;false reach&quot;; [.H1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2.c.i </text:p>
          </table:table-cell>
          <table:table-cell table:formula="of:=IF(OR([.C125]=&quot;true&quot;; [.D125]=&quot;true&quot;; [.E125]=&quot;true&quot;; [.F125]=&quot;true&quot;; [.G125]=&quot;true&quot;; [.H125]=&quot;true&quot;); &quot;true&quot;; IF(OR([.C125]=&quot;false reach&quot;; [.D125]=&quot;false reach&quot;; [.E125]=&quot;false reach&quot;; [.F125]=&quot;false reach&quot;; [.G125]=&quot;false reach&quot;; [.H12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3.c.i </text:p>
          </table:table-cell>
          <table:table-cell table:formula="of:=IF(OR([.C126]=&quot;true&quot;; [.D126]=&quot;true&quot;; [.E126]=&quot;true&quot;; [.F126]=&quot;true&quot;; [.G126]=&quot;true&quot;; [.H126]=&quot;true&quot;); &quot;true&quot;; IF(OR([.C126]=&quot;false reach&quot;; [.D126]=&quot;false reach&quot;; [.E126]=&quot;false reach&quot;; [.F126]=&quot;false reach&quot;; [.G126]=&quot;false reach&quot;; [.H12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4.c.i </text:p>
          </table:table-cell>
          <table:table-cell table:formula="of:=IF(OR([.C127]=&quot;true&quot;; [.D127]=&quot;true&quot;; [.E127]=&quot;true&quot;; [.F127]=&quot;true&quot;; [.G127]=&quot;true&quot;; [.H127]=&quot;true&quot;); &quot;true&quot;; IF(OR([.C127]=&quot;false reach&quot;; [.D127]=&quot;false reach&quot;; [.E127]=&quot;false reach&quot;; [.F127]=&quot;false reach&quot;; [.G127]=&quot;false reach&quot;; [.H12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5.c.i </text:p>
          </table:table-cell>
          <table:table-cell table:formula="of:=IF(OR([.C128]=&quot;true&quot;; [.D128]=&quot;true&quot;; [.E128]=&quot;true&quot;; [.F128]=&quot;true&quot;; [.G128]=&quot;true&quot;; [.H128]=&quot;true&quot;); &quot;true&quot;; IF(OR([.C128]=&quot;false reach&quot;; [.D128]=&quot;false reach&quot;; [.E128]=&quot;false reach&quot;; [.F128]=&quot;false reach&quot;; [.G128]=&quot;false reach&quot;; [.H1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6.c.i </text:p>
          </table:table-cell>
          <table:table-cell table:formula="of:=IF(OR([.C129]=&quot;true&quot;; [.D129]=&quot;true&quot;; [.E129]=&quot;true&quot;; [.F129]=&quot;true&quot;; [.G129]=&quot;true&quot;; [.H129]=&quot;true&quot;); &quot;true&quot;; IF(OR([.C129]=&quot;false reach&quot;; [.D129]=&quot;false reach&quot;; [.E129]=&quot;false reach&quot;; [.F129]=&quot;false reach&quot;; [.G129]=&quot;false reach&quot;; [.H1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7.c.i </text:p>
          </table:table-cell>
          <table:table-cell table:formula="of:=IF(OR([.C130]=&quot;true&quot;; [.D130]=&quot;true&quot;; [.E130]=&quot;true&quot;; [.F130]=&quot;true&quot;; [.G130]=&quot;true&quot;; [.H130]=&quot;true&quot;); &quot;true&quot;; IF(OR([.C130]=&quot;false reach&quot;; [.D130]=&quot;false reach&quot;; [.E130]=&quot;false reach&quot;; [.F130]=&quot;false reach&quot;; [.G130]=&quot;false reach&quot;; [.H1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8.c.i </text:p>
          </table:table-cell>
          <table:table-cell table:formula="of:=IF(OR([.C131]=&quot;true&quot;; [.D131]=&quot;true&quot;; [.E131]=&quot;true&quot;; [.F131]=&quot;true&quot;; [.G131]=&quot;true&quot;; [.H131]=&quot;true&quot;); &quot;true&quot;; IF(OR([.C131]=&quot;false reach&quot;; [.D131]=&quot;false reach&quot;; [.E131]=&quot;false reach&quot;; [.F131]=&quot;false reach&quot;; [.G131]=&quot;false reach&quot;; [.H13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9.c.i </text:p>
          </table:table-cell>
          <table:table-cell table:formula="of:=IF(OR([.C132]=&quot;true&quot;; [.D132]=&quot;true&quot;; [.E132]=&quot;true&quot;; [.F132]=&quot;true&quot;; [.G132]=&quot;true&quot;; [.H132]=&quot;true&quot;); &quot;true&quot;; IF(OR([.C132]=&quot;false reach&quot;; [.D132]=&quot;false reach&quot;; [.E132]=&quot;false reach&quot;; [.F132]=&quot;false reach&quot;; [.G132]=&quot;false reach&quot;; [.H132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30.c.i </text:p>
          </table:table-cell>
          <table:table-cell table:formula="of:=IF(OR([.C133]=&quot;true&quot;; [.D133]=&quot;true&quot;; [.E133]=&quot;true&quot;; [.F133]=&quot;true&quot;; [.G133]=&quot;true&quot;; [.H133]=&quot;true&quot;); &quot;true&quot;; IF(OR([.C133]=&quot;false reach&quot;; [.D133]=&quot;false reach&quot;; [.E133]=&quot;false reach&quot;; [.F133]=&quot;false reach&quot;; [.G133]=&quot;false reach&quot;; [.H133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31.c.i </text:p>
          </table:table-cell>
          <table:table-cell table:formula="of:=IF(OR([.C134]=&quot;true&quot;; [.D134]=&quot;true&quot;; [.E134]=&quot;true&quot;; [.F134]=&quot;true&quot;; [.G134]=&quot;true&quot;; [.H134]=&quot;true&quot;); &quot;true&quot;; IF(OR([.C134]=&quot;false reach&quot;; [.D134]=&quot;false reach&quot;; [.E134]=&quot;false reach&quot;; [.F134]=&quot;false reach&quot;; [.G134]=&quot;false reach&quot;; [.H1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2.c.i </text:p>
          </table:table-cell>
          <table:table-cell table:formula="of:=IF(OR([.C135]=&quot;true&quot;; [.D135]=&quot;true&quot;; [.E135]=&quot;true&quot;; [.F135]=&quot;true&quot;; [.G135]=&quot;true&quot;; [.H135]=&quot;true&quot;); &quot;true&quot;; IF(OR([.C135]=&quot;false reach&quot;; [.D135]=&quot;false reach&quot;; [.E135]=&quot;false reach&quot;; [.F135]=&quot;false reach&quot;; [.G135]=&quot;false reach&quot;; [.H1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3.c.i </text:p>
          </table:table-cell>
          <table:table-cell table:formula="of:=IF(OR([.C136]=&quot;true&quot;; [.D136]=&quot;true&quot;; [.E136]=&quot;true&quot;; [.F136]=&quot;true&quot;; [.G136]=&quot;true&quot;; [.H136]=&quot;true&quot;); &quot;true&quot;; IF(OR([.C136]=&quot;false reach&quot;; [.D136]=&quot;false reach&quot;; [.E136]=&quot;false reach&quot;; [.F136]=&quot;false reach&quot;; [.G136]=&quot;false reach&quot;; [.H13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34.c.i </text:p>
          </table:table-cell>
          <table:table-cell table:formula="of:=IF(OR([.C137]=&quot;true&quot;; [.D137]=&quot;true&quot;; [.E137]=&quot;true&quot;; [.F137]=&quot;true&quot;; [.G137]=&quot;true&quot;; [.H137]=&quot;true&quot;); &quot;true&quot;; IF(OR([.C137]=&quot;false reach&quot;; [.D137]=&quot;false reach&quot;; [.E137]=&quot;false reach&quot;; [.F137]=&quot;false reach&quot;; [.G137]=&quot;false reach&quot;; [.H1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5.c.i </text:p>
          </table:table-cell>
          <table:table-cell table:formula="of:=IF(OR([.C138]=&quot;true&quot;; [.D138]=&quot;true&quot;; [.E138]=&quot;true&quot;; [.F138]=&quot;true&quot;; [.G138]=&quot;true&quot;; [.H138]=&quot;true&quot;); &quot;true&quot;; IF(OR([.C138]=&quot;false reach&quot;; [.D138]=&quot;false reach&quot;; [.E138]=&quot;false reach&quot;; [.F138]=&quot;false reach&quot;; [.G138]=&quot;false reach&quot;; [.H1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6.c.i </text:p>
          </table:table-cell>
          <table:table-cell table:formula="of:=IF(OR([.C139]=&quot;true&quot;; [.D139]=&quot;true&quot;; [.E139]=&quot;true&quot;; [.F139]=&quot;true&quot;; [.G139]=&quot;true&quot;; [.H139]=&quot;true&quot;); &quot;true&quot;; IF(OR([.C139]=&quot;false reach&quot;; [.D139]=&quot;false reach&quot;; [.E139]=&quot;false reach&quot;; [.F139]=&quot;false reach&quot;; [.G139]=&quot;false reach&quot;; [.H13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2_37.c.i </text:p>
          </table:table-cell>
          <table:table-cell table:formula="of:=IF(OR([.C140]=&quot;true&quot;; [.D140]=&quot;true&quot;; [.E140]=&quot;true&quot;; [.F140]=&quot;true&quot;; [.G140]=&quot;true&quot;; [.H140]=&quot;true&quot;); &quot;true&quot;; IF(OR([.C140]=&quot;false reach&quot;; [.D140]=&quot;false reach&quot;; [.E140]=&quot;false reach&quot;; [.F140]=&quot;false reach&quot;; [.G140]=&quot;false reach&quot;; [.H14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38.c.i </text:p>
          </table:table-cell>
          <table:table-cell table:formula="of:=IF(OR([.C141]=&quot;true&quot;; [.D141]=&quot;true&quot;; [.E141]=&quot;true&quot;; [.F141]=&quot;true&quot;; [.G141]=&quot;true&quot;; [.H141]=&quot;true&quot;); &quot;true&quot;; IF(OR([.C141]=&quot;false reach&quot;; [.D141]=&quot;false reach&quot;; [.E141]=&quot;false reach&quot;; [.F141]=&quot;false reach&quot;; [.G141]=&quot;false reach&quot;; [.H1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9.c.i </text:p>
          </table:table-cell>
          <table:table-cell table:formula="of:=IF(OR([.C142]=&quot;true&quot;; [.D142]=&quot;true&quot;; [.E142]=&quot;true&quot;; [.F142]=&quot;true&quot;; [.G142]=&quot;true&quot;; [.H142]=&quot;true&quot;); &quot;true&quot;; IF(OR([.C142]=&quot;false reach&quot;; [.D142]=&quot;false reach&quot;; [.E142]=&quot;false reach&quot;; [.F142]=&quot;false reach&quot;; [.G142]=&quot;false reach&quot;; [.H14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40.c.i </text:p>
          </table:table-cell>
          <table:table-cell table:formula="of:=IF(OR([.C143]=&quot;true&quot;; [.D143]=&quot;true&quot;; [.E143]=&quot;true&quot;; [.F143]=&quot;true&quot;; [.G143]=&quot;true&quot;; [.H143]=&quot;true&quot;); &quot;true&quot;; IF(OR([.C143]=&quot;false reach&quot;; [.D143]=&quot;false reach&quot;; [.E143]=&quot;false reach&quot;; [.F143]=&quot;false reach&quot;; [.G143]=&quot;false reach&quot;; [.H143]=&quot;false reach&quot;); &quot;false&quot;; &quot;unknown&quot;))" office:value-type="string" office:string-value="false">
            <text:p>false</text:p>
          </table:table-cell>
          <table:table-cell table:number-columns-repeated="2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41.c.i </text:p>
          </table:table-cell>
          <table:table-cell table:formula="of:=IF(OR([.C144]=&quot;true&quot;; [.D144]=&quot;true&quot;; [.E144]=&quot;true&quot;; [.F144]=&quot;true&quot;; [.G144]=&quot;true&quot;; [.H144]=&quot;true&quot;); &quot;true&quot;; IF(OR([.C144]=&quot;false reach&quot;; [.D144]=&quot;false reach&quot;; [.E144]=&quot;false reach&quot;; [.F144]=&quot;false reach&quot;; [.G144]=&quot;false reach&quot;; [.H1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42.c.i </text:p>
          </table:table-cell>
          <table:table-cell table:formula="of:=IF(OR([.C145]=&quot;true&quot;; [.D145]=&quot;true&quot;; [.E145]=&quot;true&quot;; [.F145]=&quot;true&quot;; [.G145]=&quot;true&quot;; [.H145]=&quot;true&quot;); &quot;true&quot;; IF(OR([.C145]=&quot;false reach&quot;; [.D145]=&quot;false reach&quot;; [.E145]=&quot;false reach&quot;; [.F145]=&quot;false reach&quot;; [.G145]=&quot;false reach&quot;; [.H14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43.c.i </text:p>
          </table:table-cell>
          <table:table-cell table:formula="of:=IF(OR([.C146]=&quot;true&quot;; [.D146]=&quot;true&quot;; [.E146]=&quot;true&quot;; [.F146]=&quot;true&quot;; [.G146]=&quot;true&quot;; [.H146]=&quot;true&quot;); &quot;true&quot;; IF(OR([.C146]=&quot;false reach&quot;; [.D146]=&quot;false reach&quot;; [.E146]=&quot;false reach&quot;; [.F146]=&quot;false reach&quot;; [.G146]=&quot;false reach&quot;; [.H1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4.c.i </text:p>
          </table:table-cell>
          <table:table-cell table:formula="of:=IF(OR([.C147]=&quot;true&quot;; [.D147]=&quot;true&quot;; [.E147]=&quot;true&quot;; [.F147]=&quot;true&quot;; [.G147]=&quot;true&quot;; [.H147]=&quot;true&quot;); &quot;true&quot;; IF(OR([.C147]=&quot;false reach&quot;; [.D147]=&quot;false reach&quot;; [.E147]=&quot;false reach&quot;; [.F147]=&quot;false reach&quot;; [.G147]=&quot;false reach&quot;; [.H14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45.c.i </text:p>
          </table:table-cell>
          <table:table-cell table:formula="of:=IF(OR([.C148]=&quot;true&quot;; [.D148]=&quot;true&quot;; [.E148]=&quot;true&quot;; [.F148]=&quot;true&quot;; [.G148]=&quot;true&quot;; [.H148]=&quot;true&quot;); &quot;true&quot;; IF(OR([.C148]=&quot;false reach&quot;; [.D148]=&quot;false reach&quot;; [.E148]=&quot;false reach&quot;; [.F148]=&quot;false reach&quot;; [.G148]=&quot;false reach&quot;; [.H1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6.c.i </text:p>
          </table:table-cell>
          <table:table-cell table:formula="of:=IF(OR([.C149]=&quot;true&quot;; [.D149]=&quot;true&quot;; [.E149]=&quot;true&quot;; [.F149]=&quot;true&quot;; [.G149]=&quot;true&quot;; [.H149]=&quot;true&quot;); &quot;true&quot;; IF(OR([.C149]=&quot;false reach&quot;; [.D149]=&quot;false reach&quot;; [.E149]=&quot;false reach&quot;; [.F149]=&quot;false reach&quot;; [.G149]=&quot;false reach&quot;; [.H1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7.c.i </text:p>
          </table:table-cell>
          <table:table-cell table:formula="of:=IF(OR([.C150]=&quot;true&quot;; [.D150]=&quot;true&quot;; [.E150]=&quot;true&quot;; [.F150]=&quot;true&quot;; [.G150]=&quot;true&quot;; [.H150]=&quot;true&quot;); &quot;true&quot;; IF(OR([.C150]=&quot;false reach&quot;; [.D150]=&quot;false reach&quot;; [.E150]=&quot;false reach&quot;; [.F150]=&quot;false reach&quot;; [.G150]=&quot;false reach&quot;; [.H1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8.c.i </text:p>
          </table:table-cell>
          <table:table-cell table:formula="of:=IF(OR([.C151]=&quot;true&quot;; [.D151]=&quot;true&quot;; [.E151]=&quot;true&quot;; [.F151]=&quot;true&quot;; [.G151]=&quot;true&quot;; [.H151]=&quot;true&quot;); &quot;true&quot;; IF(OR([.C151]=&quot;false reach&quot;; [.D151]=&quot;false reach&quot;; [.E151]=&quot;false reach&quot;; [.F151]=&quot;false reach&quot;; [.G151]=&quot;false reach&quot;; [.H15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49.c.i </text:p>
          </table:table-cell>
          <table:table-cell table:formula="of:=IF(OR([.C152]=&quot;true&quot;; [.D152]=&quot;true&quot;; [.E152]=&quot;true&quot;; [.F152]=&quot;true&quot;; [.G152]=&quot;true&quot;; [.H152]=&quot;true&quot;); &quot;true&quot;; IF(OR([.C152]=&quot;false reach&quot;; [.D152]=&quot;false reach&quot;; [.E152]=&quot;false reach&quot;; [.F152]=&quot;false reach&quot;; [.G152]=&quot;false reach&quot;; [.H15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50.c.i </text:p>
          </table:table-cell>
          <table:table-cell table:formula="of:=IF(OR([.C153]=&quot;true&quot;; [.D153]=&quot;true&quot;; [.E153]=&quot;true&quot;; [.F153]=&quot;true&quot;; [.G153]=&quot;true&quot;; [.H153]=&quot;true&quot;); &quot;true&quot;; IF(OR([.C153]=&quot;false reach&quot;; [.D153]=&quot;false reach&quot;; [.E153]=&quot;false reach&quot;; [.F153]=&quot;false reach&quot;; [.G153]=&quot;false reach&quot;; [.H1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1.c.i </text:p>
          </table:table-cell>
          <table:table-cell table:formula="of:=IF(OR([.C154]=&quot;true&quot;; [.D154]=&quot;true&quot;; [.E154]=&quot;true&quot;; [.F154]=&quot;true&quot;; [.G154]=&quot;true&quot;; [.H154]=&quot;true&quot;); &quot;true&quot;; IF(OR([.C154]=&quot;false reach&quot;; [.D154]=&quot;false reach&quot;; [.E154]=&quot;false reach&quot;; [.F154]=&quot;false reach&quot;; [.G154]=&quot;false reach&quot;; [.H1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2.c.i </text:p>
          </table:table-cell>
          <table:table-cell table:formula="of:=IF(OR([.C155]=&quot;true&quot;; [.D155]=&quot;true&quot;; [.E155]=&quot;true&quot;; [.F155]=&quot;true&quot;; [.G155]=&quot;true&quot;; [.H155]=&quot;true&quot;); &quot;true&quot;; IF(OR([.C155]=&quot;false reach&quot;; [.D155]=&quot;false reach&quot;; [.E155]=&quot;false reach&quot;; [.F155]=&quot;false reach&quot;; [.G155]=&quot;false reach&quot;; [.H15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53.c.i </text:p>
          </table:table-cell>
          <table:table-cell table:formula="of:=IF(OR([.C156]=&quot;true&quot;; [.D156]=&quot;true&quot;; [.E156]=&quot;true&quot;; [.F156]=&quot;true&quot;; [.G156]=&quot;true&quot;; [.H156]=&quot;true&quot;); &quot;true&quot;; IF(OR([.C156]=&quot;false reach&quot;; [.D156]=&quot;false reach&quot;; [.E156]=&quot;false reach&quot;; [.F156]=&quot;false reach&quot;; [.G156]=&quot;false reach&quot;; [.H1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4.c.i </text:p>
          </table:table-cell>
          <table:table-cell table:formula="of:=IF(OR([.C157]=&quot;true&quot;; [.D157]=&quot;true&quot;; [.E157]=&quot;true&quot;; [.F157]=&quot;true&quot;; [.G157]=&quot;true&quot;; [.H157]=&quot;true&quot;); &quot;true&quot;; IF(OR([.C157]=&quot;false reach&quot;; [.D157]=&quot;false reach&quot;; [.E157]=&quot;false reach&quot;; [.F157]=&quot;false reach&quot;; [.G157]=&quot;false reach&quot;; [.H1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5.c.i </text:p>
          </table:table-cell>
          <table:table-cell table:formula="of:=IF(OR([.C158]=&quot;true&quot;; [.D158]=&quot;true&quot;; [.E158]=&quot;true&quot;; [.F158]=&quot;true&quot;; [.G158]=&quot;true&quot;; [.H158]=&quot;true&quot;); &quot;true&quot;; IF(OR([.C158]=&quot;false reach&quot;; [.D158]=&quot;false reach&quot;; [.E158]=&quot;false reach&quot;; [.F158]=&quot;false reach&quot;; [.G158]=&quot;false reach&quot;; [.H15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56.c.i </text:p>
          </table:table-cell>
          <table:table-cell table:formula="of:=IF(OR([.C159]=&quot;true&quot;; [.D159]=&quot;true&quot;; [.E159]=&quot;true&quot;; [.F159]=&quot;true&quot;; [.G159]=&quot;true&quot;; [.H159]=&quot;true&quot;); &quot;true&quot;; IF(OR([.C159]=&quot;false reach&quot;; [.D159]=&quot;false reach&quot;; [.E159]=&quot;false reach&quot;; [.F159]=&quot;false reach&quot;; [.G159]=&quot;false reach&quot;; [.H15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57.c.i </text:p>
          </table:table-cell>
          <table:table-cell table:formula="of:=IF(OR([.C160]=&quot;true&quot;; [.D160]=&quot;true&quot;; [.E160]=&quot;true&quot;; [.F160]=&quot;true&quot;; [.G160]=&quot;true&quot;; [.H160]=&quot;true&quot;); &quot;true&quot;; IF(OR([.C160]=&quot;false reach&quot;; [.D160]=&quot;false reach&quot;; [.E160]=&quot;false reach&quot;; [.F160]=&quot;false reach&quot;; [.G160]=&quot;false reach&quot;; [.H1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8.c.i </text:p>
          </table:table-cell>
          <table:table-cell table:formula="of:=IF(OR([.C161]=&quot;true&quot;; [.D161]=&quot;true&quot;; [.E161]=&quot;true&quot;; [.F161]=&quot;true&quot;; [.G161]=&quot;true&quot;; [.H161]=&quot;true&quot;); &quot;true&quot;; IF(OR([.C161]=&quot;false reach&quot;; [.D161]=&quot;false reach&quot;; [.E161]=&quot;false reach&quot;; [.F161]=&quot;false reach&quot;; [.G161]=&quot;false reach&quot;; [.H16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59.c.i </text:p>
          </table:table-cell>
          <table:table-cell table:formula="of:=IF(OR([.C162]=&quot;true&quot;; [.D162]=&quot;true&quot;; [.E162]=&quot;true&quot;; [.F162]=&quot;true&quot;; [.G162]=&quot;true&quot;; [.H162]=&quot;true&quot;); &quot;true&quot;; IF(OR([.C162]=&quot;false reach&quot;; [.D162]=&quot;false reach&quot;; [.E162]=&quot;false reach&quot;; [.F162]=&quot;false reach&quot;; [.G162]=&quot;false reach&quot;; [.H1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0.c.i </text:p>
          </table:table-cell>
          <table:table-cell table:formula="of:=IF(OR([.C163]=&quot;true&quot;; [.D163]=&quot;true&quot;; [.E163]=&quot;true&quot;; [.F163]=&quot;true&quot;; [.G163]=&quot;true&quot;; [.H163]=&quot;true&quot;); &quot;true&quot;; IF(OR([.C163]=&quot;false reach&quot;; [.D163]=&quot;false reach&quot;; [.E163]=&quot;false reach&quot;; [.F163]=&quot;false reach&quot;; [.G163]=&quot;false reach&quot;; [.H1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1.c.i </text:p>
          </table:table-cell>
          <table:table-cell table:formula="of:=IF(OR([.C164]=&quot;true&quot;; [.D164]=&quot;true&quot;; [.E164]=&quot;true&quot;; [.F164]=&quot;true&quot;; [.G164]=&quot;true&quot;; [.H164]=&quot;true&quot;); &quot;true&quot;; IF(OR([.C164]=&quot;false reach&quot;; [.D164]=&quot;false reach&quot;; [.E164]=&quot;false reach&quot;; [.F164]=&quot;false reach&quot;; [.G164]=&quot;false reach&quot;; [.H16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62.c.i </text:p>
          </table:table-cell>
          <table:table-cell table:formula="of:=IF(OR([.C165]=&quot;true&quot;; [.D165]=&quot;true&quot;; [.E165]=&quot;true&quot;; [.F165]=&quot;true&quot;; [.G165]=&quot;true&quot;; [.H165]=&quot;true&quot;); &quot;true&quot;; IF(OR([.C165]=&quot;false reach&quot;; [.D165]=&quot;false reach&quot;; [.E165]=&quot;false reach&quot;; [.F165]=&quot;false reach&quot;; [.G165]=&quot;false reach&quot;; [.H1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3.c.i </text:p>
          </table:table-cell>
          <table:table-cell table:formula="of:=IF(OR([.C166]=&quot;true&quot;; [.D166]=&quot;true&quot;; [.E166]=&quot;true&quot;; [.F166]=&quot;true&quot;; [.G166]=&quot;true&quot;; [.H166]=&quot;true&quot;); &quot;true&quot;; IF(OR([.C166]=&quot;false reach&quot;; [.D166]=&quot;false reach&quot;; [.E166]=&quot;false reach&quot;; [.F166]=&quot;false reach&quot;; [.G166]=&quot;false reach&quot;; [.H16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64.c.i </text:p>
          </table:table-cell>
          <table:table-cell table:formula="of:=IF(OR([.C167]=&quot;true&quot;; [.D167]=&quot;true&quot;; [.E167]=&quot;true&quot;; [.F167]=&quot;true&quot;; [.G167]=&quot;true&quot;; [.H167]=&quot;true&quot;); &quot;true&quot;; IF(OR([.C167]=&quot;false reach&quot;; [.D167]=&quot;false reach&quot;; [.E167]=&quot;false reach&quot;; [.F167]=&quot;false reach&quot;; [.G167]=&quot;false reach&quot;; [.H1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5.c.i </text:p>
          </table:table-cell>
          <table:table-cell table:formula="of:=IF(OR([.C168]=&quot;true&quot;; [.D168]=&quot;true&quot;; [.E168]=&quot;true&quot;; [.F168]=&quot;true&quot;; [.G168]=&quot;true&quot;; [.H168]=&quot;true&quot;); &quot;true&quot;; IF(OR([.C168]=&quot;false reach&quot;; [.D168]=&quot;false reach&quot;; [.E168]=&quot;false reach&quot;; [.F168]=&quot;false reach&quot;; [.G168]=&quot;false reach&quot;; [.H1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66.c.i </text:p>
          </table:table-cell>
          <table:table-cell table:formula="of:=IF(OR([.C169]=&quot;true&quot;; [.D169]=&quot;true&quot;; [.E169]=&quot;true&quot;; [.F169]=&quot;true&quot;; [.G169]=&quot;true&quot;; [.H169]=&quot;true&quot;); &quot;true&quot;; IF(OR([.C169]=&quot;false reach&quot;; [.D169]=&quot;false reach&quot;; [.E169]=&quot;false reach&quot;; [.F169]=&quot;false reach&quot;; [.G169]=&quot;false reach&quot;; [.H16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67.c.i </text:p>
          </table:table-cell>
          <table:table-cell table:formula="of:=IF(OR([.C170]=&quot;true&quot;; [.D170]=&quot;true&quot;; [.E170]=&quot;true&quot;; [.F170]=&quot;true&quot;; [.G170]=&quot;true&quot;; [.H170]=&quot;true&quot;); &quot;true&quot;; IF(OR([.C170]=&quot;false reach&quot;; [.D170]=&quot;false reach&quot;; [.E170]=&quot;false reach&quot;; [.F170]=&quot;false reach&quot;; [.G170]=&quot;false reach&quot;; [.H17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68.c.i </text:p>
          </table:table-cell>
          <table:table-cell table:formula="of:=IF(OR([.C171]=&quot;true&quot;; [.D171]=&quot;true&quot;; [.E171]=&quot;true&quot;; [.F171]=&quot;true&quot;; [.G171]=&quot;true&quot;; [.H171]=&quot;true&quot;); &quot;true&quot;; IF(OR([.C171]=&quot;false reach&quot;; [.D171]=&quot;false reach&quot;; [.E171]=&quot;false reach&quot;; [.F171]=&quot;false reach&quot;; [.G171]=&quot;false reach&quot;; [.H1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9.c.i </text:p>
          </table:table-cell>
          <table:table-cell table:formula="of:=IF(OR([.C172]=&quot;true&quot;; [.D172]=&quot;true&quot;; [.E172]=&quot;true&quot;; [.F172]=&quot;true&quot;; [.G172]=&quot;true&quot;; [.H172]=&quot;true&quot;); &quot;true&quot;; IF(OR([.C172]=&quot;false reach&quot;; [.D172]=&quot;false reach&quot;; [.E172]=&quot;false reach&quot;; [.F172]=&quot;false reach&quot;; [.G172]=&quot;false reach&quot;; [.H1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0.c.i </text:p>
          </table:table-cell>
          <table:table-cell table:formula="of:=IF(OR([.C173]=&quot;true&quot;; [.D173]=&quot;true&quot;; [.E173]=&quot;true&quot;; [.F173]=&quot;true&quot;; [.G173]=&quot;true&quot;; [.H173]=&quot;true&quot;); &quot;true&quot;; IF(OR([.C173]=&quot;false reach&quot;; [.D173]=&quot;false reach&quot;; [.E173]=&quot;false reach&quot;; [.F173]=&quot;false reach&quot;; [.G173]=&quot;false reach&quot;; [.H17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1.c.i </text:p>
          </table:table-cell>
          <table:table-cell table:formula="of:=IF(OR([.C174]=&quot;true&quot;; [.D174]=&quot;true&quot;; [.E174]=&quot;true&quot;; [.F174]=&quot;true&quot;; [.G174]=&quot;true&quot;; [.H174]=&quot;true&quot;); &quot;true&quot;; IF(OR([.C174]=&quot;false reach&quot;; [.D174]=&quot;false reach&quot;; [.E174]=&quot;false reach&quot;; [.F174]=&quot;false reach&quot;; [.G174]=&quot;false reach&quot;; [.H17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2.c.i </text:p>
          </table:table-cell>
          <table:table-cell table:formula="of:=IF(OR([.C175]=&quot;true&quot;; [.D175]=&quot;true&quot;; [.E175]=&quot;true&quot;; [.F175]=&quot;true&quot;; [.G175]=&quot;true&quot;; [.H175]=&quot;true&quot;); &quot;true&quot;; IF(OR([.C175]=&quot;false reach&quot;; [.D175]=&quot;false reach&quot;; [.E175]=&quot;false reach&quot;; [.F175]=&quot;false reach&quot;; [.G175]=&quot;false reach&quot;; [.H1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3.c.i </text:p>
          </table:table-cell>
          <table:table-cell table:formula="of:=IF(OR([.C176]=&quot;true&quot;; [.D176]=&quot;true&quot;; [.E176]=&quot;true&quot;; [.F176]=&quot;true&quot;; [.G176]=&quot;true&quot;; [.H176]=&quot;true&quot;); &quot;true&quot;; IF(OR([.C176]=&quot;false reach&quot;; [.D176]=&quot;false reach&quot;; [.E176]=&quot;false reach&quot;; [.F176]=&quot;false reach&quot;; [.G176]=&quot;false reach&quot;; [.H17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74.c.i </text:p>
          </table:table-cell>
          <table:table-cell table:formula="of:=IF(OR([.C177]=&quot;true&quot;; [.D177]=&quot;true&quot;; [.E177]=&quot;true&quot;; [.F177]=&quot;true&quot;; [.G177]=&quot;true&quot;; [.H177]=&quot;true&quot;); &quot;true&quot;; IF(OR([.C177]=&quot;false reach&quot;; [.D177]=&quot;false reach&quot;; [.E177]=&quot;false reach&quot;; [.F177]=&quot;false reach&quot;; [.G177]=&quot;false reach&quot;; [.H1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5.c.i </text:p>
          </table:table-cell>
          <table:table-cell table:formula="of:=IF(OR([.C178]=&quot;true&quot;; [.D178]=&quot;true&quot;; [.E178]=&quot;true&quot;; [.F178]=&quot;true&quot;; [.G178]=&quot;true&quot;; [.H178]=&quot;true&quot;); &quot;true&quot;; IF(OR([.C178]=&quot;false reach&quot;; [.D178]=&quot;false reach&quot;; [.E178]=&quot;false reach&quot;; [.F178]=&quot;false reach&quot;; [.G178]=&quot;false reach&quot;; [.H17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6.c.i </text:p>
          </table:table-cell>
          <table:table-cell table:formula="of:=IF(OR([.C179]=&quot;true&quot;; [.D179]=&quot;true&quot;; [.E179]=&quot;true&quot;; [.F179]=&quot;true&quot;; [.G179]=&quot;true&quot;; [.H179]=&quot;true&quot;); &quot;true&quot;; IF(OR([.C179]=&quot;false reach&quot;; [.D179]=&quot;false reach&quot;; [.E179]=&quot;false reach&quot;; [.F179]=&quot;false reach&quot;; [.G179]=&quot;false reach&quot;; [.H1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7.c.i </text:p>
          </table:table-cell>
          <table:table-cell table:formula="of:=IF(OR([.C180]=&quot;true&quot;; [.D180]=&quot;true&quot;; [.E180]=&quot;true&quot;; [.F180]=&quot;true&quot;; [.G180]=&quot;true&quot;; [.H180]=&quot;true&quot;); &quot;true&quot;; IF(OR([.C180]=&quot;false reach&quot;; [.D180]=&quot;false reach&quot;; [.E180]=&quot;false reach&quot;; [.F180]=&quot;false reach&quot;; [.G180]=&quot;false reach&quot;; [.H18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8.c.i </text:p>
          </table:table-cell>
          <table:table-cell table:formula="of:=IF(OR([.C181]=&quot;true&quot;; [.D181]=&quot;true&quot;; [.E181]=&quot;true&quot;; [.F181]=&quot;true&quot;; [.G181]=&quot;true&quot;; [.H181]=&quot;true&quot;); &quot;true&quot;; IF(OR([.C181]=&quot;false reach&quot;; [.D181]=&quot;false reach&quot;; [.E181]=&quot;false reach&quot;; [.F181]=&quot;false reach&quot;; [.G181]=&quot;false reach&quot;; [.H1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9.c.i </text:p>
          </table:table-cell>
          <table:table-cell table:formula="of:=IF(OR([.C182]=&quot;true&quot;; [.D182]=&quot;true&quot;; [.E182]=&quot;true&quot;; [.F182]=&quot;true&quot;; [.G182]=&quot;true&quot;; [.H182]=&quot;true&quot;); &quot;true&quot;; IF(OR([.C182]=&quot;false reach&quot;; [.D182]=&quot;false reach&quot;; [.E182]=&quot;false reach&quot;; [.F182]=&quot;false reach&quot;; [.G182]=&quot;false reach&quot;; [.H18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80.c.i </text:p>
          </table:table-cell>
          <table:table-cell table:formula="of:=IF(OR([.C183]=&quot;true&quot;; [.D183]=&quot;true&quot;; [.E183]=&quot;true&quot;; [.F183]=&quot;true&quot;; [.G183]=&quot;true&quot;; [.H183]=&quot;true&quot;); &quot;true&quot;; IF(OR([.C183]=&quot;false reach&quot;; [.D183]=&quot;false reach&quot;; [.E183]=&quot;false reach&quot;; [.F183]=&quot;false reach&quot;; [.G183]=&quot;false reach&quot;; [.H1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1.c.i </text:p>
          </table:table-cell>
          <table:table-cell table:formula="of:=IF(OR([.C184]=&quot;true&quot;; [.D184]=&quot;true&quot;; [.E184]=&quot;true&quot;; [.F184]=&quot;true&quot;; [.G184]=&quot;true&quot;; [.H184]=&quot;true&quot;); &quot;true&quot;; IF(OR([.C184]=&quot;false reach&quot;; [.D184]=&quot;false reach&quot;; [.E184]=&quot;false reach&quot;; [.F184]=&quot;false reach&quot;; [.G184]=&quot;false reach&quot;; [.H1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82.c.i </text:p>
          </table:table-cell>
          <table:table-cell table:formula="of:=IF(OR([.C185]=&quot;true&quot;; [.D185]=&quot;true&quot;; [.E185]=&quot;true&quot;; [.F185]=&quot;true&quot;; [.G185]=&quot;true&quot;; [.H185]=&quot;true&quot;); &quot;true&quot;; IF(OR([.C185]=&quot;false reach&quot;; [.D185]=&quot;false reach&quot;; [.E185]=&quot;false reach&quot;; [.F185]=&quot;false reach&quot;; [.G185]=&quot;false reach&quot;; [.H185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83.c.i </text:p>
          </table:table-cell>
          <table:table-cell table:formula="of:=IF(OR([.C186]=&quot;true&quot;; [.D186]=&quot;true&quot;; [.E186]=&quot;true&quot;; [.F186]=&quot;true&quot;; [.G186]=&quot;true&quot;; [.H186]=&quot;true&quot;); &quot;true&quot;; IF(OR([.C186]=&quot;false reach&quot;; [.D186]=&quot;false reach&quot;; [.E186]=&quot;false reach&quot;; [.F186]=&quot;false reach&quot;; [.G186]=&quot;false reach&quot;; [.H186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84.c.i </text:p>
          </table:table-cell>
          <table:table-cell table:formula="of:=IF(OR([.C187]=&quot;true&quot;; [.D187]=&quot;true&quot;; [.E187]=&quot;true&quot;; [.F187]=&quot;true&quot;; [.G187]=&quot;true&quot;; [.H187]=&quot;true&quot;); &quot;true&quot;; IF(OR([.C187]=&quot;false reach&quot;; [.D187]=&quot;false reach&quot;; [.E187]=&quot;false reach&quot;; [.F187]=&quot;false reach&quot;; [.G187]=&quot;false reach&quot;; [.H18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85.c.i </text:p>
          </table:table-cell>
          <table:table-cell table:formula="of:=IF(OR([.C188]=&quot;true&quot;; [.D188]=&quot;true&quot;; [.E188]=&quot;true&quot;; [.F188]=&quot;true&quot;; [.G188]=&quot;true&quot;; [.H188]=&quot;true&quot;); &quot;true&quot;; IF(OR([.C188]=&quot;false reach&quot;; [.D188]=&quot;false reach&quot;; [.E188]=&quot;false reach&quot;; [.F188]=&quot;false reach&quot;; [.G188]=&quot;false reach&quot;; [.H18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86.c.i </text:p>
          </table:table-cell>
          <table:table-cell table:formula="of:=IF(OR([.C189]=&quot;true&quot;; [.D189]=&quot;true&quot;; [.E189]=&quot;true&quot;; [.F189]=&quot;true&quot;; [.G189]=&quot;true&quot;; [.H189]=&quot;true&quot;); &quot;true&quot;; IF(OR([.C189]=&quot;false reach&quot;; [.D189]=&quot;false reach&quot;; [.E189]=&quot;false reach&quot;; [.F189]=&quot;false reach&quot;; [.G189]=&quot;false reach&quot;; [.H1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7.c.i </text:p>
          </table:table-cell>
          <table:table-cell table:formula="of:=IF(OR([.C190]=&quot;true&quot;; [.D190]=&quot;true&quot;; [.E190]=&quot;true&quot;; [.F190]=&quot;true&quot;; [.G190]=&quot;true&quot;; [.H190]=&quot;true&quot;); &quot;true&quot;; IF(OR([.C190]=&quot;false reach&quot;; [.D190]=&quot;false reach&quot;; [.E190]=&quot;false reach&quot;; [.F190]=&quot;false reach&quot;; [.G190]=&quot;false reach&quot;; [.H1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8.c.i </text:p>
          </table:table-cell>
          <table:table-cell table:formula="of:=IF(OR([.C191]=&quot;true&quot;; [.D191]=&quot;true&quot;; [.E191]=&quot;true&quot;; [.F191]=&quot;true&quot;; [.G191]=&quot;true&quot;; [.H191]=&quot;true&quot;); &quot;true&quot;; IF(OR([.C191]=&quot;false reach&quot;; [.D191]=&quot;false reach&quot;; [.E191]=&quot;false reach&quot;; [.F191]=&quot;false reach&quot;; [.G191]=&quot;false reach&quot;; [.H1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9.c.i </text:p>
          </table:table-cell>
          <table:table-cell table:formula="of:=IF(OR([.C192]=&quot;true&quot;; [.D192]=&quot;true&quot;; [.E192]=&quot;true&quot;; [.F192]=&quot;true&quot;; [.G192]=&quot;true&quot;; [.H192]=&quot;true&quot;); &quot;true&quot;; IF(OR([.C192]=&quot;false reach&quot;; [.D192]=&quot;false reach&quot;; [.E192]=&quot;false reach&quot;; [.F192]=&quot;false reach&quot;; [.G192]=&quot;false reach&quot;; [.H192]=&quot;false reach&quot;); &quot;false&quot;; &quot;unknown&quot;))" office:value-type="string" office:string-value="false">
            <text:p>false</text:p>
          </table:table-cell>
          <table:table-cell table:number-columns-repeated="2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0.c.i </text:p>
          </table:table-cell>
          <table:table-cell table:formula="of:=IF(OR([.C193]=&quot;true&quot;; [.D193]=&quot;true&quot;; [.E193]=&quot;true&quot;; [.F193]=&quot;true&quot;; [.G193]=&quot;true&quot;; [.H193]=&quot;true&quot;); &quot;true&quot;; IF(OR([.C193]=&quot;false reach&quot;; [.D193]=&quot;false reach&quot;; [.E193]=&quot;false reach&quot;; [.F193]=&quot;false reach&quot;; [.G193]=&quot;false reach&quot;; [.H1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1.c.i </text:p>
          </table:table-cell>
          <table:table-cell table:formula="of:=IF(OR([.C194]=&quot;true&quot;; [.D194]=&quot;true&quot;; [.E194]=&quot;true&quot;; [.F194]=&quot;true&quot;; [.G194]=&quot;true&quot;; [.H194]=&quot;true&quot;); &quot;true&quot;; IF(OR([.C194]=&quot;false reach&quot;; [.D194]=&quot;false reach&quot;; [.E194]=&quot;false reach&quot;; [.F194]=&quot;false reach&quot;; [.G194]=&quot;false reach&quot;; [.H1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92.c.i </text:p>
          </table:table-cell>
          <table:table-cell table:formula="of:=IF(OR([.C195]=&quot;true&quot;; [.D195]=&quot;true&quot;; [.E195]=&quot;true&quot;; [.F195]=&quot;true&quot;; [.G195]=&quot;true&quot;; [.H195]=&quot;true&quot;); &quot;true&quot;; IF(OR([.C195]=&quot;false reach&quot;; [.D195]=&quot;false reach&quot;; [.E195]=&quot;false reach&quot;; [.F195]=&quot;false reach&quot;; [.G195]=&quot;false reach&quot;; [.H19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3.c.i </text:p>
          </table:table-cell>
          <table:table-cell table:formula="of:=IF(OR([.C196]=&quot;true&quot;; [.D196]=&quot;true&quot;; [.E196]=&quot;true&quot;; [.F196]=&quot;true&quot;; [.G196]=&quot;true&quot;; [.H196]=&quot;true&quot;); &quot;true&quot;; IF(OR([.C196]=&quot;false reach&quot;; [.D196]=&quot;false reach&quot;; [.E196]=&quot;false reach&quot;; [.F196]=&quot;false reach&quot;; [.G196]=&quot;false reach&quot;; [.H1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4.c.i </text:p>
          </table:table-cell>
          <table:table-cell table:formula="of:=IF(OR([.C197]=&quot;true&quot;; [.D197]=&quot;true&quot;; [.E197]=&quot;true&quot;; [.F197]=&quot;true&quot;; [.G197]=&quot;true&quot;; [.H197]=&quot;true&quot;); &quot;true&quot;; IF(OR([.C197]=&quot;false reach&quot;; [.D197]=&quot;false reach&quot;; [.E197]=&quot;false reach&quot;; [.F197]=&quot;false reach&quot;; [.G197]=&quot;false reach&quot;; [.H19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5.c.i </text:p>
          </table:table-cell>
          <table:table-cell table:formula="of:=IF(OR([.C198]=&quot;true&quot;; [.D198]=&quot;true&quot;; [.E198]=&quot;true&quot;; [.F198]=&quot;true&quot;; [.G198]=&quot;true&quot;; [.H198]=&quot;true&quot;); &quot;true&quot;; IF(OR([.C198]=&quot;false reach&quot;; [.D198]=&quot;false reach&quot;; [.E198]=&quot;false reach&quot;; [.F198]=&quot;false reach&quot;; [.G198]=&quot;false reach&quot;; [.H1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6.c.i </text:p>
          </table:table-cell>
          <table:table-cell table:formula="of:=IF(OR([.C199]=&quot;true&quot;; [.D199]=&quot;true&quot;; [.E199]=&quot;true&quot;; [.F199]=&quot;true&quot;; [.G199]=&quot;true&quot;; [.H199]=&quot;true&quot;); &quot;true&quot;; IF(OR([.C199]=&quot;false reach&quot;; [.D199]=&quot;false reach&quot;; [.E199]=&quot;false reach&quot;; [.F199]=&quot;false reach&quot;; [.G199]=&quot;false reach&quot;; [.H1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7.c.i </text:p>
          </table:table-cell>
          <table:table-cell table:formula="of:=IF(OR([.C200]=&quot;true&quot;; [.D200]=&quot;true&quot;; [.E200]=&quot;true&quot;; [.F200]=&quot;true&quot;; [.G200]=&quot;true&quot;; [.H200]=&quot;true&quot;); &quot;true&quot;; IF(OR([.C200]=&quot;false reach&quot;; [.D200]=&quot;false reach&quot;; [.E200]=&quot;false reach&quot;; [.F200]=&quot;false reach&quot;; [.G200]=&quot;false reach&quot;; [.H2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8.c.i </text:p>
          </table:table-cell>
          <table:table-cell table:formula="of:=IF(OR([.C201]=&quot;true&quot;; [.D201]=&quot;true&quot;; [.E201]=&quot;true&quot;; [.F201]=&quot;true&quot;; [.G201]=&quot;true&quot;; [.H201]=&quot;true&quot;); &quot;true&quot;; IF(OR([.C201]=&quot;false reach&quot;; [.D201]=&quot;false reach&quot;; [.E201]=&quot;false reach&quot;; [.F201]=&quot;false reach&quot;; [.G201]=&quot;false reach&quot;; [.H201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9.c.i </text:p>
          </table:table-cell>
          <table:table-cell table:formula="of:=IF(OR([.C202]=&quot;true&quot;; [.D202]=&quot;true&quot;; [.E202]=&quot;true&quot;; [.F202]=&quot;true&quot;; [.G202]=&quot;true&quot;; [.H202]=&quot;true&quot;); &quot;true&quot;; IF(OR([.C202]=&quot;false reach&quot;; [.D202]=&quot;false reach&quot;; [.E202]=&quot;false reach&quot;; [.F202]=&quot;false reach&quot;; [.G202]=&quot;false reach&quot;; [.H2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0.c.i </text:p>
          </table:table-cell>
          <table:table-cell table:formula="of:=IF(OR([.C203]=&quot;true&quot;; [.D203]=&quot;true&quot;; [.E203]=&quot;true&quot;; [.F203]=&quot;true&quot;; [.G203]=&quot;true&quot;; [.H203]=&quot;true&quot;); &quot;true&quot;; IF(OR([.C203]=&quot;false reach&quot;; [.D203]=&quot;false reach&quot;; [.E203]=&quot;false reach&quot;; [.F203]=&quot;false reach&quot;; [.G203]=&quot;false reach&quot;; [.H2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1.c.i </text:p>
          </table:table-cell>
          <table:table-cell table:formula="of:=IF(OR([.C204]=&quot;true&quot;; [.D204]=&quot;true&quot;; [.E204]=&quot;true&quot;; [.F204]=&quot;true&quot;; [.G204]=&quot;true&quot;; [.H204]=&quot;true&quot;); &quot;true&quot;; IF(OR([.C204]=&quot;false reach&quot;; [.D204]=&quot;false reach&quot;; [.E204]=&quot;false reach&quot;; [.F204]=&quot;false reach&quot;; [.G204]=&quot;false reach&quot;; [.H2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2.c.i </text:p>
          </table:table-cell>
          <table:table-cell table:formula="of:=IF(OR([.C205]=&quot;true&quot;; [.D205]=&quot;true&quot;; [.E205]=&quot;true&quot;; [.F205]=&quot;true&quot;; [.G205]=&quot;true&quot;; [.H205]=&quot;true&quot;); &quot;true&quot;; IF(OR([.C205]=&quot;false reach&quot;; [.D205]=&quot;false reach&quot;; [.E205]=&quot;false reach&quot;; [.F205]=&quot;false reach&quot;; [.G205]=&quot;false reach&quot;; [.H20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03.c.i </text:p>
          </table:table-cell>
          <table:table-cell table:formula="of:=IF(OR([.C206]=&quot;true&quot;; [.D206]=&quot;true&quot;; [.E206]=&quot;true&quot;; [.F206]=&quot;true&quot;; [.G206]=&quot;true&quot;; [.H206]=&quot;true&quot;); &quot;true&quot;; IF(OR([.C206]=&quot;false reach&quot;; [.D206]=&quot;false reach&quot;; [.E206]=&quot;false reach&quot;; [.F206]=&quot;false reach&quot;; [.G206]=&quot;false reach&quot;; [.H2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4.c.i </text:p>
          </table:table-cell>
          <table:table-cell table:formula="of:=IF(OR([.C207]=&quot;true&quot;; [.D207]=&quot;true&quot;; [.E207]=&quot;true&quot;; [.F207]=&quot;true&quot;; [.G207]=&quot;true&quot;; [.H207]=&quot;true&quot;); &quot;true&quot;; IF(OR([.C207]=&quot;false reach&quot;; [.D207]=&quot;false reach&quot;; [.E207]=&quot;false reach&quot;; [.F207]=&quot;false reach&quot;; [.G207]=&quot;false reach&quot;; [.H2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5.c.i </text:p>
          </table:table-cell>
          <table:table-cell table:formula="of:=IF(OR([.C208]=&quot;true&quot;; [.D208]=&quot;true&quot;; [.E208]=&quot;true&quot;; [.F208]=&quot;true&quot;; [.G208]=&quot;true&quot;; [.H208]=&quot;true&quot;); &quot;true&quot;; IF(OR([.C208]=&quot;false reach&quot;; [.D208]=&quot;false reach&quot;; [.E208]=&quot;false reach&quot;; [.F208]=&quot;false reach&quot;; [.G208]=&quot;false reach&quot;; [.H2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6.c.i </text:p>
          </table:table-cell>
          <table:table-cell table:formula="of:=IF(OR([.C209]=&quot;true&quot;; [.D209]=&quot;true&quot;; [.E209]=&quot;true&quot;; [.F209]=&quot;true&quot;; [.G209]=&quot;true&quot;; [.H209]=&quot;true&quot;); &quot;true&quot;; IF(OR([.C209]=&quot;false reach&quot;; [.D209]=&quot;false reach&quot;; [.E209]=&quot;false reach&quot;; [.F209]=&quot;false reach&quot;; [.G209]=&quot;false reach&quot;; [.H2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07.c.i </text:p>
          </table:table-cell>
          <table:table-cell table:formula="of:=IF(OR([.C210]=&quot;true&quot;; [.D210]=&quot;true&quot;; [.E210]=&quot;true&quot;; [.F210]=&quot;true&quot;; [.G210]=&quot;true&quot;; [.H210]=&quot;true&quot;); &quot;true&quot;; IF(OR([.C210]=&quot;false reach&quot;; [.D210]=&quot;false reach&quot;; [.E210]=&quot;false reach&quot;; [.F210]=&quot;false reach&quot;; [.G210]=&quot;false reach&quot;; [.H2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8.c.i </text:p>
          </table:table-cell>
          <table:table-cell table:formula="of:=IF(OR([.C211]=&quot;true&quot;; [.D211]=&quot;true&quot;; [.E211]=&quot;true&quot;; [.F211]=&quot;true&quot;; [.G211]=&quot;true&quot;; [.H211]=&quot;true&quot;); &quot;true&quot;; IF(OR([.C211]=&quot;false reach&quot;; [.D211]=&quot;false reach&quot;; [.E211]=&quot;false reach&quot;; [.F211]=&quot;false reach&quot;; [.G211]=&quot;false reach&quot;; [.H2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9.c.i </text:p>
          </table:table-cell>
          <table:table-cell table:formula="of:=IF(OR([.C212]=&quot;true&quot;; [.D212]=&quot;true&quot;; [.E212]=&quot;true&quot;; [.F212]=&quot;true&quot;; [.G212]=&quot;true&quot;; [.H212]=&quot;true&quot;); &quot;true&quot;; IF(OR([.C212]=&quot;false reach&quot;; [.D212]=&quot;false reach&quot;; [.E212]=&quot;false reach&quot;; [.F212]=&quot;false reach&quot;; [.G212]=&quot;false reach&quot;; [.H21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10.c.i </text:p>
          </table:table-cell>
          <table:table-cell table:formula="of:=IF(OR([.C213]=&quot;true&quot;; [.D213]=&quot;true&quot;; [.E213]=&quot;true&quot;; [.F213]=&quot;true&quot;; [.G213]=&quot;true&quot;; [.H213]=&quot;true&quot;); &quot;true&quot;; IF(OR([.C213]=&quot;false reach&quot;; [.D213]=&quot;false reach&quot;; [.E213]=&quot;false reach&quot;; [.F213]=&quot;false reach&quot;; [.G213]=&quot;false reach&quot;; [.H2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1.c.i </text:p>
          </table:table-cell>
          <table:table-cell table:formula="of:=IF(OR([.C214]=&quot;true&quot;; [.D214]=&quot;true&quot;; [.E214]=&quot;true&quot;; [.F214]=&quot;true&quot;; [.G214]=&quot;true&quot;; [.H214]=&quot;true&quot;); &quot;true&quot;; IF(OR([.C214]=&quot;false reach&quot;; [.D214]=&quot;false reach&quot;; [.E214]=&quot;false reach&quot;; [.F214]=&quot;false reach&quot;; [.G214]=&quot;false reach&quot;; [.H2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2.c.i </text:p>
          </table:table-cell>
          <table:table-cell table:formula="of:=IF(OR([.C215]=&quot;true&quot;; [.D215]=&quot;true&quot;; [.E215]=&quot;true&quot;; [.F215]=&quot;true&quot;; [.G215]=&quot;true&quot;; [.H215]=&quot;true&quot;); &quot;true&quot;; IF(OR([.C215]=&quot;false reach&quot;; [.D215]=&quot;false reach&quot;; [.E215]=&quot;false reach&quot;; [.F215]=&quot;false reach&quot;; [.G215]=&quot;false reach&quot;; [.H215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3.c.i </text:p>
          </table:table-cell>
          <table:table-cell table:formula="of:=IF(OR([.C216]=&quot;true&quot;; [.D216]=&quot;true&quot;; [.E216]=&quot;true&quot;; [.F216]=&quot;true&quot;; [.G216]=&quot;true&quot;; [.H216]=&quot;true&quot;); &quot;true&quot;; IF(OR([.C216]=&quot;false reach&quot;; [.D216]=&quot;false reach&quot;; [.E216]=&quot;false reach&quot;; [.F216]=&quot;false reach&quot;; [.G216]=&quot;false reach&quot;; [.H21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4.c.i </text:p>
          </table:table-cell>
          <table:table-cell table:formula="of:=IF(OR([.C217]=&quot;true&quot;; [.D217]=&quot;true&quot;; [.E217]=&quot;true&quot;; [.F217]=&quot;true&quot;; [.G217]=&quot;true&quot;; [.H217]=&quot;true&quot;); &quot;true&quot;; IF(OR([.C217]=&quot;false reach&quot;; [.D217]=&quot;false reach&quot;; [.E217]=&quot;false reach&quot;; [.F217]=&quot;false reach&quot;; [.G217]=&quot;false reach&quot;; [.H2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5.c.i </text:p>
          </table:table-cell>
          <table:table-cell table:formula="of:=IF(OR([.C218]=&quot;true&quot;; [.D218]=&quot;true&quot;; [.E218]=&quot;true&quot;; [.F218]=&quot;true&quot;; [.G218]=&quot;true&quot;; [.H218]=&quot;true&quot;); &quot;true&quot;; IF(OR([.C218]=&quot;false reach&quot;; [.D218]=&quot;false reach&quot;; [.E218]=&quot;false reach&quot;; [.F218]=&quot;false reach&quot;; [.G218]=&quot;false reach&quot;; [.H2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6.c.i </text:p>
          </table:table-cell>
          <table:table-cell table:formula="of:=IF(OR([.C219]=&quot;true&quot;; [.D219]=&quot;true&quot;; [.E219]=&quot;true&quot;; [.F219]=&quot;true&quot;; [.G219]=&quot;true&quot;; [.H219]=&quot;true&quot;); &quot;true&quot;; IF(OR([.C219]=&quot;false reach&quot;; [.D219]=&quot;false reach&quot;; [.E219]=&quot;false reach&quot;; [.F219]=&quot;false reach&quot;; [.G219]=&quot;false reach&quot;; [.H2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7.c.i </text:p>
          </table:table-cell>
          <table:table-cell table:formula="of:=IF(OR([.C220]=&quot;true&quot;; [.D220]=&quot;true&quot;; [.E220]=&quot;true&quot;; [.F220]=&quot;true&quot;; [.G220]=&quot;true&quot;; [.H220]=&quot;true&quot;); &quot;true&quot;; IF(OR([.C220]=&quot;false reach&quot;; [.D220]=&quot;false reach&quot;; [.E220]=&quot;false reach&quot;; [.F220]=&quot;false reach&quot;; [.G220]=&quot;false reach&quot;; [.H2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18.c.i </text:p>
          </table:table-cell>
          <table:table-cell table:formula="of:=IF(OR([.C221]=&quot;true&quot;; [.D221]=&quot;true&quot;; [.E221]=&quot;true&quot;; [.F221]=&quot;true&quot;; [.G221]=&quot;true&quot;; [.H221]=&quot;true&quot;); &quot;true&quot;; IF(OR([.C221]=&quot;false reach&quot;; [.D221]=&quot;false reach&quot;; [.E221]=&quot;false reach&quot;; [.F221]=&quot;false reach&quot;; [.G221]=&quot;false reach&quot;; [.H2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9.c.i </text:p>
          </table:table-cell>
          <table:table-cell table:formula="of:=IF(OR([.C222]=&quot;true&quot;; [.D222]=&quot;true&quot;; [.E222]=&quot;true&quot;; [.F222]=&quot;true&quot;; [.G222]=&quot;true&quot;; [.H222]=&quot;true&quot;); &quot;true&quot;; IF(OR([.C222]=&quot;false reach&quot;; [.D222]=&quot;false reach&quot;; [.E222]=&quot;false reach&quot;; [.F222]=&quot;false reach&quot;; [.G222]=&quot;false reach&quot;; [.H2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0.c.i </text:p>
          </table:table-cell>
          <table:table-cell table:formula="of:=IF(OR([.C223]=&quot;true&quot;; [.D223]=&quot;true&quot;; [.E223]=&quot;true&quot;; [.F223]=&quot;true&quot;; [.G223]=&quot;true&quot;; [.H223]=&quot;true&quot;); &quot;true&quot;; IF(OR([.C223]=&quot;false reach&quot;; [.D223]=&quot;false reach&quot;; [.E223]=&quot;false reach&quot;; [.F223]=&quot;false reach&quot;; [.G223]=&quot;false reach&quot;; [.H2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1.c.i </text:p>
          </table:table-cell>
          <table:table-cell table:formula="of:=IF(OR([.C224]=&quot;true&quot;; [.D224]=&quot;true&quot;; [.E224]=&quot;true&quot;; [.F224]=&quot;true&quot;; [.G224]=&quot;true&quot;; [.H224]=&quot;true&quot;); &quot;true&quot;; IF(OR([.C224]=&quot;false reach&quot;; [.D224]=&quot;false reach&quot;; [.E224]=&quot;false reach&quot;; [.F224]=&quot;false reach&quot;; [.G224]=&quot;false reach&quot;; [.H22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22.c.i </text:p>
          </table:table-cell>
          <table:table-cell table:formula="of:=IF(OR([.C225]=&quot;true&quot;; [.D225]=&quot;true&quot;; [.E225]=&quot;true&quot;; [.F225]=&quot;true&quot;; [.G225]=&quot;true&quot;; [.H225]=&quot;true&quot;); &quot;true&quot;; IF(OR([.C225]=&quot;false reach&quot;; [.D225]=&quot;false reach&quot;; [.E225]=&quot;false reach&quot;; [.F225]=&quot;false reach&quot;; [.G225]=&quot;false reach&quot;; [.H2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3.c.i </text:p>
          </table:table-cell>
          <table:table-cell table:formula="of:=IF(OR([.C226]=&quot;true&quot;; [.D226]=&quot;true&quot;; [.E226]=&quot;true&quot;; [.F226]=&quot;true&quot;; [.G226]=&quot;true&quot;; [.H226]=&quot;true&quot;); &quot;true&quot;; IF(OR([.C226]=&quot;false reach&quot;; [.D226]=&quot;false reach&quot;; [.E226]=&quot;false reach&quot;; [.F226]=&quot;false reach&quot;; [.G226]=&quot;false reach&quot;; [.H2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4.c.i </text:p>
          </table:table-cell>
          <table:table-cell table:formula="of:=IF(OR([.C227]=&quot;true&quot;; [.D227]=&quot;true&quot;; [.E227]=&quot;true&quot;; [.F227]=&quot;true&quot;; [.G227]=&quot;true&quot;; [.H227]=&quot;true&quot;); &quot;true&quot;; IF(OR([.C227]=&quot;false reach&quot;; [.D227]=&quot;false reach&quot;; [.E227]=&quot;false reach&quot;; [.F227]=&quot;false reach&quot;; [.G227]=&quot;false reach&quot;; [.H22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5.c.i </text:p>
          </table:table-cell>
          <table:table-cell table:formula="of:=IF(OR([.C228]=&quot;true&quot;; [.D228]=&quot;true&quot;; [.E228]=&quot;true&quot;; [.F228]=&quot;true&quot;; [.G228]=&quot;true&quot;; [.H228]=&quot;true&quot;); &quot;true&quot;; IF(OR([.C228]=&quot;false reach&quot;; [.D228]=&quot;false reach&quot;; [.E228]=&quot;false reach&quot;; [.F228]=&quot;false reach&quot;; [.G228]=&quot;false reach&quot;; [.H22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26.c.i </text:p>
          </table:table-cell>
          <table:table-cell table:formula="of:=IF(OR([.C229]=&quot;true&quot;; [.D229]=&quot;true&quot;; [.E229]=&quot;true&quot;; [.F229]=&quot;true&quot;; [.G229]=&quot;true&quot;; [.H229]=&quot;true&quot;); &quot;true&quot;; IF(OR([.C229]=&quot;false reach&quot;; [.D229]=&quot;false reach&quot;; [.E229]=&quot;false reach&quot;; [.F229]=&quot;false reach&quot;; [.G229]=&quot;false reach&quot;; [.H22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27.c.i </text:p>
          </table:table-cell>
          <table:table-cell table:formula="of:=IF(OR([.C230]=&quot;true&quot;; [.D230]=&quot;true&quot;; [.E230]=&quot;true&quot;; [.F230]=&quot;true&quot;; [.G230]=&quot;true&quot;; [.H230]=&quot;true&quot;); &quot;true&quot;; IF(OR([.C230]=&quot;false reach&quot;; [.D230]=&quot;false reach&quot;; [.E230]=&quot;false reach&quot;; [.F230]=&quot;false reach&quot;; [.G230]=&quot;false reach&quot;; [.H2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8.c.i </text:p>
          </table:table-cell>
          <table:table-cell table:formula="of:=IF(OR([.C231]=&quot;true&quot;; [.D231]=&quot;true&quot;; [.E231]=&quot;true&quot;; [.F231]=&quot;true&quot;; [.G231]=&quot;true&quot;; [.H231]=&quot;true&quot;); &quot;true&quot;; IF(OR([.C231]=&quot;false reach&quot;; [.D231]=&quot;false reach&quot;; [.E231]=&quot;false reach&quot;; [.F231]=&quot;false reach&quot;; [.G231]=&quot;false reach&quot;; [.H2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9.c.i </text:p>
          </table:table-cell>
          <table:table-cell table:formula="of:=IF(OR([.C232]=&quot;true&quot;; [.D232]=&quot;true&quot;; [.E232]=&quot;true&quot;; [.F232]=&quot;true&quot;; [.G232]=&quot;true&quot;; [.H232]=&quot;true&quot;); &quot;true&quot;; IF(OR([.C232]=&quot;false reach&quot;; [.D232]=&quot;false reach&quot;; [.E232]=&quot;false reach&quot;; [.F232]=&quot;false reach&quot;; [.G232]=&quot;false reach&quot;; [.H2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0.c.i </text:p>
          </table:table-cell>
          <table:table-cell table:formula="of:=IF(OR([.C233]=&quot;true&quot;; [.D233]=&quot;true&quot;; [.E233]=&quot;true&quot;; [.F233]=&quot;true&quot;; [.G233]=&quot;true&quot;; [.H233]=&quot;true&quot;); &quot;true&quot;; IF(OR([.C233]=&quot;false reach&quot;; [.D233]=&quot;false reach&quot;; [.E233]=&quot;false reach&quot;; [.F233]=&quot;false reach&quot;; [.G233]=&quot;false reach&quot;; [.H2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1.c.i </text:p>
          </table:table-cell>
          <table:table-cell table:formula="of:=IF(OR([.C234]=&quot;true&quot;; [.D234]=&quot;true&quot;; [.E234]=&quot;true&quot;; [.F234]=&quot;true&quot;; [.G234]=&quot;true&quot;; [.H234]=&quot;true&quot;); &quot;true&quot;; IF(OR([.C234]=&quot;false reach&quot;; [.D234]=&quot;false reach&quot;; [.E234]=&quot;false reach&quot;; [.F234]=&quot;false reach&quot;; [.G234]=&quot;false reach&quot;; [.H234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32.c.i </text:p>
          </table:table-cell>
          <table:table-cell table:formula="of:=IF(OR([.C235]=&quot;true&quot;; [.D235]=&quot;true&quot;; [.E235]=&quot;true&quot;; [.F235]=&quot;true&quot;; [.G235]=&quot;true&quot;; [.H235]=&quot;true&quot;); &quot;true&quot;; IF(OR([.C235]=&quot;false reach&quot;; [.D235]=&quot;false reach&quot;; [.E235]=&quot;false reach&quot;; [.F235]=&quot;false reach&quot;; [.G235]=&quot;false reach&quot;; [.H2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3.c.i </text:p>
          </table:table-cell>
          <table:table-cell table:formula="of:=IF(OR([.C236]=&quot;true&quot;; [.D236]=&quot;true&quot;; [.E236]=&quot;true&quot;; [.F236]=&quot;true&quot;; [.G236]=&quot;true&quot;; [.H236]=&quot;true&quot;); &quot;true&quot;; IF(OR([.C236]=&quot;false reach&quot;; [.D236]=&quot;false reach&quot;; [.E236]=&quot;false reach&quot;; [.F236]=&quot;false reach&quot;; [.G236]=&quot;false reach&quot;; [.H2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4.c.i </text:p>
          </table:table-cell>
          <table:table-cell table:formula="of:=IF(OR([.C237]=&quot;true&quot;; [.D237]=&quot;true&quot;; [.E237]=&quot;true&quot;; [.F237]=&quot;true&quot;; [.G237]=&quot;true&quot;; [.H237]=&quot;true&quot;); &quot;true&quot;; IF(OR([.C237]=&quot;false reach&quot;; [.D237]=&quot;false reach&quot;; [.E237]=&quot;false reach&quot;; [.F237]=&quot;false reach&quot;; [.G237]=&quot;false reach&quot;; [.H2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5.c.i </text:p>
          </table:table-cell>
          <table:table-cell table:formula="of:=IF(OR([.C238]=&quot;true&quot;; [.D238]=&quot;true&quot;; [.E238]=&quot;true&quot;; [.F238]=&quot;true&quot;; [.G238]=&quot;true&quot;; [.H238]=&quot;true&quot;); &quot;true&quot;; IF(OR([.C238]=&quot;false reach&quot;; [.D238]=&quot;false reach&quot;; [.E238]=&quot;false reach&quot;; [.F238]=&quot;false reach&quot;; [.G238]=&quot;false reach&quot;; [.H23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36.c.i </text:p>
          </table:table-cell>
          <table:table-cell table:formula="of:=IF(OR([.C239]=&quot;true&quot;; [.D239]=&quot;true&quot;; [.E239]=&quot;true&quot;; [.F239]=&quot;true&quot;; [.G239]=&quot;true&quot;; [.H239]=&quot;true&quot;); &quot;true&quot;; IF(OR([.C239]=&quot;false reach&quot;; [.D239]=&quot;false reach&quot;; [.E239]=&quot;false reach&quot;; [.F239]=&quot;false reach&quot;; [.G239]=&quot;false reach&quot;; [.H2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7.c.i </text:p>
          </table:table-cell>
          <table:table-cell table:formula="of:=IF(OR([.C240]=&quot;true&quot;; [.D240]=&quot;true&quot;; [.E240]=&quot;true&quot;; [.F240]=&quot;true&quot;; [.G240]=&quot;true&quot;; [.H240]=&quot;true&quot;); &quot;true&quot;; IF(OR([.C240]=&quot;false reach&quot;; [.D240]=&quot;false reach&quot;; [.E240]=&quot;false reach&quot;; [.F240]=&quot;false reach&quot;; [.G240]=&quot;false reach&quot;; [.H240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38.c.i </text:p>
          </table:table-cell>
          <table:table-cell table:formula="of:=IF(OR([.C241]=&quot;true&quot;; [.D241]=&quot;true&quot;; [.E241]=&quot;true&quot;; [.F241]=&quot;true&quot;; [.G241]=&quot;true&quot;; [.H241]=&quot;true&quot;); &quot;true&quot;; IF(OR([.C241]=&quot;false reach&quot;; [.D241]=&quot;false reach&quot;; [.E241]=&quot;false reach&quot;; [.F241]=&quot;false reach&quot;; [.G241]=&quot;false reach&quot;; [.H241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9.c.i </text:p>
          </table:table-cell>
          <table:table-cell table:formula="of:=IF(OR([.C242]=&quot;true&quot;; [.D242]=&quot;true&quot;; [.E242]=&quot;true&quot;; [.F242]=&quot;true&quot;; [.G242]=&quot;true&quot;; [.H242]=&quot;true&quot;); &quot;true&quot;; IF(OR([.C242]=&quot;false reach&quot;; [.D242]=&quot;false reach&quot;; [.E242]=&quot;false reach&quot;; [.F242]=&quot;false reach&quot;; [.G242]=&quot;false reach&quot;; [.H2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0.c.i </text:p>
          </table:table-cell>
          <table:table-cell table:formula="of:=IF(OR([.C243]=&quot;true&quot;; [.D243]=&quot;true&quot;; [.E243]=&quot;true&quot;; [.F243]=&quot;true&quot;; [.G243]=&quot;true&quot;; [.H243]=&quot;true&quot;); &quot;true&quot;; IF(OR([.C243]=&quot;false reach&quot;; [.D243]=&quot;false reach&quot;; [.E243]=&quot;false reach&quot;; [.F243]=&quot;false reach&quot;; [.G243]=&quot;false reach&quot;; [.H2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1.c.i </text:p>
          </table:table-cell>
          <table:table-cell table:formula="of:=IF(OR([.C244]=&quot;true&quot;; [.D244]=&quot;true&quot;; [.E244]=&quot;true&quot;; [.F244]=&quot;true&quot;; [.G244]=&quot;true&quot;; [.H244]=&quot;true&quot;); &quot;true&quot;; IF(OR([.C244]=&quot;false reach&quot;; [.D244]=&quot;false reach&quot;; [.E244]=&quot;false reach&quot;; [.F244]=&quot;false reach&quot;; [.G244]=&quot;false reach&quot;; [.H2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2.c.i </text:p>
          </table:table-cell>
          <table:table-cell table:formula="of:=IF(OR([.C245]=&quot;true&quot;; [.D245]=&quot;true&quot;; [.E245]=&quot;true&quot;; [.F245]=&quot;true&quot;; [.G245]=&quot;true&quot;; [.H245]=&quot;true&quot;); &quot;true&quot;; IF(OR([.C245]=&quot;false reach&quot;; [.D245]=&quot;false reach&quot;; [.E245]=&quot;false reach&quot;; [.F245]=&quot;false reach&quot;; [.G245]=&quot;false reach&quot;; [.H2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3.c.i </text:p>
          </table:table-cell>
          <table:table-cell table:formula="of:=IF(OR([.C246]=&quot;true&quot;; [.D246]=&quot;true&quot;; [.E246]=&quot;true&quot;; [.F246]=&quot;true&quot;; [.G246]=&quot;true&quot;; [.H246]=&quot;true&quot;); &quot;true&quot;; IF(OR([.C246]=&quot;false reach&quot;; [.D246]=&quot;false reach&quot;; [.E246]=&quot;false reach&quot;; [.F246]=&quot;false reach&quot;; [.G246]=&quot;false reach&quot;; [.H2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4.c.i </text:p>
          </table:table-cell>
          <table:table-cell table:formula="of:=IF(OR([.C247]=&quot;true&quot;; [.D247]=&quot;true&quot;; [.E247]=&quot;true&quot;; [.F247]=&quot;true&quot;; [.G247]=&quot;true&quot;; [.H247]=&quot;true&quot;); &quot;true&quot;; IF(OR([.C247]=&quot;false reach&quot;; [.D247]=&quot;false reach&quot;; [.E247]=&quot;false reach&quot;; [.F247]=&quot;false reach&quot;; [.G247]=&quot;false reach&quot;; [.H24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45.c.i </text:p>
          </table:table-cell>
          <table:table-cell table:formula="of:=IF(OR([.C248]=&quot;true&quot;; [.D248]=&quot;true&quot;; [.E248]=&quot;true&quot;; [.F248]=&quot;true&quot;; [.G248]=&quot;true&quot;; [.H248]=&quot;true&quot;); &quot;true&quot;; IF(OR([.C248]=&quot;false reach&quot;; [.D248]=&quot;false reach&quot;; [.E248]=&quot;false reach&quot;; [.F248]=&quot;false reach&quot;; [.G248]=&quot;false reach&quot;; [.H2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6.c.i </text:p>
          </table:table-cell>
          <table:table-cell table:formula="of:=IF(OR([.C249]=&quot;true&quot;; [.D249]=&quot;true&quot;; [.E249]=&quot;true&quot;; [.F249]=&quot;true&quot;; [.G249]=&quot;true&quot;; [.H249]=&quot;true&quot;); &quot;true&quot;; IF(OR([.C249]=&quot;false reach&quot;; [.D249]=&quot;false reach&quot;; [.E249]=&quot;false reach&quot;; [.F249]=&quot;false reach&quot;; [.G249]=&quot;false reach&quot;; [.H2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7.c.i </text:p>
          </table:table-cell>
          <table:table-cell table:formula="of:=IF(OR([.C250]=&quot;true&quot;; [.D250]=&quot;true&quot;; [.E250]=&quot;true&quot;; [.F250]=&quot;true&quot;; [.G250]=&quot;true&quot;; [.H250]=&quot;true&quot;); &quot;true&quot;; IF(OR([.C250]=&quot;false reach&quot;; [.D250]=&quot;false reach&quot;; [.E250]=&quot;false reach&quot;; [.F250]=&quot;false reach&quot;; [.G250]=&quot;false reach&quot;; [.H2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8.c.i </text:p>
          </table:table-cell>
          <table:table-cell table:formula="of:=IF(OR([.C251]=&quot;true&quot;; [.D251]=&quot;true&quot;; [.E251]=&quot;true&quot;; [.F251]=&quot;true&quot;; [.G251]=&quot;true&quot;; [.H251]=&quot;true&quot;); &quot;true&quot;; IF(OR([.C251]=&quot;false reach&quot;; [.D251]=&quot;false reach&quot;; [.E251]=&quot;false reach&quot;; [.F251]=&quot;false reach&quot;; [.G251]=&quot;false reach&quot;; [.H2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9.c.i </text:p>
          </table:table-cell>
          <table:table-cell table:formula="of:=IF(OR([.C252]=&quot;true&quot;; [.D252]=&quot;true&quot;; [.E252]=&quot;true&quot;; [.F252]=&quot;true&quot;; [.G252]=&quot;true&quot;; [.H252]=&quot;true&quot;); &quot;true&quot;; IF(OR([.C252]=&quot;false reach&quot;; [.D252]=&quot;false reach&quot;; [.E252]=&quot;false reach&quot;; [.F252]=&quot;false reach&quot;; [.G252]=&quot;false reach&quot;; [.H2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0.c.i </text:p>
          </table:table-cell>
          <table:table-cell table:formula="of:=IF(OR([.C253]=&quot;true&quot;; [.D253]=&quot;true&quot;; [.E253]=&quot;true&quot;; [.F253]=&quot;true&quot;; [.G253]=&quot;true&quot;; [.H253]=&quot;true&quot;); &quot;true&quot;; IF(OR([.C253]=&quot;false reach&quot;; [.D253]=&quot;false reach&quot;; [.E253]=&quot;false reach&quot;; [.F253]=&quot;false reach&quot;; [.G253]=&quot;false reach&quot;; [.H25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1.c.i </text:p>
          </table:table-cell>
          <table:table-cell table:formula="of:=IF(OR([.C254]=&quot;true&quot;; [.D254]=&quot;true&quot;; [.E254]=&quot;true&quot;; [.F254]=&quot;true&quot;; [.G254]=&quot;true&quot;; [.H254]=&quot;true&quot;); &quot;true&quot;; IF(OR([.C254]=&quot;false reach&quot;; [.D254]=&quot;false reach&quot;; [.E254]=&quot;false reach&quot;; [.F254]=&quot;false reach&quot;; [.G254]=&quot;false reach&quot;; [.H25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52.c.i </text:p>
          </table:table-cell>
          <table:table-cell table:formula="of:=IF(OR([.C255]=&quot;true&quot;; [.D255]=&quot;true&quot;; [.E255]=&quot;true&quot;; [.F255]=&quot;true&quot;; [.G255]=&quot;true&quot;; [.H255]=&quot;true&quot;); &quot;true&quot;; IF(OR([.C255]=&quot;false reach&quot;; [.D255]=&quot;false reach&quot;; [.E255]=&quot;false reach&quot;; [.F255]=&quot;false reach&quot;; [.G255]=&quot;false reach&quot;; [.H2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3.c.i </text:p>
          </table:table-cell>
          <table:table-cell table:formula="of:=IF(OR([.C256]=&quot;true&quot;; [.D256]=&quot;true&quot;; [.E256]=&quot;true&quot;; [.F256]=&quot;true&quot;; [.G256]=&quot;true&quot;; [.H256]=&quot;true&quot;); &quot;true&quot;; IF(OR([.C256]=&quot;false reach&quot;; [.D256]=&quot;false reach&quot;; [.E256]=&quot;false reach&quot;; [.F256]=&quot;false reach&quot;; [.G256]=&quot;false reach&quot;; [.H2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4.c.i </text:p>
          </table:table-cell>
          <table:table-cell table:formula="of:=IF(OR([.C257]=&quot;true&quot;; [.D257]=&quot;true&quot;; [.E257]=&quot;true&quot;; [.F257]=&quot;true&quot;; [.G257]=&quot;true&quot;; [.H257]=&quot;true&quot;); &quot;true&quot;; IF(OR([.C257]=&quot;false reach&quot;; [.D257]=&quot;false reach&quot;; [.E257]=&quot;false reach&quot;; [.F257]=&quot;false reach&quot;; [.G257]=&quot;false reach&quot;; [.H2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5.c.i </text:p>
          </table:table-cell>
          <table:table-cell table:formula="of:=IF(OR([.C258]=&quot;true&quot;; [.D258]=&quot;true&quot;; [.E258]=&quot;true&quot;; [.F258]=&quot;true&quot;; [.G258]=&quot;true&quot;; [.H258]=&quot;true&quot;); &quot;true&quot;; IF(OR([.C258]=&quot;false reach&quot;; [.D258]=&quot;false reach&quot;; [.E258]=&quot;false reach&quot;; [.F258]=&quot;false reach&quot;; [.G258]=&quot;false reach&quot;; [.H2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6.c.i </text:p>
          </table:table-cell>
          <table:table-cell table:formula="of:=IF(OR([.C259]=&quot;true&quot;; [.D259]=&quot;true&quot;; [.E259]=&quot;true&quot;; [.F259]=&quot;true&quot;; [.G259]=&quot;true&quot;; [.H259]=&quot;true&quot;); &quot;true&quot;; IF(OR([.C259]=&quot;false reach&quot;; [.D259]=&quot;false reach&quot;; [.E259]=&quot;false reach&quot;; [.F259]=&quot;false reach&quot;; [.G259]=&quot;false reach&quot;; [.H2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7.c.i </text:p>
          </table:table-cell>
          <table:table-cell table:formula="of:=IF(OR([.C260]=&quot;true&quot;; [.D260]=&quot;true&quot;; [.E260]=&quot;true&quot;; [.F260]=&quot;true&quot;; [.G260]=&quot;true&quot;; [.H260]=&quot;true&quot;); &quot;true&quot;; IF(OR([.C260]=&quot;false reach&quot;; [.D260]=&quot;false reach&quot;; [.E260]=&quot;false reach&quot;; [.F260]=&quot;false reach&quot;; [.G260]=&quot;false reach&quot;; [.H2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8.c.i </text:p>
          </table:table-cell>
          <table:table-cell table:formula="of:=IF(OR([.C261]=&quot;true&quot;; [.D261]=&quot;true&quot;; [.E261]=&quot;true&quot;; [.F261]=&quot;true&quot;; [.G261]=&quot;true&quot;; [.H261]=&quot;true&quot;); &quot;true&quot;; IF(OR([.C261]=&quot;false reach&quot;; [.D261]=&quot;false reach&quot;; [.E261]=&quot;false reach&quot;; [.F261]=&quot;false reach&quot;; [.G261]=&quot;false reach&quot;; [.H2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9.c.i </text:p>
          </table:table-cell>
          <table:table-cell table:formula="of:=IF(OR([.C262]=&quot;true&quot;; [.D262]=&quot;true&quot;; [.E262]=&quot;true&quot;; [.F262]=&quot;true&quot;; [.G262]=&quot;true&quot;; [.H262]=&quot;true&quot;); &quot;true&quot;; IF(OR([.C262]=&quot;false reach&quot;; [.D262]=&quot;false reach&quot;; [.E262]=&quot;false reach&quot;; [.F262]=&quot;false reach&quot;; [.G262]=&quot;false reach&quot;; [.H2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0.c.i </text:p>
          </table:table-cell>
          <table:table-cell table:formula="of:=IF(OR([.C263]=&quot;true&quot;; [.D263]=&quot;true&quot;; [.E263]=&quot;true&quot;; [.F263]=&quot;true&quot;; [.G263]=&quot;true&quot;; [.H263]=&quot;true&quot;); &quot;true&quot;; IF(OR([.C263]=&quot;false reach&quot;; [.D263]=&quot;false reach&quot;; [.E263]=&quot;false reach&quot;; [.F263]=&quot;false reach&quot;; [.G263]=&quot;false reach&quot;; [.H2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1.c.i </text:p>
          </table:table-cell>
          <table:table-cell table:formula="of:=IF(OR([.C264]=&quot;true&quot;; [.D264]=&quot;true&quot;; [.E264]=&quot;true&quot;; [.F264]=&quot;true&quot;; [.G264]=&quot;true&quot;; [.H264]=&quot;true&quot;); &quot;true&quot;; IF(OR([.C264]=&quot;false reach&quot;; [.D264]=&quot;false reach&quot;; [.E264]=&quot;false reach&quot;; [.F264]=&quot;false reach&quot;; [.G264]=&quot;false reach&quot;; [.H26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62.c.i </text:p>
          </table:table-cell>
          <table:table-cell table:formula="of:=IF(OR([.C265]=&quot;true&quot;; [.D265]=&quot;true&quot;; [.E265]=&quot;true&quot;; [.F265]=&quot;true&quot;; [.G265]=&quot;true&quot;; [.H265]=&quot;true&quot;); &quot;true&quot;; IF(OR([.C265]=&quot;false reach&quot;; [.D265]=&quot;false reach&quot;; [.E265]=&quot;false reach&quot;; [.F265]=&quot;false reach&quot;; [.G265]=&quot;false reach&quot;; [.H2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3.c.i </text:p>
          </table:table-cell>
          <table:table-cell table:formula="of:=IF(OR([.C266]=&quot;true&quot;; [.D266]=&quot;true&quot;; [.E266]=&quot;true&quot;; [.F266]=&quot;true&quot;; [.G266]=&quot;true&quot;; [.H266]=&quot;true&quot;); &quot;true&quot;; IF(OR([.C266]=&quot;false reach&quot;; [.D266]=&quot;false reach&quot;; [.E266]=&quot;false reach&quot;; [.F266]=&quot;false reach&quot;; [.G266]=&quot;false reach&quot;; [.H2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4.c.i </text:p>
          </table:table-cell>
          <table:table-cell table:formula="of:=IF(OR([.C267]=&quot;true&quot;; [.D267]=&quot;true&quot;; [.E267]=&quot;true&quot;; [.F267]=&quot;true&quot;; [.G267]=&quot;true&quot;; [.H267]=&quot;true&quot;); &quot;true&quot;; IF(OR([.C267]=&quot;false reach&quot;; [.D267]=&quot;false reach&quot;; [.E267]=&quot;false reach&quot;; [.F267]=&quot;false reach&quot;; [.G267]=&quot;false reach&quot;; [.H26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65.c.i </text:p>
          </table:table-cell>
          <table:table-cell table:formula="of:=IF(OR([.C268]=&quot;true&quot;; [.D268]=&quot;true&quot;; [.E268]=&quot;true&quot;; [.F268]=&quot;true&quot;; [.G268]=&quot;true&quot;; [.H268]=&quot;true&quot;); &quot;true&quot;; IF(OR([.C268]=&quot;false reach&quot;; [.D268]=&quot;false reach&quot;; [.E268]=&quot;false reach&quot;; [.F268]=&quot;false reach&quot;; [.G268]=&quot;false reach&quot;; [.H2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6.c.i </text:p>
          </table:table-cell>
          <table:table-cell table:formula="of:=IF(OR([.C269]=&quot;true&quot;; [.D269]=&quot;true&quot;; [.E269]=&quot;true&quot;; [.F269]=&quot;true&quot;; [.G269]=&quot;true&quot;; [.H269]=&quot;true&quot;); &quot;true&quot;; IF(OR([.C269]=&quot;false reach&quot;; [.D269]=&quot;false reach&quot;; [.E269]=&quot;false reach&quot;; [.F269]=&quot;false reach&quot;; [.G269]=&quot;false reach&quot;; [.H2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7.c.i </text:p>
          </table:table-cell>
          <table:table-cell table:formula="of:=IF(OR([.C270]=&quot;true&quot;; [.D270]=&quot;true&quot;; [.E270]=&quot;true&quot;; [.F270]=&quot;true&quot;; [.G270]=&quot;true&quot;; [.H270]=&quot;true&quot;); &quot;true&quot;; IF(OR([.C270]=&quot;false reach&quot;; [.D270]=&quot;false reach&quot;; [.E270]=&quot;false reach&quot;; [.F270]=&quot;false reach&quot;; [.G270]=&quot;false reach&quot;; [.H27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68.c.i </text:p>
          </table:table-cell>
          <table:table-cell table:formula="of:=IF(OR([.C271]=&quot;true&quot;; [.D271]=&quot;true&quot;; [.E271]=&quot;true&quot;; [.F271]=&quot;true&quot;; [.G271]=&quot;true&quot;; [.H271]=&quot;true&quot;); &quot;true&quot;; IF(OR([.C271]=&quot;false reach&quot;; [.D271]=&quot;false reach&quot;; [.E271]=&quot;false reach&quot;; [.F271]=&quot;false reach&quot;; [.G271]=&quot;false reach&quot;; [.H2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9.c.i </text:p>
          </table:table-cell>
          <table:table-cell table:formula="of:=IF(OR([.C272]=&quot;true&quot;; [.D272]=&quot;true&quot;; [.E272]=&quot;true&quot;; [.F272]=&quot;true&quot;; [.G272]=&quot;true&quot;; [.H272]=&quot;true&quot;); &quot;true&quot;; IF(OR([.C272]=&quot;false reach&quot;; [.D272]=&quot;false reach&quot;; [.E272]=&quot;false reach&quot;; [.F272]=&quot;false reach&quot;; [.G272]=&quot;false reach&quot;; [.H2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70.c.i </text:p>
          </table:table-cell>
          <table:table-cell table:formula="of:=IF(OR([.C273]=&quot;true&quot;; [.D273]=&quot;true&quot;; [.E273]=&quot;true&quot;; [.F273]=&quot;true&quot;; [.G273]=&quot;true&quot;; [.H273]=&quot;true&quot;); &quot;true&quot;; IF(OR([.C273]=&quot;false reach&quot;; [.D273]=&quot;false reach&quot;; [.E273]=&quot;false reach&quot;; [.F273]=&quot;false reach&quot;; [.G273]=&quot;false reach&quot;; [.H2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1.c.i </text:p>
          </table:table-cell>
          <table:table-cell table:formula="of:=IF(OR([.C274]=&quot;true&quot;; [.D274]=&quot;true&quot;; [.E274]=&quot;true&quot;; [.F274]=&quot;true&quot;; [.G274]=&quot;true&quot;; [.H274]=&quot;true&quot;); &quot;true&quot;; IF(OR([.C274]=&quot;false reach&quot;; [.D274]=&quot;false reach&quot;; [.E274]=&quot;false reach&quot;; [.F274]=&quot;false reach&quot;; [.G274]=&quot;false reach&quot;; [.H2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2.c.i </text:p>
          </table:table-cell>
          <table:table-cell table:formula="of:=IF(OR([.C275]=&quot;true&quot;; [.D275]=&quot;true&quot;; [.E275]=&quot;true&quot;; [.F275]=&quot;true&quot;; [.G275]=&quot;true&quot;; [.H275]=&quot;true&quot;); &quot;true&quot;; IF(OR([.C275]=&quot;false reach&quot;; [.D275]=&quot;false reach&quot;; [.E275]=&quot;false reach&quot;; [.F275]=&quot;false reach&quot;; [.G275]=&quot;false reach&quot;; [.H2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3.c.i </text:p>
          </table:table-cell>
          <table:table-cell table:formula="of:=IF(OR([.C276]=&quot;true&quot;; [.D276]=&quot;true&quot;; [.E276]=&quot;true&quot;; [.F276]=&quot;true&quot;; [.G276]=&quot;true&quot;; [.H276]=&quot;true&quot;); &quot;true&quot;; IF(OR([.C276]=&quot;false reach&quot;; [.D276]=&quot;false reach&quot;; [.E276]=&quot;false reach&quot;; [.F276]=&quot;false reach&quot;; [.G276]=&quot;false reach&quot;; [.H2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4.c.i </text:p>
          </table:table-cell>
          <table:table-cell table:formula="of:=IF(OR([.C277]=&quot;true&quot;; [.D277]=&quot;true&quot;; [.E277]=&quot;true&quot;; [.F277]=&quot;true&quot;; [.G277]=&quot;true&quot;; [.H277]=&quot;true&quot;); &quot;true&quot;; IF(OR([.C277]=&quot;false reach&quot;; [.D277]=&quot;false reach&quot;; [.E277]=&quot;false reach&quot;; [.F277]=&quot;false reach&quot;; [.G277]=&quot;false reach&quot;; [.H27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75.c.i </text:p>
          </table:table-cell>
          <table:table-cell table:formula="of:=IF(OR([.C278]=&quot;true&quot;; [.D278]=&quot;true&quot;; [.E278]=&quot;true&quot;; [.F278]=&quot;true&quot;; [.G278]=&quot;true&quot;; [.H278]=&quot;true&quot;); &quot;true&quot;; IF(OR([.C278]=&quot;false reach&quot;; [.D278]=&quot;false reach&quot;; [.E278]=&quot;false reach&quot;; [.F278]=&quot;false reach&quot;; [.G278]=&quot;false reach&quot;; [.H2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6.c.i </text:p>
          </table:table-cell>
          <table:table-cell table:formula="of:=IF(OR([.C279]=&quot;true&quot;; [.D279]=&quot;true&quot;; [.E279]=&quot;true&quot;; [.F279]=&quot;true&quot;; [.G279]=&quot;true&quot;; [.H279]=&quot;true&quot;); &quot;true&quot;; IF(OR([.C279]=&quot;false reach&quot;; [.D279]=&quot;false reach&quot;; [.E279]=&quot;false reach&quot;; [.F279]=&quot;false reach&quot;; [.G279]=&quot;false reach&quot;; [.H2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7.c.i </text:p>
          </table:table-cell>
          <table:table-cell table:formula="of:=IF(OR([.C280]=&quot;true&quot;; [.D280]=&quot;true&quot;; [.E280]=&quot;true&quot;; [.F280]=&quot;true&quot;; [.G280]=&quot;true&quot;; [.H280]=&quot;true&quot;); &quot;true&quot;; IF(OR([.C280]=&quot;false reach&quot;; [.D280]=&quot;false reach&quot;; [.E280]=&quot;false reach&quot;; [.F280]=&quot;false reach&quot;; [.G280]=&quot;false reach&quot;; [.H2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8.c.i </text:p>
          </table:table-cell>
          <table:table-cell table:formula="of:=IF(OR([.C281]=&quot;true&quot;; [.D281]=&quot;true&quot;; [.E281]=&quot;true&quot;; [.F281]=&quot;true&quot;; [.G281]=&quot;true&quot;; [.H281]=&quot;true&quot;); &quot;true&quot;; IF(OR([.C281]=&quot;false reach&quot;; [.D281]=&quot;false reach&quot;; [.E281]=&quot;false reach&quot;; [.F281]=&quot;false reach&quot;; [.G281]=&quot;false reach&quot;; [.H2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9.c.i </text:p>
          </table:table-cell>
          <table:table-cell table:formula="of:=IF(OR([.C282]=&quot;true&quot;; [.D282]=&quot;true&quot;; [.E282]=&quot;true&quot;; [.F282]=&quot;true&quot;; [.G282]=&quot;true&quot;; [.H282]=&quot;true&quot;); &quot;true&quot;; IF(OR([.C282]=&quot;false reach&quot;; [.D282]=&quot;false reach&quot;; [.E282]=&quot;false reach&quot;; [.F282]=&quot;false reach&quot;; [.G282]=&quot;false reach&quot;; [.H28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80.c.i </text:p>
          </table:table-cell>
          <table:table-cell table:formula="of:=IF(OR([.C283]=&quot;true&quot;; [.D283]=&quot;true&quot;; [.E283]=&quot;true&quot;; [.F283]=&quot;true&quot;; [.G283]=&quot;true&quot;; [.H283]=&quot;true&quot;); &quot;true&quot;; IF(OR([.C283]=&quot;false reach&quot;; [.D283]=&quot;false reach&quot;; [.E283]=&quot;false reach&quot;; [.F283]=&quot;false reach&quot;; [.G283]=&quot;false reach&quot;; [.H2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1.c.i </text:p>
          </table:table-cell>
          <table:table-cell table:formula="of:=IF(OR([.C284]=&quot;true&quot;; [.D284]=&quot;true&quot;; [.E284]=&quot;true&quot;; [.F284]=&quot;true&quot;; [.G284]=&quot;true&quot;; [.H284]=&quot;true&quot;); &quot;true&quot;; IF(OR([.C284]=&quot;false reach&quot;; [.D284]=&quot;false reach&quot;; [.E284]=&quot;false reach&quot;; [.F284]=&quot;false reach&quot;; [.G284]=&quot;false reach&quot;; [.H2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2.c.i </text:p>
          </table:table-cell>
          <table:table-cell table:formula="of:=IF(OR([.C285]=&quot;true&quot;; [.D285]=&quot;true&quot;; [.E285]=&quot;true&quot;; [.F285]=&quot;true&quot;; [.G285]=&quot;true&quot;; [.H285]=&quot;true&quot;); &quot;true&quot;; IF(OR([.C285]=&quot;false reach&quot;; [.D285]=&quot;false reach&quot;; [.E285]=&quot;false reach&quot;; [.F285]=&quot;false reach&quot;; [.G285]=&quot;false reach&quot;; [.H28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83.c.i </text:p>
          </table:table-cell>
          <table:table-cell table:formula="of:=IF(OR([.C286]=&quot;true&quot;; [.D286]=&quot;true&quot;; [.E286]=&quot;true&quot;; [.F286]=&quot;true&quot;; [.G286]=&quot;true&quot;; [.H286]=&quot;true&quot;); &quot;true&quot;; IF(OR([.C286]=&quot;false reach&quot;; [.D286]=&quot;false reach&quot;; [.E286]=&quot;false reach&quot;; [.F286]=&quot;false reach&quot;; [.G286]=&quot;false reach&quot;; [.H2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4.c.i </text:p>
          </table:table-cell>
          <table:table-cell table:formula="of:=IF(OR([.C287]=&quot;true&quot;; [.D287]=&quot;true&quot;; [.E287]=&quot;true&quot;; [.F287]=&quot;true&quot;; [.G287]=&quot;true&quot;; [.H287]=&quot;true&quot;); &quot;true&quot;; IF(OR([.C287]=&quot;false reach&quot;; [.D287]=&quot;false reach&quot;; [.E287]=&quot;false reach&quot;; [.F287]=&quot;false reach&quot;; [.G287]=&quot;false reach&quot;; [.H2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5.c.i </text:p>
          </table:table-cell>
          <table:table-cell table:formula="of:=IF(OR([.C288]=&quot;true&quot;; [.D288]=&quot;true&quot;; [.E288]=&quot;true&quot;; [.F288]=&quot;true&quot;; [.G288]=&quot;true&quot;; [.H288]=&quot;true&quot;); &quot;true&quot;; IF(OR([.C288]=&quot;false reach&quot;; [.D288]=&quot;false reach&quot;; [.E288]=&quot;false reach&quot;; [.F288]=&quot;false reach&quot;; [.G288]=&quot;false reach&quot;; [.H2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6.c.i </text:p>
          </table:table-cell>
          <table:table-cell table:formula="of:=IF(OR([.C289]=&quot;true&quot;; [.D289]=&quot;true&quot;; [.E289]=&quot;true&quot;; [.F289]=&quot;true&quot;; [.G289]=&quot;true&quot;; [.H289]=&quot;true&quot;); &quot;true&quot;; IF(OR([.C289]=&quot;false reach&quot;; [.D289]=&quot;false reach&quot;; [.E289]=&quot;false reach&quot;; [.F289]=&quot;false reach&quot;; [.G289]=&quot;false reach&quot;; [.H28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87.c.i </text:p>
          </table:table-cell>
          <table:table-cell table:formula="of:=IF(OR([.C290]=&quot;true&quot;; [.D290]=&quot;true&quot;; [.E290]=&quot;true&quot;; [.F290]=&quot;true&quot;; [.G290]=&quot;true&quot;; [.H290]=&quot;true&quot;); &quot;true&quot;; IF(OR([.C290]=&quot;false reach&quot;; [.D290]=&quot;false reach&quot;; [.E290]=&quot;false reach&quot;; [.F290]=&quot;false reach&quot;; [.G290]=&quot;false reach&quot;; [.H2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8.c.i </text:p>
          </table:table-cell>
          <table:table-cell table:formula="of:=IF(OR([.C291]=&quot;true&quot;; [.D291]=&quot;true&quot;; [.E291]=&quot;true&quot;; [.F291]=&quot;true&quot;; [.G291]=&quot;true&quot;; [.H291]=&quot;true&quot;); &quot;true&quot;; IF(OR([.C291]=&quot;false reach&quot;; [.D291]=&quot;false reach&quot;; [.E291]=&quot;false reach&quot;; [.F291]=&quot;false reach&quot;; [.G291]=&quot;false reach&quot;; [.H2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9.c.i </text:p>
          </table:table-cell>
          <table:table-cell table:formula="of:=IF(OR([.C292]=&quot;true&quot;; [.D292]=&quot;true&quot;; [.E292]=&quot;true&quot;; [.F292]=&quot;true&quot;; [.G292]=&quot;true&quot;; [.H292]=&quot;true&quot;); &quot;true&quot;; IF(OR([.C292]=&quot;false reach&quot;; [.D292]=&quot;false reach&quot;; [.E292]=&quot;false reach&quot;; [.F292]=&quot;false reach&quot;; [.G292]=&quot;false reach&quot;; [.H2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3_90.c.i </text:p>
          </table:table-cell>
          <table:table-cell table:formula="of:=IF(OR([.C293]=&quot;true&quot;; [.D293]=&quot;true&quot;; [.E293]=&quot;true&quot;; [.F293]=&quot;true&quot;; [.G293]=&quot;true&quot;; [.H293]=&quot;true&quot;); &quot;true&quot;; IF(OR([.C293]=&quot;false reach&quot;; [.D293]=&quot;false reach&quot;; [.E293]=&quot;false reach&quot;; [.F293]=&quot;false reach&quot;; [.G293]=&quot;false reach&quot;; [.H293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91.c.i </text:p>
          </table:table-cell>
          <table:table-cell table:formula="of:=IF(OR([.C294]=&quot;true&quot;; [.D294]=&quot;true&quot;; [.E294]=&quot;true&quot;; [.F294]=&quot;true&quot;; [.G294]=&quot;true&quot;; [.H294]=&quot;true&quot;); &quot;true&quot;; IF(OR([.C294]=&quot;false reach&quot;; [.D294]=&quot;false reach&quot;; [.E294]=&quot;false reach&quot;; [.F294]=&quot;false reach&quot;; [.G294]=&quot;false reach&quot;; [.H29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92.c.i </text:p>
          </table:table-cell>
          <table:table-cell table:formula="of:=IF(OR([.C295]=&quot;true&quot;; [.D295]=&quot;true&quot;; [.E295]=&quot;true&quot;; [.F295]=&quot;true&quot;; [.G295]=&quot;true&quot;; [.H295]=&quot;true&quot;); &quot;true&quot;; IF(OR([.C295]=&quot;false reach&quot;; [.D295]=&quot;false reach&quot;; [.E295]=&quot;false reach&quot;; [.F295]=&quot;false reach&quot;; [.G295]=&quot;false reach&quot;; [.H2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3.c.i </text:p>
          </table:table-cell>
          <table:table-cell table:formula="of:=IF(OR([.C296]=&quot;true&quot;; [.D296]=&quot;true&quot;; [.E296]=&quot;true&quot;; [.F296]=&quot;true&quot;; [.G296]=&quot;true&quot;; [.H296]=&quot;true&quot;); &quot;true&quot;; IF(OR([.C296]=&quot;false reach&quot;; [.D296]=&quot;false reach&quot;; [.E296]=&quot;false reach&quot;; [.F296]=&quot;false reach&quot;; [.G296]=&quot;false reach&quot;; [.H2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4.c.i </text:p>
          </table:table-cell>
          <table:table-cell table:formula="of:=IF(OR([.C297]=&quot;true&quot;; [.D297]=&quot;true&quot;; [.E297]=&quot;true&quot;; [.F297]=&quot;true&quot;; [.G297]=&quot;true&quot;; [.H297]=&quot;true&quot;); &quot;true&quot;; IF(OR([.C297]=&quot;false reach&quot;; [.D297]=&quot;false reach&quot;; [.E297]=&quot;false reach&quot;; [.F297]=&quot;false reach&quot;; [.G297]=&quot;false reach&quot;; [.H29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95.c.i </text:p>
          </table:table-cell>
          <table:table-cell table:formula="of:=IF(OR([.C298]=&quot;true&quot;; [.D298]=&quot;true&quot;; [.E298]=&quot;true&quot;; [.F298]=&quot;true&quot;; [.G298]=&quot;true&quot;; [.H298]=&quot;true&quot;); &quot;true&quot;; IF(OR([.C298]=&quot;false reach&quot;; [.D298]=&quot;false reach&quot;; [.E298]=&quot;false reach&quot;; [.F298]=&quot;false reach&quot;; [.G298]=&quot;false reach&quot;; [.H2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6.c.i </text:p>
          </table:table-cell>
          <table:table-cell table:formula="of:=IF(OR([.C299]=&quot;true&quot;; [.D299]=&quot;true&quot;; [.E299]=&quot;true&quot;; [.F299]=&quot;true&quot;; [.G299]=&quot;true&quot;; [.H299]=&quot;true&quot;); &quot;true&quot;; IF(OR([.C299]=&quot;false reach&quot;; [.D299]=&quot;false reach&quot;; [.E299]=&quot;false reach&quot;; [.F299]=&quot;false reach&quot;; [.G299]=&quot;false reach&quot;; [.H2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7.c.i </text:p>
          </table:table-cell>
          <table:table-cell table:formula="of:=IF(OR([.C300]=&quot;true&quot;; [.D300]=&quot;true&quot;; [.E300]=&quot;true&quot;; [.F300]=&quot;true&quot;; [.G300]=&quot;true&quot;; [.H300]=&quot;true&quot;); &quot;true&quot;; IF(OR([.C300]=&quot;false reach&quot;; [.D300]=&quot;false reach&quot;; [.E300]=&quot;false reach&quot;; [.F300]=&quot;false reach&quot;; [.G300]=&quot;false reach&quot;; [.H3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8.c.i </text:p>
          </table:table-cell>
          <table:table-cell table:formula="of:=IF(OR([.C301]=&quot;true&quot;; [.D301]=&quot;true&quot;; [.E301]=&quot;true&quot;; [.F301]=&quot;true&quot;; [.G301]=&quot;true&quot;; [.H301]=&quot;true&quot;); &quot;true&quot;; IF(OR([.C301]=&quot;false reach&quot;; [.D301]=&quot;false reach&quot;; [.E301]=&quot;false reach&quot;; [.F301]=&quot;false reach&quot;; [.G301]=&quot;false reach&quot;; [.H3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9.c.i </text:p>
          </table:table-cell>
          <table:table-cell table:formula="of:=IF(OR([.C302]=&quot;true&quot;; [.D302]=&quot;true&quot;; [.E302]=&quot;true&quot;; [.F302]=&quot;true&quot;; [.G302]=&quot;true&quot;; [.H302]=&quot;true&quot;); &quot;true&quot;; IF(OR([.C302]=&quot;false reach&quot;; [.D302]=&quot;false reach&quot;; [.E302]=&quot;false reach&quot;; [.F302]=&quot;false reach&quot;; [.G302]=&quot;false reach&quot;; [.H3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00.c.i </text:p>
          </table:table-cell>
          <table:table-cell table:formula="of:=IF(OR([.C303]=&quot;true&quot;; [.D303]=&quot;true&quot;; [.E303]=&quot;true&quot;; [.F303]=&quot;true&quot;; [.G303]=&quot;true&quot;; [.H303]=&quot;true&quot;); &quot;true&quot;; IF(OR([.C303]=&quot;false reach&quot;; [.D303]=&quot;false reach&quot;; [.E303]=&quot;false reach&quot;; [.F303]=&quot;false reach&quot;; [.G303]=&quot;false reach&quot;; [.H3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01.c.i </text:p>
          </table:table-cell>
          <table:table-cell table:formula="of:=IF(OR([.C304]=&quot;true&quot;; [.D304]=&quot;true&quot;; [.E304]=&quot;true&quot;; [.F304]=&quot;true&quot;; [.G304]=&quot;true&quot;; [.H304]=&quot;true&quot;); &quot;true&quot;; IF(OR([.C304]=&quot;false reach&quot;; [.D304]=&quot;false reach&quot;; [.E304]=&quot;false reach&quot;; [.F304]=&quot;false reach&quot;; [.G304]=&quot;false reach&quot;; [.H30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2.c.i </text:p>
          </table:table-cell>
          <table:table-cell table:formula="of:=IF(OR([.C305]=&quot;true&quot;; [.D305]=&quot;true&quot;; [.E305]=&quot;true&quot;; [.F305]=&quot;true&quot;; [.G305]=&quot;true&quot;; [.H305]=&quot;true&quot;); &quot;true&quot;; IF(OR([.C305]=&quot;false reach&quot;; [.D305]=&quot;false reach&quot;; [.E305]=&quot;false reach&quot;; [.F305]=&quot;false reach&quot;; [.G305]=&quot;false reach&quot;; [.H3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03.c.i </text:p>
          </table:table-cell>
          <table:table-cell table:formula="of:=IF(OR([.C306]=&quot;true&quot;; [.D306]=&quot;true&quot;; [.E306]=&quot;true&quot;; [.F306]=&quot;true&quot;; [.G306]=&quot;true&quot;; [.H306]=&quot;true&quot;); &quot;true&quot;; IF(OR([.C306]=&quot;false reach&quot;; [.D306]=&quot;false reach&quot;; [.E306]=&quot;false reach&quot;; [.F306]=&quot;false reach&quot;; [.G306]=&quot;false reach&quot;; [.H30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4.c.i </text:p>
          </table:table-cell>
          <table:table-cell table:formula="of:=IF(OR([.C307]=&quot;true&quot;; [.D307]=&quot;true&quot;; [.E307]=&quot;true&quot;; [.F307]=&quot;true&quot;; [.G307]=&quot;true&quot;; [.H307]=&quot;true&quot;); &quot;true&quot;; IF(OR([.C307]=&quot;false reach&quot;; [.D307]=&quot;false reach&quot;; [.E307]=&quot;false reach&quot;; [.F307]=&quot;false reach&quot;; [.G307]=&quot;false reach&quot;; [.H3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5.c.i </text:p>
          </table:table-cell>
          <table:table-cell table:formula="of:=IF(OR([.C308]=&quot;true&quot;; [.D308]=&quot;true&quot;; [.E308]=&quot;true&quot;; [.F308]=&quot;true&quot;; [.G308]=&quot;true&quot;; [.H308]=&quot;true&quot;); &quot;true&quot;; IF(OR([.C308]=&quot;false reach&quot;; [.D308]=&quot;false reach&quot;; [.E308]=&quot;false reach&quot;; [.F308]=&quot;false reach&quot;; [.G308]=&quot;false reach&quot;; [.H30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4_06.c.i </text:p>
          </table:table-cell>
          <table:table-cell table:formula="of:=IF(OR([.C309]=&quot;true&quot;; [.D309]=&quot;true&quot;; [.E309]=&quot;true&quot;; [.F309]=&quot;true&quot;; [.G309]=&quot;true&quot;; [.H309]=&quot;true&quot;); &quot;true&quot;; IF(OR([.C309]=&quot;false reach&quot;; [.D309]=&quot;false reach&quot;; [.E309]=&quot;false reach&quot;; [.F309]=&quot;false reach&quot;; [.G309]=&quot;false reach&quot;; [.H30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7.c.i </text:p>
          </table:table-cell>
          <table:table-cell table:formula="of:=IF(OR([.C310]=&quot;true&quot;; [.D310]=&quot;true&quot;; [.E310]=&quot;true&quot;; [.F310]=&quot;true&quot;; [.G310]=&quot;true&quot;; [.H310]=&quot;true&quot;); &quot;true&quot;; IF(OR([.C310]=&quot;false reach&quot;; [.D310]=&quot;false reach&quot;; [.E310]=&quot;false reach&quot;; [.F310]=&quot;false reach&quot;; [.G310]=&quot;false reach&quot;; [.H3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08.c.i </text:p>
          </table:table-cell>
          <table:table-cell table:formula="of:=IF(OR([.C311]=&quot;true&quot;; [.D311]=&quot;true&quot;; [.E311]=&quot;true&quot;; [.F311]=&quot;true&quot;; [.G311]=&quot;true&quot;; [.H311]=&quot;true&quot;); &quot;true&quot;; IF(OR([.C311]=&quot;false reach&quot;; [.D311]=&quot;false reach&quot;; [.E311]=&quot;false reach&quot;; [.F311]=&quot;false reach&quot;; [.G311]=&quot;false reach&quot;; [.H3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09.c.i </text:p>
          </table:table-cell>
          <table:table-cell table:formula="of:=IF(OR([.C312]=&quot;true&quot;; [.D312]=&quot;true&quot;; [.E312]=&quot;true&quot;; [.F312]=&quot;true&quot;; [.G312]=&quot;true&quot;; [.H312]=&quot;true&quot;); &quot;true&quot;; IF(OR([.C312]=&quot;false reach&quot;; [.D312]=&quot;false reach&quot;; [.E312]=&quot;false reach&quot;; [.F312]=&quot;false reach&quot;; [.G312]=&quot;false reach&quot;; [.H31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10.c.i </text:p>
          </table:table-cell>
          <table:table-cell table:formula="of:=IF(OR([.C313]=&quot;true&quot;; [.D313]=&quot;true&quot;; [.E313]=&quot;true&quot;; [.F313]=&quot;true&quot;; [.G313]=&quot;true&quot;; [.H313]=&quot;true&quot;); &quot;true&quot;; IF(OR([.C313]=&quot;false reach&quot;; [.D313]=&quot;false reach&quot;; [.E313]=&quot;false reach&quot;; [.F313]=&quot;false reach&quot;; [.G313]=&quot;false reach&quot;; [.H3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1.c.i </text:p>
          </table:table-cell>
          <table:table-cell table:formula="of:=IF(OR([.C314]=&quot;true&quot;; [.D314]=&quot;true&quot;; [.E314]=&quot;true&quot;; [.F314]=&quot;true&quot;; [.G314]=&quot;true&quot;; [.H314]=&quot;true&quot;); &quot;true&quot;; IF(OR([.C314]=&quot;false reach&quot;; [.D314]=&quot;false reach&quot;; [.E314]=&quot;false reach&quot;; [.F314]=&quot;false reach&quot;; [.G314]=&quot;false reach&quot;; [.H3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12.c.i </text:p>
          </table:table-cell>
          <table:table-cell table:formula="of:=IF(OR([.C315]=&quot;true&quot;; [.D315]=&quot;true&quot;; [.E315]=&quot;true&quot;; [.F315]=&quot;true&quot;; [.G315]=&quot;true&quot;; [.H315]=&quot;true&quot;); &quot;true&quot;; IF(OR([.C315]=&quot;false reach&quot;; [.D315]=&quot;false reach&quot;; [.E315]=&quot;false reach&quot;; [.F315]=&quot;false reach&quot;; [.G315]=&quot;false reach&quot;; [.H31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13.c.i </text:p>
          </table:table-cell>
          <table:table-cell table:formula="of:=IF(OR([.C316]=&quot;true&quot;; [.D316]=&quot;true&quot;; [.E316]=&quot;true&quot;; [.F316]=&quot;true&quot;; [.G316]=&quot;true&quot;; [.H316]=&quot;true&quot;); &quot;true&quot;; IF(OR([.C316]=&quot;false reach&quot;; [.D316]=&quot;false reach&quot;; [.E316]=&quot;false reach&quot;; [.F316]=&quot;false reach&quot;; [.G316]=&quot;false reach&quot;; [.H3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4.c.i </text:p>
          </table:table-cell>
          <table:table-cell table:formula="of:=IF(OR([.C317]=&quot;true&quot;; [.D317]=&quot;true&quot;; [.E317]=&quot;true&quot;; [.F317]=&quot;true&quot;; [.G317]=&quot;true&quot;; [.H317]=&quot;true&quot;); &quot;true&quot;; IF(OR([.C317]=&quot;false reach&quot;; [.D317]=&quot;false reach&quot;; [.E317]=&quot;false reach&quot;; [.F317]=&quot;false reach&quot;; [.G317]=&quot;false reach&quot;; [.H3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5.c.i </text:p>
          </table:table-cell>
          <table:table-cell table:formula="of:=IF(OR([.C318]=&quot;true&quot;; [.D318]=&quot;true&quot;; [.E318]=&quot;true&quot;; [.F318]=&quot;true&quot;; [.G318]=&quot;true&quot;; [.H318]=&quot;true&quot;); &quot;true&quot;; IF(OR([.C318]=&quot;false reach&quot;; [.D318]=&quot;false reach&quot;; [.E318]=&quot;false reach&quot;; [.F318]=&quot;false reach&quot;; [.G318]=&quot;false reach&quot;; [.H3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6.c.i </text:p>
          </table:table-cell>
          <table:table-cell table:formula="of:=IF(OR([.C319]=&quot;true&quot;; [.D319]=&quot;true&quot;; [.E319]=&quot;true&quot;; [.F319]=&quot;true&quot;; [.G319]=&quot;true&quot;; [.H319]=&quot;true&quot;); &quot;true&quot;; IF(OR([.C319]=&quot;false reach&quot;; [.D319]=&quot;false reach&quot;; [.E319]=&quot;false reach&quot;; [.F319]=&quot;false reach&quot;; [.G319]=&quot;false reach&quot;; [.H3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7.c.i </text:p>
          </table:table-cell>
          <table:table-cell table:formula="of:=IF(OR([.C320]=&quot;true&quot;; [.D320]=&quot;true&quot;; [.E320]=&quot;true&quot;; [.F320]=&quot;true&quot;; [.G320]=&quot;true&quot;; [.H320]=&quot;true&quot;); &quot;true&quot;; IF(OR([.C320]=&quot;false reach&quot;; [.D320]=&quot;false reach&quot;; [.E320]=&quot;false reach&quot;; [.F320]=&quot;false reach&quot;; [.G320]=&quot;false reach&quot;; [.H3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18.c.i </text:p>
          </table:table-cell>
          <table:table-cell table:formula="of:=IF(OR([.C321]=&quot;true&quot;; [.D321]=&quot;true&quot;; [.E321]=&quot;true&quot;; [.F321]=&quot;true&quot;; [.G321]=&quot;true&quot;; [.H321]=&quot;true&quot;); &quot;true&quot;; IF(OR([.C321]=&quot;false reach&quot;; [.D321]=&quot;false reach&quot;; [.E321]=&quot;false reach&quot;; [.F321]=&quot;false reach&quot;; [.G321]=&quot;false reach&quot;; [.H3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9.c.i </text:p>
          </table:table-cell>
          <table:table-cell table:formula="of:=IF(OR([.C322]=&quot;true&quot;; [.D322]=&quot;true&quot;; [.E322]=&quot;true&quot;; [.F322]=&quot;true&quot;; [.G322]=&quot;true&quot;; [.H322]=&quot;true&quot;); &quot;true&quot;; IF(OR([.C322]=&quot;false reach&quot;; [.D322]=&quot;false reach&quot;; [.E322]=&quot;false reach&quot;; [.F322]=&quot;false reach&quot;; [.G322]=&quot;false reach&quot;; [.H3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0.c.i </text:p>
          </table:table-cell>
          <table:table-cell table:formula="of:=IF(OR([.C323]=&quot;true&quot;; [.D323]=&quot;true&quot;; [.E323]=&quot;true&quot;; [.F323]=&quot;true&quot;; [.G323]=&quot;true&quot;; [.H323]=&quot;true&quot;); &quot;true&quot;; IF(OR([.C323]=&quot;false reach&quot;; [.D323]=&quot;false reach&quot;; [.E323]=&quot;false reach&quot;; [.F323]=&quot;false reach&quot;; [.G323]=&quot;false reach&quot;; [.H32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21.c.i </text:p>
          </table:table-cell>
          <table:table-cell table:formula="of:=IF(OR([.C324]=&quot;true&quot;; [.D324]=&quot;true&quot;; [.E324]=&quot;true&quot;; [.F324]=&quot;true&quot;; [.G324]=&quot;true&quot;; [.H324]=&quot;true&quot;); &quot;true&quot;; IF(OR([.C324]=&quot;false reach&quot;; [.D324]=&quot;false reach&quot;; [.E324]=&quot;false reach&quot;; [.F324]=&quot;false reach&quot;; [.G324]=&quot;false reach&quot;; [.H3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2.c.i </text:p>
          </table:table-cell>
          <table:table-cell table:formula="of:=IF(OR([.C325]=&quot;true&quot;; [.D325]=&quot;true&quot;; [.E325]=&quot;true&quot;; [.F325]=&quot;true&quot;; [.G325]=&quot;true&quot;; [.H325]=&quot;true&quot;); &quot;true&quot;; IF(OR([.C325]=&quot;false reach&quot;; [.D325]=&quot;false reach&quot;; [.E325]=&quot;false reach&quot;; [.F325]=&quot;false reach&quot;; [.G325]=&quot;false reach&quot;; [.H3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3.c.i </text:p>
          </table:table-cell>
          <table:table-cell table:formula="of:=IF(OR([.C326]=&quot;true&quot;; [.D326]=&quot;true&quot;; [.E326]=&quot;true&quot;; [.F326]=&quot;true&quot;; [.G326]=&quot;true&quot;; [.H326]=&quot;true&quot;); &quot;true&quot;; IF(OR([.C326]=&quot;false reach&quot;; [.D326]=&quot;false reach&quot;; [.E326]=&quot;false reach&quot;; [.F326]=&quot;false reach&quot;; [.G326]=&quot;false reach&quot;; [.H3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4.c.i </text:p>
          </table:table-cell>
          <table:table-cell table:formula="of:=IF(OR([.C327]=&quot;true&quot;; [.D327]=&quot;true&quot;; [.E327]=&quot;true&quot;; [.F327]=&quot;true&quot;; [.G327]=&quot;true&quot;; [.H327]=&quot;true&quot;); &quot;true&quot;; IF(OR([.C327]=&quot;false reach&quot;; [.D327]=&quot;false reach&quot;; [.E327]=&quot;false reach&quot;; [.F327]=&quot;false reach&quot;; [.G327]=&quot;false reach&quot;; [.H3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5.c.i </text:p>
          </table:table-cell>
          <table:table-cell table:formula="of:=IF(OR([.C328]=&quot;true&quot;; [.D328]=&quot;true&quot;; [.E328]=&quot;true&quot;; [.F328]=&quot;true&quot;; [.G328]=&quot;true&quot;; [.H328]=&quot;true&quot;); &quot;true&quot;; IF(OR([.C328]=&quot;false reach&quot;; [.D328]=&quot;false reach&quot;; [.E328]=&quot;false reach&quot;; [.F328]=&quot;false reach&quot;; [.G328]=&quot;false reach&quot;; [.H3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6.c.i </text:p>
          </table:table-cell>
          <table:table-cell table:formula="of:=IF(OR([.C329]=&quot;true&quot;; [.D329]=&quot;true&quot;; [.E329]=&quot;true&quot;; [.F329]=&quot;true&quot;; [.G329]=&quot;true&quot;; [.H329]=&quot;true&quot;); &quot;true&quot;; IF(OR([.C329]=&quot;false reach&quot;; [.D329]=&quot;false reach&quot;; [.E329]=&quot;false reach&quot;; [.F329]=&quot;false reach&quot;; [.G329]=&quot;false reach&quot;; [.H32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7.c.i </text:p>
          </table:table-cell>
          <table:table-cell table:formula="of:=IF(OR([.C330]=&quot;true&quot;; [.D330]=&quot;true&quot;; [.E330]=&quot;true&quot;; [.F330]=&quot;true&quot;; [.G330]=&quot;true&quot;; [.H330]=&quot;true&quot;); &quot;true&quot;; IF(OR([.C330]=&quot;false reach&quot;; [.D330]=&quot;false reach&quot;; [.E330]=&quot;false reach&quot;; [.F330]=&quot;false reach&quot;; [.G330]=&quot;false reach&quot;; [.H3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8.c.i </text:p>
          </table:table-cell>
          <table:table-cell table:formula="of:=IF(OR([.C331]=&quot;true&quot;; [.D331]=&quot;true&quot;; [.E331]=&quot;true&quot;; [.F331]=&quot;true&quot;; [.G331]=&quot;true&quot;; [.H331]=&quot;true&quot;); &quot;true&quot;; IF(OR([.C331]=&quot;false reach&quot;; [.D331]=&quot;false reach&quot;; [.E331]=&quot;false reach&quot;; [.F331]=&quot;false reach&quot;; [.G331]=&quot;false reach&quot;; [.H3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4_29.c.i </text:p>
          </table:table-cell>
          <table:table-cell table:formula="of:=IF(OR([.C332]=&quot;true&quot;; [.D332]=&quot;true&quot;; [.E332]=&quot;true&quot;; [.F332]=&quot;true&quot;; [.G332]=&quot;true&quot;; [.H332]=&quot;true&quot;); &quot;true&quot;; IF(OR([.C332]=&quot;false reach&quot;; [.D332]=&quot;false reach&quot;; [.E332]=&quot;false reach&quot;; [.F332]=&quot;false reach&quot;; [.G332]=&quot;false reach&quot;; [.H3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0.c.i </text:p>
          </table:table-cell>
          <table:table-cell table:formula="of:=IF(OR([.C333]=&quot;true&quot;; [.D333]=&quot;true&quot;; [.E333]=&quot;true&quot;; [.F333]=&quot;true&quot;; [.G333]=&quot;true&quot;; [.H333]=&quot;true&quot;); &quot;true&quot;; IF(OR([.C333]=&quot;false reach&quot;; [.D333]=&quot;false reach&quot;; [.E333]=&quot;false reach&quot;; [.F333]=&quot;false reach&quot;; [.G333]=&quot;false reach&quot;; [.H33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1.c.i </text:p>
          </table:table-cell>
          <table:table-cell table:formula="of:=IF(OR([.C334]=&quot;true&quot;; [.D334]=&quot;true&quot;; [.E334]=&quot;true&quot;; [.F334]=&quot;true&quot;; [.G334]=&quot;true&quot;; [.H334]=&quot;true&quot;); &quot;true&quot;; IF(OR([.C334]=&quot;false reach&quot;; [.D334]=&quot;false reach&quot;; [.E334]=&quot;false reach&quot;; [.F334]=&quot;false reach&quot;; [.G334]=&quot;false reach&quot;; [.H3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2.c.i </text:p>
          </table:table-cell>
          <table:table-cell table:formula="of:=IF(OR([.C335]=&quot;true&quot;; [.D335]=&quot;true&quot;; [.E335]=&quot;true&quot;; [.F335]=&quot;true&quot;; [.G335]=&quot;true&quot;; [.H335]=&quot;true&quot;); &quot;true&quot;; IF(OR([.C335]=&quot;false reach&quot;; [.D335]=&quot;false reach&quot;; [.E335]=&quot;false reach&quot;; [.F335]=&quot;false reach&quot;; [.G335]=&quot;false reach&quot;; [.H33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3.c.i </text:p>
          </table:table-cell>
          <table:table-cell table:formula="of:=IF(OR([.C336]=&quot;true&quot;; [.D336]=&quot;true&quot;; [.E336]=&quot;true&quot;; [.F336]=&quot;true&quot;; [.G336]=&quot;true&quot;; [.H336]=&quot;true&quot;); &quot;true&quot;; IF(OR([.C336]=&quot;false reach&quot;; [.D336]=&quot;false reach&quot;; [.E336]=&quot;false reach&quot;; [.F336]=&quot;false reach&quot;; [.G336]=&quot;false reach&quot;; [.H3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34.c.i </text:p>
          </table:table-cell>
          <table:table-cell table:formula="of:=IF(OR([.C337]=&quot;true&quot;; [.D337]=&quot;true&quot;; [.E337]=&quot;true&quot;; [.F337]=&quot;true&quot;; [.G337]=&quot;true&quot;; [.H337]=&quot;true&quot;); &quot;true&quot;; IF(OR([.C337]=&quot;false reach&quot;; [.D337]=&quot;false reach&quot;; [.E337]=&quot;false reach&quot;; [.F337]=&quot;false reach&quot;; [.G337]=&quot;false reach&quot;; [.H3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5.c.i </text:p>
          </table:table-cell>
          <table:table-cell table:formula="of:=IF(OR([.C338]=&quot;true&quot;; [.D338]=&quot;true&quot;; [.E338]=&quot;true&quot;; [.F338]=&quot;true&quot;; [.G338]=&quot;true&quot;; [.H338]=&quot;true&quot;); &quot;true&quot;; IF(OR([.C338]=&quot;false reach&quot;; [.D338]=&quot;false reach&quot;; [.E338]=&quot;false reach&quot;; [.F338]=&quot;false reach&quot;; [.G338]=&quot;false reach&quot;; [.H3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6.c.i </text:p>
          </table:table-cell>
          <table:table-cell table:formula="of:=IF(OR([.C339]=&quot;true&quot;; [.D339]=&quot;true&quot;; [.E339]=&quot;true&quot;; [.F339]=&quot;true&quot;; [.G339]=&quot;true&quot;; [.H339]=&quot;true&quot;); &quot;true&quot;; IF(OR([.C339]=&quot;false reach&quot;; [.D339]=&quot;false reach&quot;; [.E339]=&quot;false reach&quot;; [.F339]=&quot;false reach&quot;; [.G339]=&quot;false reach&quot;; [.H3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7.c.i </text:p>
          </table:table-cell>
          <table:table-cell table:formula="of:=IF(OR([.C340]=&quot;true&quot;; [.D340]=&quot;true&quot;; [.E340]=&quot;true&quot;; [.F340]=&quot;true&quot;; [.G340]=&quot;true&quot;; [.H340]=&quot;true&quot;); &quot;true&quot;; IF(OR([.C340]=&quot;false reach&quot;; [.D340]=&quot;false reach&quot;; [.E340]=&quot;false reach&quot;; [.F340]=&quot;false reach&quot;; [.G340]=&quot;false reach&quot;; [.H34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8.c.i </text:p>
          </table:table-cell>
          <table:table-cell table:formula="of:=IF(OR([.C341]=&quot;true&quot;; [.D341]=&quot;true&quot;; [.E341]=&quot;true&quot;; [.F341]=&quot;true&quot;; [.G341]=&quot;true&quot;; [.H341]=&quot;true&quot;); &quot;true&quot;; IF(OR([.C341]=&quot;false reach&quot;; [.D341]=&quot;false reach&quot;; [.E341]=&quot;false reach&quot;; [.F341]=&quot;false reach&quot;; [.G341]=&quot;false reach&quot;; [.H3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9.c.i </text:p>
          </table:table-cell>
          <table:table-cell table:formula="of:=IF(OR([.C342]=&quot;true&quot;; [.D342]=&quot;true&quot;; [.E342]=&quot;true&quot;; [.F342]=&quot;true&quot;; [.G342]=&quot;true&quot;; [.H342]=&quot;true&quot;); &quot;true&quot;; IF(OR([.C342]=&quot;false reach&quot;; [.D342]=&quot;false reach&quot;; [.E342]=&quot;false reach&quot;; [.F342]=&quot;false reach&quot;; [.G342]=&quot;false reach&quot;; [.H34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killed by signal 9</text:p>
          </table:table-cell>
          <table:table-cell/>
        </table:table-row>
        <table:table-row table:style-name="ro2">
          <table:table-cell office:value-type="string">
            <text:p>Problem04_40.c.i </text:p>
          </table:table-cell>
          <table:table-cell table:formula="of:=IF(OR([.C343]=&quot;true&quot;; [.D343]=&quot;true&quot;; [.E343]=&quot;true&quot;; [.F343]=&quot;true&quot;; [.G343]=&quot;true&quot;; [.H343]=&quot;true&quot;); &quot;true&quot;; IF(OR([.C343]=&quot;false reach&quot;; [.D343]=&quot;false reach&quot;; [.E343]=&quot;false reach&quot;; [.F343]=&quot;false reach&quot;; [.G343]=&quot;false reach&quot;; [.H3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1.c.i </text:p>
          </table:table-cell>
          <table:table-cell table:formula="of:=IF(OR([.C344]=&quot;true&quot;; [.D344]=&quot;true&quot;; [.E344]=&quot;true&quot;; [.F344]=&quot;true&quot;; [.G344]=&quot;true&quot;; [.H344]=&quot;true&quot;); &quot;true&quot;; IF(OR([.C344]=&quot;false reach&quot;; [.D344]=&quot;false reach&quot;; [.E344]=&quot;false reach&quot;; [.F344]=&quot;false reach&quot;; [.G344]=&quot;false reach&quot;; [.H3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2.c.i </text:p>
          </table:table-cell>
          <table:table-cell table:formula="of:=IF(OR([.C345]=&quot;true&quot;; [.D345]=&quot;true&quot;; [.E345]=&quot;true&quot;; [.F345]=&quot;true&quot;; [.G345]=&quot;true&quot;; [.H345]=&quot;true&quot;); &quot;true&quot;; IF(OR([.C345]=&quot;false reach&quot;; [.D345]=&quot;false reach&quot;; [.E345]=&quot;false reach&quot;; [.F345]=&quot;false reach&quot;; [.G345]=&quot;false reach&quot;; [.H3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3.c.i </text:p>
          </table:table-cell>
          <table:table-cell table:formula="of:=IF(OR([.C346]=&quot;true&quot;; [.D346]=&quot;true&quot;; [.E346]=&quot;true&quot;; [.F346]=&quot;true&quot;; [.G346]=&quot;true&quot;; [.H346]=&quot;true&quot;); &quot;true&quot;; IF(OR([.C346]=&quot;false reach&quot;; [.D346]=&quot;false reach&quot;; [.E346]=&quot;false reach&quot;; [.F346]=&quot;false reach&quot;; [.G346]=&quot;false reach&quot;; [.H3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44.c.i </text:p>
          </table:table-cell>
          <table:table-cell table:formula="of:=IF(OR([.C347]=&quot;true&quot;; [.D347]=&quot;true&quot;; [.E347]=&quot;true&quot;; [.F347]=&quot;true&quot;; [.G347]=&quot;true&quot;; [.H347]=&quot;true&quot;); &quot;true&quot;; IF(OR([.C347]=&quot;false reach&quot;; [.D347]=&quot;false reach&quot;; [.E347]=&quot;false reach&quot;; [.F347]=&quot;false reach&quot;; [.G347]=&quot;false reach&quot;; [.H3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5.c.i </text:p>
          </table:table-cell>
          <table:table-cell table:formula="of:=IF(OR([.C348]=&quot;true&quot;; [.D348]=&quot;true&quot;; [.E348]=&quot;true&quot;; [.F348]=&quot;true&quot;; [.G348]=&quot;true&quot;; [.H348]=&quot;true&quot;); &quot;true&quot;; IF(OR([.C348]=&quot;false reach&quot;; [.D348]=&quot;false reach&quot;; [.E348]=&quot;false reach&quot;; [.F348]=&quot;false reach&quot;; [.G348]=&quot;false reach&quot;; [.H3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6.c.i </text:p>
          </table:table-cell>
          <table:table-cell table:formula="of:=IF(OR([.C349]=&quot;true&quot;; [.D349]=&quot;true&quot;; [.E349]=&quot;true&quot;; [.F349]=&quot;true&quot;; [.G349]=&quot;true&quot;; [.H349]=&quot;true&quot;); &quot;true&quot;; IF(OR([.C349]=&quot;false reach&quot;; [.D349]=&quot;false reach&quot;; [.E349]=&quot;false reach&quot;; [.F349]=&quot;false reach&quot;; [.G349]=&quot;false reach&quot;; [.H34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47.c.i </text:p>
          </table:table-cell>
          <table:table-cell table:formula="of:=IF(OR([.C350]=&quot;true&quot;; [.D350]=&quot;true&quot;; [.E350]=&quot;true&quot;; [.F350]=&quot;true&quot;; [.G350]=&quot;true&quot;; [.H350]=&quot;true&quot;); &quot;true&quot;; IF(OR([.C350]=&quot;false reach&quot;; [.D350]=&quot;false reach&quot;; [.E350]=&quot;false reach&quot;; [.F350]=&quot;false reach&quot;; [.G350]=&quot;false reach&quot;; [.H3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8.c.i </text:p>
          </table:table-cell>
          <table:table-cell table:formula="of:=IF(OR([.C351]=&quot;true&quot;; [.D351]=&quot;true&quot;; [.E351]=&quot;true&quot;; [.F351]=&quot;true&quot;; [.G351]=&quot;true&quot;; [.H351]=&quot;true&quot;); &quot;true&quot;; IF(OR([.C351]=&quot;false reach&quot;; [.D351]=&quot;false reach&quot;; [.E351]=&quot;false reach&quot;; [.F351]=&quot;false reach&quot;; [.G351]=&quot;false reach&quot;; [.H3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9.c.i </text:p>
          </table:table-cell>
          <table:table-cell table:formula="of:=IF(OR([.C352]=&quot;true&quot;; [.D352]=&quot;true&quot;; [.E352]=&quot;true&quot;; [.F352]=&quot;true&quot;; [.G352]=&quot;true&quot;; [.H352]=&quot;true&quot;); &quot;true&quot;; IF(OR([.C352]=&quot;false reach&quot;; [.D352]=&quot;false reach&quot;; [.E352]=&quot;false reach&quot;; [.F352]=&quot;false reach&quot;; [.G352]=&quot;false reach&quot;; [.H35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50.c.i </text:p>
          </table:table-cell>
          <table:table-cell table:formula="of:=IF(OR([.C353]=&quot;true&quot;; [.D353]=&quot;true&quot;; [.E353]=&quot;true&quot;; [.F353]=&quot;true&quot;; [.G353]=&quot;true&quot;; [.H353]=&quot;true&quot;); &quot;true&quot;; IF(OR([.C353]=&quot;false reach&quot;; [.D353]=&quot;false reach&quot;; [.E353]=&quot;false reach&quot;; [.F353]=&quot;false reach&quot;; [.G353]=&quot;false reach&quot;; [.H3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1.c.i </text:p>
          </table:table-cell>
          <table:table-cell table:formula="of:=IF(OR([.C354]=&quot;true&quot;; [.D354]=&quot;true&quot;; [.E354]=&quot;true&quot;; [.F354]=&quot;true&quot;; [.G354]=&quot;true&quot;; [.H354]=&quot;true&quot;); &quot;true&quot;; IF(OR([.C354]=&quot;false reach&quot;; [.D354]=&quot;false reach&quot;; [.E354]=&quot;false reach&quot;; [.F354]=&quot;false reach&quot;; [.G354]=&quot;false reach&quot;; [.H3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52.c.i </text:p>
          </table:table-cell>
          <table:table-cell table:formula="of:=IF(OR([.C355]=&quot;true&quot;; [.D355]=&quot;true&quot;; [.E355]=&quot;true&quot;; [.F355]=&quot;true&quot;; [.G355]=&quot;true&quot;; [.H355]=&quot;true&quot;); &quot;true&quot;; IF(OR([.C355]=&quot;false reach&quot;; [.D355]=&quot;false reach&quot;; [.E355]=&quot;false reach&quot;; [.F355]=&quot;false reach&quot;; [.G355]=&quot;false reach&quot;; [.H3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3.c.i </text:p>
          </table:table-cell>
          <table:table-cell table:formula="of:=IF(OR([.C356]=&quot;true&quot;; [.D356]=&quot;true&quot;; [.E356]=&quot;true&quot;; [.F356]=&quot;true&quot;; [.G356]=&quot;true&quot;; [.H356]=&quot;true&quot;); &quot;true&quot;; IF(OR([.C356]=&quot;false reach&quot;; [.D356]=&quot;false reach&quot;; [.E356]=&quot;false reach&quot;; [.F356]=&quot;false reach&quot;; [.G356]=&quot;false reach&quot;; [.H35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54.c.i </text:p>
          </table:table-cell>
          <table:table-cell table:formula="of:=IF(OR([.C357]=&quot;true&quot;; [.D357]=&quot;true&quot;; [.E357]=&quot;true&quot;; [.F357]=&quot;true&quot;; [.G357]=&quot;true&quot;; [.H357]=&quot;true&quot;); &quot;true&quot;; IF(OR([.C357]=&quot;false reach&quot;; [.D357]=&quot;false reach&quot;; [.E357]=&quot;false reach&quot;; [.F357]=&quot;false reach&quot;; [.G357]=&quot;false reach&quot;; [.H3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5.c.i </text:p>
          </table:table-cell>
          <table:table-cell table:formula="of:=IF(OR([.C358]=&quot;true&quot;; [.D358]=&quot;true&quot;; [.E358]=&quot;true&quot;; [.F358]=&quot;true&quot;; [.G358]=&quot;true&quot;; [.H358]=&quot;true&quot;); &quot;true&quot;; IF(OR([.C358]=&quot;false reach&quot;; [.D358]=&quot;false reach&quot;; [.E358]=&quot;false reach&quot;; [.F358]=&quot;false reach&quot;; [.G358]=&quot;false reach&quot;; [.H3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6.c.i </text:p>
          </table:table-cell>
          <table:table-cell table:formula="of:=IF(OR([.C359]=&quot;true&quot;; [.D359]=&quot;true&quot;; [.E359]=&quot;true&quot;; [.F359]=&quot;true&quot;; [.G359]=&quot;true&quot;; [.H359]=&quot;true&quot;); &quot;true&quot;; IF(OR([.C359]=&quot;false reach&quot;; [.D359]=&quot;false reach&quot;; [.E359]=&quot;false reach&quot;; [.F359]=&quot;false reach&quot;; [.G359]=&quot;false reach&quot;; [.H3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57.c.i </text:p>
          </table:table-cell>
          <table:table-cell table:formula="of:=IF(OR([.C360]=&quot;true&quot;; [.D360]=&quot;true&quot;; [.E360]=&quot;true&quot;; [.F360]=&quot;true&quot;; [.G360]=&quot;true&quot;; [.H360]=&quot;true&quot;); &quot;true&quot;; IF(OR([.C360]=&quot;false reach&quot;; [.D360]=&quot;false reach&quot;; [.E360]=&quot;false reach&quot;; [.F360]=&quot;false reach&quot;; [.G360]=&quot;false reach&quot;; [.H3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8.c.i </text:p>
          </table:table-cell>
          <table:table-cell table:formula="of:=IF(OR([.C361]=&quot;true&quot;; [.D361]=&quot;true&quot;; [.E361]=&quot;true&quot;; [.F361]=&quot;true&quot;; [.G361]=&quot;true&quot;; [.H361]=&quot;true&quot;); &quot;true&quot;; IF(OR([.C361]=&quot;false reach&quot;; [.D361]=&quot;false reach&quot;; [.E361]=&quot;false reach&quot;; [.F361]=&quot;false reach&quot;; [.G361]=&quot;false reach&quot;; [.H3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9.c.i </text:p>
          </table:table-cell>
          <table:table-cell table:formula="of:=IF(OR([.C362]=&quot;true&quot;; [.D362]=&quot;true&quot;; [.E362]=&quot;true&quot;; [.F362]=&quot;true&quot;; [.G362]=&quot;true&quot;; [.H362]=&quot;true&quot;); &quot;true&quot;; IF(OR([.C362]=&quot;false reach&quot;; [.D362]=&quot;false reach&quot;; [.E362]=&quot;false reach&quot;; [.F362]=&quot;false reach&quot;; [.G362]=&quot;false reach&quot;; [.H3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60.c.i </text:p>
          </table:table-cell>
          <table:table-cell table:formula="of:=IF(OR([.C363]=&quot;true&quot;; [.D363]=&quot;true&quot;; [.E363]=&quot;true&quot;; [.F363]=&quot;true&quot;; [.G363]=&quot;true&quot;; [.H363]=&quot;true&quot;); &quot;true&quot;; IF(OR([.C363]=&quot;false reach&quot;; [.D363]=&quot;false reach&quot;; [.E363]=&quot;false reach&quot;; [.F363]=&quot;false reach&quot;; [.G363]=&quot;false reach&quot;; [.H3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1.c.i </text:p>
          </table:table-cell>
          <table:table-cell table:formula="of:=IF(OR([.C364]=&quot;true&quot;; [.D364]=&quot;true&quot;; [.E364]=&quot;true&quot;; [.F364]=&quot;true&quot;; [.G364]=&quot;true&quot;; [.H364]=&quot;true&quot;); &quot;true&quot;; IF(OR([.C364]=&quot;false reach&quot;; [.D364]=&quot;false reach&quot;; [.E364]=&quot;false reach&quot;; [.F364]=&quot;false reach&quot;; [.G364]=&quot;false reach&quot;; [.H3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2.c.i </text:p>
          </table:table-cell>
          <table:table-cell table:formula="of:=IF(OR([.C365]=&quot;true&quot;; [.D365]=&quot;true&quot;; [.E365]=&quot;true&quot;; [.F365]=&quot;true&quot;; [.G365]=&quot;true&quot;; [.H365]=&quot;true&quot;); &quot;true&quot;; IF(OR([.C365]=&quot;false reach&quot;; [.D365]=&quot;false reach&quot;; [.E365]=&quot;false reach&quot;; [.F365]=&quot;false reach&quot;; [.G365]=&quot;false reach&quot;; [.H3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3.c.i </text:p>
          </table:table-cell>
          <table:table-cell table:formula="of:=IF(OR([.C366]=&quot;true&quot;; [.D366]=&quot;true&quot;; [.E366]=&quot;true&quot;; [.F366]=&quot;true&quot;; [.G366]=&quot;true&quot;; [.H366]=&quot;true&quot;); &quot;true&quot;; IF(OR([.C366]=&quot;false reach&quot;; [.D366]=&quot;false reach&quot;; [.E366]=&quot;false reach&quot;; [.F366]=&quot;false reach&quot;; [.G366]=&quot;false reach&quot;; [.H3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64.c.i </text:p>
          </table:table-cell>
          <table:table-cell table:formula="of:=IF(OR([.C367]=&quot;true&quot;; [.D367]=&quot;true&quot;; [.E367]=&quot;true&quot;; [.F367]=&quot;true&quot;; [.G367]=&quot;true&quot;; [.H367]=&quot;true&quot;); &quot;true&quot;; IF(OR([.C367]=&quot;false reach&quot;; [.D367]=&quot;false reach&quot;; [.E367]=&quot;false reach&quot;; [.F367]=&quot;false reach&quot;; [.G367]=&quot;false reach&quot;; [.H3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5.c.i </text:p>
          </table:table-cell>
          <table:table-cell table:formula="of:=IF(OR([.C368]=&quot;true&quot;; [.D368]=&quot;true&quot;; [.E368]=&quot;true&quot;; [.F368]=&quot;true&quot;; [.G368]=&quot;true&quot;; [.H368]=&quot;true&quot;); &quot;true&quot;; IF(OR([.C368]=&quot;false reach&quot;; [.D368]=&quot;false reach&quot;; [.E368]=&quot;false reach&quot;; [.F368]=&quot;false reach&quot;; [.G368]=&quot;false reach&quot;; [.H3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6.c.i </text:p>
          </table:table-cell>
          <table:table-cell table:formula="of:=IF(OR([.C369]=&quot;true&quot;; [.D369]=&quot;true&quot;; [.E369]=&quot;true&quot;; [.F369]=&quot;true&quot;; [.G369]=&quot;true&quot;; [.H369]=&quot;true&quot;); &quot;true&quot;; IF(OR([.C369]=&quot;false reach&quot;; [.D369]=&quot;false reach&quot;; [.E369]=&quot;false reach&quot;; [.F369]=&quot;false reach&quot;; [.G369]=&quot;false reach&quot;; [.H3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67.c.i </text:p>
          </table:table-cell>
          <table:table-cell table:formula="of:=IF(OR([.C370]=&quot;true&quot;; [.D370]=&quot;true&quot;; [.E370]=&quot;true&quot;; [.F370]=&quot;true&quot;; [.G370]=&quot;true&quot;; [.H370]=&quot;true&quot;); &quot;true&quot;; IF(OR([.C370]=&quot;false reach&quot;; [.D370]=&quot;false reach&quot;; [.E370]=&quot;false reach&quot;; [.F370]=&quot;false reach&quot;; [.G370]=&quot;false reach&quot;; [.H3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68.c.i </text:p>
          </table:table-cell>
          <table:table-cell table:formula="of:=IF(OR([.C371]=&quot;true&quot;; [.D371]=&quot;true&quot;; [.E371]=&quot;true&quot;; [.F371]=&quot;true&quot;; [.G371]=&quot;true&quot;; [.H371]=&quot;true&quot;); &quot;true&quot;; IF(OR([.C371]=&quot;false reach&quot;; [.D371]=&quot;false reach&quot;; [.E371]=&quot;false reach&quot;; [.F371]=&quot;false reach&quot;; [.G371]=&quot;false reach&quot;; [.H3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69.c.i </text:p>
          </table:table-cell>
          <table:table-cell table:formula="of:=IF(OR([.C372]=&quot;true&quot;; [.D372]=&quot;true&quot;; [.E372]=&quot;true&quot;; [.F372]=&quot;true&quot;; [.G372]=&quot;true&quot;; [.H372]=&quot;true&quot;); &quot;true&quot;; IF(OR([.C372]=&quot;false reach&quot;; [.D372]=&quot;false reach&quot;; [.E372]=&quot;false reach&quot;; [.F372]=&quot;false reach&quot;; [.G372]=&quot;false reach&quot;; [.H3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70.c.i </text:p>
          </table:table-cell>
          <table:table-cell table:formula="of:=IF(OR([.C373]=&quot;true&quot;; [.D373]=&quot;true&quot;; [.E373]=&quot;true&quot;; [.F373]=&quot;true&quot;; [.G373]=&quot;true&quot;; [.H373]=&quot;true&quot;); &quot;true&quot;; IF(OR([.C373]=&quot;false reach&quot;; [.D373]=&quot;false reach&quot;; [.E373]=&quot;false reach&quot;; [.F373]=&quot;false reach&quot;; [.G373]=&quot;false reach&quot;; [.H3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1.c.i </text:p>
          </table:table-cell>
          <table:table-cell table:formula="of:=IF(OR([.C374]=&quot;true&quot;; [.D374]=&quot;true&quot;; [.E374]=&quot;true&quot;; [.F374]=&quot;true&quot;; [.G374]=&quot;true&quot;; [.H374]=&quot;true&quot;); &quot;true&quot;; IF(OR([.C374]=&quot;false reach&quot;; [.D374]=&quot;false reach&quot;; [.E374]=&quot;false reach&quot;; [.F374]=&quot;false reach&quot;; [.G374]=&quot;false reach&quot;; [.H37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72.c.i </text:p>
          </table:table-cell>
          <table:table-cell table:formula="of:=IF(OR([.C375]=&quot;true&quot;; [.D375]=&quot;true&quot;; [.E375]=&quot;true&quot;; [.F375]=&quot;true&quot;; [.G375]=&quot;true&quot;; [.H375]=&quot;true&quot;); &quot;true&quot;; IF(OR([.C375]=&quot;false reach&quot;; [.D375]=&quot;false reach&quot;; [.E375]=&quot;false reach&quot;; [.F375]=&quot;false reach&quot;; [.G375]=&quot;false reach&quot;; [.H37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73.c.i </text:p>
          </table:table-cell>
          <table:table-cell table:formula="of:=IF(OR([.C376]=&quot;true&quot;; [.D376]=&quot;true&quot;; [.E376]=&quot;true&quot;; [.F376]=&quot;true&quot;; [.G376]=&quot;true&quot;; [.H376]=&quot;true&quot;); &quot;true&quot;; IF(OR([.C376]=&quot;false reach&quot;; [.D376]=&quot;false reach&quot;; [.E376]=&quot;false reach&quot;; [.F376]=&quot;false reach&quot;; [.G376]=&quot;false reach&quot;; [.H3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4.c.i </text:p>
          </table:table-cell>
          <table:table-cell table:formula="of:=IF(OR([.C377]=&quot;true&quot;; [.D377]=&quot;true&quot;; [.E377]=&quot;true&quot;; [.F377]=&quot;true&quot;; [.G377]=&quot;true&quot;; [.H377]=&quot;true&quot;); &quot;true&quot;; IF(OR([.C377]=&quot;false reach&quot;; [.D377]=&quot;false reach&quot;; [.E377]=&quot;false reach&quot;; [.F377]=&quot;false reach&quot;; [.G377]=&quot;false reach&quot;; [.H3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5.c.i </text:p>
          </table:table-cell>
          <table:table-cell table:formula="of:=IF(OR([.C378]=&quot;true&quot;; [.D378]=&quot;true&quot;; [.E378]=&quot;true&quot;; [.F378]=&quot;true&quot;; [.G378]=&quot;true&quot;; [.H378]=&quot;true&quot;); &quot;true&quot;; IF(OR([.C378]=&quot;false reach&quot;; [.D378]=&quot;false reach&quot;; [.E378]=&quot;false reach&quot;; [.F378]=&quot;false reach&quot;; [.G378]=&quot;false reach&quot;; [.H37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76.c.i </text:p>
          </table:table-cell>
          <table:table-cell table:formula="of:=IF(OR([.C379]=&quot;true&quot;; [.D379]=&quot;true&quot;; [.E379]=&quot;true&quot;; [.F379]=&quot;true&quot;; [.G379]=&quot;true&quot;; [.H379]=&quot;true&quot;); &quot;true&quot;; IF(OR([.C379]=&quot;false reach&quot;; [.D379]=&quot;false reach&quot;; [.E379]=&quot;false reach&quot;; [.F379]=&quot;false reach&quot;; [.G379]=&quot;false reach&quot;; [.H3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7.c.i </text:p>
          </table:table-cell>
          <table:table-cell table:formula="of:=IF(OR([.C380]=&quot;true&quot;; [.D380]=&quot;true&quot;; [.E380]=&quot;true&quot;; [.F380]=&quot;true&quot;; [.G380]=&quot;true&quot;; [.H380]=&quot;true&quot;); &quot;true&quot;; IF(OR([.C380]=&quot;false reach&quot;; [.D380]=&quot;false reach&quot;; [.E380]=&quot;false reach&quot;; [.F380]=&quot;false reach&quot;; [.G380]=&quot;false reach&quot;; [.H3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8.c.i </text:p>
          </table:table-cell>
          <table:table-cell table:formula="of:=IF(OR([.C381]=&quot;true&quot;; [.D381]=&quot;true&quot;; [.E381]=&quot;true&quot;; [.F381]=&quot;true&quot;; [.G381]=&quot;true&quot;; [.H381]=&quot;true&quot;); &quot;true&quot;; IF(OR([.C381]=&quot;false reach&quot;; [.D381]=&quot;false reach&quot;; [.E381]=&quot;false reach&quot;; [.F381]=&quot;false reach&quot;; [.G381]=&quot;false reach&quot;; [.H3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9.c.i </text:p>
          </table:table-cell>
          <table:table-cell table:formula="of:=IF(OR([.C382]=&quot;true&quot;; [.D382]=&quot;true&quot;; [.E382]=&quot;true&quot;; [.F382]=&quot;true&quot;; [.G382]=&quot;true&quot;; [.H382]=&quot;true&quot;); &quot;true&quot;; IF(OR([.C382]=&quot;false reach&quot;; [.D382]=&quot;false reach&quot;; [.E382]=&quot;false reach&quot;; [.F382]=&quot;false reach&quot;; [.G382]=&quot;false reach&quot;; [.H3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0.c.i </text:p>
          </table:table-cell>
          <table:table-cell table:formula="of:=IF(OR([.C383]=&quot;true&quot;; [.D383]=&quot;true&quot;; [.E383]=&quot;true&quot;; [.F383]=&quot;true&quot;; [.G383]=&quot;true&quot;; [.H383]=&quot;true&quot;); &quot;true&quot;; IF(OR([.C383]=&quot;false reach&quot;; [.D383]=&quot;false reach&quot;; [.E383]=&quot;false reach&quot;; [.F383]=&quot;false reach&quot;; [.G383]=&quot;false reach&quot;; [.H38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81.c.i </text:p>
          </table:table-cell>
          <table:table-cell table:formula="of:=IF(OR([.C384]=&quot;true&quot;; [.D384]=&quot;true&quot;; [.E384]=&quot;true&quot;; [.F384]=&quot;true&quot;; [.G384]=&quot;true&quot;; [.H384]=&quot;true&quot;); &quot;true&quot;; IF(OR([.C384]=&quot;false reach&quot;; [.D384]=&quot;false reach&quot;; [.E384]=&quot;false reach&quot;; [.F384]=&quot;false reach&quot;; [.G384]=&quot;false reach&quot;; [.H3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82.c.i </text:p>
          </table:table-cell>
          <table:table-cell table:formula="of:=IF(OR([.C385]=&quot;true&quot;; [.D385]=&quot;true&quot;; [.E385]=&quot;true&quot;; [.F385]=&quot;true&quot;; [.G385]=&quot;true&quot;; [.H385]=&quot;true&quot;); &quot;true&quot;; IF(OR([.C385]=&quot;false reach&quot;; [.D385]=&quot;false reach&quot;; [.E385]=&quot;false reach&quot;; [.F385]=&quot;false reach&quot;; [.G385]=&quot;false reach&quot;; [.H3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83.c.i </text:p>
          </table:table-cell>
          <table:table-cell table:formula="of:=IF(OR([.C386]=&quot;true&quot;; [.D386]=&quot;true&quot;; [.E386]=&quot;true&quot;; [.F386]=&quot;true&quot;; [.G386]=&quot;true&quot;; [.H386]=&quot;true&quot;); &quot;true&quot;; IF(OR([.C386]=&quot;false reach&quot;; [.D386]=&quot;false reach&quot;; [.E386]=&quot;false reach&quot;; [.F386]=&quot;false reach&quot;; [.G386]=&quot;false reach&quot;; [.H38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84.c.i </text:p>
          </table:table-cell>
          <table:table-cell table:formula="of:=IF(OR([.C387]=&quot;true&quot;; [.D387]=&quot;true&quot;; [.E387]=&quot;true&quot;; [.F387]=&quot;true&quot;; [.G387]=&quot;true&quot;; [.H387]=&quot;true&quot;); &quot;true&quot;; IF(OR([.C387]=&quot;false reach&quot;; [.D387]=&quot;false reach&quot;; [.E387]=&quot;false reach&quot;; [.F387]=&quot;false reach&quot;; [.G387]=&quot;false reach&quot;; [.H3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5.c.i </text:p>
          </table:table-cell>
          <table:table-cell table:formula="of:=IF(OR([.C388]=&quot;true&quot;; [.D388]=&quot;true&quot;; [.E388]=&quot;true&quot;; [.F388]=&quot;true&quot;; [.G388]=&quot;true&quot;; [.H388]=&quot;true&quot;); &quot;true&quot;; IF(OR([.C388]=&quot;false reach&quot;; [.D388]=&quot;false reach&quot;; [.E388]=&quot;false reach&quot;; [.F388]=&quot;false reach&quot;; [.G388]=&quot;false reach&quot;; [.H3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6.c.i </text:p>
          </table:table-cell>
          <table:table-cell table:formula="of:=IF(OR([.C389]=&quot;true&quot;; [.D389]=&quot;true&quot;; [.E389]=&quot;true&quot;; [.F389]=&quot;true&quot;; [.G389]=&quot;true&quot;; [.H389]=&quot;true&quot;); &quot;true&quot;; IF(OR([.C389]=&quot;false reach&quot;; [.D389]=&quot;false reach&quot;; [.E389]=&quot;false reach&quot;; [.F389]=&quot;false reach&quot;; [.G389]=&quot;false reach&quot;; [.H3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87.c.i </text:p>
          </table:table-cell>
          <table:table-cell table:formula="of:=IF(OR([.C390]=&quot;true&quot;; [.D390]=&quot;true&quot;; [.E390]=&quot;true&quot;; [.F390]=&quot;true&quot;; [.G390]=&quot;true&quot;; [.H390]=&quot;true&quot;); &quot;true&quot;; IF(OR([.C390]=&quot;false reach&quot;; [.D390]=&quot;false reach&quot;; [.E390]=&quot;false reach&quot;; [.F390]=&quot;false reach&quot;; [.G390]=&quot;false reach&quot;; [.H39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8.c.i </text:p>
          </table:table-cell>
          <table:table-cell table:formula="of:=IF(OR([.C391]=&quot;true&quot;; [.D391]=&quot;true&quot;; [.E391]=&quot;true&quot;; [.F391]=&quot;true&quot;; [.G391]=&quot;true&quot;; [.H391]=&quot;true&quot;); &quot;true&quot;; IF(OR([.C391]=&quot;false reach&quot;; [.D391]=&quot;false reach&quot;; [.E391]=&quot;false reach&quot;; [.F391]=&quot;false reach&quot;; [.G391]=&quot;false reach&quot;; [.H39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9.c.i </text:p>
          </table:table-cell>
          <table:table-cell table:formula="of:=IF(OR([.C392]=&quot;true&quot;; [.D392]=&quot;true&quot;; [.E392]=&quot;true&quot;; [.F392]=&quot;true&quot;; [.G392]=&quot;true&quot;; [.H392]=&quot;true&quot;); &quot;true&quot;; IF(OR([.C392]=&quot;false reach&quot;; [.D392]=&quot;false reach&quot;; [.E392]=&quot;false reach&quot;; [.F392]=&quot;false reach&quot;; [.G392]=&quot;false reach&quot;; [.H3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0.c.i </text:p>
          </table:table-cell>
          <table:table-cell table:formula="of:=IF(OR([.C393]=&quot;true&quot;; [.D393]=&quot;true&quot;; [.E393]=&quot;true&quot;; [.F393]=&quot;true&quot;; [.G393]=&quot;true&quot;; [.H393]=&quot;true&quot;); &quot;true&quot;; IF(OR([.C393]=&quot;false reach&quot;; [.D393]=&quot;false reach&quot;; [.E393]=&quot;false reach&quot;; [.F393]=&quot;false reach&quot;; [.G393]=&quot;false reach&quot;; [.H3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1.c.i </text:p>
          </table:table-cell>
          <table:table-cell table:formula="of:=IF(OR([.C394]=&quot;true&quot;; [.D394]=&quot;true&quot;; [.E394]=&quot;true&quot;; [.F394]=&quot;true&quot;; [.G394]=&quot;true&quot;; [.H394]=&quot;true&quot;); &quot;true&quot;; IF(OR([.C394]=&quot;false reach&quot;; [.D394]=&quot;false reach&quot;; [.E394]=&quot;false reach&quot;; [.F394]=&quot;false reach&quot;; [.G394]=&quot;false reach&quot;; [.H3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2.c.i </text:p>
          </table:table-cell>
          <table:table-cell table:formula="of:=IF(OR([.C395]=&quot;true&quot;; [.D395]=&quot;true&quot;; [.E395]=&quot;true&quot;; [.F395]=&quot;true&quot;; [.G395]=&quot;true&quot;; [.H395]=&quot;true&quot;); &quot;true&quot;; IF(OR([.C395]=&quot;false reach&quot;; [.D395]=&quot;false reach&quot;; [.E395]=&quot;false reach&quot;; [.F395]=&quot;false reach&quot;; [.G395]=&quot;false reach&quot;; [.H39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3.c.i </text:p>
          </table:table-cell>
          <table:table-cell table:formula="of:=IF(OR([.C396]=&quot;true&quot;; [.D396]=&quot;true&quot;; [.E396]=&quot;true&quot;; [.F396]=&quot;true&quot;; [.G396]=&quot;true&quot;; [.H396]=&quot;true&quot;); &quot;true&quot;; IF(OR([.C396]=&quot;false reach&quot;; [.D396]=&quot;false reach&quot;; [.E396]=&quot;false reach&quot;; [.F396]=&quot;false reach&quot;; [.G396]=&quot;false reach&quot;; [.H39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4.c.i </text:p>
          </table:table-cell>
          <table:table-cell table:formula="of:=IF(OR([.C397]=&quot;true&quot;; [.D397]=&quot;true&quot;; [.E397]=&quot;true&quot;; [.F397]=&quot;true&quot;; [.G397]=&quot;true&quot;; [.H397]=&quot;true&quot;); &quot;true&quot;; IF(OR([.C397]=&quot;false reach&quot;; [.D397]=&quot;false reach&quot;; [.E397]=&quot;false reach&quot;; [.F397]=&quot;false reach&quot;; [.G397]=&quot;false reach&quot;; [.H3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5.c.i </text:p>
          </table:table-cell>
          <table:table-cell table:formula="of:=IF(OR([.C398]=&quot;true&quot;; [.D398]=&quot;true&quot;; [.E398]=&quot;true&quot;; [.F398]=&quot;true&quot;; [.G398]=&quot;true&quot;; [.H398]=&quot;true&quot;); &quot;true&quot;; IF(OR([.C398]=&quot;false reach&quot;; [.D398]=&quot;false reach&quot;; [.E398]=&quot;false reach&quot;; [.F398]=&quot;false reach&quot;; [.G398]=&quot;false reach&quot;; [.H3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6.c.i </text:p>
          </table:table-cell>
          <table:table-cell table:formula="of:=IF(OR([.C399]=&quot;true&quot;; [.D399]=&quot;true&quot;; [.E399]=&quot;true&quot;; [.F399]=&quot;true&quot;; [.G399]=&quot;true&quot;; [.H399]=&quot;true&quot;); &quot;true&quot;; IF(OR([.C399]=&quot;false reach&quot;; [.D399]=&quot;false reach&quot;; [.E399]=&quot;false reach&quot;; [.F399]=&quot;false reach&quot;; [.G399]=&quot;false reach&quot;; [.H39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7.c.i </text:p>
          </table:table-cell>
          <table:table-cell table:formula="of:=IF(OR([.C400]=&quot;true&quot;; [.D400]=&quot;true&quot;; [.E400]=&quot;true&quot;; [.F400]=&quot;true&quot;; [.G400]=&quot;true&quot;; [.H400]=&quot;true&quot;); &quot;true&quot;; IF(OR([.C400]=&quot;false reach&quot;; [.D400]=&quot;false reach&quot;; [.E400]=&quot;false reach&quot;; [.F400]=&quot;false reach&quot;; [.G400]=&quot;false reach&quot;; [.H4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8.c.i </text:p>
          </table:table-cell>
          <table:table-cell table:formula="of:=IF(OR([.C401]=&quot;true&quot;; [.D401]=&quot;true&quot;; [.E401]=&quot;true&quot;; [.F401]=&quot;true&quot;; [.G401]=&quot;true&quot;; [.H401]=&quot;true&quot;); &quot;true&quot;; IF(OR([.C401]=&quot;false reach&quot;; [.D401]=&quot;false reach&quot;; [.E401]=&quot;false reach&quot;; [.F401]=&quot;false reach&quot;; [.G401]=&quot;false reach&quot;; [.H4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9.c.i </text:p>
          </table:table-cell>
          <table:table-cell table:formula="of:=IF(OR([.C402]=&quot;true&quot;; [.D402]=&quot;true&quot;; [.E402]=&quot;true&quot;; [.F402]=&quot;true&quot;; [.G402]=&quot;true&quot;; [.H402]=&quot;true&quot;); &quot;true&quot;; IF(OR([.C402]=&quot;false reach&quot;; [.D402]=&quot;false reach&quot;; [.E402]=&quot;false reach&quot;; [.F402]=&quot;false reach&quot;; [.G402]=&quot;false reach&quot;; [.H4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00.c.i </text:p>
          </table:table-cell>
          <table:table-cell table:formula="of:=IF(OR([.C403]=&quot;true&quot;; [.D403]=&quot;true&quot;; [.E403]=&quot;true&quot;; [.F403]=&quot;true&quot;; [.G403]=&quot;true&quot;; [.H403]=&quot;true&quot;); &quot;true&quot;; IF(OR([.C403]=&quot;false reach&quot;; [.D403]=&quot;false reach&quot;; [.E403]=&quot;false reach&quot;; [.F403]=&quot;false reach&quot;; [.G403]=&quot;false reach&quot;; [.H40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01.c.i </text:p>
          </table:table-cell>
          <table:table-cell table:formula="of:=IF(OR([.C404]=&quot;true&quot;; [.D404]=&quot;true&quot;; [.E404]=&quot;true&quot;; [.F404]=&quot;true&quot;; [.G404]=&quot;true&quot;; [.H404]=&quot;true&quot;); &quot;true&quot;; IF(OR([.C404]=&quot;false reach&quot;; [.D404]=&quot;false reach&quot;; [.E404]=&quot;false reach&quot;; [.F404]=&quot;false reach&quot;; [.G404]=&quot;false reach&quot;; [.H40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2.c.i </text:p>
          </table:table-cell>
          <table:table-cell table:formula="of:=IF(OR([.C405]=&quot;true&quot;; [.D405]=&quot;true&quot;; [.E405]=&quot;true&quot;; [.F405]=&quot;true&quot;; [.G405]=&quot;true&quot;; [.H405]=&quot;true&quot;); &quot;true&quot;; IF(OR([.C405]=&quot;false reach&quot;; [.D405]=&quot;false reach&quot;; [.E405]=&quot;false reach&quot;; [.F405]=&quot;false reach&quot;; [.G405]=&quot;false reach&quot;; [.H4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3.c.i </text:p>
          </table:table-cell>
          <table:table-cell table:formula="of:=IF(OR([.C406]=&quot;true&quot;; [.D406]=&quot;true&quot;; [.E406]=&quot;true&quot;; [.F406]=&quot;true&quot;; [.G406]=&quot;true&quot;; [.H406]=&quot;true&quot;); &quot;true&quot;; IF(OR([.C406]=&quot;false reach&quot;; [.D406]=&quot;false reach&quot;; [.E406]=&quot;false reach&quot;; [.F406]=&quot;false reach&quot;; [.G406]=&quot;false reach&quot;; [.H4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04.c.i </text:p>
          </table:table-cell>
          <table:table-cell table:formula="of:=IF(OR([.C407]=&quot;true&quot;; [.D407]=&quot;true&quot;; [.E407]=&quot;true&quot;; [.F407]=&quot;true&quot;; [.G407]=&quot;true&quot;; [.H407]=&quot;true&quot;); &quot;true&quot;; IF(OR([.C407]=&quot;false reach&quot;; [.D407]=&quot;false reach&quot;; [.E407]=&quot;false reach&quot;; [.F407]=&quot;false reach&quot;; [.G407]=&quot;false reach&quot;; [.H4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05.c.i </text:p>
          </table:table-cell>
          <table:table-cell table:formula="of:=IF(OR([.C408]=&quot;true&quot;; [.D408]=&quot;true&quot;; [.E408]=&quot;true&quot;; [.F408]=&quot;true&quot;; [.G408]=&quot;true&quot;; [.H408]=&quot;true&quot;); &quot;true&quot;; IF(OR([.C408]=&quot;false reach&quot;; [.D408]=&quot;false reach&quot;; [.E408]=&quot;false reach&quot;; [.F408]=&quot;false reach&quot;; [.G408]=&quot;false reach&quot;; [.H4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6.c.i </text:p>
          </table:table-cell>
          <table:table-cell table:formula="of:=IF(OR([.C409]=&quot;true&quot;; [.D409]=&quot;true&quot;; [.E409]=&quot;true&quot;; [.F409]=&quot;true&quot;; [.G409]=&quot;true&quot;; [.H409]=&quot;true&quot;); &quot;true&quot;; IF(OR([.C409]=&quot;false reach&quot;; [.D409]=&quot;false reach&quot;; [.E409]=&quot;false reach&quot;; [.F409]=&quot;false reach&quot;; [.G409]=&quot;false reach&quot;; [.H4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7.c.i </text:p>
          </table:table-cell>
          <table:table-cell table:formula="of:=IF(OR([.C410]=&quot;true&quot;; [.D410]=&quot;true&quot;; [.E410]=&quot;true&quot;; [.F410]=&quot;true&quot;; [.G410]=&quot;true&quot;; [.H410]=&quot;true&quot;); &quot;true&quot;; IF(OR([.C410]=&quot;false reach&quot;; [.D410]=&quot;false reach&quot;; [.E410]=&quot;false reach&quot;; [.F410]=&quot;false reach&quot;; [.G410]=&quot;false reach&quot;; [.H4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8.c.i </text:p>
          </table:table-cell>
          <table:table-cell table:formula="of:=IF(OR([.C411]=&quot;true&quot;; [.D411]=&quot;true&quot;; [.E411]=&quot;true&quot;; [.F411]=&quot;true&quot;; [.G411]=&quot;true&quot;; [.H411]=&quot;true&quot;); &quot;true&quot;; IF(OR([.C411]=&quot;false reach&quot;; [.D411]=&quot;false reach&quot;; [.E411]=&quot;false reach&quot;; [.F411]=&quot;false reach&quot;; [.G411]=&quot;false reach&quot;; [.H41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9.c.i </text:p>
          </table:table-cell>
          <table:table-cell table:formula="of:=IF(OR([.C412]=&quot;true&quot;; [.D412]=&quot;true&quot;; [.E412]=&quot;true&quot;; [.F412]=&quot;true&quot;; [.G412]=&quot;true&quot;; [.H412]=&quot;true&quot;); &quot;true&quot;; IF(OR([.C412]=&quot;false reach&quot;; [.D412]=&quot;false reach&quot;; [.E412]=&quot;false reach&quot;; [.F412]=&quot;false reach&quot;; [.G412]=&quot;false reach&quot;; [.H4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10.c.i </text:p>
          </table:table-cell>
          <table:table-cell table:formula="of:=IF(OR([.C413]=&quot;true&quot;; [.D413]=&quot;true&quot;; [.E413]=&quot;true&quot;; [.F413]=&quot;true&quot;; [.G413]=&quot;true&quot;; [.H413]=&quot;true&quot;); &quot;true&quot;; IF(OR([.C413]=&quot;false reach&quot;; [.D413]=&quot;false reach&quot;; [.E413]=&quot;false reach&quot;; [.F413]=&quot;false reach&quot;; [.G413]=&quot;false reach&quot;; [.H4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11.c.i </text:p>
          </table:table-cell>
          <table:table-cell table:formula="of:=IF(OR([.C414]=&quot;true&quot;; [.D414]=&quot;true&quot;; [.E414]=&quot;true&quot;; [.F414]=&quot;true&quot;; [.G414]=&quot;true&quot;; [.H414]=&quot;true&quot;); &quot;true&quot;; IF(OR([.C414]=&quot;false reach&quot;; [.D414]=&quot;false reach&quot;; [.E414]=&quot;false reach&quot;; [.F414]=&quot;false reach&quot;; [.G414]=&quot;false reach&quot;; [.H41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12.c.i </text:p>
          </table:table-cell>
          <table:table-cell table:formula="of:=IF(OR([.C415]=&quot;true&quot;; [.D415]=&quot;true&quot;; [.E415]=&quot;true&quot;; [.F415]=&quot;true&quot;; [.G415]=&quot;true&quot;; [.H415]=&quot;true&quot;); &quot;true&quot;; IF(OR([.C415]=&quot;false reach&quot;; [.D415]=&quot;false reach&quot;; [.E415]=&quot;false reach&quot;; [.F415]=&quot;false reach&quot;; [.G415]=&quot;false reach&quot;; [.H4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3.c.i </text:p>
          </table:table-cell>
          <table:table-cell table:formula="of:=IF(OR([.C416]=&quot;true&quot;; [.D416]=&quot;true&quot;; [.E416]=&quot;true&quot;; [.F416]=&quot;true&quot;; [.G416]=&quot;true&quot;; [.H416]=&quot;true&quot;); &quot;true&quot;; IF(OR([.C416]=&quot;false reach&quot;; [.D416]=&quot;false reach&quot;; [.E416]=&quot;false reach&quot;; [.F416]=&quot;false reach&quot;; [.G416]=&quot;false reach&quot;; [.H41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14.c.i </text:p>
          </table:table-cell>
          <table:table-cell table:formula="of:=IF(OR([.C417]=&quot;true&quot;; [.D417]=&quot;true&quot;; [.E417]=&quot;true&quot;; [.F417]=&quot;true&quot;; [.G417]=&quot;true&quot;; [.H417]=&quot;true&quot;); &quot;true&quot;; IF(OR([.C417]=&quot;false reach&quot;; [.D417]=&quot;false reach&quot;; [.E417]=&quot;false reach&quot;; [.F417]=&quot;false reach&quot;; [.G417]=&quot;false reach&quot;; [.H4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5.c.i </text:p>
          </table:table-cell>
          <table:table-cell table:formula="of:=IF(OR([.C418]=&quot;true&quot;; [.D418]=&quot;true&quot;; [.E418]=&quot;true&quot;; [.F418]=&quot;true&quot;; [.G418]=&quot;true&quot;; [.H418]=&quot;true&quot;); &quot;true&quot;; IF(OR([.C418]=&quot;false reach&quot;; [.D418]=&quot;false reach&quot;; [.E418]=&quot;false reach&quot;; [.F418]=&quot;false reach&quot;; [.G418]=&quot;false reach&quot;; [.H4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6.c.i </text:p>
          </table:table-cell>
          <table:table-cell table:formula="of:=IF(OR([.C419]=&quot;true&quot;; [.D419]=&quot;true&quot;; [.E419]=&quot;true&quot;; [.F419]=&quot;true&quot;; [.G419]=&quot;true&quot;; [.H419]=&quot;true&quot;); &quot;true&quot;; IF(OR([.C419]=&quot;false reach&quot;; [.D419]=&quot;false reach&quot;; [.E419]=&quot;false reach&quot;; [.F419]=&quot;false reach&quot;; [.G419]=&quot;false reach&quot;; [.H4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17.c.i </text:p>
          </table:table-cell>
          <table:table-cell table:formula="of:=IF(OR([.C420]=&quot;true&quot;; [.D420]=&quot;true&quot;; [.E420]=&quot;true&quot;; [.F420]=&quot;true&quot;; [.G420]=&quot;true&quot;; [.H420]=&quot;true&quot;); &quot;true&quot;; IF(OR([.C420]=&quot;false reach&quot;; [.D420]=&quot;false reach&quot;; [.E420]=&quot;false reach&quot;; [.F420]=&quot;false reach&quot;; [.G420]=&quot;false reach&quot;; [.H4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8.c.i </text:p>
          </table:table-cell>
          <table:table-cell table:formula="of:=IF(OR([.C421]=&quot;true&quot;; [.D421]=&quot;true&quot;; [.E421]=&quot;true&quot;; [.F421]=&quot;true&quot;; [.G421]=&quot;true&quot;; [.H421]=&quot;true&quot;); &quot;true&quot;; IF(OR([.C421]=&quot;false reach&quot;; [.D421]=&quot;false reach&quot;; [.E421]=&quot;false reach&quot;; [.F421]=&quot;false reach&quot;; [.G421]=&quot;false reach&quot;; [.H4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9.c.i </text:p>
          </table:table-cell>
          <table:table-cell table:formula="of:=IF(OR([.C422]=&quot;true&quot;; [.D422]=&quot;true&quot;; [.E422]=&quot;true&quot;; [.F422]=&quot;true&quot;; [.G422]=&quot;true&quot;; [.H422]=&quot;true&quot;); &quot;true&quot;; IF(OR([.C422]=&quot;false reach&quot;; [.D422]=&quot;false reach&quot;; [.E422]=&quot;false reach&quot;; [.F422]=&quot;false reach&quot;; [.G422]=&quot;false reach&quot;; [.H4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0.c.i </text:p>
          </table:table-cell>
          <table:table-cell table:formula="of:=IF(OR([.C423]=&quot;true&quot;; [.D423]=&quot;true&quot;; [.E423]=&quot;true&quot;; [.F423]=&quot;true&quot;; [.G423]=&quot;true&quot;; [.H423]=&quot;true&quot;); &quot;true&quot;; IF(OR([.C423]=&quot;false reach&quot;; [.D423]=&quot;false reach&quot;; [.E423]=&quot;false reach&quot;; [.F423]=&quot;false reach&quot;; [.G423]=&quot;false reach&quot;; [.H42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21.c.i </text:p>
          </table:table-cell>
          <table:table-cell table:formula="of:=IF(OR([.C424]=&quot;true&quot;; [.D424]=&quot;true&quot;; [.E424]=&quot;true&quot;; [.F424]=&quot;true&quot;; [.G424]=&quot;true&quot;; [.H424]=&quot;true&quot;); &quot;true&quot;; IF(OR([.C424]=&quot;false reach&quot;; [.D424]=&quot;false reach&quot;; [.E424]=&quot;false reach&quot;; [.F424]=&quot;false reach&quot;; [.G424]=&quot;false reach&quot;; [.H42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2.c.i </text:p>
          </table:table-cell>
          <table:table-cell table:formula="of:=IF(OR([.C425]=&quot;true&quot;; [.D425]=&quot;true&quot;; [.E425]=&quot;true&quot;; [.F425]=&quot;true&quot;; [.G425]=&quot;true&quot;; [.H425]=&quot;true&quot;); &quot;true&quot;; IF(OR([.C425]=&quot;false reach&quot;; [.D425]=&quot;false reach&quot;; [.E425]=&quot;false reach&quot;; [.F425]=&quot;false reach&quot;; [.G425]=&quot;false reach&quot;; [.H4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3.c.i </text:p>
          </table:table-cell>
          <table:table-cell table:formula="of:=IF(OR([.C426]=&quot;true&quot;; [.D426]=&quot;true&quot;; [.E426]=&quot;true&quot;; [.F426]=&quot;true&quot;; [.G426]=&quot;true&quot;; [.H426]=&quot;true&quot;); &quot;true&quot;; IF(OR([.C426]=&quot;false reach&quot;; [.D426]=&quot;false reach&quot;; [.E426]=&quot;false reach&quot;; [.F426]=&quot;false reach&quot;; [.G426]=&quot;false reach&quot;; [.H4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4.c.i </text:p>
          </table:table-cell>
          <table:table-cell table:formula="of:=IF(OR([.C427]=&quot;true&quot;; [.D427]=&quot;true&quot;; [.E427]=&quot;true&quot;; [.F427]=&quot;true&quot;; [.G427]=&quot;true&quot;; [.H427]=&quot;true&quot;); &quot;true&quot;; IF(OR([.C427]=&quot;false reach&quot;; [.D427]=&quot;false reach&quot;; [.E427]=&quot;false reach&quot;; [.F427]=&quot;false reach&quot;; [.G427]=&quot;false reach&quot;; [.H4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5.c.i </text:p>
          </table:table-cell>
          <table:table-cell table:formula="of:=IF(OR([.C428]=&quot;true&quot;; [.D428]=&quot;true&quot;; [.E428]=&quot;true&quot;; [.F428]=&quot;true&quot;; [.G428]=&quot;true&quot;; [.H428]=&quot;true&quot;); &quot;true&quot;; IF(OR([.C428]=&quot;false reach&quot;; [.D428]=&quot;false reach&quot;; [.E428]=&quot;false reach&quot;; [.F428]=&quot;false reach&quot;; [.G428]=&quot;false reach&quot;; [.H4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6.c.i </text:p>
          </table:table-cell>
          <table:table-cell table:formula="of:=IF(OR([.C429]=&quot;true&quot;; [.D429]=&quot;true&quot;; [.E429]=&quot;true&quot;; [.F429]=&quot;true&quot;; [.G429]=&quot;true&quot;; [.H429]=&quot;true&quot;); &quot;true&quot;; IF(OR([.C429]=&quot;false reach&quot;; [.D429]=&quot;false reach&quot;; [.E429]=&quot;false reach&quot;; [.F429]=&quot;false reach&quot;; [.G429]=&quot;false reach&quot;; [.H4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7.c.i </text:p>
          </table:table-cell>
          <table:table-cell table:formula="of:=IF(OR([.C430]=&quot;true&quot;; [.D430]=&quot;true&quot;; [.E430]=&quot;true&quot;; [.F430]=&quot;true&quot;; [.G430]=&quot;true&quot;; [.H430]=&quot;true&quot;); &quot;true&quot;; IF(OR([.C430]=&quot;false reach&quot;; [.D430]=&quot;false reach&quot;; [.E430]=&quot;false reach&quot;; [.F430]=&quot;false reach&quot;; [.G430]=&quot;false reach&quot;; [.H43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8.c.i </text:p>
          </table:table-cell>
          <table:table-cell table:formula="of:=IF(OR([.C431]=&quot;true&quot;; [.D431]=&quot;true&quot;; [.E431]=&quot;true&quot;; [.F431]=&quot;true&quot;; [.G431]=&quot;true&quot;; [.H431]=&quot;true&quot;); &quot;true&quot;; IF(OR([.C431]=&quot;false reach&quot;; [.D431]=&quot;false reach&quot;; [.E431]=&quot;false reach&quot;; [.F431]=&quot;false reach&quot;; [.G431]=&quot;false reach&quot;; [.H4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9.c.i </text:p>
          </table:table-cell>
          <table:table-cell table:formula="of:=IF(OR([.C432]=&quot;true&quot;; [.D432]=&quot;true&quot;; [.E432]=&quot;true&quot;; [.F432]=&quot;true&quot;; [.G432]=&quot;true&quot;; [.H432]=&quot;true&quot;); &quot;true&quot;; IF(OR([.C432]=&quot;false reach&quot;; [.D432]=&quot;false reach&quot;; [.E432]=&quot;false reach&quot;; [.F432]=&quot;false reach&quot;; [.G432]=&quot;false reach&quot;; [.H4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30.c.i </text:p>
          </table:table-cell>
          <table:table-cell table:formula="of:=IF(OR([.C433]=&quot;true&quot;; [.D433]=&quot;true&quot;; [.E433]=&quot;true&quot;; [.F433]=&quot;true&quot;; [.G433]=&quot;true&quot;; [.H433]=&quot;true&quot;); &quot;true&quot;; IF(OR([.C433]=&quot;false reach&quot;; [.D433]=&quot;false reach&quot;; [.E433]=&quot;false reach&quot;; [.F433]=&quot;false reach&quot;; [.G433]=&quot;false reach&quot;; [.H4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31.c.i </text:p>
          </table:table-cell>
          <table:table-cell table:formula="of:=IF(OR([.C434]=&quot;true&quot;; [.D434]=&quot;true&quot;; [.E434]=&quot;true&quot;; [.F434]=&quot;true&quot;; [.G434]=&quot;true&quot;; [.H434]=&quot;true&quot;); &quot;true&quot;; IF(OR([.C434]=&quot;false reach&quot;; [.D434]=&quot;false reach&quot;; [.E434]=&quot;false reach&quot;; [.F434]=&quot;false reach&quot;; [.G434]=&quot;false reach&quot;; [.H43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32.c.i </text:p>
          </table:table-cell>
          <table:table-cell table:formula="of:=IF(OR([.C435]=&quot;true&quot;; [.D435]=&quot;true&quot;; [.E435]=&quot;true&quot;; [.F435]=&quot;true&quot;; [.G435]=&quot;true&quot;; [.H435]=&quot;true&quot;); &quot;true&quot;; IF(OR([.C435]=&quot;false reach&quot;; [.D435]=&quot;false reach&quot;; [.E435]=&quot;false reach&quot;; [.F435]=&quot;false reach&quot;; [.G435]=&quot;false reach&quot;; [.H4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5_33.c.i </text:p>
          </table:table-cell>
          <table:table-cell table:formula="of:=IF(OR([.C436]=&quot;true&quot;; [.D436]=&quot;true&quot;; [.E436]=&quot;true&quot;; [.F436]=&quot;true&quot;; [.G436]=&quot;true&quot;; [.H436]=&quot;true&quot;); &quot;true&quot;; IF(OR([.C436]=&quot;false reach&quot;; [.D436]=&quot;false reach&quot;; [.E436]=&quot;false reach&quot;; [.F436]=&quot;false reach&quot;; [.G436]=&quot;false reach&quot;; [.H4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34.c.i </text:p>
          </table:table-cell>
          <table:table-cell table:formula="of:=IF(OR([.C437]=&quot;true&quot;; [.D437]=&quot;true&quot;; [.E437]=&quot;true&quot;; [.F437]=&quot;true&quot;; [.G437]=&quot;true&quot;; [.H437]=&quot;true&quot;); &quot;true&quot;; IF(OR([.C437]=&quot;false reach&quot;; [.D437]=&quot;false reach&quot;; [.E437]=&quot;false reach&quot;; [.F437]=&quot;false reach&quot;; [.G437]=&quot;false reach&quot;; [.H4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35.c.i </text:p>
          </table:table-cell>
          <table:table-cell table:formula="of:=IF(OR([.C438]=&quot;true&quot;; [.D438]=&quot;true&quot;; [.E438]=&quot;true&quot;; [.F438]=&quot;true&quot;; [.G438]=&quot;true&quot;; [.H438]=&quot;true&quot;); &quot;true&quot;; IF(OR([.C438]=&quot;false reach&quot;; [.D438]=&quot;false reach&quot;; [.E438]=&quot;false reach&quot;; [.F438]=&quot;false reach&quot;; [.G438]=&quot;false reach&quot;; [.H4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36.c.i </text:p>
          </table:table-cell>
          <table:table-cell table:formula="of:=IF(OR([.C439]=&quot;true&quot;; [.D439]=&quot;true&quot;; [.E439]=&quot;true&quot;; [.F439]=&quot;true&quot;; [.G439]=&quot;true&quot;; [.H439]=&quot;true&quot;); &quot;true&quot;; IF(OR([.C439]=&quot;false reach&quot;; [.D439]=&quot;false reach&quot;; [.E439]=&quot;false reach&quot;; [.F439]=&quot;false reach&quot;; [.G439]=&quot;false reach&quot;; [.H43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37.c.i </text:p>
          </table:table-cell>
          <table:table-cell table:formula="of:=IF(OR([.C440]=&quot;true&quot;; [.D440]=&quot;true&quot;; [.E440]=&quot;true&quot;; [.F440]=&quot;true&quot;; [.G440]=&quot;true&quot;; [.H440]=&quot;true&quot;); &quot;true&quot;; IF(OR([.C440]=&quot;false reach&quot;; [.D440]=&quot;false reach&quot;; [.E440]=&quot;false reach&quot;; [.F440]=&quot;false reach&quot;; [.G440]=&quot;false reach&quot;; [.H44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38.c.i </text:p>
          </table:table-cell>
          <table:table-cell table:formula="of:=IF(OR([.C441]=&quot;true&quot;; [.D441]=&quot;true&quot;; [.E441]=&quot;true&quot;; [.F441]=&quot;true&quot;; [.G441]=&quot;true&quot;; [.H441]=&quot;true&quot;); &quot;true&quot;; IF(OR([.C441]=&quot;false reach&quot;; [.D441]=&quot;false reach&quot;; [.E441]=&quot;false reach&quot;; [.F441]=&quot;false reach&quot;; [.G441]=&quot;false reach&quot;; [.H4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killed by signal 9</text:p>
          </table:table-cell>
          <table:table-cell/>
        </table:table-row>
        <table:table-row table:style-name="ro2">
          <table:table-cell office:value-type="string">
            <text:p>Problem05_39.c.i </text:p>
          </table:table-cell>
          <table:table-cell table:formula="of:=IF(OR([.C442]=&quot;true&quot;; [.D442]=&quot;true&quot;; [.E442]=&quot;true&quot;; [.F442]=&quot;true&quot;; [.G442]=&quot;true&quot;; [.H442]=&quot;true&quot;); &quot;true&quot;; IF(OR([.C442]=&quot;false reach&quot;; [.D442]=&quot;false reach&quot;; [.E442]=&quot;false reach&quot;; [.F442]=&quot;false reach&quot;; [.G442]=&quot;false reach&quot;; [.H44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40.c.i </text:p>
          </table:table-cell>
          <table:table-cell table:formula="of:=IF(OR([.C443]=&quot;true&quot;; [.D443]=&quot;true&quot;; [.E443]=&quot;true&quot;; [.F443]=&quot;true&quot;; [.G443]=&quot;true&quot;; [.H443]=&quot;true&quot;); &quot;true&quot;; IF(OR([.C443]=&quot;false reach&quot;; [.D443]=&quot;false reach&quot;; [.E443]=&quot;false reach&quot;; [.F443]=&quot;false reach&quot;; [.G443]=&quot;false reach&quot;; [.H44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41.c.i </text:p>
          </table:table-cell>
          <table:table-cell table:formula="of:=IF(OR([.C444]=&quot;true&quot;; [.D444]=&quot;true&quot;; [.E444]=&quot;true&quot;; [.F444]=&quot;true&quot;; [.G444]=&quot;true&quot;; [.H444]=&quot;true&quot;); &quot;true&quot;; IF(OR([.C444]=&quot;false reach&quot;; [.D444]=&quot;false reach&quot;; [.E444]=&quot;false reach&quot;; [.F444]=&quot;false reach&quot;; [.G444]=&quot;false reach&quot;; [.H4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42.c.i </text:p>
          </table:table-cell>
          <table:table-cell table:formula="of:=IF(OR([.C445]=&quot;true&quot;; [.D445]=&quot;true&quot;; [.E445]=&quot;true&quot;; [.F445]=&quot;true&quot;; [.G445]=&quot;true&quot;; [.H445]=&quot;true&quot;); &quot;true&quot;; IF(OR([.C445]=&quot;false reach&quot;; [.D445]=&quot;false reach&quot;; [.E445]=&quot;false reach&quot;; [.F445]=&quot;false reach&quot;; [.G445]=&quot;false reach&quot;; [.H4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3.c.i </text:p>
          </table:table-cell>
          <table:table-cell table:formula="of:=IF(OR([.C446]=&quot;true&quot;; [.D446]=&quot;true&quot;; [.E446]=&quot;true&quot;; [.F446]=&quot;true&quot;; [.G446]=&quot;true&quot;; [.H446]=&quot;true&quot;); &quot;true&quot;; IF(OR([.C446]=&quot;false reach&quot;; [.D446]=&quot;false reach&quot;; [.E446]=&quot;false reach&quot;; [.F446]=&quot;false reach&quot;; [.G446]=&quot;false reach&quot;; [.H4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44.c.i </text:p>
          </table:table-cell>
          <table:table-cell table:formula="of:=IF(OR([.C447]=&quot;true&quot;; [.D447]=&quot;true&quot;; [.E447]=&quot;true&quot;; [.F447]=&quot;true&quot;; [.G447]=&quot;true&quot;; [.H447]=&quot;true&quot;); &quot;true&quot;; IF(OR([.C447]=&quot;false reach&quot;; [.D447]=&quot;false reach&quot;; [.E447]=&quot;false reach&quot;; [.F447]=&quot;false reach&quot;; [.G447]=&quot;false reach&quot;; [.H4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45.c.i </text:p>
          </table:table-cell>
          <table:table-cell table:formula="of:=IF(OR([.C448]=&quot;true&quot;; [.D448]=&quot;true&quot;; [.E448]=&quot;true&quot;; [.F448]=&quot;true&quot;; [.G448]=&quot;true&quot;; [.H448]=&quot;true&quot;); &quot;true&quot;; IF(OR([.C448]=&quot;false reach&quot;; [.D448]=&quot;false reach&quot;; [.E448]=&quot;false reach&quot;; [.F448]=&quot;false reach&quot;; [.G448]=&quot;false reach&quot;; [.H4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6.c.i </text:p>
          </table:table-cell>
          <table:table-cell table:formula="of:=IF(OR([.C449]=&quot;true&quot;; [.D449]=&quot;true&quot;; [.E449]=&quot;true&quot;; [.F449]=&quot;true&quot;; [.G449]=&quot;true&quot;; [.H449]=&quot;true&quot;); &quot;true&quot;; IF(OR([.C449]=&quot;false reach&quot;; [.D449]=&quot;false reach&quot;; [.E449]=&quot;false reach&quot;; [.F449]=&quot;false reach&quot;; [.G449]=&quot;false reach&quot;; [.H44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5_47.c.i </text:p>
          </table:table-cell>
          <table:table-cell table:formula="of:=IF(OR([.C450]=&quot;true&quot;; [.D450]=&quot;true&quot;; [.E450]=&quot;true&quot;; [.F450]=&quot;true&quot;; [.G450]=&quot;true&quot;; [.H450]=&quot;true&quot;); &quot;true&quot;; IF(OR([.C450]=&quot;false reach&quot;; [.D450]=&quot;false reach&quot;; [.E450]=&quot;false reach&quot;; [.F450]=&quot;false reach&quot;; [.G450]=&quot;false reach&quot;; [.H45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48.c.i </text:p>
          </table:table-cell>
          <table:table-cell table:formula="of:=IF(OR([.C451]=&quot;true&quot;; [.D451]=&quot;true&quot;; [.E451]=&quot;true&quot;; [.F451]=&quot;true&quot;; [.G451]=&quot;true&quot;; [.H451]=&quot;true&quot;); &quot;true&quot;; IF(OR([.C451]=&quot;false reach&quot;; [.D451]=&quot;false reach&quot;; [.E451]=&quot;false reach&quot;; [.F451]=&quot;false reach&quot;; [.G451]=&quot;false reach&quot;; [.H4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9.c.i </text:p>
          </table:table-cell>
          <table:table-cell table:formula="of:=IF(OR([.C452]=&quot;true&quot;; [.D452]=&quot;true&quot;; [.E452]=&quot;true&quot;; [.F452]=&quot;true&quot;; [.G452]=&quot;true&quot;; [.H452]=&quot;true&quot;); &quot;true&quot;; IF(OR([.C452]=&quot;false reach&quot;; [.D452]=&quot;false reach&quot;; [.E452]=&quot;false reach&quot;; [.F452]=&quot;false reach&quot;; [.G452]=&quot;false reach&quot;; [.H4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0.c.i </text:p>
          </table:table-cell>
          <table:table-cell table:formula="of:=IF(OR([.C453]=&quot;true&quot;; [.D453]=&quot;true&quot;; [.E453]=&quot;true&quot;; [.F453]=&quot;true&quot;; [.G453]=&quot;true&quot;; [.H453]=&quot;true&quot;); &quot;true&quot;; IF(OR([.C453]=&quot;false reach&quot;; [.D453]=&quot;false reach&quot;; [.E453]=&quot;false reach&quot;; [.F453]=&quot;false reach&quot;; [.G453]=&quot;false reach&quot;; [.H4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1.c.i </text:p>
          </table:table-cell>
          <table:table-cell table:formula="of:=IF(OR([.C454]=&quot;true&quot;; [.D454]=&quot;true&quot;; [.E454]=&quot;true&quot;; [.F454]=&quot;true&quot;; [.G454]=&quot;true&quot;; [.H454]=&quot;true&quot;); &quot;true&quot;; IF(OR([.C454]=&quot;false reach&quot;; [.D454]=&quot;false reach&quot;; [.E454]=&quot;false reach&quot;; [.F454]=&quot;false reach&quot;; [.G454]=&quot;false reach&quot;; [.H4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2.c.i </text:p>
          </table:table-cell>
          <table:table-cell table:formula="of:=IF(OR([.C455]=&quot;true&quot;; [.D455]=&quot;true&quot;; [.E455]=&quot;true&quot;; [.F455]=&quot;true&quot;; [.G455]=&quot;true&quot;; [.H455]=&quot;true&quot;); &quot;true&quot;; IF(OR([.C455]=&quot;false reach&quot;; [.D455]=&quot;false reach&quot;; [.E455]=&quot;false reach&quot;; [.F455]=&quot;false reach&quot;; [.G455]=&quot;false reach&quot;; [.H4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53.c.i </text:p>
          </table:table-cell>
          <table:table-cell table:formula="of:=IF(OR([.C456]=&quot;true&quot;; [.D456]=&quot;true&quot;; [.E456]=&quot;true&quot;; [.F456]=&quot;true&quot;; [.G456]=&quot;true&quot;; [.H456]=&quot;true&quot;); &quot;true&quot;; IF(OR([.C456]=&quot;false reach&quot;; [.D456]=&quot;false reach&quot;; [.E456]=&quot;false reach&quot;; [.F456]=&quot;false reach&quot;; [.G456]=&quot;false reach&quot;; [.H45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54.c.i </text:p>
          </table:table-cell>
          <table:table-cell table:formula="of:=IF(OR([.C457]=&quot;true&quot;; [.D457]=&quot;true&quot;; [.E457]=&quot;true&quot;; [.F457]=&quot;true&quot;; [.G457]=&quot;true&quot;; [.H457]=&quot;true&quot;); &quot;true&quot;; IF(OR([.C457]=&quot;false reach&quot;; [.D457]=&quot;false reach&quot;; [.E457]=&quot;false reach&quot;; [.F457]=&quot;false reach&quot;; [.G457]=&quot;false reach&quot;; [.H45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5.c.i </text:p>
          </table:table-cell>
          <table:table-cell table:formula="of:=IF(OR([.C458]=&quot;true&quot;; [.D458]=&quot;true&quot;; [.E458]=&quot;true&quot;; [.F458]=&quot;true&quot;; [.G458]=&quot;true&quot;; [.H458]=&quot;true&quot;); &quot;true&quot;; IF(OR([.C458]=&quot;false reach&quot;; [.D458]=&quot;false reach&quot;; [.E458]=&quot;false reach&quot;; [.F458]=&quot;false reach&quot;; [.G458]=&quot;false reach&quot;; [.H45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6.c.i </text:p>
          </table:table-cell>
          <table:table-cell table:formula="of:=IF(OR([.C459]=&quot;true&quot;; [.D459]=&quot;true&quot;; [.E459]=&quot;true&quot;; [.F459]=&quot;true&quot;; [.G459]=&quot;true&quot;; [.H459]=&quot;true&quot;); &quot;true&quot;; IF(OR([.C459]=&quot;false reach&quot;; [.D459]=&quot;false reach&quot;; [.E459]=&quot;false reach&quot;; [.F459]=&quot;false reach&quot;; [.G459]=&quot;false reach&quot;; [.H4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7.c.i </text:p>
          </table:table-cell>
          <table:table-cell table:formula="of:=IF(OR([.C460]=&quot;true&quot;; [.D460]=&quot;true&quot;; [.E460]=&quot;true&quot;; [.F460]=&quot;true&quot;; [.G460]=&quot;true&quot;; [.H460]=&quot;true&quot;); &quot;true&quot;; IF(OR([.C460]=&quot;false reach&quot;; [.D460]=&quot;false reach&quot;; [.E460]=&quot;false reach&quot;; [.F460]=&quot;false reach&quot;; [.G460]=&quot;false reach&quot;; [.H4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58.c.i </text:p>
          </table:table-cell>
          <table:table-cell table:formula="of:=IF(OR([.C461]=&quot;true&quot;; [.D461]=&quot;true&quot;; [.E461]=&quot;true&quot;; [.F461]=&quot;true&quot;; [.G461]=&quot;true&quot;; [.H461]=&quot;true&quot;); &quot;true&quot;; IF(OR([.C461]=&quot;false reach&quot;; [.D461]=&quot;false reach&quot;; [.E461]=&quot;false reach&quot;; [.F461]=&quot;false reach&quot;; [.G461]=&quot;false reach&quot;; [.H46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59.c.i </text:p>
          </table:table-cell>
          <table:table-cell table:formula="of:=IF(OR([.C462]=&quot;true&quot;; [.D462]=&quot;true&quot;; [.E462]=&quot;true&quot;; [.F462]=&quot;true&quot;; [.G462]=&quot;true&quot;; [.H462]=&quot;true&quot;); &quot;true&quot;; IF(OR([.C462]=&quot;false reach&quot;; [.D462]=&quot;false reach&quot;; [.E462]=&quot;false reach&quot;; [.F462]=&quot;false reach&quot;; [.G462]=&quot;false reach&quot;; [.H4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0.c.i </text:p>
          </table:table-cell>
          <table:table-cell table:formula="of:=IF(OR([.C463]=&quot;true&quot;; [.D463]=&quot;true&quot;; [.E463]=&quot;true&quot;; [.F463]=&quot;true&quot;; [.G463]=&quot;true&quot;; [.H463]=&quot;true&quot;); &quot;true&quot;; IF(OR([.C463]=&quot;false reach&quot;; [.D463]=&quot;false reach&quot;; [.E463]=&quot;false reach&quot;; [.F463]=&quot;false reach&quot;; [.G463]=&quot;false reach&quot;; [.H4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1.c.i </text:p>
          </table:table-cell>
          <table:table-cell table:formula="of:=IF(OR([.C464]=&quot;true&quot;; [.D464]=&quot;true&quot;; [.E464]=&quot;true&quot;; [.F464]=&quot;true&quot;; [.G464]=&quot;true&quot;; [.H464]=&quot;true&quot;); &quot;true&quot;; IF(OR([.C464]=&quot;false reach&quot;; [.D464]=&quot;false reach&quot;; [.E464]=&quot;false reach&quot;; [.F464]=&quot;false reach&quot;; [.G464]=&quot;false reach&quot;; [.H46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2.c.i </text:p>
          </table:table-cell>
          <table:table-cell table:formula="of:=IF(OR([.C465]=&quot;true&quot;; [.D465]=&quot;true&quot;; [.E465]=&quot;true&quot;; [.F465]=&quot;true&quot;; [.G465]=&quot;true&quot;; [.H465]=&quot;true&quot;); &quot;true&quot;; IF(OR([.C465]=&quot;false reach&quot;; [.D465]=&quot;false reach&quot;; [.E465]=&quot;false reach&quot;; [.F465]=&quot;false reach&quot;; [.G465]=&quot;false reach&quot;; [.H4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3.c.i </text:p>
          </table:table-cell>
          <table:table-cell table:formula="of:=IF(OR([.C466]=&quot;true&quot;; [.D466]=&quot;true&quot;; [.E466]=&quot;true&quot;; [.F466]=&quot;true&quot;; [.G466]=&quot;true&quot;; [.H466]=&quot;true&quot;); &quot;true&quot;; IF(OR([.C466]=&quot;false reach&quot;; [.D466]=&quot;false reach&quot;; [.E466]=&quot;false reach&quot;; [.F466]=&quot;false reach&quot;; [.G466]=&quot;false reach&quot;; [.H46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4.c.i </text:p>
          </table:table-cell>
          <table:table-cell table:formula="of:=IF(OR([.C467]=&quot;true&quot;; [.D467]=&quot;true&quot;; [.E467]=&quot;true&quot;; [.F467]=&quot;true&quot;; [.G467]=&quot;true&quot;; [.H467]=&quot;true&quot;); &quot;true&quot;; IF(OR([.C467]=&quot;false reach&quot;; [.D467]=&quot;false reach&quot;; [.E467]=&quot;false reach&quot;; [.F467]=&quot;false reach&quot;; [.G467]=&quot;false reach&quot;; [.H46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5.c.i </text:p>
          </table:table-cell>
          <table:table-cell table:formula="of:=IF(OR([.C468]=&quot;true&quot;; [.D468]=&quot;true&quot;; [.E468]=&quot;true&quot;; [.F468]=&quot;true&quot;; [.G468]=&quot;true&quot;; [.H468]=&quot;true&quot;); &quot;true&quot;; IF(OR([.C468]=&quot;false reach&quot;; [.D468]=&quot;false reach&quot;; [.E468]=&quot;false reach&quot;; [.F468]=&quot;false reach&quot;; [.G468]=&quot;false reach&quot;; [.H4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66.c.i </text:p>
          </table:table-cell>
          <table:table-cell table:formula="of:=IF(OR([.C469]=&quot;true&quot;; [.D469]=&quot;true&quot;; [.E469]=&quot;true&quot;; [.F469]=&quot;true&quot;; [.G469]=&quot;true&quot;; [.H469]=&quot;true&quot;); &quot;true&quot;; IF(OR([.C469]=&quot;false reach&quot;; [.D469]=&quot;false reach&quot;; [.E469]=&quot;false reach&quot;; [.F469]=&quot;false reach&quot;; [.G469]=&quot;false reach&quot;; [.H4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7.c.i </text:p>
          </table:table-cell>
          <table:table-cell table:formula="of:=IF(OR([.C470]=&quot;true&quot;; [.D470]=&quot;true&quot;; [.E470]=&quot;true&quot;; [.F470]=&quot;true&quot;; [.G470]=&quot;true&quot;; [.H470]=&quot;true&quot;); &quot;true&quot;; IF(OR([.C470]=&quot;false reach&quot;; [.D470]=&quot;false reach&quot;; [.E470]=&quot;false reach&quot;; [.F470]=&quot;false reach&quot;; [.G470]=&quot;false reach&quot;; [.H47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8.c.i </text:p>
          </table:table-cell>
          <table:table-cell table:formula="of:=IF(OR([.C471]=&quot;true&quot;; [.D471]=&quot;true&quot;; [.E471]=&quot;true&quot;; [.F471]=&quot;true&quot;; [.G471]=&quot;true&quot;; [.H471]=&quot;true&quot;); &quot;true&quot;; IF(OR([.C471]=&quot;false reach&quot;; [.D471]=&quot;false reach&quot;; [.E471]=&quot;false reach&quot;; [.F471]=&quot;false reach&quot;; [.G471]=&quot;false reach&quot;; [.H4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9.c.i </text:p>
          </table:table-cell>
          <table:table-cell table:formula="of:=IF(OR([.C472]=&quot;true&quot;; [.D472]=&quot;true&quot;; [.E472]=&quot;true&quot;; [.F472]=&quot;true&quot;; [.G472]=&quot;true&quot;; [.H472]=&quot;true&quot;); &quot;true&quot;; IF(OR([.C472]=&quot;false reach&quot;; [.D472]=&quot;false reach&quot;; [.E472]=&quot;false reach&quot;; [.F472]=&quot;false reach&quot;; [.G472]=&quot;false reach&quot;; [.H4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70.c.i </text:p>
          </table:table-cell>
          <table:table-cell table:formula="of:=IF(OR([.C473]=&quot;true&quot;; [.D473]=&quot;true&quot;; [.E473]=&quot;true&quot;; [.F473]=&quot;true&quot;; [.G473]=&quot;true&quot;; [.H473]=&quot;true&quot;); &quot;true&quot;; IF(OR([.C473]=&quot;false reach&quot;; [.D473]=&quot;false reach&quot;; [.E473]=&quot;false reach&quot;; [.F473]=&quot;false reach&quot;; [.G473]=&quot;false reach&quot;; [.H4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1.c.i </text:p>
          </table:table-cell>
          <table:table-cell table:formula="of:=IF(OR([.C474]=&quot;true&quot;; [.D474]=&quot;true&quot;; [.E474]=&quot;true&quot;; [.F474]=&quot;true&quot;; [.G474]=&quot;true&quot;; [.H474]=&quot;true&quot;); &quot;true&quot;; IF(OR([.C474]=&quot;false reach&quot;; [.D474]=&quot;false reach&quot;; [.E474]=&quot;false reach&quot;; [.F474]=&quot;false reach&quot;; [.G474]=&quot;false reach&quot;; [.H47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72.c.i </text:p>
          </table:table-cell>
          <table:table-cell table:formula="of:=IF(OR([.C475]=&quot;true&quot;; [.D475]=&quot;true&quot;; [.E475]=&quot;true&quot;; [.F475]=&quot;true&quot;; [.G475]=&quot;true&quot;; [.H475]=&quot;true&quot;); &quot;true&quot;; IF(OR([.C475]=&quot;false reach&quot;; [.D475]=&quot;false reach&quot;; [.E475]=&quot;false reach&quot;; [.F475]=&quot;false reach&quot;; [.G475]=&quot;false reach&quot;; [.H4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3.c.i </text:p>
          </table:table-cell>
          <table:table-cell table:formula="of:=IF(OR([.C476]=&quot;true&quot;; [.D476]=&quot;true&quot;; [.E476]=&quot;true&quot;; [.F476]=&quot;true&quot;; [.G476]=&quot;true&quot;; [.H476]=&quot;true&quot;); &quot;true&quot;; IF(OR([.C476]=&quot;false reach&quot;; [.D476]=&quot;false reach&quot;; [.E476]=&quot;false reach&quot;; [.F476]=&quot;false reach&quot;; [.G476]=&quot;false reach&quot;; [.H4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4.c.i </text:p>
          </table:table-cell>
          <table:table-cell table:formula="of:=IF(OR([.C477]=&quot;true&quot;; [.D477]=&quot;true&quot;; [.E477]=&quot;true&quot;; [.F477]=&quot;true&quot;; [.G477]=&quot;true&quot;; [.H477]=&quot;true&quot;); &quot;true&quot;; IF(OR([.C477]=&quot;false reach&quot;; [.D477]=&quot;false reach&quot;; [.E477]=&quot;false reach&quot;; [.F477]=&quot;false reach&quot;; [.G477]=&quot;false reach&quot;; [.H4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5.c.i </text:p>
          </table:table-cell>
          <table:table-cell table:formula="of:=IF(OR([.C478]=&quot;true&quot;; [.D478]=&quot;true&quot;; [.E478]=&quot;true&quot;; [.F478]=&quot;true&quot;; [.G478]=&quot;true&quot;; [.H478]=&quot;true&quot;); &quot;true&quot;; IF(OR([.C478]=&quot;false reach&quot;; [.D478]=&quot;false reach&quot;; [.E478]=&quot;false reach&quot;; [.F478]=&quot;false reach&quot;; [.G478]=&quot;false reach&quot;; [.H4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6.c.i </text:p>
          </table:table-cell>
          <table:table-cell table:formula="of:=IF(OR([.C479]=&quot;true&quot;; [.D479]=&quot;true&quot;; [.E479]=&quot;true&quot;; [.F479]=&quot;true&quot;; [.G479]=&quot;true&quot;; [.H479]=&quot;true&quot;); &quot;true&quot;; IF(OR([.C479]=&quot;false reach&quot;; [.D479]=&quot;false reach&quot;; [.E479]=&quot;false reach&quot;; [.F479]=&quot;false reach&quot;; [.G479]=&quot;false reach&quot;; [.H4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7.c.i </text:p>
          </table:table-cell>
          <table:table-cell table:formula="of:=IF(OR([.C480]=&quot;true&quot;; [.D480]=&quot;true&quot;; [.E480]=&quot;true&quot;; [.F480]=&quot;true&quot;; [.G480]=&quot;true&quot;; [.H480]=&quot;true&quot;); &quot;true&quot;; IF(OR([.C480]=&quot;false reach&quot;; [.D480]=&quot;false reach&quot;; [.E480]=&quot;false reach&quot;; [.F480]=&quot;false reach&quot;; [.G480]=&quot;false reach&quot;; [.H4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8.c.i </text:p>
          </table:table-cell>
          <table:table-cell table:formula="of:=IF(OR([.C481]=&quot;true&quot;; [.D481]=&quot;true&quot;; [.E481]=&quot;true&quot;; [.F481]=&quot;true&quot;; [.G481]=&quot;true&quot;; [.H481]=&quot;true&quot;); &quot;true&quot;; IF(OR([.C481]=&quot;false reach&quot;; [.D481]=&quot;false reach&quot;; [.E481]=&quot;false reach&quot;; [.F481]=&quot;false reach&quot;; [.G481]=&quot;false reach&quot;; [.H48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79.c.i </text:p>
          </table:table-cell>
          <table:table-cell table:formula="of:=IF(OR([.C482]=&quot;true&quot;; [.D482]=&quot;true&quot;; [.E482]=&quot;true&quot;; [.F482]=&quot;true&quot;; [.G482]=&quot;true&quot;; [.H482]=&quot;true&quot;); &quot;true&quot;; IF(OR([.C482]=&quot;false reach&quot;; [.D482]=&quot;false reach&quot;; [.E482]=&quot;false reach&quot;; [.F482]=&quot;false reach&quot;; [.G482]=&quot;false reach&quot;; [.H4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80.c.i </text:p>
          </table:table-cell>
          <table:table-cell table:formula="of:=IF(OR([.C483]=&quot;true&quot;; [.D483]=&quot;true&quot;; [.E483]=&quot;true&quot;; [.F483]=&quot;true&quot;; [.G483]=&quot;true&quot;; [.H483]=&quot;true&quot;); &quot;true&quot;; IF(OR([.C483]=&quot;false reach&quot;; [.D483]=&quot;false reach&quot;; [.E483]=&quot;false reach&quot;; [.F483]=&quot;false reach&quot;; [.G483]=&quot;false reach&quot;; [.H4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1.c.i </text:p>
          </table:table-cell>
          <table:table-cell table:formula="of:=IF(OR([.C484]=&quot;true&quot;; [.D484]=&quot;true&quot;; [.E484]=&quot;true&quot;; [.F484]=&quot;true&quot;; [.G484]=&quot;true&quot;; [.H484]=&quot;true&quot;); &quot;true&quot;; IF(OR([.C484]=&quot;false reach&quot;; [.D484]=&quot;false reach&quot;; [.E484]=&quot;false reach&quot;; [.F484]=&quot;false reach&quot;; [.G484]=&quot;false reach&quot;; [.H48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2.c.i </text:p>
          </table:table-cell>
          <table:table-cell table:formula="of:=IF(OR([.C485]=&quot;true&quot;; [.D485]=&quot;true&quot;; [.E485]=&quot;true&quot;; [.F485]=&quot;true&quot;; [.G485]=&quot;true&quot;; [.H485]=&quot;true&quot;); &quot;true&quot;; IF(OR([.C485]=&quot;false reach&quot;; [.D485]=&quot;false reach&quot;; [.E485]=&quot;false reach&quot;; [.F485]=&quot;false reach&quot;; [.G485]=&quot;false reach&quot;; [.H4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3.c.i </text:p>
          </table:table-cell>
          <table:table-cell table:formula="of:=IF(OR([.C486]=&quot;true&quot;; [.D486]=&quot;true&quot;; [.E486]=&quot;true&quot;; [.F486]=&quot;true&quot;; [.G486]=&quot;true&quot;; [.H486]=&quot;true&quot;); &quot;true&quot;; IF(OR([.C486]=&quot;false reach&quot;; [.D486]=&quot;false reach&quot;; [.E486]=&quot;false reach&quot;; [.F486]=&quot;false reach&quot;; [.G486]=&quot;false reach&quot;; [.H48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4.c.i </text:p>
          </table:table-cell>
          <table:table-cell table:formula="of:=IF(OR([.C487]=&quot;true&quot;; [.D487]=&quot;true&quot;; [.E487]=&quot;true&quot;; [.F487]=&quot;true&quot;; [.G487]=&quot;true&quot;; [.H487]=&quot;true&quot;); &quot;true&quot;; IF(OR([.C487]=&quot;false reach&quot;; [.D487]=&quot;false reach&quot;; [.E487]=&quot;false reach&quot;; [.F487]=&quot;false reach&quot;; [.G487]=&quot;false reach&quot;; [.H4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5.c.i </text:p>
          </table:table-cell>
          <table:table-cell table:formula="of:=IF(OR([.C488]=&quot;true&quot;; [.D488]=&quot;true&quot;; [.E488]=&quot;true&quot;; [.F488]=&quot;true&quot;; [.G488]=&quot;true&quot;; [.H488]=&quot;true&quot;); &quot;true&quot;; IF(OR([.C488]=&quot;false reach&quot;; [.D488]=&quot;false reach&quot;; [.E488]=&quot;false reach&quot;; [.F488]=&quot;false reach&quot;; [.G488]=&quot;false reach&quot;; [.H4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6.c.i </text:p>
          </table:table-cell>
          <table:table-cell table:formula="of:=IF(OR([.C489]=&quot;true&quot;; [.D489]=&quot;true&quot;; [.E489]=&quot;true&quot;; [.F489]=&quot;true&quot;; [.G489]=&quot;true&quot;; [.H489]=&quot;true&quot;); &quot;true&quot;; IF(OR([.C489]=&quot;false reach&quot;; [.D489]=&quot;false reach&quot;; [.E489]=&quot;false reach&quot;; [.F489]=&quot;false reach&quot;; [.G489]=&quot;false reach&quot;; [.H4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7.c.i </text:p>
          </table:table-cell>
          <table:table-cell table:formula="of:=IF(OR([.C490]=&quot;true&quot;; [.D490]=&quot;true&quot;; [.E490]=&quot;true&quot;; [.F490]=&quot;true&quot;; [.G490]=&quot;true&quot;; [.H490]=&quot;true&quot;); &quot;true&quot;; IF(OR([.C490]=&quot;false reach&quot;; [.D490]=&quot;false reach&quot;; [.E490]=&quot;false reach&quot;; [.F490]=&quot;false reach&quot;; [.G490]=&quot;false reach&quot;; [.H49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8.c.i </text:p>
          </table:table-cell>
          <table:table-cell table:formula="of:=IF(OR([.C491]=&quot;true&quot;; [.D491]=&quot;true&quot;; [.E491]=&quot;true&quot;; [.F491]=&quot;true&quot;; [.G491]=&quot;true&quot;; [.H491]=&quot;true&quot;); &quot;true&quot;; IF(OR([.C491]=&quot;false reach&quot;; [.D491]=&quot;false reach&quot;; [.E491]=&quot;false reach&quot;; [.F491]=&quot;false reach&quot;; [.G491]=&quot;false reach&quot;; [.H4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9.c.i </text:p>
          </table:table-cell>
          <table:table-cell table:formula="of:=IF(OR([.C492]=&quot;true&quot;; [.D492]=&quot;true&quot;; [.E492]=&quot;true&quot;; [.F492]=&quot;true&quot;; [.G492]=&quot;true&quot;; [.H492]=&quot;true&quot;); &quot;true&quot;; IF(OR([.C492]=&quot;false reach&quot;; [.D492]=&quot;false reach&quot;; [.E492]=&quot;false reach&quot;; [.F492]=&quot;false reach&quot;; [.G492]=&quot;false reach&quot;; [.H49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90.c.i </text:p>
          </table:table-cell>
          <table:table-cell table:formula="of:=IF(OR([.C493]=&quot;true&quot;; [.D493]=&quot;true&quot;; [.E493]=&quot;true&quot;; [.F493]=&quot;true&quot;; [.G493]=&quot;true&quot;; [.H493]=&quot;true&quot;); &quot;true&quot;; IF(OR([.C493]=&quot;false reach&quot;; [.D493]=&quot;false reach&quot;; [.E493]=&quot;false reach&quot;; [.F493]=&quot;false reach&quot;; [.G493]=&quot;false reach&quot;; [.H4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91.c.i </text:p>
          </table:table-cell>
          <table:table-cell table:formula="of:=IF(OR([.C494]=&quot;true&quot;; [.D494]=&quot;true&quot;; [.E494]=&quot;true&quot;; [.F494]=&quot;true&quot;; [.G494]=&quot;true&quot;; [.H494]=&quot;true&quot;); &quot;true&quot;; IF(OR([.C494]=&quot;false reach&quot;; [.D494]=&quot;false reach&quot;; [.E494]=&quot;false reach&quot;; [.F494]=&quot;false reach&quot;; [.G494]=&quot;false reach&quot;; [.H4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92.c.i </text:p>
          </table:table-cell>
          <table:table-cell table:formula="of:=IF(OR([.C495]=&quot;true&quot;; [.D495]=&quot;true&quot;; [.E495]=&quot;true&quot;; [.F495]=&quot;true&quot;; [.G495]=&quot;true&quot;; [.H495]=&quot;true&quot;); &quot;true&quot;; IF(OR([.C495]=&quot;false reach&quot;; [.D495]=&quot;false reach&quot;; [.E495]=&quot;false reach&quot;; [.F495]=&quot;false reach&quot;; [.G495]=&quot;false reach&quot;; [.H4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3.c.i </text:p>
          </table:table-cell>
          <table:table-cell table:formula="of:=IF(OR([.C496]=&quot;true&quot;; [.D496]=&quot;true&quot;; [.E496]=&quot;true&quot;; [.F496]=&quot;true&quot;; [.G496]=&quot;true&quot;; [.H496]=&quot;true&quot;); &quot;true&quot;; IF(OR([.C496]=&quot;false reach&quot;; [.D496]=&quot;false reach&quot;; [.E496]=&quot;false reach&quot;; [.F496]=&quot;false reach&quot;; [.G496]=&quot;false reach&quot;; [.H4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4.c.i </text:p>
          </table:table-cell>
          <table:table-cell table:formula="of:=IF(OR([.C497]=&quot;true&quot;; [.D497]=&quot;true&quot;; [.E497]=&quot;true&quot;; [.F497]=&quot;true&quot;; [.G497]=&quot;true&quot;; [.H497]=&quot;true&quot;); &quot;true&quot;; IF(OR([.C497]=&quot;false reach&quot;; [.D497]=&quot;false reach&quot;; [.E497]=&quot;false reach&quot;; [.F497]=&quot;false reach&quot;; [.G497]=&quot;false reach&quot;; [.H4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5.c.i </text:p>
          </table:table-cell>
          <table:table-cell table:formula="of:=IF(OR([.C498]=&quot;true&quot;; [.D498]=&quot;true&quot;; [.E498]=&quot;true&quot;; [.F498]=&quot;true&quot;; [.G498]=&quot;true&quot;; [.H498]=&quot;true&quot;); &quot;true&quot;; IF(OR([.C498]=&quot;false reach&quot;; [.D498]=&quot;false reach&quot;; [.E498]=&quot;false reach&quot;; [.F498]=&quot;false reach&quot;; [.G498]=&quot;false reach&quot;; [.H4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6.c.i </text:p>
          </table:table-cell>
          <table:table-cell table:formula="of:=IF(OR([.C499]=&quot;true&quot;; [.D499]=&quot;true&quot;; [.E499]=&quot;true&quot;; [.F499]=&quot;true&quot;; [.G499]=&quot;true&quot;; [.H499]=&quot;true&quot;); &quot;true&quot;; IF(OR([.C499]=&quot;false reach&quot;; [.D499]=&quot;false reach&quot;; [.E499]=&quot;false reach&quot;; [.F499]=&quot;false reach&quot;; [.G499]=&quot;false reach&quot;; [.H49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97.c.i </text:p>
          </table:table-cell>
          <table:table-cell table:formula="of:=IF(OR([.C500]=&quot;true&quot;; [.D500]=&quot;true&quot;; [.E500]=&quot;true&quot;; [.F500]=&quot;true&quot;; [.G500]=&quot;true&quot;; [.H500]=&quot;true&quot;); &quot;true&quot;; IF(OR([.C500]=&quot;false reach&quot;; [.D500]=&quot;false reach&quot;; [.E500]=&quot;false reach&quot;; [.F500]=&quot;false reach&quot;; [.G500]=&quot;false reach&quot;; [.H5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8.c.i </text:p>
          </table:table-cell>
          <table:table-cell table:formula="of:=IF(OR([.C501]=&quot;true&quot;; [.D501]=&quot;true&quot;; [.E501]=&quot;true&quot;; [.F501]=&quot;true&quot;; [.G501]=&quot;true&quot;; [.H501]=&quot;true&quot;); &quot;true&quot;; IF(OR([.C501]=&quot;false reach&quot;; [.D501]=&quot;false reach&quot;; [.E501]=&quot;false reach&quot;; [.F501]=&quot;false reach&quot;; [.G501]=&quot;false reach&quot;; [.H50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5_99.c.i </text:p>
          </table:table-cell>
          <table:table-cell table:formula="of:=IF(OR([.C502]=&quot;true&quot;; [.D502]=&quot;true&quot;; [.E502]=&quot;true&quot;; [.F502]=&quot;true&quot;; [.G502]=&quot;true&quot;; [.H502]=&quot;true&quot;); &quot;true&quot;; IF(OR([.C502]=&quot;false reach&quot;; [.D502]=&quot;false reach&quot;; [.E502]=&quot;false reach&quot;; [.F502]=&quot;false reach&quot;; [.G502]=&quot;false reach&quot;; [.H5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0.c.i </text:p>
          </table:table-cell>
          <table:table-cell table:formula="of:=IF(OR([.C503]=&quot;true&quot;; [.D503]=&quot;true&quot;; [.E503]=&quot;true&quot;; [.F503]=&quot;true&quot;; [.G503]=&quot;true&quot;; [.H503]=&quot;true&quot;); &quot;true&quot;; IF(OR([.C503]=&quot;false reach&quot;; [.D503]=&quot;false reach&quot;; [.E503]=&quot;false reach&quot;; [.F503]=&quot;false reach&quot;; [.G503]=&quot;false reach&quot;; [.H5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1.c.i </text:p>
          </table:table-cell>
          <table:table-cell table:formula="of:=IF(OR([.C504]=&quot;true&quot;; [.D504]=&quot;true&quot;; [.E504]=&quot;true&quot;; [.F504]=&quot;true&quot;; [.G504]=&quot;true&quot;; [.H504]=&quot;true&quot;); &quot;true&quot;; IF(OR([.C504]=&quot;false reach&quot;; [.D504]=&quot;false reach&quot;; [.E504]=&quot;false reach&quot;; [.F504]=&quot;false reach&quot;; [.G504]=&quot;false reach&quot;; [.H50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6_02.c.i </text:p>
          </table:table-cell>
          <table:table-cell table:formula="of:=IF(OR([.C505]=&quot;true&quot;; [.D505]=&quot;true&quot;; [.E505]=&quot;true&quot;; [.F505]=&quot;true&quot;; [.G505]=&quot;true&quot;; [.H505]=&quot;true&quot;); &quot;true&quot;; IF(OR([.C505]=&quot;false reach&quot;; [.D505]=&quot;false reach&quot;; [.E505]=&quot;false reach&quot;; [.F505]=&quot;false reach&quot;; [.G505]=&quot;false reach&quot;; [.H5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3.c.i </text:p>
          </table:table-cell>
          <table:table-cell table:formula="of:=IF(OR([.C506]=&quot;true&quot;; [.D506]=&quot;true&quot;; [.E506]=&quot;true&quot;; [.F506]=&quot;true&quot;; [.G506]=&quot;true&quot;; [.H506]=&quot;true&quot;); &quot;true&quot;; IF(OR([.C506]=&quot;false reach&quot;; [.D506]=&quot;false reach&quot;; [.E506]=&quot;false reach&quot;; [.F506]=&quot;false reach&quot;; [.G506]=&quot;false reach&quot;; [.H5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4.c.i </text:p>
          </table:table-cell>
          <table:table-cell table:formula="of:=IF(OR([.C507]=&quot;true&quot;; [.D507]=&quot;true&quot;; [.E507]=&quot;true&quot;; [.F507]=&quot;true&quot;; [.G507]=&quot;true&quot;; [.H507]=&quot;true&quot;); &quot;true&quot;; IF(OR([.C507]=&quot;false reach&quot;; [.D507]=&quot;false reach&quot;; [.E507]=&quot;false reach&quot;; [.F507]=&quot;false reach&quot;; [.G507]=&quot;false reach&quot;; [.H5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6_05.c.i </text:p>
          </table:table-cell>
          <table:table-cell table:formula="of:=IF(OR([.C508]=&quot;true&quot;; [.D508]=&quot;true&quot;; [.E508]=&quot;true&quot;; [.F508]=&quot;true&quot;; [.G508]=&quot;true&quot;; [.H508]=&quot;true&quot;); &quot;true&quot;; IF(OR([.C508]=&quot;false reach&quot;; [.D508]=&quot;false reach&quot;; [.E508]=&quot;false reach&quot;; [.F508]=&quot;false reach&quot;; [.G508]=&quot;false reach&quot;; [.H50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06.c.i </text:p>
          </table:table-cell>
          <table:table-cell table:formula="of:=IF(OR([.C509]=&quot;true&quot;; [.D509]=&quot;true&quot;; [.E509]=&quot;true&quot;; [.F509]=&quot;true&quot;; [.G509]=&quot;true&quot;; [.H509]=&quot;true&quot;); &quot;true&quot;; IF(OR([.C509]=&quot;false reach&quot;; [.D509]=&quot;false reach&quot;; [.E509]=&quot;false reach&quot;; [.F509]=&quot;false reach&quot;; [.G509]=&quot;false reach&quot;; [.H5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7.c.i </text:p>
          </table:table-cell>
          <table:table-cell table:formula="of:=IF(OR([.C510]=&quot;true&quot;; [.D510]=&quot;true&quot;; [.E510]=&quot;true&quot;; [.F510]=&quot;true&quot;; [.G510]=&quot;true&quot;; [.H510]=&quot;true&quot;); &quot;true&quot;; IF(OR([.C510]=&quot;false reach&quot;; [.D510]=&quot;false reach&quot;; [.E510]=&quot;false reach&quot;; [.F510]=&quot;false reach&quot;; [.G510]=&quot;false reach&quot;; [.H510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08.c.i </text:p>
          </table:table-cell>
          <table:table-cell table:formula="of:=IF(OR([.C511]=&quot;true&quot;; [.D511]=&quot;true&quot;; [.E511]=&quot;true&quot;; [.F511]=&quot;true&quot;; [.G511]=&quot;true&quot;; [.H511]=&quot;true&quot;); &quot;true&quot;; IF(OR([.C511]=&quot;false reach&quot;; [.D511]=&quot;false reach&quot;; [.E511]=&quot;false reach&quot;; [.F511]=&quot;false reach&quot;; [.G511]=&quot;false reach&quot;; [.H5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9.c.i </text:p>
          </table:table-cell>
          <table:table-cell table:formula="of:=IF(OR([.C512]=&quot;true&quot;; [.D512]=&quot;true&quot;; [.E512]=&quot;true&quot;; [.F512]=&quot;true&quot;; [.G512]=&quot;true&quot;; [.H512]=&quot;true&quot;); &quot;true&quot;; IF(OR([.C512]=&quot;false reach&quot;; [.D512]=&quot;false reach&quot;; [.E512]=&quot;false reach&quot;; [.F512]=&quot;false reach&quot;; [.G512]=&quot;false reach&quot;; [.H5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0.c.i </text:p>
          </table:table-cell>
          <table:table-cell table:formula="of:=IF(OR([.C513]=&quot;true&quot;; [.D513]=&quot;true&quot;; [.E513]=&quot;true&quot;; [.F513]=&quot;true&quot;; [.G513]=&quot;true&quot;; [.H513]=&quot;true&quot;); &quot;true&quot;; IF(OR([.C513]=&quot;false reach&quot;; [.D513]=&quot;false reach&quot;; [.E513]=&quot;false reach&quot;; [.F513]=&quot;false reach&quot;; [.G513]=&quot;false reach&quot;; [.H5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1.c.i </text:p>
          </table:table-cell>
          <table:table-cell table:formula="of:=IF(OR([.C514]=&quot;true&quot;; [.D514]=&quot;true&quot;; [.E514]=&quot;true&quot;; [.F514]=&quot;true&quot;; [.G514]=&quot;true&quot;; [.H514]=&quot;true&quot;); &quot;true&quot;; IF(OR([.C514]=&quot;false reach&quot;; [.D514]=&quot;false reach&quot;; [.E514]=&quot;false reach&quot;; [.F514]=&quot;false reach&quot;; [.G514]=&quot;false reach&quot;; [.H5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2.c.i </text:p>
          </table:table-cell>
          <table:table-cell table:formula="of:=IF(OR([.C515]=&quot;true&quot;; [.D515]=&quot;true&quot;; [.E515]=&quot;true&quot;; [.F515]=&quot;true&quot;; [.G515]=&quot;true&quot;; [.H515]=&quot;true&quot;); &quot;true&quot;; IF(OR([.C515]=&quot;false reach&quot;; [.D515]=&quot;false reach&quot;; [.E515]=&quot;false reach&quot;; [.F515]=&quot;false reach&quot;; [.G515]=&quot;false reach&quot;; [.H5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3.c.i </text:p>
          </table:table-cell>
          <table:table-cell table:formula="of:=IF(OR([.C516]=&quot;true&quot;; [.D516]=&quot;true&quot;; [.E516]=&quot;true&quot;; [.F516]=&quot;true&quot;; [.G516]=&quot;true&quot;; [.H516]=&quot;true&quot;); &quot;true&quot;; IF(OR([.C516]=&quot;false reach&quot;; [.D516]=&quot;false reach&quot;; [.E516]=&quot;false reach&quot;; [.F516]=&quot;false reach&quot;; [.G516]=&quot;false reach&quot;; [.H5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4.c.i </text:p>
          </table:table-cell>
          <table:table-cell table:formula="of:=IF(OR([.C517]=&quot;true&quot;; [.D517]=&quot;true&quot;; [.E517]=&quot;true&quot;; [.F517]=&quot;true&quot;; [.G517]=&quot;true&quot;; [.H517]=&quot;true&quot;); &quot;true&quot;; IF(OR([.C517]=&quot;false reach&quot;; [.D517]=&quot;false reach&quot;; [.E517]=&quot;false reach&quot;; [.F517]=&quot;false reach&quot;; [.G517]=&quot;false reach&quot;; [.H5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5.c.i </text:p>
          </table:table-cell>
          <table:table-cell table:formula="of:=IF(OR([.C518]=&quot;true&quot;; [.D518]=&quot;true&quot;; [.E518]=&quot;true&quot;; [.F518]=&quot;true&quot;; [.G518]=&quot;true&quot;; [.H518]=&quot;true&quot;); &quot;true&quot;; IF(OR([.C518]=&quot;false reach&quot;; [.D518]=&quot;false reach&quot;; [.E518]=&quot;false reach&quot;; [.F518]=&quot;false reach&quot;; [.G518]=&quot;false reach&quot;; [.H51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6.c.i </text:p>
          </table:table-cell>
          <table:table-cell table:formula="of:=IF(OR([.C519]=&quot;true&quot;; [.D519]=&quot;true&quot;; [.E519]=&quot;true&quot;; [.F519]=&quot;true&quot;; [.G519]=&quot;true&quot;; [.H519]=&quot;true&quot;); &quot;true&quot;; IF(OR([.C519]=&quot;false reach&quot;; [.D519]=&quot;false reach&quot;; [.E519]=&quot;false reach&quot;; [.F519]=&quot;false reach&quot;; [.G519]=&quot;false reach&quot;; [.H51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7.c.i </text:p>
          </table:table-cell>
          <table:table-cell table:formula="of:=IF(OR([.C520]=&quot;true&quot;; [.D520]=&quot;true&quot;; [.E520]=&quot;true&quot;; [.F520]=&quot;true&quot;; [.G520]=&quot;true&quot;; [.H520]=&quot;true&quot;); &quot;true&quot;; IF(OR([.C520]=&quot;false reach&quot;; [.D520]=&quot;false reach&quot;; [.E520]=&quot;false reach&quot;; [.F520]=&quot;false reach&quot;; [.G520]=&quot;false reach&quot;; [.H5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8.c.i </text:p>
          </table:table-cell>
          <table:table-cell table:formula="of:=IF(OR([.C521]=&quot;true&quot;; [.D521]=&quot;true&quot;; [.E521]=&quot;true&quot;; [.F521]=&quot;true&quot;; [.G521]=&quot;true&quot;; [.H521]=&quot;true&quot;); &quot;true&quot;; IF(OR([.C521]=&quot;false reach&quot;; [.D521]=&quot;false reach&quot;; [.E521]=&quot;false reach&quot;; [.F521]=&quot;false reach&quot;; [.G521]=&quot;false reach&quot;; [.H52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9.c.i </text:p>
          </table:table-cell>
          <table:table-cell table:formula="of:=IF(OR([.C522]=&quot;true&quot;; [.D522]=&quot;true&quot;; [.E522]=&quot;true&quot;; [.F522]=&quot;true&quot;; [.G522]=&quot;true&quot;; [.H522]=&quot;true&quot;); &quot;true&quot;; IF(OR([.C522]=&quot;false reach&quot;; [.D522]=&quot;false reach&quot;; [.E522]=&quot;false reach&quot;; [.F522]=&quot;false reach&quot;; [.G522]=&quot;false reach&quot;; [.H522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20.c.i </text:p>
          </table:table-cell>
          <table:table-cell table:formula="of:=IF(OR([.C523]=&quot;true&quot;; [.D523]=&quot;true&quot;; [.E523]=&quot;true&quot;; [.F523]=&quot;true&quot;; [.G523]=&quot;true&quot;; [.H523]=&quot;true&quot;); &quot;true&quot;; IF(OR([.C523]=&quot;false reach&quot;; [.D523]=&quot;false reach&quot;; [.E523]=&quot;false reach&quot;; [.F523]=&quot;false reach&quot;; [.G523]=&quot;false reach&quot;; [.H52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1.c.i </text:p>
          </table:table-cell>
          <table:table-cell table:formula="of:=IF(OR([.C524]=&quot;true&quot;; [.D524]=&quot;true&quot;; [.E524]=&quot;true&quot;; [.F524]=&quot;true&quot;; [.G524]=&quot;true&quot;; [.H524]=&quot;true&quot;); &quot;true&quot;; IF(OR([.C524]=&quot;false reach&quot;; [.D524]=&quot;false reach&quot;; [.E524]=&quot;false reach&quot;; [.F524]=&quot;false reach&quot;; [.G524]=&quot;false reach&quot;; [.H5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2.c.i </text:p>
          </table:table-cell>
          <table:table-cell table:formula="of:=IF(OR([.C525]=&quot;true&quot;; [.D525]=&quot;true&quot;; [.E525]=&quot;true&quot;; [.F525]=&quot;true&quot;; [.G525]=&quot;true&quot;; [.H525]=&quot;true&quot;); &quot;true&quot;; IF(OR([.C525]=&quot;false reach&quot;; [.D525]=&quot;false reach&quot;; [.E525]=&quot;false reach&quot;; [.F525]=&quot;false reach&quot;; [.G525]=&quot;false reach&quot;; [.H5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23.c.i </text:p>
          </table:table-cell>
          <table:table-cell table:formula="of:=IF(OR([.C526]=&quot;true&quot;; [.D526]=&quot;true&quot;; [.E526]=&quot;true&quot;; [.F526]=&quot;true&quot;; [.G526]=&quot;true&quot;; [.H526]=&quot;true&quot;); &quot;true&quot;; IF(OR([.C526]=&quot;false reach&quot;; [.D526]=&quot;false reach&quot;; [.E526]=&quot;false reach&quot;; [.F526]=&quot;false reach&quot;; [.G526]=&quot;false reach&quot;; [.H5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24.c.i </text:p>
          </table:table-cell>
          <table:table-cell table:formula="of:=IF(OR([.C527]=&quot;true&quot;; [.D527]=&quot;true&quot;; [.E527]=&quot;true&quot;; [.F527]=&quot;true&quot;; [.G527]=&quot;true&quot;; [.H527]=&quot;true&quot;); &quot;true&quot;; IF(OR([.C527]=&quot;false reach&quot;; [.D527]=&quot;false reach&quot;; [.E527]=&quot;false reach&quot;; [.F527]=&quot;false reach&quot;; [.G527]=&quot;false reach&quot;; [.H5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25.c.i </text:p>
          </table:table-cell>
          <table:table-cell table:formula="of:=IF(OR([.C528]=&quot;true&quot;; [.D528]=&quot;true&quot;; [.E528]=&quot;true&quot;; [.F528]=&quot;true&quot;; [.G528]=&quot;true&quot;; [.H528]=&quot;true&quot;); &quot;true&quot;; IF(OR([.C528]=&quot;false reach&quot;; [.D528]=&quot;false reach&quot;; [.E528]=&quot;false reach&quot;; [.F528]=&quot;false reach&quot;; [.G528]=&quot;false reach&quot;; [.H5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6.c.i </text:p>
          </table:table-cell>
          <table:table-cell table:formula="of:=IF(OR([.C529]=&quot;true&quot;; [.D529]=&quot;true&quot;; [.E529]=&quot;true&quot;; [.F529]=&quot;true&quot;; [.G529]=&quot;true&quot;; [.H529]=&quot;true&quot;); &quot;true&quot;; IF(OR([.C529]=&quot;false reach&quot;; [.D529]=&quot;false reach&quot;; [.E529]=&quot;false reach&quot;; [.F529]=&quot;false reach&quot;; [.G529]=&quot;false reach&quot;; [.H52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7.c.i </text:p>
          </table:table-cell>
          <table:table-cell table:formula="of:=IF(OR([.C530]=&quot;true&quot;; [.D530]=&quot;true&quot;; [.E530]=&quot;true&quot;; [.F530]=&quot;true&quot;; [.G530]=&quot;true&quot;; [.H530]=&quot;true&quot;); &quot;true&quot;; IF(OR([.C530]=&quot;false reach&quot;; [.D530]=&quot;false reach&quot;; [.E530]=&quot;false reach&quot;; [.F530]=&quot;false reach&quot;; [.G530]=&quot;false reach&quot;; [.H53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28.c.i </text:p>
          </table:table-cell>
          <table:table-cell table:formula="of:=IF(OR([.C531]=&quot;true&quot;; [.D531]=&quot;true&quot;; [.E531]=&quot;true&quot;; [.F531]=&quot;true&quot;; [.G531]=&quot;true&quot;; [.H531]=&quot;true&quot;); &quot;true&quot;; IF(OR([.C531]=&quot;false reach&quot;; [.D531]=&quot;false reach&quot;; [.E531]=&quot;false reach&quot;; [.F531]=&quot;false reach&quot;; [.G531]=&quot;false reach&quot;; [.H53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9.c.i </text:p>
          </table:table-cell>
          <table:table-cell table:formula="of:=IF(OR([.C532]=&quot;true&quot;; [.D532]=&quot;true&quot;; [.E532]=&quot;true&quot;; [.F532]=&quot;true&quot;; [.G532]=&quot;true&quot;; [.H532]=&quot;true&quot;); &quot;true&quot;; IF(OR([.C532]=&quot;false reach&quot;; [.D532]=&quot;false reach&quot;; [.E532]=&quot;false reach&quot;; [.F532]=&quot;false reach&quot;; [.G532]=&quot;false reach&quot;; [.H5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30.c.i </text:p>
          </table:table-cell>
          <table:table-cell table:formula="of:=IF(OR([.C533]=&quot;true&quot;; [.D533]=&quot;true&quot;; [.E533]=&quot;true&quot;; [.F533]=&quot;true&quot;; [.G533]=&quot;true&quot;; [.H533]=&quot;true&quot;); &quot;true&quot;; IF(OR([.C533]=&quot;false reach&quot;; [.D533]=&quot;false reach&quot;; [.E533]=&quot;false reach&quot;; [.F533]=&quot;false reach&quot;; [.G533]=&quot;false reach&quot;; [.H5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31.c.i </text:p>
          </table:table-cell>
          <table:table-cell table:formula="of:=IF(OR([.C534]=&quot;true&quot;; [.D534]=&quot;true&quot;; [.E534]=&quot;true&quot;; [.F534]=&quot;true&quot;; [.G534]=&quot;true&quot;; [.H534]=&quot;true&quot;); &quot;true&quot;; IF(OR([.C534]=&quot;false reach&quot;; [.D534]=&quot;false reach&quot;; [.E534]=&quot;false reach&quot;; [.F534]=&quot;false reach&quot;; [.G534]=&quot;false reach&quot;; [.H5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2.c.i </text:p>
          </table:table-cell>
          <table:table-cell table:formula="of:=IF(OR([.C535]=&quot;true&quot;; [.D535]=&quot;true&quot;; [.E535]=&quot;true&quot;; [.F535]=&quot;true&quot;; [.G535]=&quot;true&quot;; [.H535]=&quot;true&quot;); &quot;true&quot;; IF(OR([.C535]=&quot;false reach&quot;; [.D535]=&quot;false reach&quot;; [.E535]=&quot;false reach&quot;; [.F535]=&quot;false reach&quot;; [.G535]=&quot;false reach&quot;; [.H53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3.c.i </text:p>
          </table:table-cell>
          <table:table-cell table:formula="of:=IF(OR([.C536]=&quot;true&quot;; [.D536]=&quot;true&quot;; [.E536]=&quot;true&quot;; [.F536]=&quot;true&quot;; [.G536]=&quot;true&quot;; [.H536]=&quot;true&quot;); &quot;true&quot;; IF(OR([.C536]=&quot;false reach&quot;; [.D536]=&quot;false reach&quot;; [.E536]=&quot;false reach&quot;; [.F536]=&quot;false reach&quot;; [.G536]=&quot;false reach&quot;; [.H53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4.c.i </text:p>
          </table:table-cell>
          <table:table-cell table:formula="of:=IF(OR([.C537]=&quot;true&quot;; [.D537]=&quot;true&quot;; [.E537]=&quot;true&quot;; [.F537]=&quot;true&quot;; [.G537]=&quot;true&quot;; [.H537]=&quot;true&quot;); &quot;true&quot;; IF(OR([.C537]=&quot;false reach&quot;; [.D537]=&quot;false reach&quot;; [.E537]=&quot;false reach&quot;; [.F537]=&quot;false reach&quot;; [.G537]=&quot;false reach&quot;; [.H5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5.c.i </text:p>
          </table:table-cell>
          <table:table-cell table:formula="of:=IF(OR([.C538]=&quot;true&quot;; [.D538]=&quot;true&quot;; [.E538]=&quot;true&quot;; [.F538]=&quot;true&quot;; [.G538]=&quot;true&quot;; [.H538]=&quot;true&quot;); &quot;true&quot;; IF(OR([.C538]=&quot;false reach&quot;; [.D538]=&quot;false reach&quot;; [.E538]=&quot;false reach&quot;; [.F538]=&quot;false reach&quot;; [.G538]=&quot;false reach&quot;; [.H5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36.c.i </text:p>
          </table:table-cell>
          <table:table-cell table:formula="of:=IF(OR([.C539]=&quot;true&quot;; [.D539]=&quot;true&quot;; [.E539]=&quot;true&quot;; [.F539]=&quot;true&quot;; [.G539]=&quot;true&quot;; [.H539]=&quot;true&quot;); &quot;true&quot;; IF(OR([.C539]=&quot;false reach&quot;; [.D539]=&quot;false reach&quot;; [.E539]=&quot;false reach&quot;; [.F539]=&quot;false reach&quot;; [.G539]=&quot;false reach&quot;; [.H53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7.c.i </text:p>
          </table:table-cell>
          <table:table-cell table:formula="of:=IF(OR([.C540]=&quot;true&quot;; [.D540]=&quot;true&quot;; [.E540]=&quot;true&quot;; [.F540]=&quot;true&quot;; [.G540]=&quot;true&quot;; [.H540]=&quot;true&quot;); &quot;true&quot;; IF(OR([.C540]=&quot;false reach&quot;; [.D540]=&quot;false reach&quot;; [.E540]=&quot;false reach&quot;; [.F540]=&quot;false reach&quot;; [.G540]=&quot;false reach&quot;; [.H5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8.c.i </text:p>
          </table:table-cell>
          <table:table-cell table:formula="of:=IF(OR([.C541]=&quot;true&quot;; [.D541]=&quot;true&quot;; [.E541]=&quot;true&quot;; [.F541]=&quot;true&quot;; [.G541]=&quot;true&quot;; [.H541]=&quot;true&quot;); &quot;true&quot;; IF(OR([.C541]=&quot;false reach&quot;; [.D541]=&quot;false reach&quot;; [.E541]=&quot;false reach&quot;; [.F541]=&quot;false reach&quot;; [.G541]=&quot;false reach&quot;; [.H5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9.c.i </text:p>
          </table:table-cell>
          <table:table-cell table:formula="of:=IF(OR([.C542]=&quot;true&quot;; [.D542]=&quot;true&quot;; [.E542]=&quot;true&quot;; [.F542]=&quot;true&quot;; [.G542]=&quot;true&quot;; [.H542]=&quot;true&quot;); &quot;true&quot;; IF(OR([.C542]=&quot;false reach&quot;; [.D542]=&quot;false reach&quot;; [.E542]=&quot;false reach&quot;; [.F542]=&quot;false reach&quot;; [.G542]=&quot;false reach&quot;; [.H54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0.c.i </text:p>
          </table:table-cell>
          <table:table-cell table:formula="of:=IF(OR([.C543]=&quot;true&quot;; [.D543]=&quot;true&quot;; [.E543]=&quot;true&quot;; [.F543]=&quot;true&quot;; [.G543]=&quot;true&quot;; [.H543]=&quot;true&quot;); &quot;true&quot;; IF(OR([.C543]=&quot;false reach&quot;; [.D543]=&quot;false reach&quot;; [.E543]=&quot;false reach&quot;; [.F543]=&quot;false reach&quot;; [.G543]=&quot;false reach&quot;; [.H5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41.c.i </text:p>
          </table:table-cell>
          <table:table-cell table:formula="of:=IF(OR([.C544]=&quot;true&quot;; [.D544]=&quot;true&quot;; [.E544]=&quot;true&quot;; [.F544]=&quot;true&quot;; [.G544]=&quot;true&quot;; [.H544]=&quot;true&quot;); &quot;true&quot;; IF(OR([.C544]=&quot;false reach&quot;; [.D544]=&quot;false reach&quot;; [.E544]=&quot;false reach&quot;; [.F544]=&quot;false reach&quot;; [.G544]=&quot;false reach&quot;; [.H5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42.c.i </text:p>
          </table:table-cell>
          <table:table-cell table:formula="of:=IF(OR([.C545]=&quot;true&quot;; [.D545]=&quot;true&quot;; [.E545]=&quot;true&quot;; [.F545]=&quot;true&quot;; [.G545]=&quot;true&quot;; [.H545]=&quot;true&quot;); &quot;true&quot;; IF(OR([.C545]=&quot;false reach&quot;; [.D545]=&quot;false reach&quot;; [.E545]=&quot;false reach&quot;; [.F545]=&quot;false reach&quot;; [.G545]=&quot;false reach&quot;; [.H5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43.c.i </text:p>
          </table:table-cell>
          <table:table-cell table:formula="of:=IF(OR([.C546]=&quot;true&quot;; [.D546]=&quot;true&quot;; [.E546]=&quot;true&quot;; [.F546]=&quot;true&quot;; [.G546]=&quot;true&quot;; [.H546]=&quot;true&quot;); &quot;true&quot;; IF(OR([.C546]=&quot;false reach&quot;; [.D546]=&quot;false reach&quot;; [.E546]=&quot;false reach&quot;; [.F546]=&quot;false reach&quot;; [.G546]=&quot;false reach&quot;; [.H5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4.c.i </text:p>
          </table:table-cell>
          <table:table-cell table:formula="of:=IF(OR([.C547]=&quot;true&quot;; [.D547]=&quot;true&quot;; [.E547]=&quot;true&quot;; [.F547]=&quot;true&quot;; [.G547]=&quot;true&quot;; [.H547]=&quot;true&quot;); &quot;true&quot;; IF(OR([.C547]=&quot;false reach&quot;; [.D547]=&quot;false reach&quot;; [.E547]=&quot;false reach&quot;; [.F547]=&quot;false reach&quot;; [.G547]=&quot;false reach&quot;; [.H5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5.c.i </text:p>
          </table:table-cell>
          <table:table-cell table:formula="of:=IF(OR([.C548]=&quot;true&quot;; [.D548]=&quot;true&quot;; [.E548]=&quot;true&quot;; [.F548]=&quot;true&quot;; [.G548]=&quot;true&quot;; [.H548]=&quot;true&quot;); &quot;true&quot;; IF(OR([.C548]=&quot;false reach&quot;; [.D548]=&quot;false reach&quot;; [.E548]=&quot;false reach&quot;; [.F548]=&quot;false reach&quot;; [.G548]=&quot;false reach&quot;; [.H5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46.c.i </text:p>
          </table:table-cell>
          <table:table-cell table:formula="of:=IF(OR([.C549]=&quot;true&quot;; [.D549]=&quot;true&quot;; [.E549]=&quot;true&quot;; [.F549]=&quot;true&quot;; [.G549]=&quot;true&quot;; [.H549]=&quot;true&quot;); &quot;true&quot;; IF(OR([.C549]=&quot;false reach&quot;; [.D549]=&quot;false reach&quot;; [.E549]=&quot;false reach&quot;; [.F549]=&quot;false reach&quot;; [.G549]=&quot;false reach&quot;; [.H5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6_47.c.i </text:p>
          </table:table-cell>
          <table:table-cell table:formula="of:=IF(OR([.C550]=&quot;true&quot;; [.D550]=&quot;true&quot;; [.E550]=&quot;true&quot;; [.F550]=&quot;true&quot;; [.G550]=&quot;true&quot;; [.H550]=&quot;true&quot;); &quot;true&quot;; IF(OR([.C550]=&quot;false reach&quot;; [.D550]=&quot;false reach&quot;; [.E550]=&quot;false reach&quot;; [.F550]=&quot;false reach&quot;; [.G550]=&quot;false reach&quot;; [.H5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8.c.i </text:p>
          </table:table-cell>
          <table:table-cell table:formula="of:=IF(OR([.C551]=&quot;true&quot;; [.D551]=&quot;true&quot;; [.E551]=&quot;true&quot;; [.F551]=&quot;true&quot;; [.G551]=&quot;true&quot;; [.H551]=&quot;true&quot;); &quot;true&quot;; IF(OR([.C551]=&quot;false reach&quot;; [.D551]=&quot;false reach&quot;; [.E551]=&quot;false reach&quot;; [.F551]=&quot;false reach&quot;; [.G551]=&quot;false reach&quot;; [.H5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9.c.i </text:p>
          </table:table-cell>
          <table:table-cell table:formula="of:=IF(OR([.C552]=&quot;true&quot;; [.D552]=&quot;true&quot;; [.E552]=&quot;true&quot;; [.F552]=&quot;true&quot;; [.G552]=&quot;true&quot;; [.H552]=&quot;true&quot;); &quot;true&quot;; IF(OR([.C552]=&quot;false reach&quot;; [.D552]=&quot;false reach&quot;; [.E552]=&quot;false reach&quot;; [.F552]=&quot;false reach&quot;; [.G552]=&quot;false reach&quot;; [.H5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0.c.i </text:p>
          </table:table-cell>
          <table:table-cell table:formula="of:=IF(OR([.C553]=&quot;true&quot;; [.D553]=&quot;true&quot;; [.E553]=&quot;true&quot;; [.F553]=&quot;true&quot;; [.G553]=&quot;true&quot;; [.H553]=&quot;true&quot;); &quot;true&quot;; IF(OR([.C553]=&quot;false reach&quot;; [.D553]=&quot;false reach&quot;; [.E553]=&quot;false reach&quot;; [.F553]=&quot;false reach&quot;; [.G553]=&quot;false reach&quot;; [.H5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1.c.i </text:p>
          </table:table-cell>
          <table:table-cell table:formula="of:=IF(OR([.C554]=&quot;true&quot;; [.D554]=&quot;true&quot;; [.E554]=&quot;true&quot;; [.F554]=&quot;true&quot;; [.G554]=&quot;true&quot;; [.H554]=&quot;true&quot;); &quot;true&quot;; IF(OR([.C554]=&quot;false reach&quot;; [.D554]=&quot;false reach&quot;; [.E554]=&quot;false reach&quot;; [.F554]=&quot;false reach&quot;; [.G554]=&quot;false reach&quot;; [.H5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2.c.i </text:p>
          </table:table-cell>
          <table:table-cell table:formula="of:=IF(OR([.C555]=&quot;true&quot;; [.D555]=&quot;true&quot;; [.E555]=&quot;true&quot;; [.F555]=&quot;true&quot;; [.G555]=&quot;true&quot;; [.H555]=&quot;true&quot;); &quot;true&quot;; IF(OR([.C555]=&quot;false reach&quot;; [.D555]=&quot;false reach&quot;; [.E555]=&quot;false reach&quot;; [.F555]=&quot;false reach&quot;; [.G555]=&quot;false reach&quot;; [.H55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3.c.i </text:p>
          </table:table-cell>
          <table:table-cell table:formula="of:=IF(OR([.C556]=&quot;true&quot;; [.D556]=&quot;true&quot;; [.E556]=&quot;true&quot;; [.F556]=&quot;true&quot;; [.G556]=&quot;true&quot;; [.H556]=&quot;true&quot;); &quot;true&quot;; IF(OR([.C556]=&quot;false reach&quot;; [.D556]=&quot;false reach&quot;; [.E556]=&quot;false reach&quot;; [.F556]=&quot;false reach&quot;; [.G556]=&quot;false reach&quot;; [.H55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4.c.i </text:p>
          </table:table-cell>
          <table:table-cell table:formula="of:=IF(OR([.C557]=&quot;true&quot;; [.D557]=&quot;true&quot;; [.E557]=&quot;true&quot;; [.F557]=&quot;true&quot;; [.G557]=&quot;true&quot;; [.H557]=&quot;true&quot;); &quot;true&quot;; IF(OR([.C557]=&quot;false reach&quot;; [.D557]=&quot;false reach&quot;; [.E557]=&quot;false reach&quot;; [.F557]=&quot;false reach&quot;; [.G557]=&quot;false reach&quot;; [.H55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5.c.i </text:p>
          </table:table-cell>
          <table:table-cell table:formula="of:=IF(OR([.C558]=&quot;true&quot;; [.D558]=&quot;true&quot;; [.E558]=&quot;true&quot;; [.F558]=&quot;true&quot;; [.G558]=&quot;true&quot;; [.H558]=&quot;true&quot;); &quot;true&quot;; IF(OR([.C558]=&quot;false reach&quot;; [.D558]=&quot;false reach&quot;; [.E558]=&quot;false reach&quot;; [.F558]=&quot;false reach&quot;; [.G558]=&quot;false reach&quot;; [.H5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6.c.i </text:p>
          </table:table-cell>
          <table:table-cell table:formula="of:=IF(OR([.C559]=&quot;true&quot;; [.D559]=&quot;true&quot;; [.E559]=&quot;true&quot;; [.F559]=&quot;true&quot;; [.G559]=&quot;true&quot;; [.H559]=&quot;true&quot;); &quot;true&quot;; IF(OR([.C559]=&quot;false reach&quot;; [.D559]=&quot;false reach&quot;; [.E559]=&quot;false reach&quot;; [.F559]=&quot;false reach&quot;; [.G559]=&quot;false reach&quot;; [.H55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7.c.i </text:p>
          </table:table-cell>
          <table:table-cell table:formula="of:=IF(OR([.C560]=&quot;true&quot;; [.D560]=&quot;true&quot;; [.E560]=&quot;true&quot;; [.F560]=&quot;true&quot;; [.G560]=&quot;true&quot;; [.H560]=&quot;true&quot;); &quot;true&quot;; IF(OR([.C560]=&quot;false reach&quot;; [.D560]=&quot;false reach&quot;; [.E560]=&quot;false reach&quot;; [.F560]=&quot;false reach&quot;; [.G560]=&quot;false reach&quot;; [.H56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8.c.i </text:p>
          </table:table-cell>
          <table:table-cell table:formula="of:=IF(OR([.C561]=&quot;true&quot;; [.D561]=&quot;true&quot;; [.E561]=&quot;true&quot;; [.F561]=&quot;true&quot;; [.G561]=&quot;true&quot;; [.H561]=&quot;true&quot;); &quot;true&quot;; IF(OR([.C561]=&quot;false reach&quot;; [.D561]=&quot;false reach&quot;; [.E561]=&quot;false reach&quot;; [.F561]=&quot;false reach&quot;; [.G561]=&quot;false reach&quot;; [.H56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9.c.i </text:p>
          </table:table-cell>
          <table:table-cell table:formula="of:=IF(OR([.C562]=&quot;true&quot;; [.D562]=&quot;true&quot;; [.E562]=&quot;true&quot;; [.F562]=&quot;true&quot;; [.G562]=&quot;true&quot;; [.H562]=&quot;true&quot;); &quot;true&quot;; IF(OR([.C562]=&quot;false reach&quot;; [.D562]=&quot;false reach&quot;; [.E562]=&quot;false reach&quot;; [.F562]=&quot;false reach&quot;; [.G562]=&quot;false reach&quot;; [.H5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0.c.i </text:p>
          </table:table-cell>
          <table:table-cell table:formula="of:=IF(OR([.C563]=&quot;true&quot;; [.D563]=&quot;true&quot;; [.E563]=&quot;true&quot;; [.F563]=&quot;true&quot;; [.G563]=&quot;true&quot;; [.H563]=&quot;true&quot;); &quot;true&quot;; IF(OR([.C563]=&quot;false reach&quot;; [.D563]=&quot;false reach&quot;; [.E563]=&quot;false reach&quot;; [.F563]=&quot;false reach&quot;; [.G563]=&quot;false reach&quot;; [.H5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1.c.i </text:p>
          </table:table-cell>
          <table:table-cell table:formula="of:=IF(OR([.C564]=&quot;true&quot;; [.D564]=&quot;true&quot;; [.E564]=&quot;true&quot;; [.F564]=&quot;true&quot;; [.G564]=&quot;true&quot;; [.H564]=&quot;true&quot;); &quot;true&quot;; IF(OR([.C564]=&quot;false reach&quot;; [.D564]=&quot;false reach&quot;; [.E564]=&quot;false reach&quot;; [.F564]=&quot;false reach&quot;; [.G564]=&quot;false reach&quot;; [.H5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2.c.i </text:p>
          </table:table-cell>
          <table:table-cell table:formula="of:=IF(OR([.C565]=&quot;true&quot;; [.D565]=&quot;true&quot;; [.E565]=&quot;true&quot;; [.F565]=&quot;true&quot;; [.G565]=&quot;true&quot;; [.H565]=&quot;true&quot;); &quot;true&quot;; IF(OR([.C565]=&quot;false reach&quot;; [.D565]=&quot;false reach&quot;; [.E565]=&quot;false reach&quot;; [.F565]=&quot;false reach&quot;; [.G565]=&quot;false reach&quot;; [.H56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3.c.i </text:p>
          </table:table-cell>
          <table:table-cell table:formula="of:=IF(OR([.C566]=&quot;true&quot;; [.D566]=&quot;true&quot;; [.E566]=&quot;true&quot;; [.F566]=&quot;true&quot;; [.G566]=&quot;true&quot;; [.H566]=&quot;true&quot;); &quot;true&quot;; IF(OR([.C566]=&quot;false reach&quot;; [.D566]=&quot;false reach&quot;; [.E566]=&quot;false reach&quot;; [.F566]=&quot;false reach&quot;; [.G566]=&quot;false reach&quot;; [.H56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64.c.i </text:p>
          </table:table-cell>
          <table:table-cell table:formula="of:=IF(OR([.C567]=&quot;true&quot;; [.D567]=&quot;true&quot;; [.E567]=&quot;true&quot;; [.F567]=&quot;true&quot;; [.G567]=&quot;true&quot;; [.H567]=&quot;true&quot;); &quot;true&quot;; IF(OR([.C567]=&quot;false reach&quot;; [.D567]=&quot;false reach&quot;; [.E567]=&quot;false reach&quot;; [.F567]=&quot;false reach&quot;; [.G567]=&quot;false reach&quot;; [.H5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5.c.i </text:p>
          </table:table-cell>
          <table:table-cell table:formula="of:=IF(OR([.C568]=&quot;true&quot;; [.D568]=&quot;true&quot;; [.E568]=&quot;true&quot;; [.F568]=&quot;true&quot;; [.G568]=&quot;true&quot;; [.H568]=&quot;true&quot;); &quot;true&quot;; IF(OR([.C568]=&quot;false reach&quot;; [.D568]=&quot;false reach&quot;; [.E568]=&quot;false reach&quot;; [.F568]=&quot;false reach&quot;; [.G568]=&quot;false reach&quot;; [.H5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6.c.i </text:p>
          </table:table-cell>
          <table:table-cell table:formula="of:=IF(OR([.C569]=&quot;true&quot;; [.D569]=&quot;true&quot;; [.E569]=&quot;true&quot;; [.F569]=&quot;true&quot;; [.G569]=&quot;true&quot;; [.H569]=&quot;true&quot;); &quot;true&quot;; IF(OR([.C569]=&quot;false reach&quot;; [.D569]=&quot;false reach&quot;; [.E569]=&quot;false reach&quot;; [.F569]=&quot;false reach&quot;; [.G569]=&quot;false reach&quot;; [.H5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67.c.i </text:p>
          </table:table-cell>
          <table:table-cell table:formula="of:=IF(OR([.C570]=&quot;true&quot;; [.D570]=&quot;true&quot;; [.E570]=&quot;true&quot;; [.F570]=&quot;true&quot;; [.G570]=&quot;true&quot;; [.H570]=&quot;true&quot;); &quot;true&quot;; IF(OR([.C570]=&quot;false reach&quot;; [.D570]=&quot;false reach&quot;; [.E570]=&quot;false reach&quot;; [.F570]=&quot;false reach&quot;; [.G570]=&quot;false reach&quot;; [.H5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8.c.i </text:p>
          </table:table-cell>
          <table:table-cell table:formula="of:=IF(OR([.C571]=&quot;true&quot;; [.D571]=&quot;true&quot;; [.E571]=&quot;true&quot;; [.F571]=&quot;true&quot;; [.G571]=&quot;true&quot;; [.H571]=&quot;true&quot;); &quot;true&quot;; IF(OR([.C571]=&quot;false reach&quot;; [.D571]=&quot;false reach&quot;; [.E571]=&quot;false reach&quot;; [.F571]=&quot;false reach&quot;; [.G571]=&quot;false reach&quot;; [.H5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9.c.i </text:p>
          </table:table-cell>
          <table:table-cell table:formula="of:=IF(OR([.C572]=&quot;true&quot;; [.D572]=&quot;true&quot;; [.E572]=&quot;true&quot;; [.F572]=&quot;true&quot;; [.G572]=&quot;true&quot;; [.H572]=&quot;true&quot;); &quot;true&quot;; IF(OR([.C572]=&quot;false reach&quot;; [.D572]=&quot;false reach&quot;; [.E572]=&quot;false reach&quot;; [.F572]=&quot;false reach&quot;; [.G572]=&quot;false reach&quot;; [.H57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0.c.i </text:p>
          </table:table-cell>
          <table:table-cell table:formula="of:=IF(OR([.C573]=&quot;true&quot;; [.D573]=&quot;true&quot;; [.E573]=&quot;true&quot;; [.F573]=&quot;true&quot;; [.G573]=&quot;true&quot;; [.H573]=&quot;true&quot;); &quot;true&quot;; IF(OR([.C573]=&quot;false reach&quot;; [.D573]=&quot;false reach&quot;; [.E573]=&quot;false reach&quot;; [.F573]=&quot;false reach&quot;; [.G573]=&quot;false reach&quot;; [.H5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1.c.i </text:p>
          </table:table-cell>
          <table:table-cell table:formula="of:=IF(OR([.C574]=&quot;true&quot;; [.D574]=&quot;true&quot;; [.E574]=&quot;true&quot;; [.F574]=&quot;true&quot;; [.G574]=&quot;true&quot;; [.H574]=&quot;true&quot;); &quot;true&quot;; IF(OR([.C574]=&quot;false reach&quot;; [.D574]=&quot;false reach&quot;; [.E574]=&quot;false reach&quot;; [.F574]=&quot;false reach&quot;; [.G574]=&quot;false reach&quot;; [.H574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2.c.i </text:p>
          </table:table-cell>
          <table:table-cell table:formula="of:=IF(OR([.C575]=&quot;true&quot;; [.D575]=&quot;true&quot;; [.E575]=&quot;true&quot;; [.F575]=&quot;true&quot;; [.G575]=&quot;true&quot;; [.H575]=&quot;true&quot;); &quot;true&quot;; IF(OR([.C575]=&quot;false reach&quot;; [.D575]=&quot;false reach&quot;; [.E575]=&quot;false reach&quot;; [.F575]=&quot;false reach&quot;; [.G575]=&quot;false reach&quot;; [.H57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73.c.i </text:p>
          </table:table-cell>
          <table:table-cell table:formula="of:=IF(OR([.C576]=&quot;true&quot;; [.D576]=&quot;true&quot;; [.E576]=&quot;true&quot;; [.F576]=&quot;true&quot;; [.G576]=&quot;true&quot;; [.H576]=&quot;true&quot;); &quot;true&quot;; IF(OR([.C576]=&quot;false reach&quot;; [.D576]=&quot;false reach&quot;; [.E576]=&quot;false reach&quot;; [.F576]=&quot;false reach&quot;; [.G576]=&quot;false reach&quot;; [.H5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4.c.i </text:p>
          </table:table-cell>
          <table:table-cell table:formula="of:=IF(OR([.C577]=&quot;true&quot;; [.D577]=&quot;true&quot;; [.E577]=&quot;true&quot;; [.F577]=&quot;true&quot;; [.G577]=&quot;true&quot;; [.H577]=&quot;true&quot;); &quot;true&quot;; IF(OR([.C577]=&quot;false reach&quot;; [.D577]=&quot;false reach&quot;; [.E577]=&quot;false reach&quot;; [.F577]=&quot;false reach&quot;; [.G577]=&quot;false reach&quot;; [.H5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5.c.i </text:p>
          </table:table-cell>
          <table:table-cell table:formula="of:=IF(OR([.C578]=&quot;true&quot;; [.D578]=&quot;true&quot;; [.E578]=&quot;true&quot;; [.F578]=&quot;true&quot;; [.G578]=&quot;true&quot;; [.H578]=&quot;true&quot;); &quot;true&quot;; IF(OR([.C578]=&quot;false reach&quot;; [.D578]=&quot;false reach&quot;; [.E578]=&quot;false reach&quot;; [.F578]=&quot;false reach&quot;; [.G578]=&quot;false reach&quot;; [.H5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6.c.i </text:p>
          </table:table-cell>
          <table:table-cell table:formula="of:=IF(OR([.C579]=&quot;true&quot;; [.D579]=&quot;true&quot;; [.E579]=&quot;true&quot;; [.F579]=&quot;true&quot;; [.G579]=&quot;true&quot;; [.H579]=&quot;true&quot;); &quot;true&quot;; IF(OR([.C579]=&quot;false reach&quot;; [.D579]=&quot;false reach&quot;; [.E579]=&quot;false reach&quot;; [.F579]=&quot;false reach&quot;; [.G579]=&quot;false reach&quot;; [.H5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7.c.i </text:p>
          </table:table-cell>
          <table:table-cell table:formula="of:=IF(OR([.C580]=&quot;true&quot;; [.D580]=&quot;true&quot;; [.E580]=&quot;true&quot;; [.F580]=&quot;true&quot;; [.G580]=&quot;true&quot;; [.H580]=&quot;true&quot;); &quot;true&quot;; IF(OR([.C580]=&quot;false reach&quot;; [.D580]=&quot;false reach&quot;; [.E580]=&quot;false reach&quot;; [.F580]=&quot;false reach&quot;; [.G580]=&quot;false reach&quot;; [.H58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78.c.i </text:p>
          </table:table-cell>
          <table:table-cell table:formula="of:=IF(OR([.C581]=&quot;true&quot;; [.D581]=&quot;true&quot;; [.E581]=&quot;true&quot;; [.F581]=&quot;true&quot;; [.G581]=&quot;true&quot;; [.H581]=&quot;true&quot;); &quot;true&quot;; IF(OR([.C581]=&quot;false reach&quot;; [.D581]=&quot;false reach&quot;; [.E581]=&quot;false reach&quot;; [.F581]=&quot;false reach&quot;; [.G581]=&quot;false reach&quot;; [.H5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9.c.i </text:p>
          </table:table-cell>
          <table:table-cell table:formula="of:=IF(OR([.C582]=&quot;true&quot;; [.D582]=&quot;true&quot;; [.E582]=&quot;true&quot;; [.F582]=&quot;true&quot;; [.G582]=&quot;true&quot;; [.H582]=&quot;true&quot;); &quot;true&quot;; IF(OR([.C582]=&quot;false reach&quot;; [.D582]=&quot;false reach&quot;; [.E582]=&quot;false reach&quot;; [.F582]=&quot;false reach&quot;; [.G582]=&quot;false reach&quot;; [.H58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80.c.i </text:p>
          </table:table-cell>
          <table:table-cell table:formula="of:=IF(OR([.C583]=&quot;true&quot;; [.D583]=&quot;true&quot;; [.E583]=&quot;true&quot;; [.F583]=&quot;true&quot;; [.G583]=&quot;true&quot;; [.H583]=&quot;true&quot;); &quot;true&quot;; IF(OR([.C583]=&quot;false reach&quot;; [.D583]=&quot;false reach&quot;; [.E583]=&quot;false reach&quot;; [.F583]=&quot;false reach&quot;; [.G583]=&quot;false reach&quot;; [.H58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killed by signal 9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81.c.i </text:p>
          </table:table-cell>
          <table:table-cell table:formula="of:=IF(OR([.C584]=&quot;true&quot;; [.D584]=&quot;true&quot;; [.E584]=&quot;true&quot;; [.F584]=&quot;true&quot;; [.G584]=&quot;true&quot;; [.H584]=&quot;true&quot;); &quot;true&quot;; IF(OR([.C584]=&quot;false reach&quot;; [.D584]=&quot;false reach&quot;; [.E584]=&quot;false reach&quot;; [.F584]=&quot;false reach&quot;; [.G584]=&quot;false reach&quot;; [.H58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82.c.i </text:p>
          </table:table-cell>
          <table:table-cell table:formula="of:=IF(OR([.C585]=&quot;true&quot;; [.D585]=&quot;true&quot;; [.E585]=&quot;true&quot;; [.F585]=&quot;true&quot;; [.G585]=&quot;true&quot;; [.H585]=&quot;true&quot;); &quot;true&quot;; IF(OR([.C585]=&quot;false reach&quot;; [.D585]=&quot;false reach&quot;; [.E585]=&quot;false reach&quot;; [.F585]=&quot;false reach&quot;; [.G585]=&quot;false reach&quot;; [.H5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3.c.i </text:p>
          </table:table-cell>
          <table:table-cell table:formula="of:=IF(OR([.C586]=&quot;true&quot;; [.D586]=&quot;true&quot;; [.E586]=&quot;true&quot;; [.F586]=&quot;true&quot;; [.G586]=&quot;true&quot;; [.H586]=&quot;true&quot;); &quot;true&quot;; IF(OR([.C586]=&quot;false reach&quot;; [.D586]=&quot;false reach&quot;; [.E586]=&quot;false reach&quot;; [.F586]=&quot;false reach&quot;; [.G586]=&quot;false reach&quot;; [.H5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4.c.i </text:p>
          </table:table-cell>
          <table:table-cell table:formula="of:=IF(OR([.C587]=&quot;true&quot;; [.D587]=&quot;true&quot;; [.E587]=&quot;true&quot;; [.F587]=&quot;true&quot;; [.G587]=&quot;true&quot;; [.H587]=&quot;true&quot;); &quot;true&quot;; IF(OR([.C587]=&quot;false reach&quot;; [.D587]=&quot;false reach&quot;; [.E587]=&quot;false reach&quot;; [.F587]=&quot;false reach&quot;; [.G587]=&quot;false reach&quot;; [.H587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5.c.i </text:p>
          </table:table-cell>
          <table:table-cell table:formula="of:=IF(OR([.C588]=&quot;true&quot;; [.D588]=&quot;true&quot;; [.E588]=&quot;true&quot;; [.F588]=&quot;true&quot;; [.G588]=&quot;true&quot;; [.H588]=&quot;true&quot;); &quot;true&quot;; IF(OR([.C588]=&quot;false reach&quot;; [.D588]=&quot;false reach&quot;; [.E588]=&quot;false reach&quot;; [.F588]=&quot;false reach&quot;; [.G588]=&quot;false reach&quot;; [.H5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6.c.i </text:p>
          </table:table-cell>
          <table:table-cell table:formula="of:=IF(OR([.C589]=&quot;true&quot;; [.D589]=&quot;true&quot;; [.E589]=&quot;true&quot;; [.F589]=&quot;true&quot;; [.G589]=&quot;true&quot;; [.H589]=&quot;true&quot;); &quot;true&quot;; IF(OR([.C589]=&quot;false reach&quot;; [.D589]=&quot;false reach&quot;; [.E589]=&quot;false reach&quot;; [.F589]=&quot;false reach&quot;; [.G589]=&quot;false reach&quot;; [.H5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7.c.i </text:p>
          </table:table-cell>
          <table:table-cell table:formula="of:=IF(OR([.C590]=&quot;true&quot;; [.D590]=&quot;true&quot;; [.E590]=&quot;true&quot;; [.F590]=&quot;true&quot;; [.G590]=&quot;true&quot;; [.H590]=&quot;true&quot;); &quot;true&quot;; IF(OR([.C590]=&quot;false reach&quot;; [.D590]=&quot;false reach&quot;; [.E590]=&quot;false reach&quot;; [.F590]=&quot;false reach&quot;; [.G590]=&quot;false reach&quot;; [.H59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88.c.i </text:p>
          </table:table-cell>
          <table:table-cell table:formula="of:=IF(OR([.C591]=&quot;true&quot;; [.D591]=&quot;true&quot;; [.E591]=&quot;true&quot;; [.F591]=&quot;true&quot;; [.G591]=&quot;true&quot;; [.H591]=&quot;true&quot;); &quot;true&quot;; IF(OR([.C591]=&quot;false reach&quot;; [.D591]=&quot;false reach&quot;; [.E591]=&quot;false reach&quot;; [.F591]=&quot;false reach&quot;; [.G591]=&quot;false reach&quot;; [.H5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9.c.i </text:p>
          </table:table-cell>
          <table:table-cell table:formula="of:=IF(OR([.C592]=&quot;true&quot;; [.D592]=&quot;true&quot;; [.E592]=&quot;true&quot;; [.F592]=&quot;true&quot;; [.G592]=&quot;true&quot;; [.H592]=&quot;true&quot;); &quot;true&quot;; IF(OR([.C592]=&quot;false reach&quot;; [.D592]=&quot;false reach&quot;; [.E592]=&quot;false reach&quot;; [.F592]=&quot;false reach&quot;; [.G592]=&quot;false reach&quot;; [.H5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0.c.i </text:p>
          </table:table-cell>
          <table:table-cell table:formula="of:=IF(OR([.C593]=&quot;true&quot;; [.D593]=&quot;true&quot;; [.E593]=&quot;true&quot;; [.F593]=&quot;true&quot;; [.G593]=&quot;true&quot;; [.H593]=&quot;true&quot;); &quot;true&quot;; IF(OR([.C593]=&quot;false reach&quot;; [.D593]=&quot;false reach&quot;; [.E593]=&quot;false reach&quot;; [.F593]=&quot;false reach&quot;; [.G593]=&quot;false reach&quot;; [.H59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1.c.i </text:p>
          </table:table-cell>
          <table:table-cell table:formula="of:=IF(OR([.C594]=&quot;true&quot;; [.D594]=&quot;true&quot;; [.E594]=&quot;true&quot;; [.F594]=&quot;true&quot;; [.G594]=&quot;true&quot;; [.H594]=&quot;true&quot;); &quot;true&quot;; IF(OR([.C594]=&quot;false reach&quot;; [.D594]=&quot;false reach&quot;; [.E594]=&quot;false reach&quot;; [.F594]=&quot;false reach&quot;; [.G594]=&quot;false reach&quot;; [.H5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2.c.i </text:p>
          </table:table-cell>
          <table:table-cell table:formula="of:=IF(OR([.C595]=&quot;true&quot;; [.D595]=&quot;true&quot;; [.E595]=&quot;true&quot;; [.F595]=&quot;true&quot;; [.G595]=&quot;true&quot;; [.H595]=&quot;true&quot;); &quot;true&quot;; IF(OR([.C595]=&quot;false reach&quot;; [.D595]=&quot;false reach&quot;; [.E595]=&quot;false reach&quot;; [.F595]=&quot;false reach&quot;; [.G595]=&quot;false reach&quot;; [.H5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3.c.i </text:p>
          </table:table-cell>
          <table:table-cell table:formula="of:=IF(OR([.C596]=&quot;true&quot;; [.D596]=&quot;true&quot;; [.E596]=&quot;true&quot;; [.F596]=&quot;true&quot;; [.G596]=&quot;true&quot;; [.H596]=&quot;true&quot;); &quot;true&quot;; IF(OR([.C596]=&quot;false reach&quot;; [.D596]=&quot;false reach&quot;; [.E596]=&quot;false reach&quot;; [.F596]=&quot;false reach&quot;; [.G596]=&quot;false reach&quot;; [.H5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4.c.i </text:p>
          </table:table-cell>
          <table:table-cell table:formula="of:=IF(OR([.C597]=&quot;true&quot;; [.D597]=&quot;true&quot;; [.E597]=&quot;true&quot;; [.F597]=&quot;true&quot;; [.G597]=&quot;true&quot;; [.H597]=&quot;true&quot;); &quot;true&quot;; IF(OR([.C597]=&quot;false reach&quot;; [.D597]=&quot;false reach&quot;; [.E597]=&quot;false reach&quot;; [.F597]=&quot;false reach&quot;; [.G597]=&quot;false reach&quot;; [.H59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95.c.i </text:p>
          </table:table-cell>
          <table:table-cell table:formula="of:=IF(OR([.C598]=&quot;true&quot;; [.D598]=&quot;true&quot;; [.E598]=&quot;true&quot;; [.F598]=&quot;true&quot;; [.G598]=&quot;true&quot;; [.H598]=&quot;true&quot;); &quot;true&quot;; IF(OR([.C598]=&quot;false reach&quot;; [.D598]=&quot;false reach&quot;; [.E598]=&quot;false reach&quot;; [.F598]=&quot;false reach&quot;; [.G598]=&quot;false reach&quot;; [.H5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6.c.i </text:p>
          </table:table-cell>
          <table:table-cell table:formula="of:=IF(OR([.C599]=&quot;true&quot;; [.D599]=&quot;true&quot;; [.E599]=&quot;true&quot;; [.F599]=&quot;true&quot;; [.G599]=&quot;true&quot;; [.H599]=&quot;true&quot;); &quot;true&quot;; IF(OR([.C599]=&quot;false reach&quot;; [.D599]=&quot;false reach&quot;; [.E599]=&quot;false reach&quot;; [.F599]=&quot;false reach&quot;; [.G599]=&quot;false reach&quot;; [.H5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7.c.i </text:p>
          </table:table-cell>
          <table:table-cell table:formula="of:=IF(OR([.C600]=&quot;true&quot;; [.D600]=&quot;true&quot;; [.E600]=&quot;true&quot;; [.F600]=&quot;true&quot;; [.G600]=&quot;true&quot;; [.H600]=&quot;true&quot;); &quot;true&quot;; IF(OR([.C600]=&quot;false reach&quot;; [.D600]=&quot;false reach&quot;; [.E600]=&quot;false reach&quot;; [.F600]=&quot;false reach&quot;; [.G600]=&quot;false reach&quot;; [.H6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8.c.i </text:p>
          </table:table-cell>
          <table:table-cell table:formula="of:=IF(OR([.C601]=&quot;true&quot;; [.D601]=&quot;true&quot;; [.E601]=&quot;true&quot;; [.F601]=&quot;true&quot;; [.G601]=&quot;true&quot;; [.H601]=&quot;true&quot;); &quot;true&quot;; IF(OR([.C601]=&quot;false reach&quot;; [.D601]=&quot;false reach&quot;; [.E601]=&quot;false reach&quot;; [.F601]=&quot;false reach&quot;; [.G601]=&quot;false reach&quot;; [.H6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99.c.i </text:p>
          </table:table-cell>
          <table:table-cell table:formula="of:=IF(OR([.C602]=&quot;true&quot;; [.D602]=&quot;true&quot;; [.E602]=&quot;true&quot;; [.F602]=&quot;true&quot;; [.G602]=&quot;true&quot;; [.H602]=&quot;true&quot;); &quot;true&quot;; IF(OR([.C602]=&quot;false reach&quot;; [.D602]=&quot;false reach&quot;; [.E602]=&quot;false reach&quot;; [.F602]=&quot;false reach&quot;; [.G602]=&quot;false reach&quot;; [.H6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7_00.c.i </text:p>
          </table:table-cell>
          <table:table-cell table:formula="of:=IF(OR([.C603]=&quot;true&quot;; [.D603]=&quot;true&quot;; [.E603]=&quot;true&quot;; [.F603]=&quot;true&quot;; [.G603]=&quot;true&quot;; [.H603]=&quot;true&quot;); &quot;true&quot;; IF(OR([.C603]=&quot;false reach&quot;; [.D603]=&quot;false reach&quot;; [.E603]=&quot;false reach&quot;; [.F603]=&quot;false reach&quot;; [.G603]=&quot;false reach&quot;; [.H6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1.c.i </text:p>
          </table:table-cell>
          <table:table-cell table:formula="of:=IF(OR([.C604]=&quot;true&quot;; [.D604]=&quot;true&quot;; [.E604]=&quot;true&quot;; [.F604]=&quot;true&quot;; [.G604]=&quot;true&quot;; [.H604]=&quot;true&quot;); &quot;true&quot;; IF(OR([.C604]=&quot;false reach&quot;; [.D604]=&quot;false reach&quot;; [.E604]=&quot;false reach&quot;; [.F604]=&quot;false reach&quot;; [.G604]=&quot;false reach&quot;; [.H6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2.c.i </text:p>
          </table:table-cell>
          <table:table-cell table:formula="of:=IF(OR([.C605]=&quot;true&quot;; [.D605]=&quot;true&quot;; [.E605]=&quot;true&quot;; [.F605]=&quot;true&quot;; [.G605]=&quot;true&quot;; [.H605]=&quot;true&quot;); &quot;true&quot;; IF(OR([.C605]=&quot;false reach&quot;; [.D605]=&quot;false reach&quot;; [.E605]=&quot;false reach&quot;; [.F605]=&quot;false reach&quot;; [.G605]=&quot;false reach&quot;; [.H6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3.c.i </text:p>
          </table:table-cell>
          <table:table-cell table:formula="of:=IF(OR([.C606]=&quot;true&quot;; [.D606]=&quot;true&quot;; [.E606]=&quot;true&quot;; [.F606]=&quot;true&quot;; [.G606]=&quot;true&quot;; [.H606]=&quot;true&quot;); &quot;true&quot;; IF(OR([.C606]=&quot;false reach&quot;; [.D606]=&quot;false reach&quot;; [.E606]=&quot;false reach&quot;; [.F606]=&quot;false reach&quot;; [.G606]=&quot;false reach&quot;; [.H6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4.c.i </text:p>
          </table:table-cell>
          <table:table-cell table:formula="of:=IF(OR([.C607]=&quot;true&quot;; [.D607]=&quot;true&quot;; [.E607]=&quot;true&quot;; [.F607]=&quot;true&quot;; [.G607]=&quot;true&quot;; [.H607]=&quot;true&quot;); &quot;true&quot;; IF(OR([.C607]=&quot;false reach&quot;; [.D607]=&quot;false reach&quot;; [.E607]=&quot;false reach&quot;; [.F607]=&quot;false reach&quot;; [.G607]=&quot;false reach&quot;; [.H6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05.c.i </text:p>
          </table:table-cell>
          <table:table-cell table:formula="of:=IF(OR([.C608]=&quot;true&quot;; [.D608]=&quot;true&quot;; [.E608]=&quot;true&quot;; [.F608]=&quot;true&quot;; [.G608]=&quot;true&quot;; [.H608]=&quot;true&quot;); &quot;true&quot;; IF(OR([.C608]=&quot;false reach&quot;; [.D608]=&quot;false reach&quot;; [.E608]=&quot;false reach&quot;; [.F608]=&quot;false reach&quot;; [.G608]=&quot;false reach&quot;; [.H6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06.c.i </text:p>
          </table:table-cell>
          <table:table-cell table:formula="of:=IF(OR([.C609]=&quot;true&quot;; [.D609]=&quot;true&quot;; [.E609]=&quot;true&quot;; [.F609]=&quot;true&quot;; [.G609]=&quot;true&quot;; [.H609]=&quot;true&quot;); &quot;true&quot;; IF(OR([.C609]=&quot;false reach&quot;; [.D609]=&quot;false reach&quot;; [.E609]=&quot;false reach&quot;; [.F609]=&quot;false reach&quot;; [.G609]=&quot;false reach&quot;; [.H6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07.c.i </text:p>
          </table:table-cell>
          <table:table-cell table:formula="of:=IF(OR([.C610]=&quot;true&quot;; [.D610]=&quot;true&quot;; [.E610]=&quot;true&quot;; [.F610]=&quot;true&quot;; [.G610]=&quot;true&quot;; [.H610]=&quot;true&quot;); &quot;true&quot;; IF(OR([.C610]=&quot;false reach&quot;; [.D610]=&quot;false reach&quot;; [.E610]=&quot;false reach&quot;; [.F610]=&quot;false reach&quot;; [.G610]=&quot;false reach&quot;; [.H6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8.c.i </text:p>
          </table:table-cell>
          <table:table-cell table:formula="of:=IF(OR([.C611]=&quot;true&quot;; [.D611]=&quot;true&quot;; [.E611]=&quot;true&quot;; [.F611]=&quot;true&quot;; [.G611]=&quot;true&quot;; [.H611]=&quot;true&quot;); &quot;true&quot;; IF(OR([.C611]=&quot;false reach&quot;; [.D611]=&quot;false reach&quot;; [.E611]=&quot;false reach&quot;; [.F611]=&quot;false reach&quot;; [.G611]=&quot;false reach&quot;; [.H6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9.c.i </text:p>
          </table:table-cell>
          <table:table-cell table:formula="of:=IF(OR([.C612]=&quot;true&quot;; [.D612]=&quot;true&quot;; [.E612]=&quot;true&quot;; [.F612]=&quot;true&quot;; [.G612]=&quot;true&quot;; [.H612]=&quot;true&quot;); &quot;true&quot;; IF(OR([.C612]=&quot;false reach&quot;; [.D612]=&quot;false reach&quot;; [.E612]=&quot;false reach&quot;; [.F612]=&quot;false reach&quot;; [.G612]=&quot;false reach&quot;; [.H6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10.c.i </text:p>
          </table:table-cell>
          <table:table-cell table:formula="of:=IF(OR([.C613]=&quot;true&quot;; [.D613]=&quot;true&quot;; [.E613]=&quot;true&quot;; [.F613]=&quot;true&quot;; [.G613]=&quot;true&quot;; [.H613]=&quot;true&quot;); &quot;true&quot;; IF(OR([.C613]=&quot;false reach&quot;; [.D613]=&quot;false reach&quot;; [.E613]=&quot;false reach&quot;; [.F613]=&quot;false reach&quot;; [.G613]=&quot;false reach&quot;; [.H6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11.c.i </text:p>
          </table:table-cell>
          <table:table-cell table:formula="of:=IF(OR([.C614]=&quot;true&quot;; [.D614]=&quot;true&quot;; [.E614]=&quot;true&quot;; [.F614]=&quot;true&quot;; [.G614]=&quot;true&quot;; [.H614]=&quot;true&quot;); &quot;true&quot;; IF(OR([.C614]=&quot;false reach&quot;; [.D614]=&quot;false reach&quot;; [.E614]=&quot;false reach&quot;; [.F614]=&quot;false reach&quot;; [.G614]=&quot;false reach&quot;; [.H6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2.c.i </text:p>
          </table:table-cell>
          <table:table-cell table:formula="of:=IF(OR([.C615]=&quot;true&quot;; [.D615]=&quot;true&quot;; [.E615]=&quot;true&quot;; [.F615]=&quot;true&quot;; [.G615]=&quot;true&quot;; [.H615]=&quot;true&quot;); &quot;true&quot;; IF(OR([.C615]=&quot;false reach&quot;; [.D615]=&quot;false reach&quot;; [.E615]=&quot;false reach&quot;; [.F615]=&quot;false reach&quot;; [.G615]=&quot;false reach&quot;; [.H6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3.c.i </text:p>
          </table:table-cell>
          <table:table-cell table:formula="of:=IF(OR([.C616]=&quot;true&quot;; [.D616]=&quot;true&quot;; [.E616]=&quot;true&quot;; [.F616]=&quot;true&quot;; [.G616]=&quot;true&quot;; [.H616]=&quot;true&quot;); &quot;true&quot;; IF(OR([.C616]=&quot;false reach&quot;; [.D616]=&quot;false reach&quot;; [.E616]=&quot;false reach&quot;; [.F616]=&quot;false reach&quot;; [.G616]=&quot;false reach&quot;; [.H6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4.c.i </text:p>
          </table:table-cell>
          <table:table-cell table:formula="of:=IF(OR([.C617]=&quot;true&quot;; [.D617]=&quot;true&quot;; [.E617]=&quot;true&quot;; [.F617]=&quot;true&quot;; [.G617]=&quot;true&quot;; [.H617]=&quot;true&quot;); &quot;true&quot;; IF(OR([.C617]=&quot;false reach&quot;; [.D617]=&quot;false reach&quot;; [.E617]=&quot;false reach&quot;; [.F617]=&quot;false reach&quot;; [.G617]=&quot;false reach&quot;; [.H6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5.c.i </text:p>
          </table:table-cell>
          <table:table-cell table:formula="of:=IF(OR([.C618]=&quot;true&quot;; [.D618]=&quot;true&quot;; [.E618]=&quot;true&quot;; [.F618]=&quot;true&quot;; [.G618]=&quot;true&quot;; [.H618]=&quot;true&quot;); &quot;true&quot;; IF(OR([.C618]=&quot;false reach&quot;; [.D618]=&quot;false reach&quot;; [.E618]=&quot;false reach&quot;; [.F618]=&quot;false reach&quot;; [.G618]=&quot;false reach&quot;; [.H6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6.c.i </text:p>
          </table:table-cell>
          <table:table-cell table:formula="of:=IF(OR([.C619]=&quot;true&quot;; [.D619]=&quot;true&quot;; [.E619]=&quot;true&quot;; [.F619]=&quot;true&quot;; [.G619]=&quot;true&quot;; [.H619]=&quot;true&quot;); &quot;true&quot;; IF(OR([.C619]=&quot;false reach&quot;; [.D619]=&quot;false reach&quot;; [.E619]=&quot;false reach&quot;; [.F619]=&quot;false reach&quot;; [.G619]=&quot;false reach&quot;; [.H6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7.c.i </text:p>
          </table:table-cell>
          <table:table-cell table:formula="of:=IF(OR([.C620]=&quot;true&quot;; [.D620]=&quot;true&quot;; [.E620]=&quot;true&quot;; [.F620]=&quot;true&quot;; [.G620]=&quot;true&quot;; [.H620]=&quot;true&quot;); &quot;true&quot;; IF(OR([.C620]=&quot;false reach&quot;; [.D620]=&quot;false reach&quot;; [.E620]=&quot;false reach&quot;; [.F620]=&quot;false reach&quot;; [.G620]=&quot;false reach&quot;; [.H6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18.c.i </text:p>
          </table:table-cell>
          <table:table-cell table:formula="of:=IF(OR([.C621]=&quot;true&quot;; [.D621]=&quot;true&quot;; [.E621]=&quot;true&quot;; [.F621]=&quot;true&quot;; [.G621]=&quot;true&quot;; [.H621]=&quot;true&quot;); &quot;true&quot;; IF(OR([.C621]=&quot;false reach&quot;; [.D621]=&quot;false reach&quot;; [.E621]=&quot;false reach&quot;; [.F621]=&quot;false reach&quot;; [.G621]=&quot;false reach&quot;; [.H6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19.c.i </text:p>
          </table:table-cell>
          <table:table-cell table:formula="of:=IF(OR([.C622]=&quot;true&quot;; [.D622]=&quot;true&quot;; [.E622]=&quot;true&quot;; [.F622]=&quot;true&quot;; [.G622]=&quot;true&quot;; [.H622]=&quot;true&quot;); &quot;true&quot;; IF(OR([.C622]=&quot;false reach&quot;; [.D622]=&quot;false reach&quot;; [.E622]=&quot;false reach&quot;; [.F622]=&quot;false reach&quot;; [.G622]=&quot;false reach&quot;; [.H6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0.c.i </text:p>
          </table:table-cell>
          <table:table-cell table:formula="of:=IF(OR([.C623]=&quot;true&quot;; [.D623]=&quot;true&quot;; [.E623]=&quot;true&quot;; [.F623]=&quot;true&quot;; [.G623]=&quot;true&quot;; [.H623]=&quot;true&quot;); &quot;true&quot;; IF(OR([.C623]=&quot;false reach&quot;; [.D623]=&quot;false reach&quot;; [.E623]=&quot;false reach&quot;; [.F623]=&quot;false reach&quot;; [.G623]=&quot;false reach&quot;; [.H6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1.c.i </text:p>
          </table:table-cell>
          <table:table-cell table:formula="of:=IF(OR([.C624]=&quot;true&quot;; [.D624]=&quot;true&quot;; [.E624]=&quot;true&quot;; [.F624]=&quot;true&quot;; [.G624]=&quot;true&quot;; [.H624]=&quot;true&quot;); &quot;true&quot;; IF(OR([.C624]=&quot;false reach&quot;; [.D624]=&quot;false reach&quot;; [.E624]=&quot;false reach&quot;; [.F624]=&quot;false reach&quot;; [.G624]=&quot;false reach&quot;; [.H6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2.c.i </text:p>
          </table:table-cell>
          <table:table-cell table:formula="of:=IF(OR([.C625]=&quot;true&quot;; [.D625]=&quot;true&quot;; [.E625]=&quot;true&quot;; [.F625]=&quot;true&quot;; [.G625]=&quot;true&quot;; [.H625]=&quot;true&quot;); &quot;true&quot;; IF(OR([.C625]=&quot;false reach&quot;; [.D625]=&quot;false reach&quot;; [.E625]=&quot;false reach&quot;; [.F625]=&quot;false reach&quot;; [.G625]=&quot;false reach&quot;; [.H6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3.c.i </text:p>
          </table:table-cell>
          <table:table-cell table:formula="of:=IF(OR([.C626]=&quot;true&quot;; [.D626]=&quot;true&quot;; [.E626]=&quot;true&quot;; [.F626]=&quot;true&quot;; [.G626]=&quot;true&quot;; [.H626]=&quot;true&quot;); &quot;true&quot;; IF(OR([.C626]=&quot;false reach&quot;; [.D626]=&quot;false reach&quot;; [.E626]=&quot;false reach&quot;; [.F626]=&quot;false reach&quot;; [.G626]=&quot;false reach&quot;; [.H6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4.c.i </text:p>
          </table:table-cell>
          <table:table-cell table:formula="of:=IF(OR([.C627]=&quot;true&quot;; [.D627]=&quot;true&quot;; [.E627]=&quot;true&quot;; [.F627]=&quot;true&quot;; [.G627]=&quot;true&quot;; [.H627]=&quot;true&quot;); &quot;true&quot;; IF(OR([.C627]=&quot;false reach&quot;; [.D627]=&quot;false reach&quot;; [.E627]=&quot;false reach&quot;; [.F627]=&quot;false reach&quot;; [.G627]=&quot;false reach&quot;; [.H6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25.c.i </text:p>
          </table:table-cell>
          <table:table-cell table:formula="of:=IF(OR([.C628]=&quot;true&quot;; [.D628]=&quot;true&quot;; [.E628]=&quot;true&quot;; [.F628]=&quot;true&quot;; [.G628]=&quot;true&quot;; [.H628]=&quot;true&quot;); &quot;true&quot;; IF(OR([.C628]=&quot;false reach&quot;; [.D628]=&quot;false reach&quot;; [.E628]=&quot;false reach&quot;; [.F628]=&quot;false reach&quot;; [.G628]=&quot;false reach&quot;; [.H6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6.c.i </text:p>
          </table:table-cell>
          <table:table-cell table:formula="of:=IF(OR([.C629]=&quot;true&quot;; [.D629]=&quot;true&quot;; [.E629]=&quot;true&quot;; [.F629]=&quot;true&quot;; [.G629]=&quot;true&quot;; [.H629]=&quot;true&quot;); &quot;true&quot;; IF(OR([.C629]=&quot;false reach&quot;; [.D629]=&quot;false reach&quot;; [.E629]=&quot;false reach&quot;; [.F629]=&quot;false reach&quot;; [.G629]=&quot;false reach&quot;; [.H6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7.c.i </text:p>
          </table:table-cell>
          <table:table-cell table:formula="of:=IF(OR([.C630]=&quot;true&quot;; [.D630]=&quot;true&quot;; [.E630]=&quot;true&quot;; [.F630]=&quot;true&quot;; [.G630]=&quot;true&quot;; [.H630]=&quot;true&quot;); &quot;true&quot;; IF(OR([.C630]=&quot;false reach&quot;; [.D630]=&quot;false reach&quot;; [.E630]=&quot;false reach&quot;; [.F630]=&quot;false reach&quot;; [.G630]=&quot;false reach&quot;; [.H6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8.c.i </text:p>
          </table:table-cell>
          <table:table-cell table:formula="of:=IF(OR([.C631]=&quot;true&quot;; [.D631]=&quot;true&quot;; [.E631]=&quot;true&quot;; [.F631]=&quot;true&quot;; [.G631]=&quot;true&quot;; [.H631]=&quot;true&quot;); &quot;true&quot;; IF(OR([.C631]=&quot;false reach&quot;; [.D631]=&quot;false reach&quot;; [.E631]=&quot;false reach&quot;; [.F631]=&quot;false reach&quot;; [.G631]=&quot;false reach&quot;; [.H6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9.c.i </text:p>
          </table:table-cell>
          <table:table-cell table:formula="of:=IF(OR([.C632]=&quot;true&quot;; [.D632]=&quot;true&quot;; [.E632]=&quot;true&quot;; [.F632]=&quot;true&quot;; [.G632]=&quot;true&quot;; [.H632]=&quot;true&quot;); &quot;true&quot;; IF(OR([.C632]=&quot;false reach&quot;; [.D632]=&quot;false reach&quot;; [.E632]=&quot;false reach&quot;; [.F632]=&quot;false reach&quot;; [.G632]=&quot;false reach&quot;; [.H6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0.c.i </text:p>
          </table:table-cell>
          <table:table-cell table:formula="of:=IF(OR([.C633]=&quot;true&quot;; [.D633]=&quot;true&quot;; [.E633]=&quot;true&quot;; [.F633]=&quot;true&quot;; [.G633]=&quot;true&quot;; [.H633]=&quot;true&quot;); &quot;true&quot;; IF(OR([.C633]=&quot;false reach&quot;; [.D633]=&quot;false reach&quot;; [.E633]=&quot;false reach&quot;; [.F633]=&quot;false reach&quot;; [.G633]=&quot;false reach&quot;; [.H6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1.c.i </text:p>
          </table:table-cell>
          <table:table-cell table:formula="of:=IF(OR([.C634]=&quot;true&quot;; [.D634]=&quot;true&quot;; [.E634]=&quot;true&quot;; [.F634]=&quot;true&quot;; [.G634]=&quot;true&quot;; [.H634]=&quot;true&quot;); &quot;true&quot;; IF(OR([.C634]=&quot;false reach&quot;; [.D634]=&quot;false reach&quot;; [.E634]=&quot;false reach&quot;; [.F634]=&quot;false reach&quot;; [.G634]=&quot;false reach&quot;; [.H6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32.c.i </text:p>
          </table:table-cell>
          <table:table-cell table:formula="of:=IF(OR([.C635]=&quot;true&quot;; [.D635]=&quot;true&quot;; [.E635]=&quot;true&quot;; [.F635]=&quot;true&quot;; [.G635]=&quot;true&quot;; [.H635]=&quot;true&quot;); &quot;true&quot;; IF(OR([.C635]=&quot;false reach&quot;; [.D635]=&quot;false reach&quot;; [.E635]=&quot;false reach&quot;; [.F635]=&quot;false reach&quot;; [.G635]=&quot;false reach&quot;; [.H6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7_33.c.i </text:p>
          </table:table-cell>
          <table:table-cell table:formula="of:=IF(OR([.C636]=&quot;true&quot;; [.D636]=&quot;true&quot;; [.E636]=&quot;true&quot;; [.F636]=&quot;true&quot;; [.G636]=&quot;true&quot;; [.H636]=&quot;true&quot;); &quot;true&quot;; IF(OR([.C636]=&quot;false reach&quot;; [.D636]=&quot;false reach&quot;; [.E636]=&quot;false reach&quot;; [.F636]=&quot;false reach&quot;; [.G636]=&quot;false reach&quot;; [.H6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4.c.i </text:p>
          </table:table-cell>
          <table:table-cell table:formula="of:=IF(OR([.C637]=&quot;true&quot;; [.D637]=&quot;true&quot;; [.E637]=&quot;true&quot;; [.F637]=&quot;true&quot;; [.G637]=&quot;true&quot;; [.H637]=&quot;true&quot;); &quot;true&quot;; IF(OR([.C637]=&quot;false reach&quot;; [.D637]=&quot;false reach&quot;; [.E637]=&quot;false reach&quot;; [.F637]=&quot;false reach&quot;; [.G637]=&quot;false reach&quot;; [.H6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5.c.i </text:p>
          </table:table-cell>
          <table:table-cell table:formula="of:=IF(OR([.C638]=&quot;true&quot;; [.D638]=&quot;true&quot;; [.E638]=&quot;true&quot;; [.F638]=&quot;true&quot;; [.G638]=&quot;true&quot;; [.H638]=&quot;true&quot;); &quot;true&quot;; IF(OR([.C638]=&quot;false reach&quot;; [.D638]=&quot;false reach&quot;; [.E638]=&quot;false reach&quot;; [.F638]=&quot;false reach&quot;; [.G638]=&quot;false reach&quot;; [.H6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36.c.i </text:p>
          </table:table-cell>
          <table:table-cell table:formula="of:=IF(OR([.C639]=&quot;true&quot;; [.D639]=&quot;true&quot;; [.E639]=&quot;true&quot;; [.F639]=&quot;true&quot;; [.G639]=&quot;true&quot;; [.H639]=&quot;true&quot;); &quot;true&quot;; IF(OR([.C639]=&quot;false reach&quot;; [.D639]=&quot;false reach&quot;; [.E639]=&quot;false reach&quot;; [.F639]=&quot;false reach&quot;; [.G639]=&quot;false reach&quot;; [.H6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7.c.i </text:p>
          </table:table-cell>
          <table:table-cell table:formula="of:=IF(OR([.C640]=&quot;true&quot;; [.D640]=&quot;true&quot;; [.E640]=&quot;true&quot;; [.F640]=&quot;true&quot;; [.G640]=&quot;true&quot;; [.H640]=&quot;true&quot;); &quot;true&quot;; IF(OR([.C640]=&quot;false reach&quot;; [.D640]=&quot;false reach&quot;; [.E640]=&quot;false reach&quot;; [.F640]=&quot;false reach&quot;; [.G640]=&quot;false reach&quot;; [.H6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8.c.i </text:p>
          </table:table-cell>
          <table:table-cell table:formula="of:=IF(OR([.C641]=&quot;true&quot;; [.D641]=&quot;true&quot;; [.E641]=&quot;true&quot;; [.F641]=&quot;true&quot;; [.G641]=&quot;true&quot;; [.H641]=&quot;true&quot;); &quot;true&quot;; IF(OR([.C641]=&quot;false reach&quot;; [.D641]=&quot;false reach&quot;; [.E641]=&quot;false reach&quot;; [.F641]=&quot;false reach&quot;; [.G641]=&quot;false reach&quot;; [.H6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9.c.i </text:p>
          </table:table-cell>
          <table:table-cell table:formula="of:=IF(OR([.C642]=&quot;true&quot;; [.D642]=&quot;true&quot;; [.E642]=&quot;true&quot;; [.F642]=&quot;true&quot;; [.G642]=&quot;true&quot;; [.H642]=&quot;true&quot;); &quot;true&quot;; IF(OR([.C642]=&quot;false reach&quot;; [.D642]=&quot;false reach&quot;; [.E642]=&quot;false reach&quot;; [.F642]=&quot;false reach&quot;; [.G642]=&quot;false reach&quot;; [.H6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0.c.i </text:p>
          </table:table-cell>
          <table:table-cell table:formula="of:=IF(OR([.C643]=&quot;true&quot;; [.D643]=&quot;true&quot;; [.E643]=&quot;true&quot;; [.F643]=&quot;true&quot;; [.G643]=&quot;true&quot;; [.H643]=&quot;true&quot;); &quot;true&quot;; IF(OR([.C643]=&quot;false reach&quot;; [.D643]=&quot;false reach&quot;; [.E643]=&quot;false reach&quot;; [.F643]=&quot;false reach&quot;; [.G643]=&quot;false reach&quot;; [.H64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1.c.i </text:p>
          </table:table-cell>
          <table:table-cell table:formula="of:=IF(OR([.C644]=&quot;true&quot;; [.D644]=&quot;true&quot;; [.E644]=&quot;true&quot;; [.F644]=&quot;true&quot;; [.G644]=&quot;true&quot;; [.H644]=&quot;true&quot;); &quot;true&quot;; IF(OR([.C644]=&quot;false reach&quot;; [.D644]=&quot;false reach&quot;; [.E644]=&quot;false reach&quot;; [.F644]=&quot;false reach&quot;; [.G644]=&quot;false reach&quot;; [.H64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2.c.i </text:p>
          </table:table-cell>
          <table:table-cell table:formula="of:=IF(OR([.C645]=&quot;true&quot;; [.D645]=&quot;true&quot;; [.E645]=&quot;true&quot;; [.F645]=&quot;true&quot;; [.G645]=&quot;true&quot;; [.H645]=&quot;true&quot;); &quot;true&quot;; IF(OR([.C645]=&quot;false reach&quot;; [.D645]=&quot;false reach&quot;; [.E645]=&quot;false reach&quot;; [.F645]=&quot;false reach&quot;; [.G645]=&quot;false reach&quot;; [.H6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3.c.i </text:p>
          </table:table-cell>
          <table:table-cell table:formula="of:=IF(OR([.C646]=&quot;true&quot;; [.D646]=&quot;true&quot;; [.E646]=&quot;true&quot;; [.F646]=&quot;true&quot;; [.G646]=&quot;true&quot;; [.H646]=&quot;true&quot;); &quot;true&quot;; IF(OR([.C646]=&quot;false reach&quot;; [.D646]=&quot;false reach&quot;; [.E646]=&quot;false reach&quot;; [.F646]=&quot;false reach&quot;; [.G646]=&quot;false reach&quot;; [.H6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4.c.i </text:p>
          </table:table-cell>
          <table:table-cell table:formula="of:=IF(OR([.C647]=&quot;true&quot;; [.D647]=&quot;true&quot;; [.E647]=&quot;true&quot;; [.F647]=&quot;true&quot;; [.G647]=&quot;true&quot;; [.H647]=&quot;true&quot;); &quot;true&quot;; IF(OR([.C647]=&quot;false reach&quot;; [.D647]=&quot;false reach&quot;; [.E647]=&quot;false reach&quot;; [.F647]=&quot;false reach&quot;; [.G647]=&quot;false reach&quot;; [.H6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5.c.i </text:p>
          </table:table-cell>
          <table:table-cell table:formula="of:=IF(OR([.C648]=&quot;true&quot;; [.D648]=&quot;true&quot;; [.E648]=&quot;true&quot;; [.F648]=&quot;true&quot;; [.G648]=&quot;true&quot;; [.H648]=&quot;true&quot;); &quot;true&quot;; IF(OR([.C648]=&quot;false reach&quot;; [.D648]=&quot;false reach&quot;; [.E648]=&quot;false reach&quot;; [.F648]=&quot;false reach&quot;; [.G648]=&quot;false reach&quot;; [.H64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style-name="ce3" office:value-type="string">
            <text:p>was true, due to bug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6.c.i </text:p>
          </table:table-cell>
          <table:table-cell table:formula="of:=IF(OR([.C649]=&quot;true&quot;; [.D649]=&quot;true&quot;; [.E649]=&quot;true&quot;; [.F649]=&quot;true&quot;; [.G649]=&quot;true&quot;; [.H649]=&quot;true&quot;); &quot;true&quot;; IF(OR([.C649]=&quot;false reach&quot;; [.D649]=&quot;false reach&quot;; [.E649]=&quot;false reach&quot;; [.F649]=&quot;false reach&quot;; [.G649]=&quot;false reach&quot;; [.H6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7.c.i </text:p>
          </table:table-cell>
          <table:table-cell table:formula="of:=IF(OR([.C650]=&quot;true&quot;; [.D650]=&quot;true&quot;; [.E650]=&quot;true&quot;; [.F650]=&quot;true&quot;; [.G650]=&quot;true&quot;; [.H650]=&quot;true&quot;); &quot;true&quot;; IF(OR([.C650]=&quot;false reach&quot;; [.D650]=&quot;false reach&quot;; [.E650]=&quot;false reach&quot;; [.F650]=&quot;false reach&quot;; [.G650]=&quot;false reach&quot;; [.H6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8.c.i </text:p>
          </table:table-cell>
          <table:table-cell table:formula="of:=IF(OR([.C651]=&quot;true&quot;; [.D651]=&quot;true&quot;; [.E651]=&quot;true&quot;; [.F651]=&quot;true&quot;; [.G651]=&quot;true&quot;; [.H651]=&quot;true&quot;); &quot;true&quot;; IF(OR([.C651]=&quot;false reach&quot;; [.D651]=&quot;false reach&quot;; [.E651]=&quot;false reach&quot;; [.F651]=&quot;false reach&quot;; [.G651]=&quot;false reach&quot;; [.H6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9.c.i </text:p>
          </table:table-cell>
          <table:table-cell table:formula="of:=IF(OR([.C652]=&quot;true&quot;; [.D652]=&quot;true&quot;; [.E652]=&quot;true&quot;; [.F652]=&quot;true&quot;; [.G652]=&quot;true&quot;; [.H652]=&quot;true&quot;); &quot;true&quot;; IF(OR([.C652]=&quot;false reach&quot;; [.D652]=&quot;false reach&quot;; [.E652]=&quot;false reach&quot;; [.F652]=&quot;false reach&quot;; [.G652]=&quot;false reach&quot;; [.H6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0.c.i </text:p>
          </table:table-cell>
          <table:table-cell table:formula="of:=IF(OR([.C653]=&quot;true&quot;; [.D653]=&quot;true&quot;; [.E653]=&quot;true&quot;; [.F653]=&quot;true&quot;; [.G653]=&quot;true&quot;; [.H653]=&quot;true&quot;); &quot;true&quot;; IF(OR([.C653]=&quot;false reach&quot;; [.D653]=&quot;false reach&quot;; [.E653]=&quot;false reach&quot;; [.F653]=&quot;false reach&quot;; [.G653]=&quot;false reach&quot;; [.H6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51.c.i </text:p>
          </table:table-cell>
          <table:table-cell table:formula="of:=IF(OR([.C654]=&quot;true&quot;; [.D654]=&quot;true&quot;; [.E654]=&quot;true&quot;; [.F654]=&quot;true&quot;; [.G654]=&quot;true&quot;; [.H654]=&quot;true&quot;); &quot;true&quot;; IF(OR([.C654]=&quot;false reach&quot;; [.D654]=&quot;false reach&quot;; [.E654]=&quot;false reach&quot;; [.F654]=&quot;false reach&quot;; [.G654]=&quot;false reach&quot;; [.H6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2.c.i </text:p>
          </table:table-cell>
          <table:table-cell table:formula="of:=IF(OR([.C655]=&quot;true&quot;; [.D655]=&quot;true&quot;; [.E655]=&quot;true&quot;; [.F655]=&quot;true&quot;; [.G655]=&quot;true&quot;; [.H655]=&quot;true&quot;); &quot;true&quot;; IF(OR([.C655]=&quot;false reach&quot;; [.D655]=&quot;false reach&quot;; [.E655]=&quot;false reach&quot;; [.F655]=&quot;false reach&quot;; [.G655]=&quot;false reach&quot;; [.H6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53.c.i </text:p>
          </table:table-cell>
          <table:table-cell table:formula="of:=IF(OR([.C656]=&quot;true&quot;; [.D656]=&quot;true&quot;; [.E656]=&quot;true&quot;; [.F656]=&quot;true&quot;; [.G656]=&quot;true&quot;; [.H656]=&quot;true&quot;); &quot;true&quot;; IF(OR([.C656]=&quot;false reach&quot;; [.D656]=&quot;false reach&quot;; [.E656]=&quot;false reach&quot;; [.F656]=&quot;false reach&quot;; [.G656]=&quot;false reach&quot;; [.H6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4.c.i </text:p>
          </table:table-cell>
          <table:table-cell table:formula="of:=IF(OR([.C657]=&quot;true&quot;; [.D657]=&quot;true&quot;; [.E657]=&quot;true&quot;; [.F657]=&quot;true&quot;; [.G657]=&quot;true&quot;; [.H657]=&quot;true&quot;); &quot;true&quot;; IF(OR([.C657]=&quot;false reach&quot;; [.D657]=&quot;false reach&quot;; [.E657]=&quot;false reach&quot;; [.F657]=&quot;false reach&quot;; [.G657]=&quot;false reach&quot;; [.H6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5.c.i </text:p>
          </table:table-cell>
          <table:table-cell table:formula="of:=IF(OR([.C658]=&quot;true&quot;; [.D658]=&quot;true&quot;; [.E658]=&quot;true&quot;; [.F658]=&quot;true&quot;; [.G658]=&quot;true&quot;; [.H658]=&quot;true&quot;); &quot;true&quot;; IF(OR([.C658]=&quot;false reach&quot;; [.D658]=&quot;false reach&quot;; [.E658]=&quot;false reach&quot;; [.F658]=&quot;false reach&quot;; [.G658]=&quot;false reach&quot;; [.H6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6.c.i </text:p>
          </table:table-cell>
          <table:table-cell table:formula="of:=IF(OR([.C659]=&quot;true&quot;; [.D659]=&quot;true&quot;; [.E659]=&quot;true&quot;; [.F659]=&quot;true&quot;; [.G659]=&quot;true&quot;; [.H659]=&quot;true&quot;); &quot;true&quot;; IF(OR([.C659]=&quot;false reach&quot;; [.D659]=&quot;false reach&quot;; [.E659]=&quot;false reach&quot;; [.F659]=&quot;false reach&quot;; [.G659]=&quot;false reach&quot;; [.H6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7.c.i </text:p>
          </table:table-cell>
          <table:table-cell table:formula="of:=IF(OR([.C660]=&quot;true&quot;; [.D660]=&quot;true&quot;; [.E660]=&quot;true&quot;; [.F660]=&quot;true&quot;; [.G660]=&quot;true&quot;; [.H660]=&quot;true&quot;); &quot;true&quot;; IF(OR([.C660]=&quot;false reach&quot;; [.D660]=&quot;false reach&quot;; [.E660]=&quot;false reach&quot;; [.F660]=&quot;false reach&quot;; [.G660]=&quot;false reach&quot;; [.H6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8.c.i </text:p>
          </table:table-cell>
          <table:table-cell table:formula="of:=IF(OR([.C661]=&quot;true&quot;; [.D661]=&quot;true&quot;; [.E661]=&quot;true&quot;; [.F661]=&quot;true&quot;; [.G661]=&quot;true&quot;; [.H661]=&quot;true&quot;); &quot;true&quot;; IF(OR([.C661]=&quot;false reach&quot;; [.D661]=&quot;false reach&quot;; [.E661]=&quot;false reach&quot;; [.F661]=&quot;false reach&quot;; [.G661]=&quot;false reach&quot;; [.H6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59.c.i </text:p>
          </table:table-cell>
          <table:table-cell table:formula="of:=IF(OR([.C662]=&quot;true&quot;; [.D662]=&quot;true&quot;; [.E662]=&quot;true&quot;; [.F662]=&quot;true&quot;; [.G662]=&quot;true&quot;; [.H662]=&quot;true&quot;); &quot;true&quot;; IF(OR([.C662]=&quot;false reach&quot;; [.D662]=&quot;false reach&quot;; [.E662]=&quot;false reach&quot;; [.F662]=&quot;false reach&quot;; [.G662]=&quot;false reach&quot;; [.H6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60.c.i </text:p>
          </table:table-cell>
          <table:table-cell table:formula="of:=IF(OR([.C663]=&quot;true&quot;; [.D663]=&quot;true&quot;; [.E663]=&quot;true&quot;; [.F663]=&quot;true&quot;; [.G663]=&quot;true&quot;; [.H663]=&quot;true&quot;); &quot;true&quot;; IF(OR([.C663]=&quot;false reach&quot;; [.D663]=&quot;false reach&quot;; [.E663]=&quot;false reach&quot;; [.F663]=&quot;false reach&quot;; [.G663]=&quot;false reach&quot;; [.H6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1.c.i </text:p>
          </table:table-cell>
          <table:table-cell table:formula="of:=IF(OR([.C664]=&quot;true&quot;; [.D664]=&quot;true&quot;; [.E664]=&quot;true&quot;; [.F664]=&quot;true&quot;; [.G664]=&quot;true&quot;; [.H664]=&quot;true&quot;); &quot;true&quot;; IF(OR([.C664]=&quot;false reach&quot;; [.D664]=&quot;false reach&quot;; [.E664]=&quot;false reach&quot;; [.F664]=&quot;false reach&quot;; [.G664]=&quot;false reach&quot;; [.H6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2.c.i </text:p>
          </table:table-cell>
          <table:table-cell table:formula="of:=IF(OR([.C665]=&quot;true&quot;; [.D665]=&quot;true&quot;; [.E665]=&quot;true&quot;; [.F665]=&quot;true&quot;; [.G665]=&quot;true&quot;; [.H665]=&quot;true&quot;); &quot;true&quot;; IF(OR([.C665]=&quot;false reach&quot;; [.D665]=&quot;false reach&quot;; [.E665]=&quot;false reach&quot;; [.F665]=&quot;false reach&quot;; [.G665]=&quot;false reach&quot;; [.H66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63.c.i </text:p>
          </table:table-cell>
          <table:table-cell table:formula="of:=IF(OR([.C666]=&quot;true&quot;; [.D666]=&quot;true&quot;; [.E666]=&quot;true&quot;; [.F666]=&quot;true&quot;; [.G666]=&quot;true&quot;; [.H666]=&quot;true&quot;); &quot;true&quot;; IF(OR([.C666]=&quot;false reach&quot;; [.D666]=&quot;false reach&quot;; [.E666]=&quot;false reach&quot;; [.F666]=&quot;false reach&quot;; [.G666]=&quot;false reach&quot;; [.H6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4.c.i </text:p>
          </table:table-cell>
          <table:table-cell table:formula="of:=IF(OR([.C667]=&quot;true&quot;; [.D667]=&quot;true&quot;; [.E667]=&quot;true&quot;; [.F667]=&quot;true&quot;; [.G667]=&quot;true&quot;; [.H667]=&quot;true&quot;); &quot;true&quot;; IF(OR([.C667]=&quot;false reach&quot;; [.D667]=&quot;false reach&quot;; [.E667]=&quot;false reach&quot;; [.F667]=&quot;false reach&quot;; [.G667]=&quot;false reach&quot;; [.H6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5.c.i </text:p>
          </table:table-cell>
          <table:table-cell table:formula="of:=IF(OR([.C668]=&quot;true&quot;; [.D668]=&quot;true&quot;; [.E668]=&quot;true&quot;; [.F668]=&quot;true&quot;; [.G668]=&quot;true&quot;; [.H668]=&quot;true&quot;); &quot;true&quot;; IF(OR([.C668]=&quot;false reach&quot;; [.D668]=&quot;false reach&quot;; [.E668]=&quot;false reach&quot;; [.F668]=&quot;false reach&quot;; [.G668]=&quot;false reach&quot;; [.H6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66.c.i </text:p>
          </table:table-cell>
          <table:table-cell table:formula="of:=IF(OR([.C669]=&quot;true&quot;; [.D669]=&quot;true&quot;; [.E669]=&quot;true&quot;; [.F669]=&quot;true&quot;; [.G669]=&quot;true&quot;; [.H669]=&quot;true&quot;); &quot;true&quot;; IF(OR([.C669]=&quot;false reach&quot;; [.D669]=&quot;false reach&quot;; [.E669]=&quot;false reach&quot;; [.F669]=&quot;false reach&quot;; [.G669]=&quot;false reach&quot;; [.H6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67.c.i </text:p>
          </table:table-cell>
          <table:table-cell table:formula="of:=IF(OR([.C670]=&quot;true&quot;; [.D670]=&quot;true&quot;; [.E670]=&quot;true&quot;; [.F670]=&quot;true&quot;; [.G670]=&quot;true&quot;; [.H670]=&quot;true&quot;); &quot;true&quot;; IF(OR([.C670]=&quot;false reach&quot;; [.D670]=&quot;false reach&quot;; [.E670]=&quot;false reach&quot;; [.F670]=&quot;false reach&quot;; [.G670]=&quot;false reach&quot;; [.H6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8.c.i </text:p>
          </table:table-cell>
          <table:table-cell table:formula="of:=IF(OR([.C671]=&quot;true&quot;; [.D671]=&quot;true&quot;; [.E671]=&quot;true&quot;; [.F671]=&quot;true&quot;; [.G671]=&quot;true&quot;; [.H671]=&quot;true&quot;); &quot;true&quot;; IF(OR([.C671]=&quot;false reach&quot;; [.D671]=&quot;false reach&quot;; [.E671]=&quot;false reach&quot;; [.F671]=&quot;false reach&quot;; [.G671]=&quot;false reach&quot;; [.H6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9.c.i </text:p>
          </table:table-cell>
          <table:table-cell table:formula="of:=IF(OR([.C672]=&quot;true&quot;; [.D672]=&quot;true&quot;; [.E672]=&quot;true&quot;; [.F672]=&quot;true&quot;; [.G672]=&quot;true&quot;; [.H672]=&quot;true&quot;); &quot;true&quot;; IF(OR([.C672]=&quot;false reach&quot;; [.D672]=&quot;false reach&quot;; [.E672]=&quot;false reach&quot;; [.F672]=&quot;false reach&quot;; [.G672]=&quot;false reach&quot;; [.H6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0.c.i </text:p>
          </table:table-cell>
          <table:table-cell table:formula="of:=IF(OR([.C673]=&quot;true&quot;; [.D673]=&quot;true&quot;; [.E673]=&quot;true&quot;; [.F673]=&quot;true&quot;; [.G673]=&quot;true&quot;; [.H673]=&quot;true&quot;); &quot;true&quot;; IF(OR([.C673]=&quot;false reach&quot;; [.D673]=&quot;false reach&quot;; [.E673]=&quot;false reach&quot;; [.F673]=&quot;false reach&quot;; [.G673]=&quot;false reach&quot;; [.H6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1.c.i </text:p>
          </table:table-cell>
          <table:table-cell table:formula="of:=IF(OR([.C674]=&quot;true&quot;; [.D674]=&quot;true&quot;; [.E674]=&quot;true&quot;; [.F674]=&quot;true&quot;; [.G674]=&quot;true&quot;; [.H674]=&quot;true&quot;); &quot;true&quot;; IF(OR([.C674]=&quot;false reach&quot;; [.D674]=&quot;false reach&quot;; [.E674]=&quot;false reach&quot;; [.F674]=&quot;false reach&quot;; [.G674]=&quot;false reach&quot;; [.H6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2.c.i </text:p>
          </table:table-cell>
          <table:table-cell table:formula="of:=IF(OR([.C675]=&quot;true&quot;; [.D675]=&quot;true&quot;; [.E675]=&quot;true&quot;; [.F675]=&quot;true&quot;; [.G675]=&quot;true&quot;; [.H675]=&quot;true&quot;); &quot;true&quot;; IF(OR([.C675]=&quot;false reach&quot;; [.D675]=&quot;false reach&quot;; [.E675]=&quot;false reach&quot;; [.F675]=&quot;false reach&quot;; [.G675]=&quot;false reach&quot;; [.H6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3.c.i </text:p>
          </table:table-cell>
          <table:table-cell table:formula="of:=IF(OR([.C676]=&quot;true&quot;; [.D676]=&quot;true&quot;; [.E676]=&quot;true&quot;; [.F676]=&quot;true&quot;; [.G676]=&quot;true&quot;; [.H676]=&quot;true&quot;); &quot;true&quot;; IF(OR([.C676]=&quot;false reach&quot;; [.D676]=&quot;false reach&quot;; [.E676]=&quot;false reach&quot;; [.F676]=&quot;false reach&quot;; [.G676]=&quot;false reach&quot;; [.H6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 table:style-name="ce5"/>
        </table:table-row>
        <table:table-row table:style-name="ro2">
          <table:table-cell office:value-type="string">
            <text:p>Problem07_74.c.i </text:p>
          </table:table-cell>
          <table:table-cell table:formula="of:=IF(OR([.C677]=&quot;true&quot;; [.D677]=&quot;true&quot;; [.E677]=&quot;true&quot;; [.F677]=&quot;true&quot;; [.G677]=&quot;true&quot;; [.H677]=&quot;true&quot;); &quot;true&quot;; IF(OR([.C677]=&quot;false reach&quot;; [.D677]=&quot;false reach&quot;; [.E677]=&quot;false reach&quot;; [.F677]=&quot;false reach&quot;; [.G677]=&quot;false reach&quot;; [.H6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5.c.i </text:p>
          </table:table-cell>
          <table:table-cell table:formula="of:=IF(OR([.C678]=&quot;true&quot;; [.D678]=&quot;true&quot;; [.E678]=&quot;true&quot;; [.F678]=&quot;true&quot;; [.G678]=&quot;true&quot;; [.H678]=&quot;true&quot;); &quot;true&quot;; IF(OR([.C678]=&quot;false reach&quot;; [.D678]=&quot;false reach&quot;; [.E678]=&quot;false reach&quot;; [.F678]=&quot;false reach&quot;; [.G678]=&quot;false reach&quot;; [.H6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6.c.i </text:p>
          </table:table-cell>
          <table:table-cell table:formula="of:=IF(OR([.C679]=&quot;true&quot;; [.D679]=&quot;true&quot;; [.E679]=&quot;true&quot;; [.F679]=&quot;true&quot;; [.G679]=&quot;true&quot;; [.H679]=&quot;true&quot;); &quot;true&quot;; IF(OR([.C679]=&quot;false reach&quot;; [.D679]=&quot;false reach&quot;; [.E679]=&quot;false reach&quot;; [.F679]=&quot;false reach&quot;; [.G679]=&quot;false reach&quot;; [.H6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7.c.i </text:p>
          </table:table-cell>
          <table:table-cell table:formula="of:=IF(OR([.C680]=&quot;true&quot;; [.D680]=&quot;true&quot;; [.E680]=&quot;true&quot;; [.F680]=&quot;true&quot;; [.G680]=&quot;true&quot;; [.H680]=&quot;true&quot;); &quot;true&quot;; IF(OR([.C680]=&quot;false reach&quot;; [.D680]=&quot;false reach&quot;; [.E680]=&quot;false reach&quot;; [.F680]=&quot;false reach&quot;; [.G680]=&quot;false reach&quot;; [.H6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8.c.i </text:p>
          </table:table-cell>
          <table:table-cell table:formula="of:=IF(OR([.C681]=&quot;true&quot;; [.D681]=&quot;true&quot;; [.E681]=&quot;true&quot;; [.F681]=&quot;true&quot;; [.G681]=&quot;true&quot;; [.H681]=&quot;true&quot;); &quot;true&quot;; IF(OR([.C681]=&quot;false reach&quot;; [.D681]=&quot;false reach&quot;; [.E681]=&quot;false reach&quot;; [.F681]=&quot;false reach&quot;; [.G681]=&quot;false reach&quot;; [.H6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9.c.i </text:p>
          </table:table-cell>
          <table:table-cell table:formula="of:=IF(OR([.C682]=&quot;true&quot;; [.D682]=&quot;true&quot;; [.E682]=&quot;true&quot;; [.F682]=&quot;true&quot;; [.G682]=&quot;true&quot;; [.H682]=&quot;true&quot;); &quot;true&quot;; IF(OR([.C682]=&quot;false reach&quot;; [.D682]=&quot;false reach&quot;; [.E682]=&quot;false reach&quot;; [.F682]=&quot;false reach&quot;; [.G682]=&quot;false reach&quot;; [.H6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0.c.i </text:p>
          </table:table-cell>
          <table:table-cell table:formula="of:=IF(OR([.C683]=&quot;true&quot;; [.D683]=&quot;true&quot;; [.E683]=&quot;true&quot;; [.F683]=&quot;true&quot;; [.G683]=&quot;true&quot;; [.H683]=&quot;true&quot;); &quot;true&quot;; IF(OR([.C683]=&quot;false reach&quot;; [.D683]=&quot;false reach&quot;; [.E683]=&quot;false reach&quot;; [.F683]=&quot;false reach&quot;; [.G683]=&quot;false reach&quot;; [.H6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1.c.i </text:p>
          </table:table-cell>
          <table:table-cell table:formula="of:=IF(OR([.C684]=&quot;true&quot;; [.D684]=&quot;true&quot;; [.E684]=&quot;true&quot;; [.F684]=&quot;true&quot;; [.G684]=&quot;true&quot;; [.H684]=&quot;true&quot;); &quot;true&quot;; IF(OR([.C684]=&quot;false reach&quot;; [.D684]=&quot;false reach&quot;; [.E684]=&quot;false reach&quot;; [.F684]=&quot;false reach&quot;; [.G684]=&quot;false reach&quot;; [.H6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82.c.i </text:p>
          </table:table-cell>
          <table:table-cell table:formula="of:=IF(OR([.C685]=&quot;true&quot;; [.D685]=&quot;true&quot;; [.E685]=&quot;true&quot;; [.F685]=&quot;true&quot;; [.G685]=&quot;true&quot;; [.H685]=&quot;true&quot;); &quot;true&quot;; IF(OR([.C685]=&quot;false reach&quot;; [.D685]=&quot;false reach&quot;; [.E685]=&quot;false reach&quot;; [.F685]=&quot;false reach&quot;; [.G685]=&quot;false reach&quot;; [.H6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3.c.i </text:p>
          </table:table-cell>
          <table:table-cell table:formula="of:=IF(OR([.C686]=&quot;true&quot;; [.D686]=&quot;true&quot;; [.E686]=&quot;true&quot;; [.F686]=&quot;true&quot;; [.G686]=&quot;true&quot;; [.H686]=&quot;true&quot;); &quot;true&quot;; IF(OR([.C686]=&quot;false reach&quot;; [.D686]=&quot;false reach&quot;; [.E686]=&quot;false reach&quot;; [.F686]=&quot;false reach&quot;; [.G686]=&quot;false reach&quot;; [.H6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4.c.i </text:p>
          </table:table-cell>
          <table:table-cell table:formula="of:=IF(OR([.C687]=&quot;true&quot;; [.D687]=&quot;true&quot;; [.E687]=&quot;true&quot;; [.F687]=&quot;true&quot;; [.G687]=&quot;true&quot;; [.H687]=&quot;true&quot;); &quot;true&quot;; IF(OR([.C687]=&quot;false reach&quot;; [.D687]=&quot;false reach&quot;; [.E687]=&quot;false reach&quot;; [.F687]=&quot;false reach&quot;; [.G687]=&quot;false reach&quot;; [.H6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5.c.i </text:p>
          </table:table-cell>
          <table:table-cell table:formula="of:=IF(OR([.C688]=&quot;true&quot;; [.D688]=&quot;true&quot;; [.E688]=&quot;true&quot;; [.F688]=&quot;true&quot;; [.G688]=&quot;true&quot;; [.H688]=&quot;true&quot;); &quot;true&quot;; IF(OR([.C688]=&quot;false reach&quot;; [.D688]=&quot;false reach&quot;; [.E688]=&quot;false reach&quot;; [.F688]=&quot;false reach&quot;; [.G688]=&quot;false reach&quot;; [.H6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6.c.i </text:p>
          </table:table-cell>
          <table:table-cell table:formula="of:=IF(OR([.C689]=&quot;true&quot;; [.D689]=&quot;true&quot;; [.E689]=&quot;true&quot;; [.F689]=&quot;true&quot;; [.G689]=&quot;true&quot;; [.H689]=&quot;true&quot;); &quot;true&quot;; IF(OR([.C689]=&quot;false reach&quot;; [.D689]=&quot;false reach&quot;; [.E689]=&quot;false reach&quot;; [.F689]=&quot;false reach&quot;; [.G689]=&quot;false reach&quot;; [.H6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7.c.i </text:p>
          </table:table-cell>
          <table:table-cell table:formula="of:=IF(OR([.C690]=&quot;true&quot;; [.D690]=&quot;true&quot;; [.E690]=&quot;true&quot;; [.F690]=&quot;true&quot;; [.G690]=&quot;true&quot;; [.H690]=&quot;true&quot;); &quot;true&quot;; IF(OR([.C690]=&quot;false reach&quot;; [.D690]=&quot;false reach&quot;; [.E690]=&quot;false reach&quot;; [.F690]=&quot;false reach&quot;; [.G690]=&quot;false reach&quot;; [.H6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8.c.i </text:p>
          </table:table-cell>
          <table:table-cell table:formula="of:=IF(OR([.C691]=&quot;true&quot;; [.D691]=&quot;true&quot;; [.E691]=&quot;true&quot;; [.F691]=&quot;true&quot;; [.G691]=&quot;true&quot;; [.H691]=&quot;true&quot;); &quot;true&quot;; IF(OR([.C691]=&quot;false reach&quot;; [.D691]=&quot;false reach&quot;; [.E691]=&quot;false reach&quot;; [.F691]=&quot;false reach&quot;; [.G691]=&quot;false reach&quot;; [.H6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9.c.i </text:p>
          </table:table-cell>
          <table:table-cell table:formula="of:=IF(OR([.C692]=&quot;true&quot;; [.D692]=&quot;true&quot;; [.E692]=&quot;true&quot;; [.F692]=&quot;true&quot;; [.G692]=&quot;true&quot;; [.H692]=&quot;true&quot;); &quot;true&quot;; IF(OR([.C692]=&quot;false reach&quot;; [.D692]=&quot;false reach&quot;; [.E692]=&quot;false reach&quot;; [.F692]=&quot;false reach&quot;; [.G692]=&quot;false reach&quot;; [.H6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0.c.i </text:p>
          </table:table-cell>
          <table:table-cell table:formula="of:=IF(OR([.C693]=&quot;true&quot;; [.D693]=&quot;true&quot;; [.E693]=&quot;true&quot;; [.F693]=&quot;true&quot;; [.G693]=&quot;true&quot;; [.H693]=&quot;true&quot;); &quot;true&quot;; IF(OR([.C693]=&quot;false reach&quot;; [.D693]=&quot;false reach&quot;; [.E693]=&quot;false reach&quot;; [.F693]=&quot;false reach&quot;; [.G693]=&quot;false reach&quot;; [.H6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91.c.i </text:p>
          </table:table-cell>
          <table:table-cell table:formula="of:=IF(OR([.C694]=&quot;true&quot;; [.D694]=&quot;true&quot;; [.E694]=&quot;true&quot;; [.F694]=&quot;true&quot;; [.G694]=&quot;true&quot;; [.H694]=&quot;true&quot;); &quot;true&quot;; IF(OR([.C694]=&quot;false reach&quot;; [.D694]=&quot;false reach&quot;; [.E694]=&quot;false reach&quot;; [.F694]=&quot;false reach&quot;; [.G694]=&quot;false reach&quot;; [.H6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2.c.i </text:p>
          </table:table-cell>
          <table:table-cell table:formula="of:=IF(OR([.C695]=&quot;true&quot;; [.D695]=&quot;true&quot;; [.E695]=&quot;true&quot;; [.F695]=&quot;true&quot;; [.G695]=&quot;true&quot;; [.H695]=&quot;true&quot;); &quot;true&quot;; IF(OR([.C695]=&quot;false reach&quot;; [.D695]=&quot;false reach&quot;; [.E695]=&quot;false reach&quot;; [.F695]=&quot;false reach&quot;; [.G695]=&quot;false reach&quot;; [.H6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3.c.i </text:p>
          </table:table-cell>
          <table:table-cell table:formula="of:=IF(OR([.C696]=&quot;true&quot;; [.D696]=&quot;true&quot;; [.E696]=&quot;true&quot;; [.F696]=&quot;true&quot;; [.G696]=&quot;true&quot;; [.H696]=&quot;true&quot;); &quot;true&quot;; IF(OR([.C696]=&quot;false reach&quot;; [.D696]=&quot;false reach&quot;; [.E696]=&quot;false reach&quot;; [.F696]=&quot;false reach&quot;; [.G696]=&quot;false reach&quot;; [.H6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94.c.i </text:p>
          </table:table-cell>
          <table:table-cell table:formula="of:=IF(OR([.C697]=&quot;true&quot;; [.D697]=&quot;true&quot;; [.E697]=&quot;true&quot;; [.F697]=&quot;true&quot;; [.G697]=&quot;true&quot;; [.H697]=&quot;true&quot;); &quot;true&quot;; IF(OR([.C697]=&quot;false reach&quot;; [.D697]=&quot;false reach&quot;; [.E697]=&quot;false reach&quot;; [.F697]=&quot;false reach&quot;; [.G697]=&quot;false reach&quot;; [.H6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 table:style-name="ce5"/>
        </table:table-row>
        <table:table-row table:style-name="ro2">
          <table:table-cell office:value-type="string">
            <text:p>Problem07_95.c.i </text:p>
          </table:table-cell>
          <table:table-cell table:formula="of:=IF(OR([.C698]=&quot;true&quot;; [.D698]=&quot;true&quot;; [.E698]=&quot;true&quot;; [.F698]=&quot;true&quot;; [.G698]=&quot;true&quot;; [.H698]=&quot;true&quot;); &quot;true&quot;; IF(OR([.C698]=&quot;false reach&quot;; [.D698]=&quot;false reach&quot;; [.E698]=&quot;false reach&quot;; [.F698]=&quot;false reach&quot;; [.G698]=&quot;false reach&quot;; [.H6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6.c.i </text:p>
          </table:table-cell>
          <table:table-cell table:formula="of:=IF(OR([.C699]=&quot;true&quot;; [.D699]=&quot;true&quot;; [.E699]=&quot;true&quot;; [.F699]=&quot;true&quot;; [.G699]=&quot;true&quot;; [.H699]=&quot;true&quot;); &quot;true&quot;; IF(OR([.C699]=&quot;false reach&quot;; [.D699]=&quot;false reach&quot;; [.E699]=&quot;false reach&quot;; [.F699]=&quot;false reach&quot;; [.G699]=&quot;false reach&quot;; [.H6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97.c.i </text:p>
          </table:table-cell>
          <table:table-cell table:formula="of:=IF(OR([.C700]=&quot;true&quot;; [.D700]=&quot;true&quot;; [.E700]=&quot;true&quot;; [.F700]=&quot;true&quot;; [.G700]=&quot;true&quot;; [.H700]=&quot;true&quot;); &quot;true&quot;; IF(OR([.C700]=&quot;false reach&quot;; [.D700]=&quot;false reach&quot;; [.E700]=&quot;false reach&quot;; [.F700]=&quot;false reach&quot;; [.G700]=&quot;false reach&quot;; [.H7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8.c.i </text:p>
          </table:table-cell>
          <table:table-cell table:formula="of:=IF(OR([.C701]=&quot;true&quot;; [.D701]=&quot;true&quot;; [.E701]=&quot;true&quot;; [.F701]=&quot;true&quot;; [.G701]=&quot;true&quot;; [.H701]=&quot;true&quot;); &quot;true&quot;; IF(OR([.C701]=&quot;false reach&quot;; [.D701]=&quot;false reach&quot;; [.E701]=&quot;false reach&quot;; [.F701]=&quot;false reach&quot;; [.G701]=&quot;false reach&quot;; [.H70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99.c.i </text:p>
          </table:table-cell>
          <table:table-cell table:formula="of:=IF(OR([.C702]=&quot;true&quot;; [.D702]=&quot;true&quot;; [.E702]=&quot;true&quot;; [.F702]=&quot;true&quot;; [.G702]=&quot;true&quot;; [.H702]=&quot;true&quot;); &quot;true&quot;; IF(OR([.C702]=&quot;false reach&quot;; [.D702]=&quot;false reach&quot;; [.E702]=&quot;false reach&quot;; [.F702]=&quot;false reach&quot;; [.G702]=&quot;false reach&quot;; [.H7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00.c.i </text:p>
          </table:table-cell>
          <table:table-cell table:formula="of:=IF(OR([.C703]=&quot;true&quot;; [.D703]=&quot;true&quot;; [.E703]=&quot;true&quot;; [.F703]=&quot;true&quot;; [.G703]=&quot;true&quot;; [.H703]=&quot;true&quot;); &quot;true&quot;; IF(OR([.C703]=&quot;false reach&quot;; [.D703]=&quot;false reach&quot;; [.E703]=&quot;false reach&quot;; [.F703]=&quot;false reach&quot;; [.G703]=&quot;false reach&quot;; [.H7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1.c.i </text:p>
          </table:table-cell>
          <table:table-cell table:formula="of:=IF(OR([.C704]=&quot;true&quot;; [.D704]=&quot;true&quot;; [.E704]=&quot;true&quot;; [.F704]=&quot;true&quot;; [.G704]=&quot;true&quot;; [.H704]=&quot;true&quot;); &quot;true&quot;; IF(OR([.C704]=&quot;false reach&quot;; [.D704]=&quot;false reach&quot;; [.E704]=&quot;false reach&quot;; [.F704]=&quot;false reach&quot;; [.G704]=&quot;false reach&quot;; [.H7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2.c.i </text:p>
          </table:table-cell>
          <table:table-cell table:formula="of:=IF(OR([.C705]=&quot;true&quot;; [.D705]=&quot;true&quot;; [.E705]=&quot;true&quot;; [.F705]=&quot;true&quot;; [.G705]=&quot;true&quot;; [.H705]=&quot;true&quot;); &quot;true&quot;; IF(OR([.C705]=&quot;false reach&quot;; [.D705]=&quot;false reach&quot;; [.E705]=&quot;false reach&quot;; [.F705]=&quot;false reach&quot;; [.G705]=&quot;false reach&quot;; [.H7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3.c.i </text:p>
          </table:table-cell>
          <table:table-cell table:formula="of:=IF(OR([.C706]=&quot;true&quot;; [.D706]=&quot;true&quot;; [.E706]=&quot;true&quot;; [.F706]=&quot;true&quot;; [.G706]=&quot;true&quot;; [.H706]=&quot;true&quot;); &quot;true&quot;; IF(OR([.C706]=&quot;false reach&quot;; [.D706]=&quot;false reach&quot;; [.E706]=&quot;false reach&quot;; [.F706]=&quot;false reach&quot;; [.G706]=&quot;false reach&quot;; [.H7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4.c.i </text:p>
          </table:table-cell>
          <table:table-cell table:formula="of:=IF(OR([.C707]=&quot;true&quot;; [.D707]=&quot;true&quot;; [.E707]=&quot;true&quot;; [.F707]=&quot;true&quot;; [.G707]=&quot;true&quot;; [.H707]=&quot;true&quot;); &quot;true&quot;; IF(OR([.C707]=&quot;false reach&quot;; [.D707]=&quot;false reach&quot;; [.E707]=&quot;false reach&quot;; [.F707]=&quot;false reach&quot;; [.G707]=&quot;false reach&quot;; [.H70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05.c.i </text:p>
          </table:table-cell>
          <table:table-cell table:formula="of:=IF(OR([.C708]=&quot;true&quot;; [.D708]=&quot;true&quot;; [.E708]=&quot;true&quot;; [.F708]=&quot;true&quot;; [.G708]=&quot;true&quot;; [.H708]=&quot;true&quot;); &quot;true&quot;; IF(OR([.C708]=&quot;false reach&quot;; [.D708]=&quot;false reach&quot;; [.E708]=&quot;false reach&quot;; [.F708]=&quot;false reach&quot;; [.G708]=&quot;false reach&quot;; [.H7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6.c.i </text:p>
          </table:table-cell>
          <table:table-cell table:formula="of:=IF(OR([.C709]=&quot;true&quot;; [.D709]=&quot;true&quot;; [.E709]=&quot;true&quot;; [.F709]=&quot;true&quot;; [.G709]=&quot;true&quot;; [.H709]=&quot;true&quot;); &quot;true&quot;; IF(OR([.C709]=&quot;false reach&quot;; [.D709]=&quot;false reach&quot;; [.E709]=&quot;false reach&quot;; [.F709]=&quot;false reach&quot;; [.G709]=&quot;false reach&quot;; [.H7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7.c.i </text:p>
          </table:table-cell>
          <table:table-cell table:formula="of:=IF(OR([.C710]=&quot;true&quot;; [.D710]=&quot;true&quot;; [.E710]=&quot;true&quot;; [.F710]=&quot;true&quot;; [.G710]=&quot;true&quot;; [.H710]=&quot;true&quot;); &quot;true&quot;; IF(OR([.C710]=&quot;false reach&quot;; [.D710]=&quot;false reach&quot;; [.E710]=&quot;false reach&quot;; [.F710]=&quot;false reach&quot;; [.G710]=&quot;false reach&quot;; [.H7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08.c.i </text:p>
          </table:table-cell>
          <table:table-cell table:formula="of:=IF(OR([.C711]=&quot;true&quot;; [.D711]=&quot;true&quot;; [.E711]=&quot;true&quot;; [.F711]=&quot;true&quot;; [.G711]=&quot;true&quot;; [.H711]=&quot;true&quot;); &quot;true&quot;; IF(OR([.C711]=&quot;false reach&quot;; [.D711]=&quot;false reach&quot;; [.E711]=&quot;false reach&quot;; [.F711]=&quot;false reach&quot;; [.G711]=&quot;false reach&quot;; [.H7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09.c.i </text:p>
          </table:table-cell>
          <table:table-cell table:formula="of:=IF(OR([.C712]=&quot;true&quot;; [.D712]=&quot;true&quot;; [.E712]=&quot;true&quot;; [.F712]=&quot;true&quot;; [.G712]=&quot;true&quot;; [.H712]=&quot;true&quot;); &quot;true&quot;; IF(OR([.C712]=&quot;false reach&quot;; [.D712]=&quot;false reach&quot;; [.E712]=&quot;false reach&quot;; [.F712]=&quot;false reach&quot;; [.G712]=&quot;false reach&quot;; [.H7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10.c.i </text:p>
          </table:table-cell>
          <table:table-cell table:formula="of:=IF(OR([.C713]=&quot;true&quot;; [.D713]=&quot;true&quot;; [.E713]=&quot;true&quot;; [.F713]=&quot;true&quot;; [.G713]=&quot;true&quot;; [.H713]=&quot;true&quot;); &quot;true&quot;; IF(OR([.C713]=&quot;false reach&quot;; [.D713]=&quot;false reach&quot;; [.E713]=&quot;false reach&quot;; [.F713]=&quot;false reach&quot;; [.G713]=&quot;false reach&quot;; [.H7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1.c.i </text:p>
          </table:table-cell>
          <table:table-cell table:formula="of:=IF(OR([.C714]=&quot;true&quot;; [.D714]=&quot;true&quot;; [.E714]=&quot;true&quot;; [.F714]=&quot;true&quot;; [.G714]=&quot;true&quot;; [.H714]=&quot;true&quot;); &quot;true&quot;; IF(OR([.C714]=&quot;false reach&quot;; [.D714]=&quot;false reach&quot;; [.E714]=&quot;false reach&quot;; [.F714]=&quot;false reach&quot;; [.G714]=&quot;false reach&quot;; [.H7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2.c.i </text:p>
          </table:table-cell>
          <table:table-cell table:formula="of:=IF(OR([.C715]=&quot;true&quot;; [.D715]=&quot;true&quot;; [.E715]=&quot;true&quot;; [.F715]=&quot;true&quot;; [.G715]=&quot;true&quot;; [.H715]=&quot;true&quot;); &quot;true&quot;; IF(OR([.C715]=&quot;false reach&quot;; [.D715]=&quot;false reach&quot;; [.E715]=&quot;false reach&quot;; [.F715]=&quot;false reach&quot;; [.G715]=&quot;false reach&quot;; [.H7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3.c.i </text:p>
          </table:table-cell>
          <table:table-cell table:formula="of:=IF(OR([.C716]=&quot;true&quot;; [.D716]=&quot;true&quot;; [.E716]=&quot;true&quot;; [.F716]=&quot;true&quot;; [.G716]=&quot;true&quot;; [.H716]=&quot;true&quot;); &quot;true&quot;; IF(OR([.C716]=&quot;false reach&quot;; [.D716]=&quot;false reach&quot;; [.E716]=&quot;false reach&quot;; [.F716]=&quot;false reach&quot;; [.G716]=&quot;false reach&quot;; [.H7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4.c.i </text:p>
          </table:table-cell>
          <table:table-cell table:formula="of:=IF(OR([.C717]=&quot;true&quot;; [.D717]=&quot;true&quot;; [.E717]=&quot;true&quot;; [.F717]=&quot;true&quot;; [.G717]=&quot;true&quot;; [.H717]=&quot;true&quot;); &quot;true&quot;; IF(OR([.C717]=&quot;false reach&quot;; [.D717]=&quot;false reach&quot;; [.E717]=&quot;false reach&quot;; [.F717]=&quot;false reach&quot;; [.G717]=&quot;false reach&quot;; [.H7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5.c.i </text:p>
          </table:table-cell>
          <table:table-cell table:formula="of:=IF(OR([.C718]=&quot;true&quot;; [.D718]=&quot;true&quot;; [.E718]=&quot;true&quot;; [.F718]=&quot;true&quot;; [.G718]=&quot;true&quot;; [.H718]=&quot;true&quot;); &quot;true&quot;; IF(OR([.C718]=&quot;false reach&quot;; [.D718]=&quot;false reach&quot;; [.E718]=&quot;false reach&quot;; [.F718]=&quot;false reach&quot;; [.G718]=&quot;false reach&quot;; [.H7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16.c.i </text:p>
          </table:table-cell>
          <table:table-cell table:formula="of:=IF(OR([.C719]=&quot;true&quot;; [.D719]=&quot;true&quot;; [.E719]=&quot;true&quot;; [.F719]=&quot;true&quot;; [.G719]=&quot;true&quot;; [.H719]=&quot;true&quot;); &quot;true&quot;; IF(OR([.C719]=&quot;false reach&quot;; [.D719]=&quot;false reach&quot;; [.E719]=&quot;false reach&quot;; [.F719]=&quot;false reach&quot;; [.G719]=&quot;false reach&quot;; [.H7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17.c.i </text:p>
          </table:table-cell>
          <table:table-cell table:formula="of:=IF(OR([.C720]=&quot;true&quot;; [.D720]=&quot;true&quot;; [.E720]=&quot;true&quot;; [.F720]=&quot;true&quot;; [.G720]=&quot;true&quot;; [.H720]=&quot;true&quot;); &quot;true&quot;; IF(OR([.C720]=&quot;false reach&quot;; [.D720]=&quot;false reach&quot;; [.E720]=&quot;false reach&quot;; [.F720]=&quot;false reach&quot;; [.G720]=&quot;false reach&quot;; [.H7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8.c.i </text:p>
          </table:table-cell>
          <table:table-cell table:formula="of:=IF(OR([.C721]=&quot;true&quot;; [.D721]=&quot;true&quot;; [.E721]=&quot;true&quot;; [.F721]=&quot;true&quot;; [.G721]=&quot;true&quot;; [.H721]=&quot;true&quot;); &quot;true&quot;; IF(OR([.C721]=&quot;false reach&quot;; [.D721]=&quot;false reach&quot;; [.E721]=&quot;false reach&quot;; [.F721]=&quot;false reach&quot;; [.G721]=&quot;false reach&quot;; [.H7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9.c.i </text:p>
          </table:table-cell>
          <table:table-cell table:formula="of:=IF(OR([.C722]=&quot;true&quot;; [.D722]=&quot;true&quot;; [.E722]=&quot;true&quot;; [.F722]=&quot;true&quot;; [.G722]=&quot;true&quot;; [.H722]=&quot;true&quot;); &quot;true&quot;; IF(OR([.C722]=&quot;false reach&quot;; [.D722]=&quot;false reach&quot;; [.E722]=&quot;false reach&quot;; [.F722]=&quot;false reach&quot;; [.G722]=&quot;false reach&quot;; [.H7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0.c.i </text:p>
          </table:table-cell>
          <table:table-cell table:formula="of:=IF(OR([.C723]=&quot;true&quot;; [.D723]=&quot;true&quot;; [.E723]=&quot;true&quot;; [.F723]=&quot;true&quot;; [.G723]=&quot;true&quot;; [.H723]=&quot;true&quot;); &quot;true&quot;; IF(OR([.C723]=&quot;false reach&quot;; [.D723]=&quot;false reach&quot;; [.E723]=&quot;false reach&quot;; [.F723]=&quot;false reach&quot;; [.G723]=&quot;false reach&quot;; [.H7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1.c.i </text:p>
          </table:table-cell>
          <table:table-cell table:formula="of:=IF(OR([.C724]=&quot;true&quot;; [.D724]=&quot;true&quot;; [.E724]=&quot;true&quot;; [.F724]=&quot;true&quot;; [.G724]=&quot;true&quot;; [.H724]=&quot;true&quot;); &quot;true&quot;; IF(OR([.C724]=&quot;false reach&quot;; [.D724]=&quot;false reach&quot;; [.E724]=&quot;false reach&quot;; [.F724]=&quot;false reach&quot;; [.G724]=&quot;false reach&quot;; [.H7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2.c.i </text:p>
          </table:table-cell>
          <table:table-cell table:formula="of:=IF(OR([.C725]=&quot;true&quot;; [.D725]=&quot;true&quot;; [.E725]=&quot;true&quot;; [.F725]=&quot;true&quot;; [.G725]=&quot;true&quot;; [.H725]=&quot;true&quot;); &quot;true&quot;; IF(OR([.C725]=&quot;false reach&quot;; [.D725]=&quot;false reach&quot;; [.E725]=&quot;false reach&quot;; [.F725]=&quot;false reach&quot;; [.G725]=&quot;false reach&quot;; [.H7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3.c.i </text:p>
          </table:table-cell>
          <table:table-cell table:formula="of:=IF(OR([.C726]=&quot;true&quot;; [.D726]=&quot;true&quot;; [.E726]=&quot;true&quot;; [.F726]=&quot;true&quot;; [.G726]=&quot;true&quot;; [.H726]=&quot;true&quot;); &quot;true&quot;; IF(OR([.C726]=&quot;false reach&quot;; [.D726]=&quot;false reach&quot;; [.E726]=&quot;false reach&quot;; [.F726]=&quot;false reach&quot;; [.G726]=&quot;false reach&quot;; [.H7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4.c.i </text:p>
          </table:table-cell>
          <table:table-cell table:formula="of:=IF(OR([.C727]=&quot;true&quot;; [.D727]=&quot;true&quot;; [.E727]=&quot;true&quot;; [.F727]=&quot;true&quot;; [.G727]=&quot;true&quot;; [.H727]=&quot;true&quot;); &quot;true&quot;; IF(OR([.C727]=&quot;false reach&quot;; [.D727]=&quot;false reach&quot;; [.E727]=&quot;false reach&quot;; [.F727]=&quot;false reach&quot;; [.G727]=&quot;false reach&quot;; [.H7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25.c.i </text:p>
          </table:table-cell>
          <table:table-cell table:formula="of:=IF(OR([.C728]=&quot;true&quot;; [.D728]=&quot;true&quot;; [.E728]=&quot;true&quot;; [.F728]=&quot;true&quot;; [.G728]=&quot;true&quot;; [.H728]=&quot;true&quot;); &quot;true&quot;; IF(OR([.C728]=&quot;false reach&quot;; [.D728]=&quot;false reach&quot;; [.E728]=&quot;false reach&quot;; [.F728]=&quot;false reach&quot;; [.G728]=&quot;false reach&quot;; [.H7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6.c.i </text:p>
          </table:table-cell>
          <table:table-cell table:formula="of:=IF(OR([.C729]=&quot;true&quot;; [.D729]=&quot;true&quot;; [.E729]=&quot;true&quot;; [.F729]=&quot;true&quot;; [.G729]=&quot;true&quot;; [.H729]=&quot;true&quot;); &quot;true&quot;; IF(OR([.C729]=&quot;false reach&quot;; [.D729]=&quot;false reach&quot;; [.E729]=&quot;false reach&quot;; [.F729]=&quot;false reach&quot;; [.G729]=&quot;false reach&quot;; [.H72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27.c.i </text:p>
          </table:table-cell>
          <table:table-cell table:formula="of:=IF(OR([.C730]=&quot;true&quot;; [.D730]=&quot;true&quot;; [.E730]=&quot;true&quot;; [.F730]=&quot;true&quot;; [.G730]=&quot;true&quot;; [.H730]=&quot;true&quot;); &quot;true&quot;; IF(OR([.C730]=&quot;false reach&quot;; [.D730]=&quot;false reach&quot;; [.E730]=&quot;false reach&quot;; [.F730]=&quot;false reach&quot;; [.G730]=&quot;false reach&quot;; [.H73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28.c.i </text:p>
          </table:table-cell>
          <table:table-cell table:formula="of:=IF(OR([.C731]=&quot;true&quot;; [.D731]=&quot;true&quot;; [.E731]=&quot;true&quot;; [.F731]=&quot;true&quot;; [.G731]=&quot;true&quot;; [.H731]=&quot;true&quot;); &quot;true&quot;; IF(OR([.C731]=&quot;false reach&quot;; [.D731]=&quot;false reach&quot;; [.E731]=&quot;false reach&quot;; [.F731]=&quot;false reach&quot;; [.G731]=&quot;false reach&quot;; [.H7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9.c.i </text:p>
          </table:table-cell>
          <table:table-cell table:formula="of:=IF(OR([.C732]=&quot;true&quot;; [.D732]=&quot;true&quot;; [.E732]=&quot;true&quot;; [.F732]=&quot;true&quot;; [.G732]=&quot;true&quot;; [.H732]=&quot;true&quot;); &quot;true&quot;; IF(OR([.C732]=&quot;false reach&quot;; [.D732]=&quot;false reach&quot;; [.E732]=&quot;false reach&quot;; [.F732]=&quot;false reach&quot;; [.G732]=&quot;false reach&quot;; [.H73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0.c.i </text:p>
          </table:table-cell>
          <table:table-cell table:formula="of:=IF(OR([.C733]=&quot;true&quot;; [.D733]=&quot;true&quot;; [.E733]=&quot;true&quot;; [.F733]=&quot;true&quot;; [.G733]=&quot;true&quot;; [.H733]=&quot;true&quot;); &quot;true&quot;; IF(OR([.C733]=&quot;false reach&quot;; [.D733]=&quot;false reach&quot;; [.E733]=&quot;false reach&quot;; [.F733]=&quot;false reach&quot;; [.G733]=&quot;false reach&quot;; [.H73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1.c.i </text:p>
          </table:table-cell>
          <table:table-cell table:formula="of:=IF(OR([.C734]=&quot;true&quot;; [.D734]=&quot;true&quot;; [.E734]=&quot;true&quot;; [.F734]=&quot;true&quot;; [.G734]=&quot;true&quot;; [.H734]=&quot;true&quot;); &quot;true&quot;; IF(OR([.C734]=&quot;false reach&quot;; [.D734]=&quot;false reach&quot;; [.E734]=&quot;false reach&quot;; [.F734]=&quot;false reach&quot;; [.G734]=&quot;false reach&quot;; [.H73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2.c.i </text:p>
          </table:table-cell>
          <table:table-cell table:formula="of:=IF(OR([.C735]=&quot;true&quot;; [.D735]=&quot;true&quot;; [.E735]=&quot;true&quot;; [.F735]=&quot;true&quot;; [.G735]=&quot;true&quot;; [.H735]=&quot;true&quot;); &quot;true&quot;; IF(OR([.C735]=&quot;false reach&quot;; [.D735]=&quot;false reach&quot;; [.E735]=&quot;false reach&quot;; [.F735]=&quot;false reach&quot;; [.G735]=&quot;false reach&quot;; [.H7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3.c.i </text:p>
          </table:table-cell>
          <table:table-cell table:formula="of:=IF(OR([.C736]=&quot;true&quot;; [.D736]=&quot;true&quot;; [.E736]=&quot;true&quot;; [.F736]=&quot;true&quot;; [.G736]=&quot;true&quot;; [.H736]=&quot;true&quot;); &quot;true&quot;; IF(OR([.C736]=&quot;false reach&quot;; [.D736]=&quot;false reach&quot;; [.E736]=&quot;false reach&quot;; [.F736]=&quot;false reach&quot;; [.G736]=&quot;false reach&quot;; [.H7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4.c.i </text:p>
          </table:table-cell>
          <table:table-cell table:formula="of:=IF(OR([.C737]=&quot;true&quot;; [.D737]=&quot;true&quot;; [.E737]=&quot;true&quot;; [.F737]=&quot;true&quot;; [.G737]=&quot;true&quot;; [.H737]=&quot;true&quot;); &quot;true&quot;; IF(OR([.C737]=&quot;false reach&quot;; [.D737]=&quot;false reach&quot;; [.E737]=&quot;false reach&quot;; [.F737]=&quot;false reach&quot;; [.G737]=&quot;false reach&quot;; [.H7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5.c.i </text:p>
          </table:table-cell>
          <table:table-cell table:formula="of:=IF(OR([.C738]=&quot;true&quot;; [.D738]=&quot;true&quot;; [.E738]=&quot;true&quot;; [.F738]=&quot;true&quot;; [.G738]=&quot;true&quot;; [.H738]=&quot;true&quot;); &quot;true&quot;; IF(OR([.C738]=&quot;false reach&quot;; [.D738]=&quot;false reach&quot;; [.E738]=&quot;false reach&quot;; [.F738]=&quot;false reach&quot;; [.G738]=&quot;false reach&quot;; [.H7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6.c.i </text:p>
          </table:table-cell>
          <table:table-cell table:formula="of:=IF(OR([.C739]=&quot;true&quot;; [.D739]=&quot;true&quot;; [.E739]=&quot;true&quot;; [.F739]=&quot;true&quot;; [.G739]=&quot;true&quot;; [.H739]=&quot;true&quot;); &quot;true&quot;; IF(OR([.C739]=&quot;false reach&quot;; [.D739]=&quot;false reach&quot;; [.E739]=&quot;false reach&quot;; [.F739]=&quot;false reach&quot;; [.G739]=&quot;false reach&quot;; [.H73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7.c.i </text:p>
          </table:table-cell>
          <table:table-cell table:formula="of:=IF(OR([.C740]=&quot;true&quot;; [.D740]=&quot;true&quot;; [.E740]=&quot;true&quot;; [.F740]=&quot;true&quot;; [.G740]=&quot;true&quot;; [.H740]=&quot;true&quot;); &quot;true&quot;; IF(OR([.C740]=&quot;false reach&quot;; [.D740]=&quot;false reach&quot;; [.E740]=&quot;false reach&quot;; [.F740]=&quot;false reach&quot;; [.G740]=&quot;false reach&quot;; [.H7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8.c.i </text:p>
          </table:table-cell>
          <table:table-cell table:formula="of:=IF(OR([.C741]=&quot;true&quot;; [.D741]=&quot;true&quot;; [.E741]=&quot;true&quot;; [.F741]=&quot;true&quot;; [.G741]=&quot;true&quot;; [.H741]=&quot;true&quot;); &quot;true&quot;; IF(OR([.C741]=&quot;false reach&quot;; [.D741]=&quot;false reach&quot;; [.E741]=&quot;false reach&quot;; [.F741]=&quot;false reach&quot;; [.G741]=&quot;false reach&quot;; [.H7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9.c.i </text:p>
          </table:table-cell>
          <table:table-cell table:formula="of:=IF(OR([.C742]=&quot;true&quot;; [.D742]=&quot;true&quot;; [.E742]=&quot;true&quot;; [.F742]=&quot;true&quot;; [.G742]=&quot;true&quot;; [.H742]=&quot;true&quot;); &quot;true&quot;; IF(OR([.C742]=&quot;false reach&quot;; [.D742]=&quot;false reach&quot;; [.E742]=&quot;false reach&quot;; [.F742]=&quot;false reach&quot;; [.G742]=&quot;false reach&quot;; [.H7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0.c.i </text:p>
          </table:table-cell>
          <table:table-cell table:formula="of:=IF(OR([.C743]=&quot;true&quot;; [.D743]=&quot;true&quot;; [.E743]=&quot;true&quot;; [.F743]=&quot;true&quot;; [.G743]=&quot;true&quot;; [.H743]=&quot;true&quot;); &quot;true&quot;; IF(OR([.C743]=&quot;false reach&quot;; [.D743]=&quot;false reach&quot;; [.E743]=&quot;false reach&quot;; [.F743]=&quot;false reach&quot;; [.G743]=&quot;false reach&quot;; [.H7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1.c.i </text:p>
          </table:table-cell>
          <table:table-cell table:formula="of:=IF(OR([.C744]=&quot;true&quot;; [.D744]=&quot;true&quot;; [.E744]=&quot;true&quot;; [.F744]=&quot;true&quot;; [.G744]=&quot;true&quot;; [.H744]=&quot;true&quot;); &quot;true&quot;; IF(OR([.C744]=&quot;false reach&quot;; [.D744]=&quot;false reach&quot;; [.E744]=&quot;false reach&quot;; [.F744]=&quot;false reach&quot;; [.G744]=&quot;false reach&quot;; [.H7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2.c.i </text:p>
          </table:table-cell>
          <table:table-cell table:formula="of:=IF(OR([.C745]=&quot;true&quot;; [.D745]=&quot;true&quot;; [.E745]=&quot;true&quot;; [.F745]=&quot;true&quot;; [.G745]=&quot;true&quot;; [.H745]=&quot;true&quot;); &quot;true&quot;; IF(OR([.C745]=&quot;false reach&quot;; [.D745]=&quot;false reach&quot;; [.E745]=&quot;false reach&quot;; [.F745]=&quot;false reach&quot;; [.G745]=&quot;false reach&quot;; [.H74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3.c.i </text:p>
          </table:table-cell>
          <table:table-cell table:formula="of:=IF(OR([.C746]=&quot;true&quot;; [.D746]=&quot;true&quot;; [.E746]=&quot;true&quot;; [.F746]=&quot;true&quot;; [.G746]=&quot;true&quot;; [.H746]=&quot;true&quot;); &quot;true&quot;; IF(OR([.C746]=&quot;false reach&quot;; [.D746]=&quot;false reach&quot;; [.E746]=&quot;false reach&quot;; [.F746]=&quot;false reach&quot;; [.G746]=&quot;false reach&quot;; [.H7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4.c.i </text:p>
          </table:table-cell>
          <table:table-cell table:formula="of:=IF(OR([.C747]=&quot;true&quot;; [.D747]=&quot;true&quot;; [.E747]=&quot;true&quot;; [.F747]=&quot;true&quot;; [.G747]=&quot;true&quot;; [.H747]=&quot;true&quot;); &quot;true&quot;; IF(OR([.C747]=&quot;false reach&quot;; [.D747]=&quot;false reach&quot;; [.E747]=&quot;false reach&quot;; [.F747]=&quot;false reach&quot;; [.G747]=&quot;false reach&quot;; [.H74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5.c.i </text:p>
          </table:table-cell>
          <table:table-cell table:formula="of:=IF(OR([.C748]=&quot;true&quot;; [.D748]=&quot;true&quot;; [.E748]=&quot;true&quot;; [.F748]=&quot;true&quot;; [.G748]=&quot;true&quot;; [.H748]=&quot;true&quot;); &quot;true&quot;; IF(OR([.C748]=&quot;false reach&quot;; [.D748]=&quot;false reach&quot;; [.E748]=&quot;false reach&quot;; [.F748]=&quot;false reach&quot;; [.G748]=&quot;false reach&quot;; [.H74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6.c.i </text:p>
          </table:table-cell>
          <table:table-cell table:formula="of:=IF(OR([.C749]=&quot;true&quot;; [.D749]=&quot;true&quot;; [.E749]=&quot;true&quot;; [.F749]=&quot;true&quot;; [.G749]=&quot;true&quot;; [.H749]=&quot;true&quot;); &quot;true&quot;; IF(OR([.C749]=&quot;false reach&quot;; [.D749]=&quot;false reach&quot;; [.E749]=&quot;false reach&quot;; [.F749]=&quot;false reach&quot;; [.G749]=&quot;false reach&quot;; [.H7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7.c.i </text:p>
          </table:table-cell>
          <table:table-cell table:formula="of:=IF(OR([.C750]=&quot;true&quot;; [.D750]=&quot;true&quot;; [.E750]=&quot;true&quot;; [.F750]=&quot;true&quot;; [.G750]=&quot;true&quot;; [.H750]=&quot;true&quot;); &quot;true&quot;; IF(OR([.C750]=&quot;false reach&quot;; [.D750]=&quot;false reach&quot;; [.E750]=&quot;false reach&quot;; [.F750]=&quot;false reach&quot;; [.G750]=&quot;false reach&quot;; [.H7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8.c.i </text:p>
          </table:table-cell>
          <table:table-cell table:formula="of:=IF(OR([.C751]=&quot;true&quot;; [.D751]=&quot;true&quot;; [.E751]=&quot;true&quot;; [.F751]=&quot;true&quot;; [.G751]=&quot;true&quot;; [.H751]=&quot;true&quot;); &quot;true&quot;; IF(OR([.C751]=&quot;false reach&quot;; [.D751]=&quot;false reach&quot;; [.E751]=&quot;false reach&quot;; [.F751]=&quot;false reach&quot;; [.G751]=&quot;false reach&quot;; [.H7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9.c.i </text:p>
          </table:table-cell>
          <table:table-cell table:formula="of:=IF(OR([.C752]=&quot;true&quot;; [.D752]=&quot;true&quot;; [.E752]=&quot;true&quot;; [.F752]=&quot;true&quot;; [.G752]=&quot;true&quot;; [.H752]=&quot;true&quot;); &quot;true&quot;; IF(OR([.C752]=&quot;false reach&quot;; [.D752]=&quot;false reach&quot;; [.E752]=&quot;false reach&quot;; [.F752]=&quot;false reach&quot;; [.G752]=&quot;false reach&quot;; [.H75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0.c.i </text:p>
          </table:table-cell>
          <table:table-cell table:formula="of:=IF(OR([.C753]=&quot;true&quot;; [.D753]=&quot;true&quot;; [.E753]=&quot;true&quot;; [.F753]=&quot;true&quot;; [.G753]=&quot;true&quot;; [.H753]=&quot;true&quot;); &quot;true&quot;; IF(OR([.C753]=&quot;false reach&quot;; [.D753]=&quot;false reach&quot;; [.E753]=&quot;false reach&quot;; [.F753]=&quot;false reach&quot;; [.G753]=&quot;false reach&quot;; [.H75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1.c.i </text:p>
          </table:table-cell>
          <table:table-cell table:formula="of:=IF(OR([.C754]=&quot;true&quot;; [.D754]=&quot;true&quot;; [.E754]=&quot;true&quot;; [.F754]=&quot;true&quot;; [.G754]=&quot;true&quot;; [.H754]=&quot;true&quot;); &quot;true&quot;; IF(OR([.C754]=&quot;false reach&quot;; [.D754]=&quot;false reach&quot;; [.E754]=&quot;false reach&quot;; [.F754]=&quot;false reach&quot;; [.G754]=&quot;false reach&quot;; [.H7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52.c.i </text:p>
          </table:table-cell>
          <table:table-cell table:formula="of:=IF(OR([.C755]=&quot;true&quot;; [.D755]=&quot;true&quot;; [.E755]=&quot;true&quot;; [.F755]=&quot;true&quot;; [.G755]=&quot;true&quot;; [.H755]=&quot;true&quot;); &quot;true&quot;; IF(OR([.C755]=&quot;false reach&quot;; [.D755]=&quot;false reach&quot;; [.E755]=&quot;false reach&quot;; [.F755]=&quot;false reach&quot;; [.G755]=&quot;false reach&quot;; [.H7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3.c.i </text:p>
          </table:table-cell>
          <table:table-cell table:formula="of:=IF(OR([.C756]=&quot;true&quot;; [.D756]=&quot;true&quot;; [.E756]=&quot;true&quot;; [.F756]=&quot;true&quot;; [.G756]=&quot;true&quot;; [.H756]=&quot;true&quot;); &quot;true&quot;; IF(OR([.C756]=&quot;false reach&quot;; [.D756]=&quot;false reach&quot;; [.E756]=&quot;false reach&quot;; [.F756]=&quot;false reach&quot;; [.G756]=&quot;false reach&quot;; [.H7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4.c.i </text:p>
          </table:table-cell>
          <table:table-cell table:formula="of:=IF(OR([.C757]=&quot;true&quot;; [.D757]=&quot;true&quot;; [.E757]=&quot;true&quot;; [.F757]=&quot;true&quot;; [.G757]=&quot;true&quot;; [.H757]=&quot;true&quot;); &quot;true&quot;; IF(OR([.C757]=&quot;false reach&quot;; [.D757]=&quot;false reach&quot;; [.E757]=&quot;false reach&quot;; [.F757]=&quot;false reach&quot;; [.G757]=&quot;false reach&quot;; [.H7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55.c.i </text:p>
          </table:table-cell>
          <table:table-cell table:formula="of:=IF(OR([.C758]=&quot;true&quot;; [.D758]=&quot;true&quot;; [.E758]=&quot;true&quot;; [.F758]=&quot;true&quot;; [.G758]=&quot;true&quot;; [.H758]=&quot;true&quot;); &quot;true&quot;; IF(OR([.C758]=&quot;false reach&quot;; [.D758]=&quot;false reach&quot;; [.E758]=&quot;false reach&quot;; [.F758]=&quot;false reach&quot;; [.G758]=&quot;false reach&quot;; [.H7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56.c.i </text:p>
          </table:table-cell>
          <table:table-cell table:formula="of:=IF(OR([.C759]=&quot;true&quot;; [.D759]=&quot;true&quot;; [.E759]=&quot;true&quot;; [.F759]=&quot;true&quot;; [.G759]=&quot;true&quot;; [.H759]=&quot;true&quot;); &quot;true&quot;; IF(OR([.C759]=&quot;false reach&quot;; [.D759]=&quot;false reach&quot;; [.E759]=&quot;false reach&quot;; [.F759]=&quot;false reach&quot;; [.G759]=&quot;false reach&quot;; [.H7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57.c.i </text:p>
          </table:table-cell>
          <table:table-cell table:formula="of:=IF(OR([.C760]=&quot;true&quot;; [.D760]=&quot;true&quot;; [.E760]=&quot;true&quot;; [.F760]=&quot;true&quot;; [.G760]=&quot;true&quot;; [.H760]=&quot;true&quot;); &quot;true&quot;; IF(OR([.C760]=&quot;false reach&quot;; [.D760]=&quot;false reach&quot;; [.E760]=&quot;false reach&quot;; [.F760]=&quot;false reach&quot;; [.G760]=&quot;false reach&quot;; [.H7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8.c.i </text:p>
          </table:table-cell>
          <table:table-cell table:formula="of:=IF(OR([.C761]=&quot;true&quot;; [.D761]=&quot;true&quot;; [.E761]=&quot;true&quot;; [.F761]=&quot;true&quot;; [.G761]=&quot;true&quot;; [.H761]=&quot;true&quot;); &quot;true&quot;; IF(OR([.C761]=&quot;false reach&quot;; [.D761]=&quot;false reach&quot;; [.E761]=&quot;false reach&quot;; [.F761]=&quot;false reach&quot;; [.G761]=&quot;false reach&quot;; [.H7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59.c.i </text:p>
          </table:table-cell>
          <table:table-cell table:formula="of:=IF(OR([.C762]=&quot;true&quot;; [.D762]=&quot;true&quot;; [.E762]=&quot;true&quot;; [.F762]=&quot;true&quot;; [.G762]=&quot;true&quot;; [.H762]=&quot;true&quot;); &quot;true&quot;; IF(OR([.C762]=&quot;false reach&quot;; [.D762]=&quot;false reach&quot;; [.E762]=&quot;false reach&quot;; [.F762]=&quot;false reach&quot;; [.G762]=&quot;false reach&quot;; [.H7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0.c.i </text:p>
          </table:table-cell>
          <table:table-cell table:formula="of:=IF(OR([.C763]=&quot;true&quot;; [.D763]=&quot;true&quot;; [.E763]=&quot;true&quot;; [.F763]=&quot;true&quot;; [.G763]=&quot;true&quot;; [.H763]=&quot;true&quot;); &quot;true&quot;; IF(OR([.C763]=&quot;false reach&quot;; [.D763]=&quot;false reach&quot;; [.E763]=&quot;false reach&quot;; [.F763]=&quot;false reach&quot;; [.G763]=&quot;false reach&quot;; [.H7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1.c.i </text:p>
          </table:table-cell>
          <table:table-cell table:formula="of:=IF(OR([.C764]=&quot;true&quot;; [.D764]=&quot;true&quot;; [.E764]=&quot;true&quot;; [.F764]=&quot;true&quot;; [.G764]=&quot;true&quot;; [.H764]=&quot;true&quot;); &quot;true&quot;; IF(OR([.C764]=&quot;false reach&quot;; [.D764]=&quot;false reach&quot;; [.E764]=&quot;false reach&quot;; [.F764]=&quot;false reach&quot;; [.G764]=&quot;false reach&quot;; [.H7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2.c.i </text:p>
          </table:table-cell>
          <table:table-cell table:formula="of:=IF(OR([.C765]=&quot;true&quot;; [.D765]=&quot;true&quot;; [.E765]=&quot;true&quot;; [.F765]=&quot;true&quot;; [.G765]=&quot;true&quot;; [.H765]=&quot;true&quot;); &quot;true&quot;; IF(OR([.C765]=&quot;false reach&quot;; [.D765]=&quot;false reach&quot;; [.E765]=&quot;false reach&quot;; [.F765]=&quot;false reach&quot;; [.G765]=&quot;false reach&quot;; [.H7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63.c.i </text:p>
          </table:table-cell>
          <table:table-cell table:formula="of:=IF(OR([.C766]=&quot;true&quot;; [.D766]=&quot;true&quot;; [.E766]=&quot;true&quot;; [.F766]=&quot;true&quot;; [.G766]=&quot;true&quot;; [.H766]=&quot;true&quot;); &quot;true&quot;; IF(OR([.C766]=&quot;false reach&quot;; [.D766]=&quot;false reach&quot;; [.E766]=&quot;false reach&quot;; [.F766]=&quot;false reach&quot;; [.G766]=&quot;false reach&quot;; [.H7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4.c.i </text:p>
          </table:table-cell>
          <table:table-cell table:formula="of:=IF(OR([.C767]=&quot;true&quot;; [.D767]=&quot;true&quot;; [.E767]=&quot;true&quot;; [.F767]=&quot;true&quot;; [.G767]=&quot;true&quot;; [.H767]=&quot;true&quot;); &quot;true&quot;; IF(OR([.C767]=&quot;false reach&quot;; [.D767]=&quot;false reach&quot;; [.E767]=&quot;false reach&quot;; [.F767]=&quot;false reach&quot;; [.G767]=&quot;false reach&quot;; [.H7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5.c.i </text:p>
          </table:table-cell>
          <table:table-cell table:formula="of:=IF(OR([.C768]=&quot;true&quot;; [.D768]=&quot;true&quot;; [.E768]=&quot;true&quot;; [.F768]=&quot;true&quot;; [.G768]=&quot;true&quot;; [.H768]=&quot;true&quot;); &quot;true&quot;; IF(OR([.C768]=&quot;false reach&quot;; [.D768]=&quot;false reach&quot;; [.E768]=&quot;false reach&quot;; [.F768]=&quot;false reach&quot;; [.G768]=&quot;false reach&quot;; [.H7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6.c.i </text:p>
          </table:table-cell>
          <table:table-cell table:formula="of:=IF(OR([.C769]=&quot;true&quot;; [.D769]=&quot;true&quot;; [.E769]=&quot;true&quot;; [.F769]=&quot;true&quot;; [.G769]=&quot;true&quot;; [.H769]=&quot;true&quot;); &quot;true&quot;; IF(OR([.C769]=&quot;false reach&quot;; [.D769]=&quot;false reach&quot;; [.E769]=&quot;false reach&quot;; [.F769]=&quot;false reach&quot;; [.G769]=&quot;false reach&quot;; [.H7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67.c.i </text:p>
          </table:table-cell>
          <table:table-cell table:formula="of:=IF(OR([.C770]=&quot;true&quot;; [.D770]=&quot;true&quot;; [.E770]=&quot;true&quot;; [.F770]=&quot;true&quot;; [.G770]=&quot;true&quot;; [.H770]=&quot;true&quot;); &quot;true&quot;; IF(OR([.C770]=&quot;false reach&quot;; [.D770]=&quot;false reach&quot;; [.E770]=&quot;false reach&quot;; [.F770]=&quot;false reach&quot;; [.G770]=&quot;false reach&quot;; [.H7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68.c.i </text:p>
          </table:table-cell>
          <table:table-cell table:formula="of:=IF(OR([.C771]=&quot;true&quot;; [.D771]=&quot;true&quot;; [.E771]=&quot;true&quot;; [.F771]=&quot;true&quot;; [.G771]=&quot;true&quot;; [.H771]=&quot;true&quot;); &quot;true&quot;; IF(OR([.C771]=&quot;false reach&quot;; [.D771]=&quot;false reach&quot;; [.E771]=&quot;false reach&quot;; [.F771]=&quot;false reach&quot;; [.G771]=&quot;false reach&quot;; [.H77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69.c.i </text:p>
          </table:table-cell>
          <table:table-cell table:formula="of:=IF(OR([.C772]=&quot;true&quot;; [.D772]=&quot;true&quot;; [.E772]=&quot;true&quot;; [.F772]=&quot;true&quot;; [.G772]=&quot;true&quot;; [.H772]=&quot;true&quot;); &quot;true&quot;; IF(OR([.C772]=&quot;false reach&quot;; [.D772]=&quot;false reach&quot;; [.E772]=&quot;false reach&quot;; [.F772]=&quot;false reach&quot;; [.G772]=&quot;false reach&quot;; [.H7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70.c.i </text:p>
          </table:table-cell>
          <table:table-cell table:formula="of:=IF(OR([.C773]=&quot;true&quot;; [.D773]=&quot;true&quot;; [.E773]=&quot;true&quot;; [.F773]=&quot;true&quot;; [.G773]=&quot;true&quot;; [.H773]=&quot;true&quot;); &quot;true&quot;; IF(OR([.C773]=&quot;false reach&quot;; [.D773]=&quot;false reach&quot;; [.E773]=&quot;false reach&quot;; [.F773]=&quot;false reach&quot;; [.G773]=&quot;false reach&quot;; [.H77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1.c.i </text:p>
          </table:table-cell>
          <table:table-cell table:formula="of:=IF(OR([.C774]=&quot;true&quot;; [.D774]=&quot;true&quot;; [.E774]=&quot;true&quot;; [.F774]=&quot;true&quot;; [.G774]=&quot;true&quot;; [.H774]=&quot;true&quot;); &quot;true&quot;; IF(OR([.C774]=&quot;false reach&quot;; [.D774]=&quot;false reach&quot;; [.E774]=&quot;false reach&quot;; [.F774]=&quot;false reach&quot;; [.G774]=&quot;false reach&quot;; [.H7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2.c.i </text:p>
          </table:table-cell>
          <table:table-cell table:formula="of:=IF(OR([.C775]=&quot;true&quot;; [.D775]=&quot;true&quot;; [.E775]=&quot;true&quot;; [.F775]=&quot;true&quot;; [.G775]=&quot;true&quot;; [.H775]=&quot;true&quot;); &quot;true&quot;; IF(OR([.C775]=&quot;false reach&quot;; [.D775]=&quot;false reach&quot;; [.E775]=&quot;false reach&quot;; [.F775]=&quot;false reach&quot;; [.G775]=&quot;false reach&quot;; [.H7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3.c.i </text:p>
          </table:table-cell>
          <table:table-cell table:formula="of:=IF(OR([.C776]=&quot;true&quot;; [.D776]=&quot;true&quot;; [.E776]=&quot;true&quot;; [.F776]=&quot;true&quot;; [.G776]=&quot;true&quot;; [.H776]=&quot;true&quot;); &quot;true&quot;; IF(OR([.C776]=&quot;false reach&quot;; [.D776]=&quot;false reach&quot;; [.E776]=&quot;false reach&quot;; [.F776]=&quot;false reach&quot;; [.G776]=&quot;false reach&quot;; [.H7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4.c.i </text:p>
          </table:table-cell>
          <table:table-cell table:formula="of:=IF(OR([.C777]=&quot;true&quot;; [.D777]=&quot;true&quot;; [.E777]=&quot;true&quot;; [.F777]=&quot;true&quot;; [.G777]=&quot;true&quot;; [.H777]=&quot;true&quot;); &quot;true&quot;; IF(OR([.C777]=&quot;false reach&quot;; [.D777]=&quot;false reach&quot;; [.E777]=&quot;false reach&quot;; [.F777]=&quot;false reach&quot;; [.G777]=&quot;false reach&quot;; [.H7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5.c.i </text:p>
          </table:table-cell>
          <table:table-cell table:formula="of:=IF(OR([.C778]=&quot;true&quot;; [.D778]=&quot;true&quot;; [.E778]=&quot;true&quot;; [.F778]=&quot;true&quot;; [.G778]=&quot;true&quot;; [.H778]=&quot;true&quot;); &quot;true&quot;; IF(OR([.C778]=&quot;false reach&quot;; [.D778]=&quot;false reach&quot;; [.E778]=&quot;false reach&quot;; [.F778]=&quot;false reach&quot;; [.G778]=&quot;false reach&quot;; [.H7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 table:style-name="ce5"/>
        </table:table-row>
        <table:table-row table:style-name="ro2">
          <table:table-cell office:value-type="string">
            <text:p>Problem08_76.c.i </text:p>
          </table:table-cell>
          <table:table-cell table:formula="of:=IF(OR([.C779]=&quot;true&quot;; [.D779]=&quot;true&quot;; [.E779]=&quot;true&quot;; [.F779]=&quot;true&quot;; [.G779]=&quot;true&quot;; [.H779]=&quot;true&quot;); &quot;true&quot;; IF(OR([.C779]=&quot;false reach&quot;; [.D779]=&quot;false reach&quot;; [.E779]=&quot;false reach&quot;; [.F779]=&quot;false reach&quot;; [.G779]=&quot;false reach&quot;; [.H7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77.c.i </text:p>
          </table:table-cell>
          <table:table-cell table:formula="of:=IF(OR([.C780]=&quot;true&quot;; [.D780]=&quot;true&quot;; [.E780]=&quot;true&quot;; [.F780]=&quot;true&quot;; [.G780]=&quot;true&quot;; [.H780]=&quot;true&quot;); &quot;true&quot;; IF(OR([.C780]=&quot;false reach&quot;; [.D780]=&quot;false reach&quot;; [.E780]=&quot;false reach&quot;; [.F780]=&quot;false reach&quot;; [.G780]=&quot;false reach&quot;; [.H7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8.c.i </text:p>
          </table:table-cell>
          <table:table-cell table:formula="of:=IF(OR([.C781]=&quot;true&quot;; [.D781]=&quot;true&quot;; [.E781]=&quot;true&quot;; [.F781]=&quot;true&quot;; [.G781]=&quot;true&quot;; [.H781]=&quot;true&quot;); &quot;true&quot;; IF(OR([.C781]=&quot;false reach&quot;; [.D781]=&quot;false reach&quot;; [.E781]=&quot;false reach&quot;; [.F781]=&quot;false reach&quot;; [.G781]=&quot;false reach&quot;; [.H7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79.c.i </text:p>
          </table:table-cell>
          <table:table-cell table:formula="of:=IF(OR([.C782]=&quot;true&quot;; [.D782]=&quot;true&quot;; [.E782]=&quot;true&quot;; [.F782]=&quot;true&quot;; [.G782]=&quot;true&quot;; [.H782]=&quot;true&quot;); &quot;true&quot;; IF(OR([.C782]=&quot;false reach&quot;; [.D782]=&quot;false reach&quot;; [.E782]=&quot;false reach&quot;; [.F782]=&quot;false reach&quot;; [.G782]=&quot;false reach&quot;; [.H78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0.c.i </text:p>
          </table:table-cell>
          <table:table-cell table:formula="of:=IF(OR([.C783]=&quot;true&quot;; [.D783]=&quot;true&quot;; [.E783]=&quot;true&quot;; [.F783]=&quot;true&quot;; [.G783]=&quot;true&quot;; [.H783]=&quot;true&quot;); &quot;true&quot;; IF(OR([.C783]=&quot;false reach&quot;; [.D783]=&quot;false reach&quot;; [.E783]=&quot;false reach&quot;; [.F783]=&quot;false reach&quot;; [.G783]=&quot;false reach&quot;; [.H7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1.c.i </text:p>
          </table:table-cell>
          <table:table-cell table:formula="of:=IF(OR([.C784]=&quot;true&quot;; [.D784]=&quot;true&quot;; [.E784]=&quot;true&quot;; [.F784]=&quot;true&quot;; [.G784]=&quot;true&quot;; [.H784]=&quot;true&quot;); &quot;true&quot;; IF(OR([.C784]=&quot;false reach&quot;; [.D784]=&quot;false reach&quot;; [.E784]=&quot;false reach&quot;; [.F784]=&quot;false reach&quot;; [.G784]=&quot;false reach&quot;; [.H7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2.c.i </text:p>
          </table:table-cell>
          <table:table-cell table:formula="of:=IF(OR([.C785]=&quot;true&quot;; [.D785]=&quot;true&quot;; [.E785]=&quot;true&quot;; [.F785]=&quot;true&quot;; [.G785]=&quot;true&quot;; [.H785]=&quot;true&quot;); &quot;true&quot;; IF(OR([.C785]=&quot;false reach&quot;; [.D785]=&quot;false reach&quot;; [.E785]=&quot;false reach&quot;; [.F785]=&quot;false reach&quot;; [.G785]=&quot;false reach&quot;; [.H7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3.c.i </text:p>
          </table:table-cell>
          <table:table-cell table:formula="of:=IF(OR([.C786]=&quot;true&quot;; [.D786]=&quot;true&quot;; [.E786]=&quot;true&quot;; [.F786]=&quot;true&quot;; [.G786]=&quot;true&quot;; [.H786]=&quot;true&quot;); &quot;true&quot;; IF(OR([.C786]=&quot;false reach&quot;; [.D786]=&quot;false reach&quot;; [.E786]=&quot;false reach&quot;; [.F786]=&quot;false reach&quot;; [.G786]=&quot;false reach&quot;; [.H7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4.c.i </text:p>
          </table:table-cell>
          <table:table-cell table:formula="of:=IF(OR([.C787]=&quot;true&quot;; [.D787]=&quot;true&quot;; [.E787]=&quot;true&quot;; [.F787]=&quot;true&quot;; [.G787]=&quot;true&quot;; [.H787]=&quot;true&quot;); &quot;true&quot;; IF(OR([.C787]=&quot;false reach&quot;; [.D787]=&quot;false reach&quot;; [.E787]=&quot;false reach&quot;; [.F787]=&quot;false reach&quot;; [.G787]=&quot;false reach&quot;; [.H7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5.c.i </text:p>
          </table:table-cell>
          <table:table-cell table:formula="of:=IF(OR([.C788]=&quot;true&quot;; [.D788]=&quot;true&quot;; [.E788]=&quot;true&quot;; [.F788]=&quot;true&quot;; [.G788]=&quot;true&quot;; [.H788]=&quot;true&quot;); &quot;true&quot;; IF(OR([.C788]=&quot;false reach&quot;; [.D788]=&quot;false reach&quot;; [.E788]=&quot;false reach&quot;; [.F788]=&quot;false reach&quot;; [.G788]=&quot;false reach&quot;; [.H7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6.c.i </text:p>
          </table:table-cell>
          <table:table-cell table:formula="of:=IF(OR([.C789]=&quot;true&quot;; [.D789]=&quot;true&quot;; [.E789]=&quot;true&quot;; [.F789]=&quot;true&quot;; [.G789]=&quot;true&quot;; [.H789]=&quot;true&quot;); &quot;true&quot;; IF(OR([.C789]=&quot;false reach&quot;; [.D789]=&quot;false reach&quot;; [.E789]=&quot;false reach&quot;; [.F789]=&quot;false reach&quot;; [.G789]=&quot;false reach&quot;; [.H7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7.c.i </text:p>
          </table:table-cell>
          <table:table-cell table:formula="of:=IF(OR([.C790]=&quot;true&quot;; [.D790]=&quot;true&quot;; [.E790]=&quot;true&quot;; [.F790]=&quot;true&quot;; [.G790]=&quot;true&quot;; [.H790]=&quot;true&quot;); &quot;true&quot;; IF(OR([.C790]=&quot;false reach&quot;; [.D790]=&quot;false reach&quot;; [.E790]=&quot;false reach&quot;; [.F790]=&quot;false reach&quot;; [.G790]=&quot;false reach&quot;; [.H7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8.c.i </text:p>
          </table:table-cell>
          <table:table-cell table:formula="of:=IF(OR([.C791]=&quot;true&quot;; [.D791]=&quot;true&quot;; [.E791]=&quot;true&quot;; [.F791]=&quot;true&quot;; [.G791]=&quot;true&quot;; [.H791]=&quot;true&quot;); &quot;true&quot;; IF(OR([.C791]=&quot;false reach&quot;; [.D791]=&quot;false reach&quot;; [.E791]=&quot;false reach&quot;; [.F791]=&quot;false reach&quot;; [.G791]=&quot;false reach&quot;; [.H7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9.c.i </text:p>
          </table:table-cell>
          <table:table-cell table:formula="of:=IF(OR([.C792]=&quot;true&quot;; [.D792]=&quot;true&quot;; [.E792]=&quot;true&quot;; [.F792]=&quot;true&quot;; [.G792]=&quot;true&quot;; [.H792]=&quot;true&quot;); &quot;true&quot;; IF(OR([.C792]=&quot;false reach&quot;; [.D792]=&quot;false reach&quot;; [.E792]=&quot;false reach&quot;; [.F792]=&quot;false reach&quot;; [.G792]=&quot;false reach&quot;; [.H7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0.c.i </text:p>
          </table:table-cell>
          <table:table-cell table:formula="of:=IF(OR([.C793]=&quot;true&quot;; [.D793]=&quot;true&quot;; [.E793]=&quot;true&quot;; [.F793]=&quot;true&quot;; [.G793]=&quot;true&quot;; [.H793]=&quot;true&quot;); &quot;true&quot;; IF(OR([.C793]=&quot;false reach&quot;; [.D793]=&quot;false reach&quot;; [.E793]=&quot;false reach&quot;; [.F793]=&quot;false reach&quot;; [.G793]=&quot;false reach&quot;; [.H7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1.c.i </text:p>
          </table:table-cell>
          <table:table-cell table:formula="of:=IF(OR([.C794]=&quot;true&quot;; [.D794]=&quot;true&quot;; [.E794]=&quot;true&quot;; [.F794]=&quot;true&quot;; [.G794]=&quot;true&quot;; [.H794]=&quot;true&quot;); &quot;true&quot;; IF(OR([.C794]=&quot;false reach&quot;; [.D794]=&quot;false reach&quot;; [.E794]=&quot;false reach&quot;; [.F794]=&quot;false reach&quot;; [.G794]=&quot;false reach&quot;; [.H7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2.c.i </text:p>
          </table:table-cell>
          <table:table-cell table:formula="of:=IF(OR([.C795]=&quot;true&quot;; [.D795]=&quot;true&quot;; [.E795]=&quot;true&quot;; [.F795]=&quot;true&quot;; [.G795]=&quot;true&quot;; [.H795]=&quot;true&quot;); &quot;true&quot;; IF(OR([.C795]=&quot;false reach&quot;; [.D795]=&quot;false reach&quot;; [.E795]=&quot;false reach&quot;; [.F795]=&quot;false reach&quot;; [.G795]=&quot;false reach&quot;; [.H7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93.c.i </text:p>
          </table:table-cell>
          <table:table-cell table:formula="of:=IF(OR([.C796]=&quot;true&quot;; [.D796]=&quot;true&quot;; [.E796]=&quot;true&quot;; [.F796]=&quot;true&quot;; [.G796]=&quot;true&quot;; [.H796]=&quot;true&quot;); &quot;true&quot;; IF(OR([.C796]=&quot;false reach&quot;; [.D796]=&quot;false reach&quot;; [.E796]=&quot;false reach&quot;; [.F796]=&quot;false reach&quot;; [.G796]=&quot;false reach&quot;; [.H7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4.c.i </text:p>
          </table:table-cell>
          <table:table-cell table:formula="of:=IF(OR([.C797]=&quot;true&quot;; [.D797]=&quot;true&quot;; [.E797]=&quot;true&quot;; [.F797]=&quot;true&quot;; [.G797]=&quot;true&quot;; [.H797]=&quot;true&quot;); &quot;true&quot;; IF(OR([.C797]=&quot;false reach&quot;; [.D797]=&quot;false reach&quot;; [.E797]=&quot;false reach&quot;; [.F797]=&quot;false reach&quot;; [.G797]=&quot;false reach&quot;; [.H7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5.c.i </text:p>
          </table:table-cell>
          <table:table-cell table:formula="of:=IF(OR([.C798]=&quot;true&quot;; [.D798]=&quot;true&quot;; [.E798]=&quot;true&quot;; [.F798]=&quot;true&quot;; [.G798]=&quot;true&quot;; [.H798]=&quot;true&quot;); &quot;true&quot;; IF(OR([.C798]=&quot;false reach&quot;; [.D798]=&quot;false reach&quot;; [.E798]=&quot;false reach&quot;; [.F798]=&quot;false reach&quot;; [.G798]=&quot;false reach&quot;; [.H7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6.c.i </text:p>
          </table:table-cell>
          <table:table-cell table:formula="of:=IF(OR([.C799]=&quot;true&quot;; [.D799]=&quot;true&quot;; [.E799]=&quot;true&quot;; [.F799]=&quot;true&quot;; [.G799]=&quot;true&quot;; [.H799]=&quot;true&quot;); &quot;true&quot;; IF(OR([.C799]=&quot;false reach&quot;; [.D799]=&quot;false reach&quot;; [.E799]=&quot;false reach&quot;; [.F799]=&quot;false reach&quot;; [.G799]=&quot;false reach&quot;; [.H7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97.c.i </text:p>
          </table:table-cell>
          <table:table-cell table:formula="of:=IF(OR([.C800]=&quot;true&quot;; [.D800]=&quot;true&quot;; [.E800]=&quot;true&quot;; [.F800]=&quot;true&quot;; [.G800]=&quot;true&quot;; [.H800]=&quot;true&quot;); &quot;true&quot;; IF(OR([.C800]=&quot;false reach&quot;; [.D800]=&quot;false reach&quot;; [.E800]=&quot;false reach&quot;; [.F800]=&quot;false reach&quot;; [.G800]=&quot;false reach&quot;; [.H8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8.c.i </text:p>
          </table:table-cell>
          <table:table-cell table:formula="of:=IF(OR([.C801]=&quot;true&quot;; [.D801]=&quot;true&quot;; [.E801]=&quot;true&quot;; [.F801]=&quot;true&quot;; [.G801]=&quot;true&quot;; [.H801]=&quot;true&quot;); &quot;true&quot;; IF(OR([.C801]=&quot;false reach&quot;; [.D801]=&quot;false reach&quot;; [.E801]=&quot;false reach&quot;; [.F801]=&quot;false reach&quot;; [.G801]=&quot;false reach&quot;; [.H8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9.c.i </text:p>
          </table:table-cell>
          <table:table-cell table:formula="of:=IF(OR([.C802]=&quot;true&quot;; [.D802]=&quot;true&quot;; [.E802]=&quot;true&quot;; [.F802]=&quot;true&quot;; [.G802]=&quot;true&quot;; [.H802]=&quot;true&quot;); &quot;true&quot;; IF(OR([.C802]=&quot;false reach&quot;; [.D802]=&quot;false reach&quot;; [.E802]=&quot;false reach&quot;; [.F802]=&quot;false reach&quot;; [.G802]=&quot;false reach&quot;; [.H8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0.c.i </text:p>
          </table:table-cell>
          <table:table-cell table:formula="of:=IF(OR([.C803]=&quot;true&quot;; [.D803]=&quot;true&quot;; [.E803]=&quot;true&quot;; [.F803]=&quot;true&quot;; [.G803]=&quot;true&quot;; [.H803]=&quot;true&quot;); &quot;true&quot;; IF(OR([.C803]=&quot;false reach&quot;; [.D803]=&quot;false reach&quot;; [.E803]=&quot;false reach&quot;; [.F803]=&quot;false reach&quot;; [.G803]=&quot;false reach&quot;; [.H8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1.c.i </text:p>
          </table:table-cell>
          <table:table-cell table:formula="of:=IF(OR([.C804]=&quot;true&quot;; [.D804]=&quot;true&quot;; [.E804]=&quot;true&quot;; [.F804]=&quot;true&quot;; [.G804]=&quot;true&quot;; [.H804]=&quot;true&quot;); &quot;true&quot;; IF(OR([.C804]=&quot;false reach&quot;; [.D804]=&quot;false reach&quot;; [.E804]=&quot;false reach&quot;; [.F804]=&quot;false reach&quot;; [.G804]=&quot;false reach&quot;; [.H8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2.c.i </text:p>
          </table:table-cell>
          <table:table-cell table:formula="of:=IF(OR([.C805]=&quot;true&quot;; [.D805]=&quot;true&quot;; [.E805]=&quot;true&quot;; [.F805]=&quot;true&quot;; [.G805]=&quot;true&quot;; [.H805]=&quot;true&quot;); &quot;true&quot;; IF(OR([.C805]=&quot;false reach&quot;; [.D805]=&quot;false reach&quot;; [.E805]=&quot;false reach&quot;; [.F805]=&quot;false reach&quot;; [.G805]=&quot;false reach&quot;; [.H8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3.c.i </text:p>
          </table:table-cell>
          <table:table-cell table:formula="of:=IF(OR([.C806]=&quot;true&quot;; [.D806]=&quot;true&quot;; [.E806]=&quot;true&quot;; [.F806]=&quot;true&quot;; [.G806]=&quot;true&quot;; [.H806]=&quot;true&quot;); &quot;true&quot;; IF(OR([.C806]=&quot;false reach&quot;; [.D806]=&quot;false reach&quot;; [.E806]=&quot;false reach&quot;; [.F806]=&quot;false reach&quot;; [.G806]=&quot;false reach&quot;; [.H8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4.c.i </text:p>
          </table:table-cell>
          <table:table-cell table:formula="of:=IF(OR([.C807]=&quot;true&quot;; [.D807]=&quot;true&quot;; [.E807]=&quot;true&quot;; [.F807]=&quot;true&quot;; [.G807]=&quot;true&quot;; [.H807]=&quot;true&quot;); &quot;true&quot;; IF(OR([.C807]=&quot;false reach&quot;; [.D807]=&quot;false reach&quot;; [.E807]=&quot;false reach&quot;; [.F807]=&quot;false reach&quot;; [.G807]=&quot;false reach&quot;; [.H80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5.c.i </text:p>
          </table:table-cell>
          <table:table-cell table:formula="of:=IF(OR([.C808]=&quot;true&quot;; [.D808]=&quot;true&quot;; [.E808]=&quot;true&quot;; [.F808]=&quot;true&quot;; [.G808]=&quot;true&quot;; [.H808]=&quot;true&quot;); &quot;true&quot;; IF(OR([.C808]=&quot;false reach&quot;; [.D808]=&quot;false reach&quot;; [.E808]=&quot;false reach&quot;; [.F808]=&quot;false reach&quot;; [.G808]=&quot;false reach&quot;; [.H808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6.c.i </text:p>
          </table:table-cell>
          <table:table-cell table:formula="of:=IF(OR([.C809]=&quot;true&quot;; [.D809]=&quot;true&quot;; [.E809]=&quot;true&quot;; [.F809]=&quot;true&quot;; [.G809]=&quot;true&quot;; [.H809]=&quot;true&quot;); &quot;true&quot;; IF(OR([.C809]=&quot;false reach&quot;; [.D809]=&quot;false reach&quot;; [.E809]=&quot;false reach&quot;; [.F809]=&quot;false reach&quot;; [.G809]=&quot;false reach&quot;; [.H8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7.c.i </text:p>
          </table:table-cell>
          <table:table-cell table:formula="of:=IF(OR([.C810]=&quot;true&quot;; [.D810]=&quot;true&quot;; [.E810]=&quot;true&quot;; [.F810]=&quot;true&quot;; [.G810]=&quot;true&quot;; [.H810]=&quot;true&quot;); &quot;true&quot;; IF(OR([.C810]=&quot;false reach&quot;; [.D810]=&quot;false reach&quot;; [.E810]=&quot;false reach&quot;; [.F810]=&quot;false reach&quot;; [.G810]=&quot;false reach&quot;; [.H81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8.c.i </text:p>
          </table:table-cell>
          <table:table-cell table:formula="of:=IF(OR([.C811]=&quot;true&quot;; [.D811]=&quot;true&quot;; [.E811]=&quot;true&quot;; [.F811]=&quot;true&quot;; [.G811]=&quot;true&quot;; [.H811]=&quot;true&quot;); &quot;true&quot;; IF(OR([.C811]=&quot;false reach&quot;; [.D811]=&quot;false reach&quot;; [.E811]=&quot;false reach&quot;; [.F811]=&quot;false reach&quot;; [.G811]=&quot;false reach&quot;; [.H81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9.c.i </text:p>
          </table:table-cell>
          <table:table-cell table:formula="of:=IF(OR([.C812]=&quot;true&quot;; [.D812]=&quot;true&quot;; [.E812]=&quot;true&quot;; [.F812]=&quot;true&quot;; [.G812]=&quot;true&quot;; [.H812]=&quot;true&quot;); &quot;true&quot;; IF(OR([.C812]=&quot;false reach&quot;; [.D812]=&quot;false reach&quot;; [.E812]=&quot;false reach&quot;; [.F812]=&quot;false reach&quot;; [.G812]=&quot;false reach&quot;; [.H8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0.c.i </text:p>
          </table:table-cell>
          <table:table-cell table:formula="of:=IF(OR([.C813]=&quot;true&quot;; [.D813]=&quot;true&quot;; [.E813]=&quot;true&quot;; [.F813]=&quot;true&quot;; [.G813]=&quot;true&quot;; [.H813]=&quot;true&quot;); &quot;true&quot;; IF(OR([.C813]=&quot;false reach&quot;; [.D813]=&quot;false reach&quot;; [.E813]=&quot;false reach&quot;; [.F813]=&quot;false reach&quot;; [.G813]=&quot;false reach&quot;; [.H8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1.c.i </text:p>
          </table:table-cell>
          <table:table-cell table:formula="of:=IF(OR([.C814]=&quot;true&quot;; [.D814]=&quot;true&quot;; [.E814]=&quot;true&quot;; [.F814]=&quot;true&quot;; [.G814]=&quot;true&quot;; [.H814]=&quot;true&quot;); &quot;true&quot;; IF(OR([.C814]=&quot;false reach&quot;; [.D814]=&quot;false reach&quot;; [.E814]=&quot;false reach&quot;; [.F814]=&quot;false reach&quot;; [.G814]=&quot;false reach&quot;; [.H81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2.c.i </text:p>
          </table:table-cell>
          <table:table-cell table:formula="of:=IF(OR([.C815]=&quot;true&quot;; [.D815]=&quot;true&quot;; [.E815]=&quot;true&quot;; [.F815]=&quot;true&quot;; [.G815]=&quot;true&quot;; [.H815]=&quot;true&quot;); &quot;true&quot;; IF(OR([.C815]=&quot;false reach&quot;; [.D815]=&quot;false reach&quot;; [.E815]=&quot;false reach&quot;; [.F815]=&quot;false reach&quot;; [.G815]=&quot;false reach&quot;; [.H8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13.c.i </text:p>
          </table:table-cell>
          <table:table-cell table:formula="of:=IF(OR([.C816]=&quot;true&quot;; [.D816]=&quot;true&quot;; [.E816]=&quot;true&quot;; [.F816]=&quot;true&quot;; [.G816]=&quot;true&quot;; [.H816]=&quot;true&quot;); &quot;true&quot;; IF(OR([.C816]=&quot;false reach&quot;; [.D816]=&quot;false reach&quot;; [.E816]=&quot;false reach&quot;; [.F816]=&quot;false reach&quot;; [.G816]=&quot;false reach&quot;; [.H81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4.c.i </text:p>
          </table:table-cell>
          <table:table-cell table:formula="of:=IF(OR([.C817]=&quot;true&quot;; [.D817]=&quot;true&quot;; [.E817]=&quot;true&quot;; [.F817]=&quot;true&quot;; [.G817]=&quot;true&quot;; [.H817]=&quot;true&quot;); &quot;true&quot;; IF(OR([.C817]=&quot;false reach&quot;; [.D817]=&quot;false reach&quot;; [.E817]=&quot;false reach&quot;; [.F817]=&quot;false reach&quot;; [.G817]=&quot;false reach&quot;; [.H8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15.c.i </text:p>
          </table:table-cell>
          <table:table-cell table:formula="of:=IF(OR([.C818]=&quot;true&quot;; [.D818]=&quot;true&quot;; [.E818]=&quot;true&quot;; [.F818]=&quot;true&quot;; [.G818]=&quot;true&quot;; [.H818]=&quot;true&quot;); &quot;true&quot;; IF(OR([.C818]=&quot;false reach&quot;; [.D818]=&quot;false reach&quot;; [.E818]=&quot;false reach&quot;; [.F818]=&quot;false reach&quot;; [.G818]=&quot;false reach&quot;; [.H81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6.c.i </text:p>
          </table:table-cell>
          <table:table-cell table:formula="of:=IF(OR([.C819]=&quot;true&quot;; [.D819]=&quot;true&quot;; [.E819]=&quot;true&quot;; [.F819]=&quot;true&quot;; [.G819]=&quot;true&quot;; [.H819]=&quot;true&quot;); &quot;true&quot;; IF(OR([.C819]=&quot;false reach&quot;; [.D819]=&quot;false reach&quot;; [.E819]=&quot;false reach&quot;; [.F819]=&quot;false reach&quot;; [.G819]=&quot;false reach&quot;; [.H81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7.c.i </text:p>
          </table:table-cell>
          <table:table-cell table:formula="of:=IF(OR([.C820]=&quot;true&quot;; [.D820]=&quot;true&quot;; [.E820]=&quot;true&quot;; [.F820]=&quot;true&quot;; [.G820]=&quot;true&quot;; [.H820]=&quot;true&quot;); &quot;true&quot;; IF(OR([.C820]=&quot;false reach&quot;; [.D820]=&quot;false reach&quot;; [.E820]=&quot;false reach&quot;; [.F820]=&quot;false reach&quot;; [.G820]=&quot;false reach&quot;; [.H8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8.c.i </text:p>
          </table:table-cell>
          <table:table-cell table:formula="of:=IF(OR([.C821]=&quot;true&quot;; [.D821]=&quot;true&quot;; [.E821]=&quot;true&quot;; [.F821]=&quot;true&quot;; [.G821]=&quot;true&quot;; [.H821]=&quot;true&quot;); &quot;true&quot;; IF(OR([.C821]=&quot;false reach&quot;; [.D821]=&quot;false reach&quot;; [.E821]=&quot;false reach&quot;; [.F821]=&quot;false reach&quot;; [.G821]=&quot;false reach&quot;; [.H8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9.c.i </text:p>
          </table:table-cell>
          <table:table-cell table:formula="of:=IF(OR([.C822]=&quot;true&quot;; [.D822]=&quot;true&quot;; [.E822]=&quot;true&quot;; [.F822]=&quot;true&quot;; [.G822]=&quot;true&quot;; [.H822]=&quot;true&quot;); &quot;true&quot;; IF(OR([.C822]=&quot;false reach&quot;; [.D822]=&quot;false reach&quot;; [.E822]=&quot;false reach&quot;; [.F822]=&quot;false reach&quot;; [.G822]=&quot;false reach&quot;; [.H82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0.c.i </text:p>
          </table:table-cell>
          <table:table-cell table:formula="of:=IF(OR([.C823]=&quot;true&quot;; [.D823]=&quot;true&quot;; [.E823]=&quot;true&quot;; [.F823]=&quot;true&quot;; [.G823]=&quot;true&quot;; [.H823]=&quot;true&quot;); &quot;true&quot;; IF(OR([.C823]=&quot;false reach&quot;; [.D823]=&quot;false reach&quot;; [.E823]=&quot;false reach&quot;; [.F823]=&quot;false reach&quot;; [.G823]=&quot;false reach&quot;; [.H82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21.c.i </text:p>
          </table:table-cell>
          <table:table-cell table:formula="of:=IF(OR([.C824]=&quot;true&quot;; [.D824]=&quot;true&quot;; [.E824]=&quot;true&quot;; [.F824]=&quot;true&quot;; [.G824]=&quot;true&quot;; [.H824]=&quot;true&quot;); &quot;true&quot;; IF(OR([.C824]=&quot;false reach&quot;; [.D824]=&quot;false reach&quot;; [.E824]=&quot;false reach&quot;; [.F824]=&quot;false reach&quot;; [.G824]=&quot;false reach&quot;; [.H8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2.c.i </text:p>
          </table:table-cell>
          <table:table-cell table:formula="of:=IF(OR([.C825]=&quot;true&quot;; [.D825]=&quot;true&quot;; [.E825]=&quot;true&quot;; [.F825]=&quot;true&quot;; [.G825]=&quot;true&quot;; [.H825]=&quot;true&quot;); &quot;true&quot;; IF(OR([.C825]=&quot;false reach&quot;; [.D825]=&quot;false reach&quot;; [.E825]=&quot;false reach&quot;; [.F825]=&quot;false reach&quot;; [.G825]=&quot;false reach&quot;; [.H8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23.c.i </text:p>
          </table:table-cell>
          <table:table-cell table:formula="of:=IF(OR([.C826]=&quot;true&quot;; [.D826]=&quot;true&quot;; [.E826]=&quot;true&quot;; [.F826]=&quot;true&quot;; [.G826]=&quot;true&quot;; [.H826]=&quot;true&quot;); &quot;true&quot;; IF(OR([.C826]=&quot;false reach&quot;; [.D826]=&quot;false reach&quot;; [.E826]=&quot;false reach&quot;; [.F826]=&quot;false reach&quot;; [.G826]=&quot;false reach&quot;; [.H8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4.c.i </text:p>
          </table:table-cell>
          <table:table-cell table:formula="of:=IF(OR([.C827]=&quot;true&quot;; [.D827]=&quot;true&quot;; [.E827]=&quot;true&quot;; [.F827]=&quot;true&quot;; [.G827]=&quot;true&quot;; [.H827]=&quot;true&quot;); &quot;true&quot;; IF(OR([.C827]=&quot;false reach&quot;; [.D827]=&quot;false reach&quot;; [.E827]=&quot;false reach&quot;; [.F827]=&quot;false reach&quot;; [.G827]=&quot;false reach&quot;; [.H8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5.c.i </text:p>
          </table:table-cell>
          <table:table-cell table:formula="of:=IF(OR([.C828]=&quot;true&quot;; [.D828]=&quot;true&quot;; [.E828]=&quot;true&quot;; [.F828]=&quot;true&quot;; [.G828]=&quot;true&quot;; [.H828]=&quot;true&quot;); &quot;true&quot;; IF(OR([.C828]=&quot;false reach&quot;; [.D828]=&quot;false reach&quot;; [.E828]=&quot;false reach&quot;; [.F828]=&quot;false reach&quot;; [.G828]=&quot;false reach&quot;; [.H8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26.c.i </text:p>
          </table:table-cell>
          <table:table-cell table:formula="of:=IF(OR([.C829]=&quot;true&quot;; [.D829]=&quot;true&quot;; [.E829]=&quot;true&quot;; [.F829]=&quot;true&quot;; [.G829]=&quot;true&quot;; [.H829]=&quot;true&quot;); &quot;true&quot;; IF(OR([.C829]=&quot;false reach&quot;; [.D829]=&quot;false reach&quot;; [.E829]=&quot;false reach&quot;; [.F829]=&quot;false reach&quot;; [.G829]=&quot;false reach&quot;; [.H8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27.c.i </text:p>
          </table:table-cell>
          <table:table-cell table:formula="of:=IF(OR([.C830]=&quot;true&quot;; [.D830]=&quot;true&quot;; [.E830]=&quot;true&quot;; [.F830]=&quot;true&quot;; [.G830]=&quot;true&quot;; [.H830]=&quot;true&quot;); &quot;true&quot;; IF(OR([.C830]=&quot;false reach&quot;; [.D830]=&quot;false reach&quot;; [.E830]=&quot;false reach&quot;; [.F830]=&quot;false reach&quot;; [.G830]=&quot;false reach&quot;; [.H8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8.c.i </text:p>
          </table:table-cell>
          <table:table-cell table:formula="of:=IF(OR([.C831]=&quot;true&quot;; [.D831]=&quot;true&quot;; [.E831]=&quot;true&quot;; [.F831]=&quot;true&quot;; [.G831]=&quot;true&quot;; [.H831]=&quot;true&quot;); &quot;true&quot;; IF(OR([.C831]=&quot;false reach&quot;; [.D831]=&quot;false reach&quot;; [.E831]=&quot;false reach&quot;; [.F831]=&quot;false reach&quot;; [.G831]=&quot;false reach&quot;; [.H83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9.c.i </text:p>
          </table:table-cell>
          <table:table-cell table:formula="of:=IF(OR([.C832]=&quot;true&quot;; [.D832]=&quot;true&quot;; [.E832]=&quot;true&quot;; [.F832]=&quot;true&quot;; [.G832]=&quot;true&quot;; [.H832]=&quot;true&quot;); &quot;true&quot;; IF(OR([.C832]=&quot;false reach&quot;; [.D832]=&quot;false reach&quot;; [.E832]=&quot;false reach&quot;; [.F832]=&quot;false reach&quot;; [.G832]=&quot;false reach&quot;; [.H8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0.c.i </text:p>
          </table:table-cell>
          <table:table-cell table:formula="of:=IF(OR([.C833]=&quot;true&quot;; [.D833]=&quot;true&quot;; [.E833]=&quot;true&quot;; [.F833]=&quot;true&quot;; [.G833]=&quot;true&quot;; [.H833]=&quot;true&quot;); &quot;true&quot;; IF(OR([.C833]=&quot;false reach&quot;; [.D833]=&quot;false reach&quot;; [.E833]=&quot;false reach&quot;; [.F833]=&quot;false reach&quot;; [.G833]=&quot;false reach&quot;; [.H8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31.c.i </text:p>
          </table:table-cell>
          <table:table-cell table:formula="of:=IF(OR([.C834]=&quot;true&quot;; [.D834]=&quot;true&quot;; [.E834]=&quot;true&quot;; [.F834]=&quot;true&quot;; [.G834]=&quot;true&quot;; [.H834]=&quot;true&quot;); &quot;true&quot;; IF(OR([.C834]=&quot;false reach&quot;; [.D834]=&quot;false reach&quot;; [.E834]=&quot;false reach&quot;; [.F834]=&quot;false reach&quot;; [.G834]=&quot;false reach&quot;; [.H8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2.c.i </text:p>
          </table:table-cell>
          <table:table-cell table:formula="of:=IF(OR([.C835]=&quot;true&quot;; [.D835]=&quot;true&quot;; [.E835]=&quot;true&quot;; [.F835]=&quot;true&quot;; [.G835]=&quot;true&quot;; [.H835]=&quot;true&quot;); &quot;true&quot;; IF(OR([.C835]=&quot;false reach&quot;; [.D835]=&quot;false reach&quot;; [.E835]=&quot;false reach&quot;; [.F835]=&quot;false reach&quot;; [.G835]=&quot;false reach&quot;; [.H83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3.c.i </text:p>
          </table:table-cell>
          <table:table-cell table:formula="of:=IF(OR([.C836]=&quot;true&quot;; [.D836]=&quot;true&quot;; [.E836]=&quot;true&quot;; [.F836]=&quot;true&quot;; [.G836]=&quot;true&quot;; [.H836]=&quot;true&quot;); &quot;true&quot;; IF(OR([.C836]=&quot;false reach&quot;; [.D836]=&quot;false reach&quot;; [.E836]=&quot;false reach&quot;; [.F836]=&quot;false reach&quot;; [.G836]=&quot;false reach&quot;; [.H8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4.c.i </text:p>
          </table:table-cell>
          <table:table-cell table:formula="of:=IF(OR([.C837]=&quot;true&quot;; [.D837]=&quot;true&quot;; [.E837]=&quot;true&quot;; [.F837]=&quot;true&quot;; [.G837]=&quot;true&quot;; [.H837]=&quot;true&quot;); &quot;true&quot;; IF(OR([.C837]=&quot;false reach&quot;; [.D837]=&quot;false reach&quot;; [.E837]=&quot;false reach&quot;; [.F837]=&quot;false reach&quot;; [.G837]=&quot;false reach&quot;; [.H83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5.c.i </text:p>
          </table:table-cell>
          <table:table-cell table:formula="of:=IF(OR([.C838]=&quot;true&quot;; [.D838]=&quot;true&quot;; [.E838]=&quot;true&quot;; [.F838]=&quot;true&quot;; [.G838]=&quot;true&quot;; [.H838]=&quot;true&quot;); &quot;true&quot;; IF(OR([.C838]=&quot;false reach&quot;; [.D838]=&quot;false reach&quot;; [.E838]=&quot;false reach&quot;; [.F838]=&quot;false reach&quot;; [.G838]=&quot;false reach&quot;; [.H8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36.c.i </text:p>
          </table:table-cell>
          <table:table-cell table:formula="of:=IF(OR([.C839]=&quot;true&quot;; [.D839]=&quot;true&quot;; [.E839]=&quot;true&quot;; [.F839]=&quot;true&quot;; [.G839]=&quot;true&quot;; [.H839]=&quot;true&quot;); &quot;true&quot;; IF(OR([.C839]=&quot;false reach&quot;; [.D839]=&quot;false reach&quot;; [.E839]=&quot;false reach&quot;; [.F839]=&quot;false reach&quot;; [.G839]=&quot;false reach&quot;; [.H8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37.c.i </text:p>
          </table:table-cell>
          <table:table-cell table:formula="of:=IF(OR([.C840]=&quot;true&quot;; [.D840]=&quot;true&quot;; [.E840]=&quot;true&quot;; [.F840]=&quot;true&quot;; [.G840]=&quot;true&quot;; [.H840]=&quot;true&quot;); &quot;true&quot;; IF(OR([.C840]=&quot;false reach&quot;; [.D840]=&quot;false reach&quot;; [.E840]=&quot;false reach&quot;; [.F840]=&quot;false reach&quot;; [.G840]=&quot;false reach&quot;; [.H8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8.c.i </text:p>
          </table:table-cell>
          <table:table-cell table:formula="of:=IF(OR([.C841]=&quot;true&quot;; [.D841]=&quot;true&quot;; [.E841]=&quot;true&quot;; [.F841]=&quot;true&quot;; [.G841]=&quot;true&quot;; [.H841]=&quot;true&quot;); &quot;true&quot;; IF(OR([.C841]=&quot;false reach&quot;; [.D841]=&quot;false reach&quot;; [.E841]=&quot;false reach&quot;; [.F841]=&quot;false reach&quot;; [.G841]=&quot;false reach&quot;; [.H8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9.c.i </text:p>
          </table:table-cell>
          <table:table-cell table:formula="of:=IF(OR([.C842]=&quot;true&quot;; [.D842]=&quot;true&quot;; [.E842]=&quot;true&quot;; [.F842]=&quot;true&quot;; [.G842]=&quot;true&quot;; [.H842]=&quot;true&quot;); &quot;true&quot;; IF(OR([.C842]=&quot;false reach&quot;; [.D842]=&quot;false reach&quot;; [.E842]=&quot;false reach&quot;; [.F842]=&quot;false reach&quot;; [.G842]=&quot;false reach&quot;; [.H84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40.c.i </text:p>
          </table:table-cell>
          <table:table-cell table:formula="of:=IF(OR([.C843]=&quot;true&quot;; [.D843]=&quot;true&quot;; [.E843]=&quot;true&quot;; [.F843]=&quot;true&quot;; [.G843]=&quot;true&quot;; [.H843]=&quot;true&quot;); &quot;true&quot;; IF(OR([.C843]=&quot;false reach&quot;; [.D843]=&quot;false reach&quot;; [.E843]=&quot;false reach&quot;; [.F843]=&quot;false reach&quot;; [.G843]=&quot;false reach&quot;; [.H8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41.c.i </text:p>
          </table:table-cell>
          <table:table-cell table:formula="of:=IF(OR([.C844]=&quot;true&quot;; [.D844]=&quot;true&quot;; [.E844]=&quot;true&quot;; [.F844]=&quot;true&quot;; [.G844]=&quot;true&quot;; [.H844]=&quot;true&quot;); &quot;true&quot;; IF(OR([.C844]=&quot;false reach&quot;; [.D844]=&quot;false reach&quot;; [.E844]=&quot;false reach&quot;; [.F844]=&quot;false reach&quot;; [.G844]=&quot;false reach&quot;; [.H8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42.c.i </text:p>
          </table:table-cell>
          <table:table-cell table:formula="of:=IF(OR([.C845]=&quot;true&quot;; [.D845]=&quot;true&quot;; [.E845]=&quot;true&quot;; [.F845]=&quot;true&quot;; [.G845]=&quot;true&quot;; [.H845]=&quot;true&quot;); &quot;true&quot;; IF(OR([.C845]=&quot;false reach&quot;; [.D845]=&quot;false reach&quot;; [.E845]=&quot;false reach&quot;; [.F845]=&quot;false reach&quot;; [.G845]=&quot;false reach&quot;; [.H8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43.c.i </text:p>
          </table:table-cell>
          <table:table-cell table:formula="of:=IF(OR([.C846]=&quot;true&quot;; [.D846]=&quot;true&quot;; [.E846]=&quot;true&quot;; [.F846]=&quot;true&quot;; [.G846]=&quot;true&quot;; [.H846]=&quot;true&quot;); &quot;true&quot;; IF(OR([.C846]=&quot;false reach&quot;; [.D846]=&quot;false reach&quot;; [.E846]=&quot;false reach&quot;; [.F846]=&quot;false reach&quot;; [.G846]=&quot;false reach&quot;; [.H84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44.c.i </text:p>
          </table:table-cell>
          <table:table-cell table:formula="of:=IF(OR([.C847]=&quot;true&quot;; [.D847]=&quot;true&quot;; [.E847]=&quot;true&quot;; [.F847]=&quot;true&quot;; [.G847]=&quot;true&quot;; [.H847]=&quot;true&quot;); &quot;true&quot;; IF(OR([.C847]=&quot;false reach&quot;; [.D847]=&quot;false reach&quot;; [.E847]=&quot;false reach&quot;; [.F847]=&quot;false reach&quot;; [.G847]=&quot;false reach&quot;; [.H8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45.c.i </text:p>
          </table:table-cell>
          <table:table-cell table:formula="of:=IF(OR([.C848]=&quot;true&quot;; [.D848]=&quot;true&quot;; [.E848]=&quot;true&quot;; [.F848]=&quot;true&quot;; [.G848]=&quot;true&quot;; [.H848]=&quot;true&quot;); &quot;true&quot;; IF(OR([.C848]=&quot;false reach&quot;; [.D848]=&quot;false reach&quot;; [.E848]=&quot;false reach&quot;; [.F848]=&quot;false reach&quot;; [.G848]=&quot;false reach&quot;; [.H8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46.c.i </text:p>
          </table:table-cell>
          <table:table-cell table:formula="of:=IF(OR([.C849]=&quot;true&quot;; [.D849]=&quot;true&quot;; [.E849]=&quot;true&quot;; [.F849]=&quot;true&quot;; [.G849]=&quot;true&quot;; [.H849]=&quot;true&quot;); &quot;true&quot;; IF(OR([.C849]=&quot;false reach&quot;; [.D849]=&quot;false reach&quot;; [.E849]=&quot;false reach&quot;; [.F849]=&quot;false reach&quot;; [.G849]=&quot;false reach&quot;; [.H84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47.c.i </text:p>
          </table:table-cell>
          <table:table-cell table:formula="of:=IF(OR([.C850]=&quot;true&quot;; [.D850]=&quot;true&quot;; [.E850]=&quot;true&quot;; [.F850]=&quot;true&quot;; [.G850]=&quot;true&quot;; [.H850]=&quot;true&quot;); &quot;true&quot;; IF(OR([.C850]=&quot;false reach&quot;; [.D850]=&quot;false reach&quot;; [.E850]=&quot;false reach&quot;; [.F850]=&quot;false reach&quot;; [.G850]=&quot;false reach&quot;; [.H8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48.c.i </text:p>
          </table:table-cell>
          <table:table-cell table:formula="of:=IF(OR([.C851]=&quot;true&quot;; [.D851]=&quot;true&quot;; [.E851]=&quot;true&quot;; [.F851]=&quot;true&quot;; [.G851]=&quot;true&quot;; [.H851]=&quot;true&quot;); &quot;true&quot;; IF(OR([.C851]=&quot;false reach&quot;; [.D851]=&quot;false reach&quot;; [.E851]=&quot;false reach&quot;; [.F851]=&quot;false reach&quot;; [.G851]=&quot;false reach&quot;; [.H8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49.c.i </text:p>
          </table:table-cell>
          <table:table-cell table:formula="of:=IF(OR([.C852]=&quot;true&quot;; [.D852]=&quot;true&quot;; [.E852]=&quot;true&quot;; [.F852]=&quot;true&quot;; [.G852]=&quot;true&quot;; [.H852]=&quot;true&quot;); &quot;true&quot;; IF(OR([.C852]=&quot;false reach&quot;; [.D852]=&quot;false reach&quot;; [.E852]=&quot;false reach&quot;; [.F852]=&quot;false reach&quot;; [.G852]=&quot;false reach&quot;; [.H85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0.c.i </text:p>
          </table:table-cell>
          <table:table-cell table:formula="of:=IF(OR([.C853]=&quot;true&quot;; [.D853]=&quot;true&quot;; [.E853]=&quot;true&quot;; [.F853]=&quot;true&quot;; [.G853]=&quot;true&quot;; [.H853]=&quot;true&quot;); &quot;true&quot;; IF(OR([.C853]=&quot;false reach&quot;; [.D853]=&quot;false reach&quot;; [.E853]=&quot;false reach&quot;; [.F853]=&quot;false reach&quot;; [.G853]=&quot;false reach&quot;; [.H8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51.c.i </text:p>
          </table:table-cell>
          <table:table-cell table:formula="of:=IF(OR([.C854]=&quot;true&quot;; [.D854]=&quot;true&quot;; [.E854]=&quot;true&quot;; [.F854]=&quot;true&quot;; [.G854]=&quot;true&quot;; [.H854]=&quot;true&quot;); &quot;true&quot;; IF(OR([.C854]=&quot;false reach&quot;; [.D854]=&quot;false reach&quot;; [.E854]=&quot;false reach&quot;; [.F854]=&quot;false reach&quot;; [.G854]=&quot;false reach&quot;; [.H8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2.c.i </text:p>
          </table:table-cell>
          <table:table-cell table:formula="of:=IF(OR([.C855]=&quot;true&quot;; [.D855]=&quot;true&quot;; [.E855]=&quot;true&quot;; [.F855]=&quot;true&quot;; [.G855]=&quot;true&quot;; [.H855]=&quot;true&quot;); &quot;true&quot;; IF(OR([.C855]=&quot;false reach&quot;; [.D855]=&quot;false reach&quot;; [.E855]=&quot;false reach&quot;; [.F855]=&quot;false reach&quot;; [.G855]=&quot;false reach&quot;; [.H8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53.c.i </text:p>
          </table:table-cell>
          <table:table-cell table:formula="of:=IF(OR([.C856]=&quot;true&quot;; [.D856]=&quot;true&quot;; [.E856]=&quot;true&quot;; [.F856]=&quot;true&quot;; [.G856]=&quot;true&quot;; [.H856]=&quot;true&quot;); &quot;true&quot;; IF(OR([.C856]=&quot;false reach&quot;; [.D856]=&quot;false reach&quot;; [.E856]=&quot;false reach&quot;; [.F856]=&quot;false reach&quot;; [.G856]=&quot;false reach&quot;; [.H85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4.c.i </text:p>
          </table:table-cell>
          <table:table-cell table:formula="of:=IF(OR([.C857]=&quot;true&quot;; [.D857]=&quot;true&quot;; [.E857]=&quot;true&quot;; [.F857]=&quot;true&quot;; [.G857]=&quot;true&quot;; [.H857]=&quot;true&quot;); &quot;true&quot;; IF(OR([.C857]=&quot;false reach&quot;; [.D857]=&quot;false reach&quot;; [.E857]=&quot;false reach&quot;; [.F857]=&quot;false reach&quot;; [.G857]=&quot;false reach&quot;; [.H85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5.c.i </text:p>
          </table:table-cell>
          <table:table-cell table:formula="of:=IF(OR([.C858]=&quot;true&quot;; [.D858]=&quot;true&quot;; [.E858]=&quot;true&quot;; [.F858]=&quot;true&quot;; [.G858]=&quot;true&quot;; [.H858]=&quot;true&quot;); &quot;true&quot;; IF(OR([.C858]=&quot;false reach&quot;; [.D858]=&quot;false reach&quot;; [.E858]=&quot;false reach&quot;; [.F858]=&quot;false reach&quot;; [.G858]=&quot;false reach&quot;; [.H85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6.c.i </text:p>
          </table:table-cell>
          <table:table-cell table:formula="of:=IF(OR([.C859]=&quot;true&quot;; [.D859]=&quot;true&quot;; [.E859]=&quot;true&quot;; [.F859]=&quot;true&quot;; [.G859]=&quot;true&quot;; [.H859]=&quot;true&quot;); &quot;true&quot;; IF(OR([.C859]=&quot;false reach&quot;; [.D859]=&quot;false reach&quot;; [.E859]=&quot;false reach&quot;; [.F859]=&quot;false reach&quot;; [.G859]=&quot;false reach&quot;; [.H8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7.c.i </text:p>
          </table:table-cell>
          <table:table-cell table:formula="of:=IF(OR([.C860]=&quot;true&quot;; [.D860]=&quot;true&quot;; [.E860]=&quot;true&quot;; [.F860]=&quot;true&quot;; [.G860]=&quot;true&quot;; [.H860]=&quot;true&quot;); &quot;true&quot;; IF(OR([.C860]=&quot;false reach&quot;; [.D860]=&quot;false reach&quot;; [.E860]=&quot;false reach&quot;; [.F860]=&quot;false reach&quot;; [.G860]=&quot;false reach&quot;; [.H8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58.c.i </text:p>
          </table:table-cell>
          <table:table-cell table:formula="of:=IF(OR([.C861]=&quot;true&quot;; [.D861]=&quot;true&quot;; [.E861]=&quot;true&quot;; [.F861]=&quot;true&quot;; [.G861]=&quot;true&quot;; [.H861]=&quot;true&quot;); &quot;true&quot;; IF(OR([.C861]=&quot;false reach&quot;; [.D861]=&quot;false reach&quot;; [.E861]=&quot;false reach&quot;; [.F861]=&quot;false reach&quot;; [.G861]=&quot;false reach&quot;; [.H86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9.c.i </text:p>
          </table:table-cell>
          <table:table-cell table:formula="of:=IF(OR([.C862]=&quot;true&quot;; [.D862]=&quot;true&quot;; [.E862]=&quot;true&quot;; [.F862]=&quot;true&quot;; [.G862]=&quot;true&quot;; [.H862]=&quot;true&quot;); &quot;true&quot;; IF(OR([.C862]=&quot;false reach&quot;; [.D862]=&quot;false reach&quot;; [.E862]=&quot;false reach&quot;; [.F862]=&quot;false reach&quot;; [.G862]=&quot;false reach&quot;; [.H8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0.c.i </text:p>
          </table:table-cell>
          <table:table-cell table:formula="of:=IF(OR([.C863]=&quot;true&quot;; [.D863]=&quot;true&quot;; [.E863]=&quot;true&quot;; [.F863]=&quot;true&quot;; [.G863]=&quot;true&quot;; [.H863]=&quot;true&quot;); &quot;true&quot;; IF(OR([.C863]=&quot;false reach&quot;; [.D863]=&quot;false reach&quot;; [.E863]=&quot;false reach&quot;; [.F863]=&quot;false reach&quot;; [.G863]=&quot;false reach&quot;; [.H86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1.c.i </text:p>
          </table:table-cell>
          <table:table-cell table:formula="of:=IF(OR([.C864]=&quot;true&quot;; [.D864]=&quot;true&quot;; [.E864]=&quot;true&quot;; [.F864]=&quot;true&quot;; [.G864]=&quot;true&quot;; [.H864]=&quot;true&quot;); &quot;true&quot;; IF(OR([.C864]=&quot;false reach&quot;; [.D864]=&quot;false reach&quot;; [.E864]=&quot;false reach&quot;; [.F864]=&quot;false reach&quot;; [.G864]=&quot;false reach&quot;; [.H86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2.c.i </text:p>
          </table:table-cell>
          <table:table-cell table:formula="of:=IF(OR([.C865]=&quot;true&quot;; [.D865]=&quot;true&quot;; [.E865]=&quot;true&quot;; [.F865]=&quot;true&quot;; [.G865]=&quot;true&quot;; [.H865]=&quot;true&quot;); &quot;true&quot;; IF(OR([.C865]=&quot;false reach&quot;; [.D865]=&quot;false reach&quot;; [.E865]=&quot;false reach&quot;; [.F865]=&quot;false reach&quot;; [.G865]=&quot;false reach&quot;; [.H8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3.c.i </text:p>
          </table:table-cell>
          <table:table-cell table:formula="of:=IF(OR([.C866]=&quot;true&quot;; [.D866]=&quot;true&quot;; [.E866]=&quot;true&quot;; [.F866]=&quot;true&quot;; [.G866]=&quot;true&quot;; [.H866]=&quot;true&quot;); &quot;true&quot;; IF(OR([.C866]=&quot;false reach&quot;; [.D866]=&quot;false reach&quot;; [.E866]=&quot;false reach&quot;; [.F866]=&quot;false reach&quot;; [.G866]=&quot;false reach&quot;; [.H86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4.c.i </text:p>
          </table:table-cell>
          <table:table-cell table:formula="of:=IF(OR([.C867]=&quot;true&quot;; [.D867]=&quot;true&quot;; [.E867]=&quot;true&quot;; [.F867]=&quot;true&quot;; [.G867]=&quot;true&quot;; [.H867]=&quot;true&quot;); &quot;true&quot;; IF(OR([.C867]=&quot;false reach&quot;; [.D867]=&quot;false reach&quot;; [.E867]=&quot;false reach&quot;; [.F867]=&quot;false reach&quot;; [.G867]=&quot;false reach&quot;; [.H8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65.c.i </text:p>
          </table:table-cell>
          <table:table-cell table:formula="of:=IF(OR([.C868]=&quot;true&quot;; [.D868]=&quot;true&quot;; [.E868]=&quot;true&quot;; [.F868]=&quot;true&quot;; [.G868]=&quot;true&quot;; [.H868]=&quot;true&quot;); &quot;true&quot;; IF(OR([.C868]=&quot;false reach&quot;; [.D868]=&quot;false reach&quot;; [.E868]=&quot;false reach&quot;; [.F868]=&quot;false reach&quot;; [.G868]=&quot;false reach&quot;; [.H8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6.c.i </text:p>
          </table:table-cell>
          <table:table-cell table:formula="of:=IF(OR([.C869]=&quot;true&quot;; [.D869]=&quot;true&quot;; [.E869]=&quot;true&quot;; [.F869]=&quot;true&quot;; [.G869]=&quot;true&quot;; [.H869]=&quot;true&quot;); &quot;true&quot;; IF(OR([.C869]=&quot;false reach&quot;; [.D869]=&quot;false reach&quot;; [.E869]=&quot;false reach&quot;; [.F869]=&quot;false reach&quot;; [.G869]=&quot;false reach&quot;; [.H8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7.c.i </text:p>
          </table:table-cell>
          <table:table-cell table:formula="of:=IF(OR([.C870]=&quot;true&quot;; [.D870]=&quot;true&quot;; [.E870]=&quot;true&quot;; [.F870]=&quot;true&quot;; [.G870]=&quot;true&quot;; [.H870]=&quot;true&quot;); &quot;true&quot;; IF(OR([.C870]=&quot;false reach&quot;; [.D870]=&quot;false reach&quot;; [.E870]=&quot;false reach&quot;; [.F870]=&quot;false reach&quot;; [.G870]=&quot;false reach&quot;; [.H8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8.c.i </text:p>
          </table:table-cell>
          <table:table-cell table:formula="of:=IF(OR([.C871]=&quot;true&quot;; [.D871]=&quot;true&quot;; [.E871]=&quot;true&quot;; [.F871]=&quot;true&quot;; [.G871]=&quot;true&quot;; [.H871]=&quot;true&quot;); &quot;true&quot;; IF(OR([.C871]=&quot;false reach&quot;; [.D871]=&quot;false reach&quot;; [.E871]=&quot;false reach&quot;; [.F871]=&quot;false reach&quot;; [.G871]=&quot;false reach&quot;; [.H87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9.c.i </text:p>
          </table:table-cell>
          <table:table-cell table:formula="of:=IF(OR([.C872]=&quot;true&quot;; [.D872]=&quot;true&quot;; [.E872]=&quot;true&quot;; [.F872]=&quot;true&quot;; [.G872]=&quot;true&quot;; [.H872]=&quot;true&quot;); &quot;true&quot;; IF(OR([.C872]=&quot;false reach&quot;; [.D872]=&quot;false reach&quot;; [.E872]=&quot;false reach&quot;; [.F872]=&quot;false reach&quot;; [.G872]=&quot;false reach&quot;; [.H8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0.c.i </text:p>
          </table:table-cell>
          <table:table-cell table:formula="of:=IF(OR([.C873]=&quot;true&quot;; [.D873]=&quot;true&quot;; [.E873]=&quot;true&quot;; [.F873]=&quot;true&quot;; [.G873]=&quot;true&quot;; [.H873]=&quot;true&quot;); &quot;true&quot;; IF(OR([.C873]=&quot;false reach&quot;; [.D873]=&quot;false reach&quot;; [.E873]=&quot;false reach&quot;; [.F873]=&quot;false reach&quot;; [.G873]=&quot;false reach&quot;; [.H87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1.c.i </text:p>
          </table:table-cell>
          <table:table-cell table:formula="of:=IF(OR([.C874]=&quot;true&quot;; [.D874]=&quot;true&quot;; [.E874]=&quot;true&quot;; [.F874]=&quot;true&quot;; [.G874]=&quot;true&quot;; [.H874]=&quot;true&quot;); &quot;true&quot;; IF(OR([.C874]=&quot;false reach&quot;; [.D874]=&quot;false reach&quot;; [.E874]=&quot;false reach&quot;; [.F874]=&quot;false reach&quot;; [.G874]=&quot;false reach&quot;; [.H87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2.c.i </text:p>
          </table:table-cell>
          <table:table-cell table:formula="of:=IF(OR([.C875]=&quot;true&quot;; [.D875]=&quot;true&quot;; [.E875]=&quot;true&quot;; [.F875]=&quot;true&quot;; [.G875]=&quot;true&quot;; [.H875]=&quot;true&quot;); &quot;true&quot;; IF(OR([.C875]=&quot;false reach&quot;; [.D875]=&quot;false reach&quot;; [.E875]=&quot;false reach&quot;; [.F875]=&quot;false reach&quot;; [.G875]=&quot;false reach&quot;; [.H87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73.c.i </text:p>
          </table:table-cell>
          <table:table-cell table:formula="of:=IF(OR([.C876]=&quot;true&quot;; [.D876]=&quot;true&quot;; [.E876]=&quot;true&quot;; [.F876]=&quot;true&quot;; [.G876]=&quot;true&quot;; [.H876]=&quot;true&quot;); &quot;true&quot;; IF(OR([.C876]=&quot;false reach&quot;; [.D876]=&quot;false reach&quot;; [.E876]=&quot;false reach&quot;; [.F876]=&quot;false reach&quot;; [.G876]=&quot;false reach&quot;; [.H87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4.c.i </text:p>
          </table:table-cell>
          <table:table-cell table:formula="of:=IF(OR([.C877]=&quot;true&quot;; [.D877]=&quot;true&quot;; [.E877]=&quot;true&quot;; [.F877]=&quot;true&quot;; [.G877]=&quot;true&quot;; [.H877]=&quot;true&quot;); &quot;true&quot;; IF(OR([.C877]=&quot;false reach&quot;; [.D877]=&quot;false reach&quot;; [.E877]=&quot;false reach&quot;; [.F877]=&quot;false reach&quot;; [.G877]=&quot;false reach&quot;; [.H8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75.c.i </text:p>
          </table:table-cell>
          <table:table-cell table:formula="of:=IF(OR([.C878]=&quot;true&quot;; [.D878]=&quot;true&quot;; [.E878]=&quot;true&quot;; [.F878]=&quot;true&quot;; [.G878]=&quot;true&quot;; [.H878]=&quot;true&quot;); &quot;true&quot;; IF(OR([.C878]=&quot;false reach&quot;; [.D878]=&quot;false reach&quot;; [.E878]=&quot;false reach&quot;; [.F878]=&quot;false reach&quot;; [.G878]=&quot;false reach&quot;; [.H87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killed by signal 9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6.c.i </text:p>
          </table:table-cell>
          <table:table-cell table:formula="of:=IF(OR([.C879]=&quot;true&quot;; [.D879]=&quot;true&quot;; [.E879]=&quot;true&quot;; [.F879]=&quot;true&quot;; [.G879]=&quot;true&quot;; [.H879]=&quot;true&quot;); &quot;true&quot;; IF(OR([.C879]=&quot;false reach&quot;; [.D879]=&quot;false reach&quot;; [.E879]=&quot;false reach&quot;; [.F879]=&quot;false reach&quot;; [.G879]=&quot;false reach&quot;; [.H87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77.c.i </text:p>
          </table:table-cell>
          <table:table-cell table:formula="of:=IF(OR([.C880]=&quot;true&quot;; [.D880]=&quot;true&quot;; [.E880]=&quot;true&quot;; [.F880]=&quot;true&quot;; [.G880]=&quot;true&quot;; [.H880]=&quot;true&quot;); &quot;true&quot;; IF(OR([.C880]=&quot;false reach&quot;; [.D880]=&quot;false reach&quot;; [.E880]=&quot;false reach&quot;; [.F880]=&quot;false reach&quot;; [.G880]=&quot;false reach&quot;; [.H8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78.c.i </text:p>
          </table:table-cell>
          <table:table-cell table:formula="of:=IF(OR([.C881]=&quot;true&quot;; [.D881]=&quot;true&quot;; [.E881]=&quot;true&quot;; [.F881]=&quot;true&quot;; [.G881]=&quot;true&quot;; [.H881]=&quot;true&quot;); &quot;true&quot;; IF(OR([.C881]=&quot;false reach&quot;; [.D881]=&quot;false reach&quot;; [.E881]=&quot;false reach&quot;; [.F881]=&quot;false reach&quot;; [.G881]=&quot;false reach&quot;; [.H8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9.c.i </text:p>
          </table:table-cell>
          <table:table-cell table:formula="of:=IF(OR([.C882]=&quot;true&quot;; [.D882]=&quot;true&quot;; [.E882]=&quot;true&quot;; [.F882]=&quot;true&quot;; [.G882]=&quot;true&quot;; [.H882]=&quot;true&quot;); &quot;true&quot;; IF(OR([.C882]=&quot;false reach&quot;; [.D882]=&quot;false reach&quot;; [.E882]=&quot;false reach&quot;; [.F882]=&quot;false reach&quot;; [.G882]=&quot;false reach&quot;; [.H8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80.c.i </text:p>
          </table:table-cell>
          <table:table-cell table:formula="of:=IF(OR([.C883]=&quot;true&quot;; [.D883]=&quot;true&quot;; [.E883]=&quot;true&quot;; [.F883]=&quot;true&quot;; [.G883]=&quot;true&quot;; [.H883]=&quot;true&quot;); &quot;true&quot;; IF(OR([.C883]=&quot;false reach&quot;; [.D883]=&quot;false reach&quot;; [.E883]=&quot;false reach&quot;; [.F883]=&quot;false reach&quot;; [.G883]=&quot;false reach&quot;; [.H8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81.c.i </text:p>
          </table:table-cell>
          <table:table-cell table:formula="of:=IF(OR([.C884]=&quot;true&quot;; [.D884]=&quot;true&quot;; [.E884]=&quot;true&quot;; [.F884]=&quot;true&quot;; [.G884]=&quot;true&quot;; [.H884]=&quot;true&quot;); &quot;true&quot;; IF(OR([.C884]=&quot;false reach&quot;; [.D884]=&quot;false reach&quot;; [.E884]=&quot;false reach&quot;; [.F884]=&quot;false reach&quot;; [.G884]=&quot;false reach&quot;; [.H884]=&quot;false reach&quot;); &quot;false&quot;; &quot;unknown&quot;))" office:value-type="string" office:string-value="unknown">
            <text:p>unknown</text:p>
          </table:table-cell>
          <table:table-cell office:value-type="string">
            <text:p>killed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82.c.i </text:p>
          </table:table-cell>
          <table:table-cell table:formula="of:=IF(OR([.C885]=&quot;true&quot;; [.D885]=&quot;true&quot;; [.E885]=&quot;true&quot;; [.F885]=&quot;true&quot;; [.G885]=&quot;true&quot;; [.H885]=&quot;true&quot;); &quot;true&quot;; IF(OR([.C885]=&quot;false reach&quot;; [.D885]=&quot;false reach&quot;; [.E885]=&quot;false reach&quot;; [.F885]=&quot;false reach&quot;; [.G885]=&quot;false reach&quot;; [.H88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83.c.i </text:p>
          </table:table-cell>
          <table:table-cell table:formula="of:=IF(OR([.C886]=&quot;true&quot;; [.D886]=&quot;true&quot;; [.E886]=&quot;true&quot;; [.F886]=&quot;true&quot;; [.G886]=&quot;true&quot;; [.H886]=&quot;true&quot;); &quot;true&quot;; IF(OR([.C886]=&quot;false reach&quot;; [.D886]=&quot;false reach&quot;; [.E886]=&quot;false reach&quot;; [.F886]=&quot;false reach&quot;; [.G886]=&quot;false reach&quot;; [.H88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4.c.i </text:p>
          </table:table-cell>
          <table:table-cell table:formula="of:=IF(OR([.C887]=&quot;true&quot;; [.D887]=&quot;true&quot;; [.E887]=&quot;true&quot;; [.F887]=&quot;true&quot;; [.G887]=&quot;true&quot;; [.H887]=&quot;true&quot;); &quot;true&quot;; IF(OR([.C887]=&quot;false reach&quot;; [.D887]=&quot;false reach&quot;; [.E887]=&quot;false reach&quot;; [.F887]=&quot;false reach&quot;; [.G887]=&quot;false reach&quot;; [.H88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5.c.i </text:p>
          </table:table-cell>
          <table:table-cell table:formula="of:=IF(OR([.C888]=&quot;true&quot;; [.D888]=&quot;true&quot;; [.E888]=&quot;true&quot;; [.F888]=&quot;true&quot;; [.G888]=&quot;true&quot;; [.H888]=&quot;true&quot;); &quot;true&quot;; IF(OR([.C888]=&quot;false reach&quot;; [.D888]=&quot;false reach&quot;; [.E888]=&quot;false reach&quot;; [.F888]=&quot;false reach&quot;; [.G888]=&quot;false reach&quot;; [.H8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6.c.i </text:p>
          </table:table-cell>
          <table:table-cell table:formula="of:=IF(OR([.C889]=&quot;true&quot;; [.D889]=&quot;true&quot;; [.E889]=&quot;true&quot;; [.F889]=&quot;true&quot;; [.G889]=&quot;true&quot;; [.H889]=&quot;true&quot;); &quot;true&quot;; IF(OR([.C889]=&quot;false reach&quot;; [.D889]=&quot;false reach&quot;; [.E889]=&quot;false reach&quot;; [.F889]=&quot;false reach&quot;; [.G889]=&quot;false reach&quot;; [.H8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87.c.i </text:p>
          </table:table-cell>
          <table:table-cell table:formula="of:=IF(OR([.C890]=&quot;true&quot;; [.D890]=&quot;true&quot;; [.E890]=&quot;true&quot;; [.F890]=&quot;true&quot;; [.G890]=&quot;true&quot;; [.H890]=&quot;true&quot;); &quot;true&quot;; IF(OR([.C890]=&quot;false reach&quot;; [.D890]=&quot;false reach&quot;; [.E890]=&quot;false reach&quot;; [.F890]=&quot;false reach&quot;; [.G890]=&quot;false reach&quot;; [.H8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88.c.i </text:p>
          </table:table-cell>
          <table:table-cell table:formula="of:=IF(OR([.C891]=&quot;true&quot;; [.D891]=&quot;true&quot;; [.E891]=&quot;true&quot;; [.F891]=&quot;true&quot;; [.G891]=&quot;true&quot;; [.H891]=&quot;true&quot;); &quot;true&quot;; IF(OR([.C891]=&quot;false reach&quot;; [.D891]=&quot;false reach&quot;; [.E891]=&quot;false reach&quot;; [.F891]=&quot;false reach&quot;; [.G891]=&quot;false reach&quot;; [.H89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9.c.i </text:p>
          </table:table-cell>
          <table:table-cell table:formula="of:=IF(OR([.C892]=&quot;true&quot;; [.D892]=&quot;true&quot;; [.E892]=&quot;true&quot;; [.F892]=&quot;true&quot;; [.G892]=&quot;true&quot;; [.H892]=&quot;true&quot;); &quot;true&quot;; IF(OR([.C892]=&quot;false reach&quot;; [.D892]=&quot;false reach&quot;; [.E892]=&quot;false reach&quot;; [.F892]=&quot;false reach&quot;; [.G892]=&quot;false reach&quot;; [.H89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0.c.i </text:p>
          </table:table-cell>
          <table:table-cell table:formula="of:=IF(OR([.C893]=&quot;true&quot;; [.D893]=&quot;true&quot;; [.E893]=&quot;true&quot;; [.F893]=&quot;true&quot;; [.G893]=&quot;true&quot;; [.H893]=&quot;true&quot;); &quot;true&quot;; IF(OR([.C893]=&quot;false reach&quot;; [.D893]=&quot;false reach&quot;; [.E893]=&quot;false reach&quot;; [.F893]=&quot;false reach&quot;; [.G893]=&quot;false reach&quot;; [.H8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1.c.i </text:p>
          </table:table-cell>
          <table:table-cell table:formula="of:=IF(OR([.C894]=&quot;true&quot;; [.D894]=&quot;true&quot;; [.E894]=&quot;true&quot;; [.F894]=&quot;true&quot;; [.G894]=&quot;true&quot;; [.H894]=&quot;true&quot;); &quot;true&quot;; IF(OR([.C894]=&quot;false reach&quot;; [.D894]=&quot;false reach&quot;; [.E894]=&quot;false reach&quot;; [.F894]=&quot;false reach&quot;; [.G894]=&quot;false reach&quot;; [.H8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2.c.i </text:p>
          </table:table-cell>
          <table:table-cell table:formula="of:=IF(OR([.C895]=&quot;true&quot;; [.D895]=&quot;true&quot;; [.E895]=&quot;true&quot;; [.F895]=&quot;true&quot;; [.G895]=&quot;true&quot;; [.H895]=&quot;true&quot;); &quot;true&quot;; IF(OR([.C895]=&quot;false reach&quot;; [.D895]=&quot;false reach&quot;; [.E895]=&quot;false reach&quot;; [.F895]=&quot;false reach&quot;; [.G895]=&quot;false reach&quot;; [.H89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3.c.i </text:p>
          </table:table-cell>
          <table:table-cell table:formula="of:=IF(OR([.C896]=&quot;true&quot;; [.D896]=&quot;true&quot;; [.E896]=&quot;true&quot;; [.F896]=&quot;true&quot;; [.G896]=&quot;true&quot;; [.H896]=&quot;true&quot;); &quot;true&quot;; IF(OR([.C896]=&quot;false reach&quot;; [.D896]=&quot;false reach&quot;; [.E896]=&quot;false reach&quot;; [.F896]=&quot;false reach&quot;; [.G896]=&quot;false reach&quot;; [.H89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4.c.i </text:p>
          </table:table-cell>
          <table:table-cell table:formula="of:=IF(OR([.C897]=&quot;true&quot;; [.D897]=&quot;true&quot;; [.E897]=&quot;true&quot;; [.F897]=&quot;true&quot;; [.G897]=&quot;true&quot;; [.H897]=&quot;true&quot;); &quot;true&quot;; IF(OR([.C897]=&quot;false reach&quot;; [.D897]=&quot;false reach&quot;; [.E897]=&quot;false reach&quot;; [.F897]=&quot;false reach&quot;; [.G897]=&quot;false reach&quot;; [.H89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5.c.i </text:p>
          </table:table-cell>
          <table:table-cell table:formula="of:=IF(OR([.C898]=&quot;true&quot;; [.D898]=&quot;true&quot;; [.E898]=&quot;true&quot;; [.F898]=&quot;true&quot;; [.G898]=&quot;true&quot;; [.H898]=&quot;true&quot;); &quot;true&quot;; IF(OR([.C898]=&quot;false reach&quot;; [.D898]=&quot;false reach&quot;; [.E898]=&quot;false reach&quot;; [.F898]=&quot;false reach&quot;; [.G898]=&quot;false reach&quot;; [.H8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96.c.i </text:p>
          </table:table-cell>
          <table:table-cell table:formula="of:=IF(OR([.C899]=&quot;true&quot;; [.D899]=&quot;true&quot;; [.E899]=&quot;true&quot;; [.F899]=&quot;true&quot;; [.G899]=&quot;true&quot;; [.H899]=&quot;true&quot;); &quot;true&quot;; IF(OR([.C899]=&quot;false reach&quot;; [.D899]=&quot;false reach&quot;; [.E899]=&quot;false reach&quot;; [.F899]=&quot;false reach&quot;; [.G899]=&quot;false reach&quot;; [.H89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7.c.i </text:p>
          </table:table-cell>
          <table:table-cell table:formula="of:=IF(OR([.C900]=&quot;true&quot;; [.D900]=&quot;true&quot;; [.E900]=&quot;true&quot;; [.F900]=&quot;true&quot;; [.G900]=&quot;true&quot;; [.H900]=&quot;true&quot;); &quot;true&quot;; IF(OR([.C900]=&quot;false reach&quot;; [.D900]=&quot;false reach&quot;; [.E900]=&quot;false reach&quot;; [.F900]=&quot;false reach&quot;; [.G900]=&quot;false reach&quot;; [.H90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8.c.i </text:p>
          </table:table-cell>
          <table:table-cell table:formula="of:=IF(OR([.C901]=&quot;true&quot;; [.D901]=&quot;true&quot;; [.E901]=&quot;true&quot;; [.F901]=&quot;true&quot;; [.G901]=&quot;true&quot;; [.H901]=&quot;true&quot;); &quot;true&quot;; IF(OR([.C901]=&quot;false reach&quot;; [.D901]=&quot;false reach&quot;; [.E901]=&quot;false reach&quot;; [.F901]=&quot;false reach&quot;; [.G901]=&quot;false reach&quot;; [.H90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9.c.i </text:p>
          </table:table-cell>
          <table:table-cell table:formula="of:=IF(OR([.C902]=&quot;true&quot;; [.D902]=&quot;true&quot;; [.E902]=&quot;true&quot;; [.F902]=&quot;true&quot;; [.G902]=&quot;true&quot;; [.H902]=&quot;true&quot;); &quot;true&quot;; IF(OR([.C902]=&quot;false reach&quot;; [.D902]=&quot;false reach&quot;; [.E902]=&quot;false reach&quot;; [.F902]=&quot;false reach&quot;; [.G902]=&quot;false reach&quot;; [.H9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table:style-name="ce1" office:value-type="string">
            <text:p>#trues</text:p>
          </table:table-cell>
          <table:table-cell table:formula="of:=COUNTIF([.$B$3:.$B$902]; &quot;true&quot;)" office:value-type="float" office:value="543">
            <text:p>543</text:p>
          </table:table-cell>
          <table:table-cell table:formula="of:=COUNTIF([.C$3:.C$902]; &quot;true&quot;)" office:value-type="float" office:value="61">
            <text:p>61</text:p>
          </table:table-cell>
          <table:table-cell table:formula="of:=COUNTIF([.D$3:.D$902]; &quot;true&quot;)" office:value-type="float" office:value="433">
            <text:p>433</text:p>
          </table:table-cell>
          <table:table-cell table:formula="of:=COUNTIF([.E$3:.E$902]; &quot;true&quot;)" office:value-type="float" office:value="299">
            <text:p>299</text:p>
          </table:table-cell>
          <table:table-cell table:formula="of:=COUNTIF([.F$3:.F$902]; &quot;true&quot;)" office:value-type="float" office:value="491">
            <text:p>491</text:p>
          </table:table-cell>
          <table:table-cell table:formula="of:=COUNTIF([.G$3:.G$902]; &quot;true&quot;)" office:value-type="float" office:value="475">
            <text:p>475</text:p>
          </table:table-cell>
          <table:table-cell/>
        </table:table-row>
        <table:table-row table:style-name="ro1">
          <table:table-cell office:value-type="string">
            <text:p>#falses</text:p>
          </table:table-cell>
          <table:table-cell table:formula="of:=COUNTIF([.$B$3:.$B$902]; &quot;false&quot;)" office:value-type="float" office:value="224">
            <text:p>224</text:p>
          </table:table-cell>
          <table:table-cell table:formula="of:=COUNTIF([.C$3:.C$902]; &quot;false reach&quot;)" office:value-type="float" office:value="224">
            <text:p>224</text:p>
          </table:table-cell>
          <table:table-cell table:formula="of:=COUNTIF([.D$3:.D$902]; &quot;false reach&quot;)" office:value-type="float" office:value="80">
            <text:p>80</text:p>
          </table:table-cell>
          <table:table-cell table:formula="of:=COUNTIF([.E$3:.E$902]; &quot;false reach&quot;)" office:value-type="float" office:value="78">
            <text:p>78</text:p>
          </table:table-cell>
          <table:table-cell table:formula="of:=COUNTIF([.F$3:.F$902]; &quot;false reach&quot;)" office:value-type="float" office:value="27">
            <text:p>27</text:p>
          </table:table-cell>
          <table:table-cell table:formula="of:=COUNTIF([.G$3:.G$902]; &quot;false reach&quot;)" office:value-type="float" office:value="11">
            <text:p>11</text:p>
          </table:table-cell>
          <table:table-cell/>
        </table:table-row>
        <table:table-row table:style-name="ro2">
          <table:table-cell table:style-name="ce2" office:value-type="string">
            <text:p>#solved</text:p>
          </table:table-cell>
          <table:table-cell table:style-name="ce2" table:formula="of:=[.B904]+[.B903]" office:value-type="float" office:value="767">
            <text:p>767</text:p>
          </table:table-cell>
          <table:table-cell table:formula="of:=[.C904]+[.C903]" office:value-type="float" office:value="285">
            <text:p>285</text:p>
          </table:table-cell>
          <table:table-cell table:formula="of:=[.D904]+[.D903]" office:value-type="float" office:value="513">
            <text:p>513</text:p>
          </table:table-cell>
          <table:table-cell table:formula="of:=[.E904]+[.E903]" office:value-type="float" office:value="377">
            <text:p>377</text:p>
          </table:table-cell>
          <table:table-cell table:formula="of:=[.F904]+[.F903]" office:value-type="float" office:value="518">
            <text:p>518</text:p>
          </table:table-cell>
          <table:table-cell table:formula="of:=[.G904]+[.G903]" office:value-type="float" office:value="486">
            <text:p>486</text:p>
          </table:table-cell>
          <table:table-cell/>
        </table:table-row>
        <table:table-row table:style-name="ro2">
          <table:table-cell office:value-type="string">
            <text:p>#unknowns</text:p>
          </table:table-cell>
          <table:table-cell table:formula="of:=COUNTIF([.$B$3:.$B$902]; &quot;unknown&quot;)" office:value-type="float" office:value="133">
            <text:p>133</text:p>
          </table:table-cell>
          <table:table-cell table:formula="of:=[.$B$907]-[.C905]" office:value-type="float" office:value="615">
            <text:p>615</text:p>
          </table:table-cell>
          <table:table-cell table:formula="of:=[.$B$907]-[.D905]" office:value-type="float" office:value="387">
            <text:p>387</text:p>
          </table:table-cell>
          <table:table-cell table:formula="of:=[.$B$907]-[.E905]" office:value-type="float" office:value="523">
            <text:p>523</text:p>
          </table:table-cell>
          <table:table-cell table:formula="of:=[.$B$907]-[.F905]" office:value-type="float" office:value="382">
            <text:p>382</text:p>
          </table:table-cell>
          <table:table-cell table:formula="of:=[.$B$907]-[.G905]" office:value-type="float" office:value="414">
            <text:p>414</text:p>
          </table:table-cell>
          <table:table-cell/>
        </table:table-row>
        <table:table-row table:style-name="ro2">
          <table:table-cell office:value-type="string">
            <text:p>#total</text:p>
          </table:table-cell>
          <table:table-cell table:formula="of:=[.B906]+[.B905]" office:value-type="float" office:value="900">
            <text:p>900</text:p>
          </table:table-cell>
          <table:table-cell table:formula="of:=[.C906]+[.C905]" office:value-type="float" office:value="900">
            <text:p>900</text:p>
          </table:table-cell>
          <table:table-cell table:formula="of:=[.D906]+[.D905]" office:value-type="float" office:value="900">
            <text:p>900</text:p>
          </table:table-cell>
          <table:table-cell table:formula="of:=[.E906]+[.E905]" office:value-type="float" office:value="900">
            <text:p>900</text:p>
          </table:table-cell>
          <table:table-cell table:formula="of:=[.F906]+[.F905]" office:value-type="float" office:value="900">
            <text:p>900</text:p>
          </table:table-cell>
          <table:table-cell table:formula="of:=[.G906]+[.G905]" office:value-type="float" office:value="900">
            <text:p>900</text:p>
          </table:table-cell>
          <table:table-cell/>
        </table:table-row>
        <table:table-row table:style-name="ro2">
          <table:table-cell office:value-type="string">
            <text:p>Problem10_00.c.i </text:p>
          </table:table-cell>
          <table:table-cell table:formula="of:=IF(OR([.C908]=&quot;true&quot;; [.D908]=&quot;true&quot;; [.E908]=&quot;true&quot;; [.F908]=&quot;true&quot;; [.G908]=&quot;true&quot;; [.H908]=&quot;true&quot;); &quot;true&quot;; IF(OR([.C908]=&quot;false reach&quot;; [.D908]=&quot;false reach&quot;; [.E908]=&quot;false reach&quot;; [.F908]=&quot;false reach&quot;; [.G908]=&quot;false reach&quot;; [.H9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1.c.i </text:p>
          </table:table-cell>
          <table:table-cell table:formula="of:=IF(OR([.C909]=&quot;true&quot;; [.D909]=&quot;true&quot;; [.E909]=&quot;true&quot;; [.F909]=&quot;true&quot;; [.G909]=&quot;true&quot;; [.H909]=&quot;true&quot;); &quot;true&quot;; IF(OR([.C909]=&quot;false reach&quot;; [.D909]=&quot;false reach&quot;; [.E909]=&quot;false reach&quot;; [.F909]=&quot;false reach&quot;; [.G909]=&quot;false reach&quot;; [.H9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2.c.i </text:p>
          </table:table-cell>
          <table:table-cell table:formula="of:=IF(OR([.C910]=&quot;true&quot;; [.D910]=&quot;true&quot;; [.E910]=&quot;true&quot;; [.F910]=&quot;true&quot;; [.G910]=&quot;true&quot;; [.H910]=&quot;true&quot;); &quot;true&quot;; IF(OR([.C910]=&quot;false reach&quot;; [.D910]=&quot;false reach&quot;; [.E910]=&quot;false reach&quot;; [.F910]=&quot;false reach&quot;; [.G910]=&quot;false reach&quot;; [.H9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3.c.i </text:p>
          </table:table-cell>
          <table:table-cell table:formula="of:=IF(OR([.C911]=&quot;true&quot;; [.D911]=&quot;true&quot;; [.E911]=&quot;true&quot;; [.F911]=&quot;true&quot;; [.G911]=&quot;true&quot;; [.H911]=&quot;true&quot;); &quot;true&quot;; IF(OR([.C911]=&quot;false reach&quot;; [.D911]=&quot;false reach&quot;; [.E911]=&quot;false reach&quot;; [.F911]=&quot;false reach&quot;; [.G911]=&quot;false reach&quot;; [.H9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4.c.i </text:p>
          </table:table-cell>
          <table:table-cell table:formula="of:=IF(OR([.C912]=&quot;true&quot;; [.D912]=&quot;true&quot;; [.E912]=&quot;true&quot;; [.F912]=&quot;true&quot;; [.G912]=&quot;true&quot;; [.H912]=&quot;true&quot;); &quot;true&quot;; IF(OR([.C912]=&quot;false reach&quot;; [.D912]=&quot;false reach&quot;; [.E912]=&quot;false reach&quot;; [.F912]=&quot;false reach&quot;; [.G912]=&quot;false reach&quot;; [.H9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5.c.i </text:p>
          </table:table-cell>
          <table:table-cell table:formula="of:=IF(OR([.C913]=&quot;true&quot;; [.D913]=&quot;true&quot;; [.E913]=&quot;true&quot;; [.F913]=&quot;true&quot;; [.G913]=&quot;true&quot;; [.H913]=&quot;true&quot;); &quot;true&quot;; IF(OR([.C913]=&quot;false reach&quot;; [.D913]=&quot;false reach&quot;; [.E913]=&quot;false reach&quot;; [.F913]=&quot;false reach&quot;; [.G913]=&quot;false reach&quot;; [.H9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6.c.i </text:p>
          </table:table-cell>
          <table:table-cell table:formula="of:=IF(OR([.C914]=&quot;true&quot;; [.D914]=&quot;true&quot;; [.E914]=&quot;true&quot;; [.F914]=&quot;true&quot;; [.G914]=&quot;true&quot;; [.H914]=&quot;true&quot;); &quot;true&quot;; IF(OR([.C914]=&quot;false reach&quot;; [.D914]=&quot;false reach&quot;; [.E914]=&quot;false reach&quot;; [.F914]=&quot;false reach&quot;; [.G914]=&quot;false reach&quot;; [.H91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7.c.i </text:p>
          </table:table-cell>
          <table:table-cell table:formula="of:=IF(OR([.C915]=&quot;true&quot;; [.D915]=&quot;true&quot;; [.E915]=&quot;true&quot;; [.F915]=&quot;true&quot;; [.G915]=&quot;true&quot;; [.H915]=&quot;true&quot;); &quot;true&quot;; IF(OR([.C915]=&quot;false reach&quot;; [.D915]=&quot;false reach&quot;; [.E915]=&quot;false reach&quot;; [.F915]=&quot;false reach&quot;; [.G915]=&quot;false reach&quot;; [.H9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8.c.i </text:p>
          </table:table-cell>
          <table:table-cell table:formula="of:=IF(OR([.C916]=&quot;true&quot;; [.D916]=&quot;true&quot;; [.E916]=&quot;true&quot;; [.F916]=&quot;true&quot;; [.G916]=&quot;true&quot;; [.H916]=&quot;true&quot;); &quot;true&quot;; IF(OR([.C916]=&quot;false reach&quot;; [.D916]=&quot;false reach&quot;; [.E916]=&quot;false reach&quot;; [.F916]=&quot;false reach&quot;; [.G916]=&quot;false reach&quot;; [.H9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9.c.i </text:p>
          </table:table-cell>
          <table:table-cell table:formula="of:=IF(OR([.C917]=&quot;true&quot;; [.D917]=&quot;true&quot;; [.E917]=&quot;true&quot;; [.F917]=&quot;true&quot;; [.G917]=&quot;true&quot;; [.H917]=&quot;true&quot;); &quot;true&quot;; IF(OR([.C917]=&quot;false reach&quot;; [.D917]=&quot;false reach&quot;; [.E917]=&quot;false reach&quot;; [.F917]=&quot;false reach&quot;; [.G917]=&quot;false reach&quot;; [.H9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0.c.i </text:p>
          </table:table-cell>
          <table:table-cell table:formula="of:=IF(OR([.C918]=&quot;true&quot;; [.D918]=&quot;true&quot;; [.E918]=&quot;true&quot;; [.F918]=&quot;true&quot;; [.G918]=&quot;true&quot;; [.H918]=&quot;true&quot;); &quot;true&quot;; IF(OR([.C918]=&quot;false reach&quot;; [.D918]=&quot;false reach&quot;; [.E918]=&quot;false reach&quot;; [.F918]=&quot;false reach&quot;; [.G918]=&quot;false reach&quot;; [.H9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1.c.i </text:p>
          </table:table-cell>
          <table:table-cell table:formula="of:=IF(OR([.C919]=&quot;true&quot;; [.D919]=&quot;true&quot;; [.E919]=&quot;true&quot;; [.F919]=&quot;true&quot;; [.G919]=&quot;true&quot;; [.H919]=&quot;true&quot;); &quot;true&quot;; IF(OR([.C919]=&quot;false reach&quot;; [.D919]=&quot;false reach&quot;; [.E919]=&quot;false reach&quot;; [.F919]=&quot;false reach&quot;; [.G919]=&quot;false reach&quot;; [.H91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2.c.i </text:p>
          </table:table-cell>
          <table:table-cell table:formula="of:=IF(OR([.C920]=&quot;true&quot;; [.D920]=&quot;true&quot;; [.E920]=&quot;true&quot;; [.F920]=&quot;true&quot;; [.G920]=&quot;true&quot;; [.H920]=&quot;true&quot;); &quot;true&quot;; IF(OR([.C920]=&quot;false reach&quot;; [.D920]=&quot;false reach&quot;; [.E920]=&quot;false reach&quot;; [.F920]=&quot;false reach&quot;; [.G920]=&quot;false reach&quot;; [.H9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3.c.i </text:p>
          </table:table-cell>
          <table:table-cell table:formula="of:=IF(OR([.C921]=&quot;true&quot;; [.D921]=&quot;true&quot;; [.E921]=&quot;true&quot;; [.F921]=&quot;true&quot;; [.G921]=&quot;true&quot;; [.H921]=&quot;true&quot;); &quot;true&quot;; IF(OR([.C921]=&quot;false reach&quot;; [.D921]=&quot;false reach&quot;; [.E921]=&quot;false reach&quot;; [.F921]=&quot;false reach&quot;; [.G921]=&quot;false reach&quot;; [.H92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4.c.i </text:p>
          </table:table-cell>
          <table:table-cell table:formula="of:=IF(OR([.C922]=&quot;true&quot;; [.D922]=&quot;true&quot;; [.E922]=&quot;true&quot;; [.F922]=&quot;true&quot;; [.G922]=&quot;true&quot;; [.H922]=&quot;true&quot;); &quot;true&quot;; IF(OR([.C922]=&quot;false reach&quot;; [.D922]=&quot;false reach&quot;; [.E922]=&quot;false reach&quot;; [.F922]=&quot;false reach&quot;; [.G922]=&quot;false reach&quot;; [.H9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5.c.i </text:p>
          </table:table-cell>
          <table:table-cell table:formula="of:=IF(OR([.C923]=&quot;true&quot;; [.D923]=&quot;true&quot;; [.E923]=&quot;true&quot;; [.F923]=&quot;true&quot;; [.G923]=&quot;true&quot;; [.H923]=&quot;true&quot;); &quot;true&quot;; IF(OR([.C923]=&quot;false reach&quot;; [.D923]=&quot;false reach&quot;; [.E923]=&quot;false reach&quot;; [.F923]=&quot;false reach&quot;; [.G923]=&quot;false reach&quot;; [.H9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6.c.i </text:p>
          </table:table-cell>
          <table:table-cell table:formula="of:=IF(OR([.C924]=&quot;true&quot;; [.D924]=&quot;true&quot;; [.E924]=&quot;true&quot;; [.F924]=&quot;true&quot;; [.G924]=&quot;true&quot;; [.H924]=&quot;true&quot;); &quot;true&quot;; IF(OR([.C924]=&quot;false reach&quot;; [.D924]=&quot;false reach&quot;; [.E924]=&quot;false reach&quot;; [.F924]=&quot;false reach&quot;; [.G924]=&quot;false reach&quot;; [.H92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7.c.i </text:p>
          </table:table-cell>
          <table:table-cell table:formula="of:=IF(OR([.C925]=&quot;true&quot;; [.D925]=&quot;true&quot;; [.E925]=&quot;true&quot;; [.F925]=&quot;true&quot;; [.G925]=&quot;true&quot;; [.H925]=&quot;true&quot;); &quot;true&quot;; IF(OR([.C925]=&quot;false reach&quot;; [.D925]=&quot;false reach&quot;; [.E925]=&quot;false reach&quot;; [.F925]=&quot;false reach&quot;; [.G925]=&quot;false reach&quot;; [.H9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8.c.i </text:p>
          </table:table-cell>
          <table:table-cell table:formula="of:=IF(OR([.C926]=&quot;true&quot;; [.D926]=&quot;true&quot;; [.E926]=&quot;true&quot;; [.F926]=&quot;true&quot;; [.G926]=&quot;true&quot;; [.H926]=&quot;true&quot;); &quot;true&quot;; IF(OR([.C926]=&quot;false reach&quot;; [.D926]=&quot;false reach&quot;; [.E926]=&quot;false reach&quot;; [.F926]=&quot;false reach&quot;; [.G926]=&quot;false reach&quot;; [.H9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9.c.i </text:p>
          </table:table-cell>
          <table:table-cell table:formula="of:=IF(OR([.C927]=&quot;true&quot;; [.D927]=&quot;true&quot;; [.E927]=&quot;true&quot;; [.F927]=&quot;true&quot;; [.G927]=&quot;true&quot;; [.H927]=&quot;true&quot;); &quot;true&quot;; IF(OR([.C927]=&quot;false reach&quot;; [.D927]=&quot;false reach&quot;; [.E927]=&quot;false reach&quot;; [.F927]=&quot;false reach&quot;; [.G927]=&quot;false reach&quot;; [.H9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0.c.i </text:p>
          </table:table-cell>
          <table:table-cell table:formula="of:=IF(OR([.C928]=&quot;true&quot;; [.D928]=&quot;true&quot;; [.E928]=&quot;true&quot;; [.F928]=&quot;true&quot;; [.G928]=&quot;true&quot;; [.H928]=&quot;true&quot;); &quot;true&quot;; IF(OR([.C928]=&quot;false reach&quot;; [.D928]=&quot;false reach&quot;; [.E928]=&quot;false reach&quot;; [.F928]=&quot;false reach&quot;; [.G928]=&quot;false reach&quot;; [.H9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1.c.i </text:p>
          </table:table-cell>
          <table:table-cell table:formula="of:=IF(OR([.C929]=&quot;true&quot;; [.D929]=&quot;true&quot;; [.E929]=&quot;true&quot;; [.F929]=&quot;true&quot;; [.G929]=&quot;true&quot;; [.H929]=&quot;true&quot;); &quot;true&quot;; IF(OR([.C929]=&quot;false reach&quot;; [.D929]=&quot;false reach&quot;; [.E929]=&quot;false reach&quot;; [.F929]=&quot;false reach&quot;; [.G929]=&quot;false reach&quot;; [.H92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2.c.i </text:p>
          </table:table-cell>
          <table:table-cell table:formula="of:=IF(OR([.C930]=&quot;true&quot;; [.D930]=&quot;true&quot;; [.E930]=&quot;true&quot;; [.F930]=&quot;true&quot;; [.G930]=&quot;true&quot;; [.H930]=&quot;true&quot;); &quot;true&quot;; IF(OR([.C930]=&quot;false reach&quot;; [.D930]=&quot;false reach&quot;; [.E930]=&quot;false reach&quot;; [.F930]=&quot;false reach&quot;; [.G930]=&quot;false reach&quot;; [.H9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3.c.i </text:p>
          </table:table-cell>
          <table:table-cell table:formula="of:=IF(OR([.C931]=&quot;true&quot;; [.D931]=&quot;true&quot;; [.E931]=&quot;true&quot;; [.F931]=&quot;true&quot;; [.G931]=&quot;true&quot;; [.H931]=&quot;true&quot;); &quot;true&quot;; IF(OR([.C931]=&quot;false reach&quot;; [.D931]=&quot;false reach&quot;; [.E931]=&quot;false reach&quot;; [.F931]=&quot;false reach&quot;; [.G931]=&quot;false reach&quot;; [.H9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4.c.i </text:p>
          </table:table-cell>
          <table:table-cell table:formula="of:=IF(OR([.C932]=&quot;true&quot;; [.D932]=&quot;true&quot;; [.E932]=&quot;true&quot;; [.F932]=&quot;true&quot;; [.G932]=&quot;true&quot;; [.H932]=&quot;true&quot;); &quot;true&quot;; IF(OR([.C932]=&quot;false reach&quot;; [.D932]=&quot;false reach&quot;; [.E932]=&quot;false reach&quot;; [.F932]=&quot;false reach&quot;; [.G932]=&quot;false reach&quot;; [.H93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5.c.i </text:p>
          </table:table-cell>
          <table:table-cell table:formula="of:=IF(OR([.C933]=&quot;true&quot;; [.D933]=&quot;true&quot;; [.E933]=&quot;true&quot;; [.F933]=&quot;true&quot;; [.G933]=&quot;true&quot;; [.H933]=&quot;true&quot;); &quot;true&quot;; IF(OR([.C933]=&quot;false reach&quot;; [.D933]=&quot;false reach&quot;; [.E933]=&quot;false reach&quot;; [.F933]=&quot;false reach&quot;; [.G933]=&quot;false reach&quot;; [.H93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6.c.i </text:p>
          </table:table-cell>
          <table:table-cell table:formula="of:=IF(OR([.C934]=&quot;true&quot;; [.D934]=&quot;true&quot;; [.E934]=&quot;true&quot;; [.F934]=&quot;true&quot;; [.G934]=&quot;true&quot;; [.H934]=&quot;true&quot;); &quot;true&quot;; IF(OR([.C934]=&quot;false reach&quot;; [.D934]=&quot;false reach&quot;; [.E934]=&quot;false reach&quot;; [.F934]=&quot;false reach&quot;; [.G934]=&quot;false reach&quot;; [.H9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7.c.i </text:p>
          </table:table-cell>
          <table:table-cell table:formula="of:=IF(OR([.C935]=&quot;true&quot;; [.D935]=&quot;true&quot;; [.E935]=&quot;true&quot;; [.F935]=&quot;true&quot;; [.G935]=&quot;true&quot;; [.H935]=&quot;true&quot;); &quot;true&quot;; IF(OR([.C935]=&quot;false reach&quot;; [.D935]=&quot;false reach&quot;; [.E935]=&quot;false reach&quot;; [.F935]=&quot;false reach&quot;; [.G935]=&quot;false reach&quot;; [.H9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8.c.i </text:p>
          </table:table-cell>
          <table:table-cell table:formula="of:=IF(OR([.C936]=&quot;true&quot;; [.D936]=&quot;true&quot;; [.E936]=&quot;true&quot;; [.F936]=&quot;true&quot;; [.G936]=&quot;true&quot;; [.H936]=&quot;true&quot;); &quot;true&quot;; IF(OR([.C936]=&quot;false reach&quot;; [.D936]=&quot;false reach&quot;; [.E936]=&quot;false reach&quot;; [.F936]=&quot;false reach&quot;; [.G936]=&quot;false reach&quot;; [.H9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9.c.i </text:p>
          </table:table-cell>
          <table:table-cell table:formula="of:=IF(OR([.C937]=&quot;true&quot;; [.D937]=&quot;true&quot;; [.E937]=&quot;true&quot;; [.F937]=&quot;true&quot;; [.G937]=&quot;true&quot;; [.H937]=&quot;true&quot;); &quot;true&quot;; IF(OR([.C937]=&quot;false reach&quot;; [.D937]=&quot;false reach&quot;; [.E937]=&quot;false reach&quot;; [.F937]=&quot;false reach&quot;; [.G937]=&quot;false reach&quot;; [.H9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0.c.i </text:p>
          </table:table-cell>
          <table:table-cell table:formula="of:=IF(OR([.C938]=&quot;true&quot;; [.D938]=&quot;true&quot;; [.E938]=&quot;true&quot;; [.F938]=&quot;true&quot;; [.G938]=&quot;true&quot;; [.H938]=&quot;true&quot;); &quot;true&quot;; IF(OR([.C938]=&quot;false reach&quot;; [.D938]=&quot;false reach&quot;; [.E938]=&quot;false reach&quot;; [.F938]=&quot;false reach&quot;; [.G938]=&quot;false reach&quot;; [.H9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1.c.i </text:p>
          </table:table-cell>
          <table:table-cell table:formula="of:=IF(OR([.C939]=&quot;true&quot;; [.D939]=&quot;true&quot;; [.E939]=&quot;true&quot;; [.F939]=&quot;true&quot;; [.G939]=&quot;true&quot;; [.H939]=&quot;true&quot;); &quot;true&quot;; IF(OR([.C939]=&quot;false reach&quot;; [.D939]=&quot;false reach&quot;; [.E939]=&quot;false reach&quot;; [.F939]=&quot;false reach&quot;; [.G939]=&quot;false reach&quot;; [.H93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2.c.i </text:p>
          </table:table-cell>
          <table:table-cell table:formula="of:=IF(OR([.C940]=&quot;true&quot;; [.D940]=&quot;true&quot;; [.E940]=&quot;true&quot;; [.F940]=&quot;true&quot;; [.G940]=&quot;true&quot;; [.H940]=&quot;true&quot;); &quot;true&quot;; IF(OR([.C940]=&quot;false reach&quot;; [.D940]=&quot;false reach&quot;; [.E940]=&quot;false reach&quot;; [.F940]=&quot;false reach&quot;; [.G940]=&quot;false reach&quot;; [.H9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3.c.i </text:p>
          </table:table-cell>
          <table:table-cell table:formula="of:=IF(OR([.C941]=&quot;true&quot;; [.D941]=&quot;true&quot;; [.E941]=&quot;true&quot;; [.F941]=&quot;true&quot;; [.G941]=&quot;true&quot;; [.H941]=&quot;true&quot;); &quot;true&quot;; IF(OR([.C941]=&quot;false reach&quot;; [.D941]=&quot;false reach&quot;; [.E941]=&quot;false reach&quot;; [.F941]=&quot;false reach&quot;; [.G941]=&quot;false reach&quot;; [.H94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4.c.i </text:p>
          </table:table-cell>
          <table:table-cell table:formula="of:=IF(OR([.C942]=&quot;true&quot;; [.D942]=&quot;true&quot;; [.E942]=&quot;true&quot;; [.F942]=&quot;true&quot;; [.G942]=&quot;true&quot;; [.H942]=&quot;true&quot;); &quot;true&quot;; IF(OR([.C942]=&quot;false reach&quot;; [.D942]=&quot;false reach&quot;; [.E942]=&quot;false reach&quot;; [.F942]=&quot;false reach&quot;; [.G942]=&quot;false reach&quot;; [.H9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5.c.i </text:p>
          </table:table-cell>
          <table:table-cell table:formula="of:=IF(OR([.C943]=&quot;true&quot;; [.D943]=&quot;true&quot;; [.E943]=&quot;true&quot;; [.F943]=&quot;true&quot;; [.G943]=&quot;true&quot;; [.H943]=&quot;true&quot;); &quot;true&quot;; IF(OR([.C943]=&quot;false reach&quot;; [.D943]=&quot;false reach&quot;; [.E943]=&quot;false reach&quot;; [.F943]=&quot;false reach&quot;; [.G943]=&quot;false reach&quot;; [.H9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6.c.i </text:p>
          </table:table-cell>
          <table:table-cell table:formula="of:=IF(OR([.C944]=&quot;true&quot;; [.D944]=&quot;true&quot;; [.E944]=&quot;true&quot;; [.F944]=&quot;true&quot;; [.G944]=&quot;true&quot;; [.H944]=&quot;true&quot;); &quot;true&quot;; IF(OR([.C944]=&quot;false reach&quot;; [.D944]=&quot;false reach&quot;; [.E944]=&quot;false reach&quot;; [.F944]=&quot;false reach&quot;; [.G944]=&quot;false reach&quot;; [.H9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7.c.i </text:p>
          </table:table-cell>
          <table:table-cell table:formula="of:=IF(OR([.C945]=&quot;true&quot;; [.D945]=&quot;true&quot;; [.E945]=&quot;true&quot;; [.F945]=&quot;true&quot;; [.G945]=&quot;true&quot;; [.H945]=&quot;true&quot;); &quot;true&quot;; IF(OR([.C945]=&quot;false reach&quot;; [.D945]=&quot;false reach&quot;; [.E945]=&quot;false reach&quot;; [.F945]=&quot;false reach&quot;; [.G945]=&quot;false reach&quot;; [.H94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8.c.i </text:p>
          </table:table-cell>
          <table:table-cell table:formula="of:=IF(OR([.C946]=&quot;true&quot;; [.D946]=&quot;true&quot;; [.E946]=&quot;true&quot;; [.F946]=&quot;true&quot;; [.G946]=&quot;true&quot;; [.H946]=&quot;true&quot;); &quot;true&quot;; IF(OR([.C946]=&quot;false reach&quot;; [.D946]=&quot;false reach&quot;; [.E946]=&quot;false reach&quot;; [.F946]=&quot;false reach&quot;; [.G946]=&quot;false reach&quot;; [.H9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9.c.i </text:p>
          </table:table-cell>
          <table:table-cell table:formula="of:=IF(OR([.C947]=&quot;true&quot;; [.D947]=&quot;true&quot;; [.E947]=&quot;true&quot;; [.F947]=&quot;true&quot;; [.G947]=&quot;true&quot;; [.H947]=&quot;true&quot;); &quot;true&quot;; IF(OR([.C947]=&quot;false reach&quot;; [.D947]=&quot;false reach&quot;; [.E947]=&quot;false reach&quot;; [.F947]=&quot;false reach&quot;; [.G947]=&quot;false reach&quot;; [.H94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0.c.i </text:p>
          </table:table-cell>
          <table:table-cell table:formula="of:=IF(OR([.C948]=&quot;true&quot;; [.D948]=&quot;true&quot;; [.E948]=&quot;true&quot;; [.F948]=&quot;true&quot;; [.G948]=&quot;true&quot;; [.H948]=&quot;true&quot;); &quot;true&quot;; IF(OR([.C948]=&quot;false reach&quot;; [.D948]=&quot;false reach&quot;; [.E948]=&quot;false reach&quot;; [.F948]=&quot;false reach&quot;; [.G948]=&quot;false reach&quot;; [.H94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1.c.i </text:p>
          </table:table-cell>
          <table:table-cell table:formula="of:=IF(OR([.C949]=&quot;true&quot;; [.D949]=&quot;true&quot;; [.E949]=&quot;true&quot;; [.F949]=&quot;true&quot;; [.G949]=&quot;true&quot;; [.H949]=&quot;true&quot;); &quot;true&quot;; IF(OR([.C949]=&quot;false reach&quot;; [.D949]=&quot;false reach&quot;; [.E949]=&quot;false reach&quot;; [.F949]=&quot;false reach&quot;; [.G949]=&quot;false reach&quot;; [.H9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2.c.i </text:p>
          </table:table-cell>
          <table:table-cell table:formula="of:=IF(OR([.C950]=&quot;true&quot;; [.D950]=&quot;true&quot;; [.E950]=&quot;true&quot;; [.F950]=&quot;true&quot;; [.G950]=&quot;true&quot;; [.H950]=&quot;true&quot;); &quot;true&quot;; IF(OR([.C950]=&quot;false reach&quot;; [.D950]=&quot;false reach&quot;; [.E950]=&quot;false reach&quot;; [.F950]=&quot;false reach&quot;; [.G950]=&quot;false reach&quot;; [.H9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3.c.i </text:p>
          </table:table-cell>
          <table:table-cell table:formula="of:=IF(OR([.C951]=&quot;true&quot;; [.D951]=&quot;true&quot;; [.E951]=&quot;true&quot;; [.F951]=&quot;true&quot;; [.G951]=&quot;true&quot;; [.H951]=&quot;true&quot;); &quot;true&quot;; IF(OR([.C951]=&quot;false reach&quot;; [.D951]=&quot;false reach&quot;; [.E951]=&quot;false reach&quot;; [.F951]=&quot;false reach&quot;; [.G951]=&quot;false reach&quot;; [.H9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4.c.i </text:p>
          </table:table-cell>
          <table:table-cell table:formula="of:=IF(OR([.C952]=&quot;true&quot;; [.D952]=&quot;true&quot;; [.E952]=&quot;true&quot;; [.F952]=&quot;true&quot;; [.G952]=&quot;true&quot;; [.H952]=&quot;true&quot;); &quot;true&quot;; IF(OR([.C952]=&quot;false reach&quot;; [.D952]=&quot;false reach&quot;; [.E952]=&quot;false reach&quot;; [.F952]=&quot;false reach&quot;; [.G952]=&quot;false reach&quot;; [.H9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5.c.i </text:p>
          </table:table-cell>
          <table:table-cell table:formula="of:=IF(OR([.C953]=&quot;true&quot;; [.D953]=&quot;true&quot;; [.E953]=&quot;true&quot;; [.F953]=&quot;true&quot;; [.G953]=&quot;true&quot;; [.H953]=&quot;true&quot;); &quot;true&quot;; IF(OR([.C953]=&quot;false reach&quot;; [.D953]=&quot;false reach&quot;; [.E953]=&quot;false reach&quot;; [.F953]=&quot;false reach&quot;; [.G953]=&quot;false reach&quot;; [.H9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6.c.i </text:p>
          </table:table-cell>
          <table:table-cell table:formula="of:=IF(OR([.C954]=&quot;true&quot;; [.D954]=&quot;true&quot;; [.E954]=&quot;true&quot;; [.F954]=&quot;true&quot;; [.G954]=&quot;true&quot;; [.H954]=&quot;true&quot;); &quot;true&quot;; IF(OR([.C954]=&quot;false reach&quot;; [.D954]=&quot;false reach&quot;; [.E954]=&quot;false reach&quot;; [.F954]=&quot;false reach&quot;; [.G954]=&quot;false reach&quot;; [.H9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7.c.i </text:p>
          </table:table-cell>
          <table:table-cell table:formula="of:=IF(OR([.C955]=&quot;true&quot;; [.D955]=&quot;true&quot;; [.E955]=&quot;true&quot;; [.F955]=&quot;true&quot;; [.G955]=&quot;true&quot;; [.H955]=&quot;true&quot;); &quot;true&quot;; IF(OR([.C955]=&quot;false reach&quot;; [.D955]=&quot;false reach&quot;; [.E955]=&quot;false reach&quot;; [.F955]=&quot;false reach&quot;; [.G955]=&quot;false reach&quot;; [.H9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8.c.i </text:p>
          </table:table-cell>
          <table:table-cell table:formula="of:=IF(OR([.C956]=&quot;true&quot;; [.D956]=&quot;true&quot;; [.E956]=&quot;true&quot;; [.F956]=&quot;true&quot;; [.G956]=&quot;true&quot;; [.H956]=&quot;true&quot;); &quot;true&quot;; IF(OR([.C956]=&quot;false reach&quot;; [.D956]=&quot;false reach&quot;; [.E956]=&quot;false reach&quot;; [.F956]=&quot;false reach&quot;; [.G956]=&quot;false reach&quot;; [.H9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9.c.i </text:p>
          </table:table-cell>
          <table:table-cell table:formula="of:=IF(OR([.C957]=&quot;true&quot;; [.D957]=&quot;true&quot;; [.E957]=&quot;true&quot;; [.F957]=&quot;true&quot;; [.G957]=&quot;true&quot;; [.H957]=&quot;true&quot;); &quot;true&quot;; IF(OR([.C957]=&quot;false reach&quot;; [.D957]=&quot;false reach&quot;; [.E957]=&quot;false reach&quot;; [.F957]=&quot;false reach&quot;; [.G957]=&quot;false reach&quot;; [.H9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0.c.i </text:p>
          </table:table-cell>
          <table:table-cell table:formula="of:=IF(OR([.C958]=&quot;true&quot;; [.D958]=&quot;true&quot;; [.E958]=&quot;true&quot;; [.F958]=&quot;true&quot;; [.G958]=&quot;true&quot;; [.H958]=&quot;true&quot;); &quot;true&quot;; IF(OR([.C958]=&quot;false reach&quot;; [.D958]=&quot;false reach&quot;; [.E958]=&quot;false reach&quot;; [.F958]=&quot;false reach&quot;; [.G958]=&quot;false reach&quot;; [.H9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1.c.i </text:p>
          </table:table-cell>
          <table:table-cell table:formula="of:=IF(OR([.C959]=&quot;true&quot;; [.D959]=&quot;true&quot;; [.E959]=&quot;true&quot;; [.F959]=&quot;true&quot;; [.G959]=&quot;true&quot;; [.H959]=&quot;true&quot;); &quot;true&quot;; IF(OR([.C959]=&quot;false reach&quot;; [.D959]=&quot;false reach&quot;; [.E959]=&quot;false reach&quot;; [.F959]=&quot;false reach&quot;; [.G959]=&quot;false reach&quot;; [.H9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2.c.i </text:p>
          </table:table-cell>
          <table:table-cell table:formula="of:=IF(OR([.C960]=&quot;true&quot;; [.D960]=&quot;true&quot;; [.E960]=&quot;true&quot;; [.F960]=&quot;true&quot;; [.G960]=&quot;true&quot;; [.H960]=&quot;true&quot;); &quot;true&quot;; IF(OR([.C960]=&quot;false reach&quot;; [.D960]=&quot;false reach&quot;; [.E960]=&quot;false reach&quot;; [.F960]=&quot;false reach&quot;; [.G960]=&quot;false reach&quot;; [.H9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3.c.i </text:p>
          </table:table-cell>
          <table:table-cell table:formula="of:=IF(OR([.C961]=&quot;true&quot;; [.D961]=&quot;true&quot;; [.E961]=&quot;true&quot;; [.F961]=&quot;true&quot;; [.G961]=&quot;true&quot;; [.H961]=&quot;true&quot;); &quot;true&quot;; IF(OR([.C961]=&quot;false reach&quot;; [.D961]=&quot;false reach&quot;; [.E961]=&quot;false reach&quot;; [.F961]=&quot;false reach&quot;; [.G961]=&quot;false reach&quot;; [.H9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4.c.i </text:p>
          </table:table-cell>
          <table:table-cell table:formula="of:=IF(OR([.C962]=&quot;true&quot;; [.D962]=&quot;true&quot;; [.E962]=&quot;true&quot;; [.F962]=&quot;true&quot;; [.G962]=&quot;true&quot;; [.H962]=&quot;true&quot;); &quot;true&quot;; IF(OR([.C962]=&quot;false reach&quot;; [.D962]=&quot;false reach&quot;; [.E962]=&quot;false reach&quot;; [.F962]=&quot;false reach&quot;; [.G962]=&quot;false reach&quot;; [.H9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5.c.i </text:p>
          </table:table-cell>
          <table:table-cell table:formula="of:=IF(OR([.C963]=&quot;true&quot;; [.D963]=&quot;true&quot;; [.E963]=&quot;true&quot;; [.F963]=&quot;true&quot;; [.G963]=&quot;true&quot;; [.H963]=&quot;true&quot;); &quot;true&quot;; IF(OR([.C963]=&quot;false reach&quot;; [.D963]=&quot;false reach&quot;; [.E963]=&quot;false reach&quot;; [.F963]=&quot;false reach&quot;; [.G963]=&quot;false reach&quot;; [.H96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6.c.i </text:p>
          </table:table-cell>
          <table:table-cell table:formula="of:=IF(OR([.C964]=&quot;true&quot;; [.D964]=&quot;true&quot;; [.E964]=&quot;true&quot;; [.F964]=&quot;true&quot;; [.G964]=&quot;true&quot;; [.H964]=&quot;true&quot;); &quot;true&quot;; IF(OR([.C964]=&quot;false reach&quot;; [.D964]=&quot;false reach&quot;; [.E964]=&quot;false reach&quot;; [.F964]=&quot;false reach&quot;; [.G964]=&quot;false reach&quot;; [.H96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7.c.i </text:p>
          </table:table-cell>
          <table:table-cell table:formula="of:=IF(OR([.C965]=&quot;true&quot;; [.D965]=&quot;true&quot;; [.E965]=&quot;true&quot;; [.F965]=&quot;true&quot;; [.G965]=&quot;true&quot;; [.H965]=&quot;true&quot;); &quot;true&quot;; IF(OR([.C965]=&quot;false reach&quot;; [.D965]=&quot;false reach&quot;; [.E965]=&quot;false reach&quot;; [.F965]=&quot;false reach&quot;; [.G965]=&quot;false reach&quot;; [.H9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8.c.i </text:p>
          </table:table-cell>
          <table:table-cell table:formula="of:=IF(OR([.C966]=&quot;true&quot;; [.D966]=&quot;true&quot;; [.E966]=&quot;true&quot;; [.F966]=&quot;true&quot;; [.G966]=&quot;true&quot;; [.H966]=&quot;true&quot;); &quot;true&quot;; IF(OR([.C966]=&quot;false reach&quot;; [.D966]=&quot;false reach&quot;; [.E966]=&quot;false reach&quot;; [.F966]=&quot;false reach&quot;; [.G966]=&quot;false reach&quot;; [.H9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9.c.i </text:p>
          </table:table-cell>
          <table:table-cell table:formula="of:=IF(OR([.C967]=&quot;true&quot;; [.D967]=&quot;true&quot;; [.E967]=&quot;true&quot;; [.F967]=&quot;true&quot;; [.G967]=&quot;true&quot;; [.H967]=&quot;true&quot;); &quot;true&quot;; IF(OR([.C967]=&quot;false reach&quot;; [.D967]=&quot;false reach&quot;; [.E967]=&quot;false reach&quot;; [.F967]=&quot;false reach&quot;; [.G967]=&quot;false reach&quot;; [.H9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0.c.i </text:p>
          </table:table-cell>
          <table:table-cell table:formula="of:=IF(OR([.C968]=&quot;true&quot;; [.D968]=&quot;true&quot;; [.E968]=&quot;true&quot;; [.F968]=&quot;true&quot;; [.G968]=&quot;true&quot;; [.H968]=&quot;true&quot;); &quot;true&quot;; IF(OR([.C968]=&quot;false reach&quot;; [.D968]=&quot;false reach&quot;; [.E968]=&quot;false reach&quot;; [.F968]=&quot;false reach&quot;; [.G968]=&quot;false reach&quot;; [.H9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1.c.i </text:p>
          </table:table-cell>
          <table:table-cell table:formula="of:=IF(OR([.C969]=&quot;true&quot;; [.D969]=&quot;true&quot;; [.E969]=&quot;true&quot;; [.F969]=&quot;true&quot;; [.G969]=&quot;true&quot;; [.H969]=&quot;true&quot;); &quot;true&quot;; IF(OR([.C969]=&quot;false reach&quot;; [.D969]=&quot;false reach&quot;; [.E969]=&quot;false reach&quot;; [.F969]=&quot;false reach&quot;; [.G969]=&quot;false reach&quot;; [.H9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2.c.i </text:p>
          </table:table-cell>
          <table:table-cell table:formula="of:=IF(OR([.C970]=&quot;true&quot;; [.D970]=&quot;true&quot;; [.E970]=&quot;true&quot;; [.F970]=&quot;true&quot;; [.G970]=&quot;true&quot;; [.H970]=&quot;true&quot;); &quot;true&quot;; IF(OR([.C970]=&quot;false reach&quot;; [.D970]=&quot;false reach&quot;; [.E970]=&quot;false reach&quot;; [.F970]=&quot;false reach&quot;; [.G970]=&quot;false reach&quot;; [.H9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3.c.i </text:p>
          </table:table-cell>
          <table:table-cell table:formula="of:=IF(OR([.C971]=&quot;true&quot;; [.D971]=&quot;true&quot;; [.E971]=&quot;true&quot;; [.F971]=&quot;true&quot;; [.G971]=&quot;true&quot;; [.H971]=&quot;true&quot;); &quot;true&quot;; IF(OR([.C971]=&quot;false reach&quot;; [.D971]=&quot;false reach&quot;; [.E971]=&quot;false reach&quot;; [.F971]=&quot;false reach&quot;; [.G971]=&quot;false reach&quot;; [.H97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4.c.i </text:p>
          </table:table-cell>
          <table:table-cell table:formula="of:=IF(OR([.C972]=&quot;true&quot;; [.D972]=&quot;true&quot;; [.E972]=&quot;true&quot;; [.F972]=&quot;true&quot;; [.G972]=&quot;true&quot;; [.H972]=&quot;true&quot;); &quot;true&quot;; IF(OR([.C972]=&quot;false reach&quot;; [.D972]=&quot;false reach&quot;; [.E972]=&quot;false reach&quot;; [.F972]=&quot;false reach&quot;; [.G972]=&quot;false reach&quot;; [.H9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5.c.i </text:p>
          </table:table-cell>
          <table:table-cell table:formula="of:=IF(OR([.C973]=&quot;true&quot;; [.D973]=&quot;true&quot;; [.E973]=&quot;true&quot;; [.F973]=&quot;true&quot;; [.G973]=&quot;true&quot;; [.H973]=&quot;true&quot;); &quot;true&quot;; IF(OR([.C973]=&quot;false reach&quot;; [.D973]=&quot;false reach&quot;; [.E973]=&quot;false reach&quot;; [.F973]=&quot;false reach&quot;; [.G973]=&quot;false reach&quot;; [.H9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6.c.i </text:p>
          </table:table-cell>
          <table:table-cell table:formula="of:=IF(OR([.C974]=&quot;true&quot;; [.D974]=&quot;true&quot;; [.E974]=&quot;true&quot;; [.F974]=&quot;true&quot;; [.G974]=&quot;true&quot;; [.H974]=&quot;true&quot;); &quot;true&quot;; IF(OR([.C974]=&quot;false reach&quot;; [.D974]=&quot;false reach&quot;; [.E974]=&quot;false reach&quot;; [.F974]=&quot;false reach&quot;; [.G974]=&quot;false reach&quot;; [.H9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7.c.i </text:p>
          </table:table-cell>
          <table:table-cell table:formula="of:=IF(OR([.C975]=&quot;true&quot;; [.D975]=&quot;true&quot;; [.E975]=&quot;true&quot;; [.F975]=&quot;true&quot;; [.G975]=&quot;true&quot;; [.H975]=&quot;true&quot;); &quot;true&quot;; IF(OR([.C975]=&quot;false reach&quot;; [.D975]=&quot;false reach&quot;; [.E975]=&quot;false reach&quot;; [.F975]=&quot;false reach&quot;; [.G975]=&quot;false reach&quot;; [.H9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8.c.i </text:p>
          </table:table-cell>
          <table:table-cell table:formula="of:=IF(OR([.C976]=&quot;true&quot;; [.D976]=&quot;true&quot;; [.E976]=&quot;true&quot;; [.F976]=&quot;true&quot;; [.G976]=&quot;true&quot;; [.H976]=&quot;true&quot;); &quot;true&quot;; IF(OR([.C976]=&quot;false reach&quot;; [.D976]=&quot;false reach&quot;; [.E976]=&quot;false reach&quot;; [.F976]=&quot;false reach&quot;; [.G976]=&quot;false reach&quot;; [.H9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9.c.i </text:p>
          </table:table-cell>
          <table:table-cell table:formula="of:=IF(OR([.C977]=&quot;true&quot;; [.D977]=&quot;true&quot;; [.E977]=&quot;true&quot;; [.F977]=&quot;true&quot;; [.G977]=&quot;true&quot;; [.H977]=&quot;true&quot;); &quot;true&quot;; IF(OR([.C977]=&quot;false reach&quot;; [.D977]=&quot;false reach&quot;; [.E977]=&quot;false reach&quot;; [.F977]=&quot;false reach&quot;; [.G977]=&quot;false reach&quot;; [.H9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0.c.i </text:p>
          </table:table-cell>
          <table:table-cell table:formula="of:=IF(OR([.C978]=&quot;true&quot;; [.D978]=&quot;true&quot;; [.E978]=&quot;true&quot;; [.F978]=&quot;true&quot;; [.G978]=&quot;true&quot;; [.H978]=&quot;true&quot;); &quot;true&quot;; IF(OR([.C978]=&quot;false reach&quot;; [.D978]=&quot;false reach&quot;; [.E978]=&quot;false reach&quot;; [.F978]=&quot;false reach&quot;; [.G978]=&quot;false reach&quot;; [.H9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1.c.i </text:p>
          </table:table-cell>
          <table:table-cell table:formula="of:=IF(OR([.C979]=&quot;true&quot;; [.D979]=&quot;true&quot;; [.E979]=&quot;true&quot;; [.F979]=&quot;true&quot;; [.G979]=&quot;true&quot;; [.H979]=&quot;true&quot;); &quot;true&quot;; IF(OR([.C979]=&quot;false reach&quot;; [.D979]=&quot;false reach&quot;; [.E979]=&quot;false reach&quot;; [.F979]=&quot;false reach&quot;; [.G979]=&quot;false reach&quot;; [.H9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2.c.i </text:p>
          </table:table-cell>
          <table:table-cell table:formula="of:=IF(OR([.C980]=&quot;true&quot;; [.D980]=&quot;true&quot;; [.E980]=&quot;true&quot;; [.F980]=&quot;true&quot;; [.G980]=&quot;true&quot;; [.H980]=&quot;true&quot;); &quot;true&quot;; IF(OR([.C980]=&quot;false reach&quot;; [.D980]=&quot;false reach&quot;; [.E980]=&quot;false reach&quot;; [.F980]=&quot;false reach&quot;; [.G980]=&quot;false reach&quot;; [.H9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3.c.i </text:p>
          </table:table-cell>
          <table:table-cell table:formula="of:=IF(OR([.C981]=&quot;true&quot;; [.D981]=&quot;true&quot;; [.E981]=&quot;true&quot;; [.F981]=&quot;true&quot;; [.G981]=&quot;true&quot;; [.H981]=&quot;true&quot;); &quot;true&quot;; IF(OR([.C981]=&quot;false reach&quot;; [.D981]=&quot;false reach&quot;; [.E981]=&quot;false reach&quot;; [.F981]=&quot;false reach&quot;; [.G981]=&quot;false reach&quot;; [.H98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4.c.i </text:p>
          </table:table-cell>
          <table:table-cell table:formula="of:=IF(OR([.C982]=&quot;true&quot;; [.D982]=&quot;true&quot;; [.E982]=&quot;true&quot;; [.F982]=&quot;true&quot;; [.G982]=&quot;true&quot;; [.H982]=&quot;true&quot;); &quot;true&quot;; IF(OR([.C982]=&quot;false reach&quot;; [.D982]=&quot;false reach&quot;; [.E982]=&quot;false reach&quot;; [.F982]=&quot;false reach&quot;; [.G982]=&quot;false reach&quot;; [.H9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5.c.i </text:p>
          </table:table-cell>
          <table:table-cell table:formula="of:=IF(OR([.C983]=&quot;true&quot;; [.D983]=&quot;true&quot;; [.E983]=&quot;true&quot;; [.F983]=&quot;true&quot;; [.G983]=&quot;true&quot;; [.H983]=&quot;true&quot;); &quot;true&quot;; IF(OR([.C983]=&quot;false reach&quot;; [.D983]=&quot;false reach&quot;; [.E983]=&quot;false reach&quot;; [.F983]=&quot;false reach&quot;; [.G983]=&quot;false reach&quot;; [.H9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6.c.i </text:p>
          </table:table-cell>
          <table:table-cell table:formula="of:=IF(OR([.C984]=&quot;true&quot;; [.D984]=&quot;true&quot;; [.E984]=&quot;true&quot;; [.F984]=&quot;true&quot;; [.G984]=&quot;true&quot;; [.H984]=&quot;true&quot;); &quot;true&quot;; IF(OR([.C984]=&quot;false reach&quot;; [.D984]=&quot;false reach&quot;; [.E984]=&quot;false reach&quot;; [.F984]=&quot;false reach&quot;; [.G984]=&quot;false reach&quot;; [.H9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7.c.i </text:p>
          </table:table-cell>
          <table:table-cell table:formula="of:=IF(OR([.C985]=&quot;true&quot;; [.D985]=&quot;true&quot;; [.E985]=&quot;true&quot;; [.F985]=&quot;true&quot;; [.G985]=&quot;true&quot;; [.H985]=&quot;true&quot;); &quot;true&quot;; IF(OR([.C985]=&quot;false reach&quot;; [.D985]=&quot;false reach&quot;; [.E985]=&quot;false reach&quot;; [.F985]=&quot;false reach&quot;; [.G985]=&quot;false reach&quot;; [.H98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8.c.i </text:p>
          </table:table-cell>
          <table:table-cell table:formula="of:=IF(OR([.C986]=&quot;true&quot;; [.D986]=&quot;true&quot;; [.E986]=&quot;true&quot;; [.F986]=&quot;true&quot;; [.G986]=&quot;true&quot;; [.H986]=&quot;true&quot;); &quot;true&quot;; IF(OR([.C986]=&quot;false reach&quot;; [.D986]=&quot;false reach&quot;; [.E986]=&quot;false reach&quot;; [.F986]=&quot;false reach&quot;; [.G986]=&quot;false reach&quot;; [.H9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9.c.i </text:p>
          </table:table-cell>
          <table:table-cell table:formula="of:=IF(OR([.C987]=&quot;true&quot;; [.D987]=&quot;true&quot;; [.E987]=&quot;true&quot;; [.F987]=&quot;true&quot;; [.G987]=&quot;true&quot;; [.H987]=&quot;true&quot;); &quot;true&quot;; IF(OR([.C987]=&quot;false reach&quot;; [.D987]=&quot;false reach&quot;; [.E987]=&quot;false reach&quot;; [.F987]=&quot;false reach&quot;; [.G987]=&quot;false reach&quot;; [.H9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0.c.i </text:p>
          </table:table-cell>
          <table:table-cell table:formula="of:=IF(OR([.C988]=&quot;true&quot;; [.D988]=&quot;true&quot;; [.E988]=&quot;true&quot;; [.F988]=&quot;true&quot;; [.G988]=&quot;true&quot;; [.H988]=&quot;true&quot;); &quot;true&quot;; IF(OR([.C988]=&quot;false reach&quot;; [.D988]=&quot;false reach&quot;; [.E988]=&quot;false reach&quot;; [.F988]=&quot;false reach&quot;; [.G988]=&quot;false reach&quot;; [.H98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1.c.i </text:p>
          </table:table-cell>
          <table:table-cell table:formula="of:=IF(OR([.C989]=&quot;true&quot;; [.D989]=&quot;true&quot;; [.E989]=&quot;true&quot;; [.F989]=&quot;true&quot;; [.G989]=&quot;true&quot;; [.H989]=&quot;true&quot;); &quot;true&quot;; IF(OR([.C989]=&quot;false reach&quot;; [.D989]=&quot;false reach&quot;; [.E989]=&quot;false reach&quot;; [.F989]=&quot;false reach&quot;; [.G989]=&quot;false reach&quot;; [.H9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2.c.i </text:p>
          </table:table-cell>
          <table:table-cell table:formula="of:=IF(OR([.C990]=&quot;true&quot;; [.D990]=&quot;true&quot;; [.E990]=&quot;true&quot;; [.F990]=&quot;true&quot;; [.G990]=&quot;true&quot;; [.H990]=&quot;true&quot;); &quot;true&quot;; IF(OR([.C990]=&quot;false reach&quot;; [.D990]=&quot;false reach&quot;; [.E990]=&quot;false reach&quot;; [.F990]=&quot;false reach&quot;; [.G990]=&quot;false reach&quot;; [.H9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3.c.i </text:p>
          </table:table-cell>
          <table:table-cell table:formula="of:=IF(OR([.C991]=&quot;true&quot;; [.D991]=&quot;true&quot;; [.E991]=&quot;true&quot;; [.F991]=&quot;true&quot;; [.G991]=&quot;true&quot;; [.H991]=&quot;true&quot;); &quot;true&quot;; IF(OR([.C991]=&quot;false reach&quot;; [.D991]=&quot;false reach&quot;; [.E991]=&quot;false reach&quot;; [.F991]=&quot;false reach&quot;; [.G991]=&quot;false reach&quot;; [.H9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4.c.i </text:p>
          </table:table-cell>
          <table:table-cell table:formula="of:=IF(OR([.C992]=&quot;true&quot;; [.D992]=&quot;true&quot;; [.E992]=&quot;true&quot;; [.F992]=&quot;true&quot;; [.G992]=&quot;true&quot;; [.H992]=&quot;true&quot;); &quot;true&quot;; IF(OR([.C992]=&quot;false reach&quot;; [.D992]=&quot;false reach&quot;; [.E992]=&quot;false reach&quot;; [.F992]=&quot;false reach&quot;; [.G992]=&quot;false reach&quot;; [.H99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5.c.i </text:p>
          </table:table-cell>
          <table:table-cell table:formula="of:=IF(OR([.C993]=&quot;true&quot;; [.D993]=&quot;true&quot;; [.E993]=&quot;true&quot;; [.F993]=&quot;true&quot;; [.G993]=&quot;true&quot;; [.H993]=&quot;true&quot;); &quot;true&quot;; IF(OR([.C993]=&quot;false reach&quot;; [.D993]=&quot;false reach&quot;; [.E993]=&quot;false reach&quot;; [.F993]=&quot;false reach&quot;; [.G993]=&quot;false reach&quot;; [.H9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6.c.i </text:p>
          </table:table-cell>
          <table:table-cell table:formula="of:=IF(OR([.C994]=&quot;true&quot;; [.D994]=&quot;true&quot;; [.E994]=&quot;true&quot;; [.F994]=&quot;true&quot;; [.G994]=&quot;true&quot;; [.H994]=&quot;true&quot;); &quot;true&quot;; IF(OR([.C994]=&quot;false reach&quot;; [.D994]=&quot;false reach&quot;; [.E994]=&quot;false reach&quot;; [.F994]=&quot;false reach&quot;; [.G994]=&quot;false reach&quot;; [.H9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7.c.i </text:p>
          </table:table-cell>
          <table:table-cell table:formula="of:=IF(OR([.C995]=&quot;true&quot;; [.D995]=&quot;true&quot;; [.E995]=&quot;true&quot;; [.F995]=&quot;true&quot;; [.G995]=&quot;true&quot;; [.H995]=&quot;true&quot;); &quot;true&quot;; IF(OR([.C995]=&quot;false reach&quot;; [.D995]=&quot;false reach&quot;; [.E995]=&quot;false reach&quot;; [.F995]=&quot;false reach&quot;; [.G995]=&quot;false reach&quot;; [.H9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8.c.i </text:p>
          </table:table-cell>
          <table:table-cell table:formula="of:=IF(OR([.C996]=&quot;true&quot;; [.D996]=&quot;true&quot;; [.E996]=&quot;true&quot;; [.F996]=&quot;true&quot;; [.G996]=&quot;true&quot;; [.H996]=&quot;true&quot;); &quot;true&quot;; IF(OR([.C996]=&quot;false reach&quot;; [.D996]=&quot;false reach&quot;; [.E996]=&quot;false reach&quot;; [.F996]=&quot;false reach&quot;; [.G996]=&quot;false reach&quot;; [.H9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9.c.i </text:p>
          </table:table-cell>
          <table:table-cell table:formula="of:=IF(OR([.C997]=&quot;true&quot;; [.D997]=&quot;true&quot;; [.E997]=&quot;true&quot;; [.F997]=&quot;true&quot;; [.G997]=&quot;true&quot;; [.H997]=&quot;true&quot;); &quot;true&quot;; IF(OR([.C997]=&quot;false reach&quot;; [.D997]=&quot;false reach&quot;; [.E997]=&quot;false reach&quot;; [.F997]=&quot;false reach&quot;; [.G997]=&quot;false reach&quot;; [.H9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0.c.i </text:p>
          </table:table-cell>
          <table:table-cell table:formula="of:=IF(OR([.C998]=&quot;true&quot;; [.D998]=&quot;true&quot;; [.E998]=&quot;true&quot;; [.F998]=&quot;true&quot;; [.G998]=&quot;true&quot;; [.H998]=&quot;true&quot;); &quot;true&quot;; IF(OR([.C998]=&quot;false reach&quot;; [.D998]=&quot;false reach&quot;; [.E998]=&quot;false reach&quot;; [.F998]=&quot;false reach&quot;; [.G998]=&quot;false reach&quot;; [.H99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1.c.i </text:p>
          </table:table-cell>
          <table:table-cell table:formula="of:=IF(OR([.C999]=&quot;true&quot;; [.D999]=&quot;true&quot;; [.E999]=&quot;true&quot;; [.F999]=&quot;true&quot;; [.G999]=&quot;true&quot;; [.H999]=&quot;true&quot;); &quot;true&quot;; IF(OR([.C999]=&quot;false reach&quot;; [.D999]=&quot;false reach&quot;; [.E999]=&quot;false reach&quot;; [.F999]=&quot;false reach&quot;; [.G999]=&quot;false reach&quot;; [.H99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2.c.i </text:p>
          </table:table-cell>
          <table:table-cell table:formula="of:=IF(OR([.C1000]=&quot;true&quot;; [.D1000]=&quot;true&quot;; [.E1000]=&quot;true&quot;; [.F1000]=&quot;true&quot;; [.G1000]=&quot;true&quot;; [.H1000]=&quot;true&quot;); &quot;true&quot;; IF(OR([.C1000]=&quot;false reach&quot;; [.D1000]=&quot;false reach&quot;; [.E1000]=&quot;false reach&quot;; [.F1000]=&quot;false reach&quot;; [.G1000]=&quot;false reach&quot;; [.H10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3.c.i </text:p>
          </table:table-cell>
          <table:table-cell table:formula="of:=IF(OR([.C1001]=&quot;true&quot;; [.D1001]=&quot;true&quot;; [.E1001]=&quot;true&quot;; [.F1001]=&quot;true&quot;; [.G1001]=&quot;true&quot;; [.H1001]=&quot;true&quot;); &quot;true&quot;; IF(OR([.C1001]=&quot;false reach&quot;; [.D1001]=&quot;false reach&quot;; [.E1001]=&quot;false reach&quot;; [.F1001]=&quot;false reach&quot;; [.G1001]=&quot;false reach&quot;; [.H10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4.c.i </text:p>
          </table:table-cell>
          <table:table-cell table:formula="of:=IF(OR([.C1002]=&quot;true&quot;; [.D1002]=&quot;true&quot;; [.E1002]=&quot;true&quot;; [.F1002]=&quot;true&quot;; [.G1002]=&quot;true&quot;; [.H1002]=&quot;true&quot;); &quot;true&quot;; IF(OR([.C1002]=&quot;false reach&quot;; [.D1002]=&quot;false reach&quot;; [.E1002]=&quot;false reach&quot;; [.F1002]=&quot;false reach&quot;; [.G1002]=&quot;false reach&quot;; [.H10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5.c.i </text:p>
          </table:table-cell>
          <table:table-cell table:formula="of:=IF(OR([.C1003]=&quot;true&quot;; [.D1003]=&quot;true&quot;; [.E1003]=&quot;true&quot;; [.F1003]=&quot;true&quot;; [.G1003]=&quot;true&quot;; [.H1003]=&quot;true&quot;); &quot;true&quot;; IF(OR([.C1003]=&quot;false reach&quot;; [.D1003]=&quot;false reach&quot;; [.E1003]=&quot;false reach&quot;; [.F1003]=&quot;false reach&quot;; [.G1003]=&quot;false reach&quot;; [.H10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6.c.i </text:p>
          </table:table-cell>
          <table:table-cell table:formula="of:=IF(OR([.C1004]=&quot;true&quot;; [.D1004]=&quot;true&quot;; [.E1004]=&quot;true&quot;; [.F1004]=&quot;true&quot;; [.G1004]=&quot;true&quot;; [.H1004]=&quot;true&quot;); &quot;true&quot;; IF(OR([.C1004]=&quot;false reach&quot;; [.D1004]=&quot;false reach&quot;; [.E1004]=&quot;false reach&quot;; [.F1004]=&quot;false reach&quot;; [.G1004]=&quot;false reach&quot;; [.H10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7.c.i </text:p>
          </table:table-cell>
          <table:table-cell table:formula="of:=IF(OR([.C1005]=&quot;true&quot;; [.D1005]=&quot;true&quot;; [.E1005]=&quot;true&quot;; [.F1005]=&quot;true&quot;; [.G1005]=&quot;true&quot;; [.H1005]=&quot;true&quot;); &quot;true&quot;; IF(OR([.C1005]=&quot;false reach&quot;; [.D1005]=&quot;false reach&quot;; [.E1005]=&quot;false reach&quot;; [.F1005]=&quot;false reach&quot;; [.G1005]=&quot;false reach&quot;; [.H10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8.c.i </text:p>
          </table:table-cell>
          <table:table-cell table:formula="of:=IF(OR([.C1006]=&quot;true&quot;; [.D1006]=&quot;true&quot;; [.E1006]=&quot;true&quot;; [.F1006]=&quot;true&quot;; [.G1006]=&quot;true&quot;; [.H1006]=&quot;true&quot;); &quot;true&quot;; IF(OR([.C1006]=&quot;false reach&quot;; [.D1006]=&quot;false reach&quot;; [.E1006]=&quot;false reach&quot;; [.F1006]=&quot;false reach&quot;; [.G1006]=&quot;false reach&quot;; [.H10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9.c.i </text:p>
          </table:table-cell>
          <table:table-cell table:formula="of:=IF(OR([.C1007]=&quot;true&quot;; [.D1007]=&quot;true&quot;; [.E1007]=&quot;true&quot;; [.F1007]=&quot;true&quot;; [.G1007]=&quot;true&quot;; [.H1007]=&quot;true&quot;); &quot;true&quot;; IF(OR([.C1007]=&quot;false reach&quot;; [.D1007]=&quot;false reach&quot;; [.E1007]=&quot;false reach&quot;; [.F1007]=&quot;false reach&quot;; [.G1007]=&quot;false reach&quot;; [.H10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0.c.i </text:p>
          </table:table-cell>
          <table:table-cell table:formula="of:=IF(OR([.C1008]=&quot;true&quot;; [.D1008]=&quot;true&quot;; [.E1008]=&quot;true&quot;; [.F1008]=&quot;true&quot;; [.G1008]=&quot;true&quot;; [.H1008]=&quot;true&quot;); &quot;true&quot;; IF(OR([.C1008]=&quot;false reach&quot;; [.D1008]=&quot;false reach&quot;; [.E1008]=&quot;false reach&quot;; [.F1008]=&quot;false reach&quot;; [.G1008]=&quot;false reach&quot;; [.H10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1.c.i </text:p>
          </table:table-cell>
          <table:table-cell table:formula="of:=IF(OR([.C1009]=&quot;true&quot;; [.D1009]=&quot;true&quot;; [.E1009]=&quot;true&quot;; [.F1009]=&quot;true&quot;; [.G1009]=&quot;true&quot;; [.H1009]=&quot;true&quot;); &quot;true&quot;; IF(OR([.C1009]=&quot;false reach&quot;; [.D1009]=&quot;false reach&quot;; [.E1009]=&quot;false reach&quot;; [.F1009]=&quot;false reach&quot;; [.G1009]=&quot;false reach&quot;; [.H100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2.c.i </text:p>
          </table:table-cell>
          <table:table-cell table:formula="of:=IF(OR([.C1010]=&quot;true&quot;; [.D1010]=&quot;true&quot;; [.E1010]=&quot;true&quot;; [.F1010]=&quot;true&quot;; [.G1010]=&quot;true&quot;; [.H1010]=&quot;true&quot;); &quot;true&quot;; IF(OR([.C1010]=&quot;false reach&quot;; [.D1010]=&quot;false reach&quot;; [.E1010]=&quot;false reach&quot;; [.F1010]=&quot;false reach&quot;; [.G1010]=&quot;false reach&quot;; [.H10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3.c.i </text:p>
          </table:table-cell>
          <table:table-cell table:formula="of:=IF(OR([.C1011]=&quot;true&quot;; [.D1011]=&quot;true&quot;; [.E1011]=&quot;true&quot;; [.F1011]=&quot;true&quot;; [.G1011]=&quot;true&quot;; [.H1011]=&quot;true&quot;); &quot;true&quot;; IF(OR([.C1011]=&quot;false reach&quot;; [.D1011]=&quot;false reach&quot;; [.E1011]=&quot;false reach&quot;; [.F1011]=&quot;false reach&quot;; [.G1011]=&quot;false reach&quot;; [.H10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4.c.i </text:p>
          </table:table-cell>
          <table:table-cell table:formula="of:=IF(OR([.C1012]=&quot;true&quot;; [.D1012]=&quot;true&quot;; [.E1012]=&quot;true&quot;; [.F1012]=&quot;true&quot;; [.G1012]=&quot;true&quot;; [.H1012]=&quot;true&quot;); &quot;true&quot;; IF(OR([.C1012]=&quot;false reach&quot;; [.D1012]=&quot;false reach&quot;; [.E1012]=&quot;false reach&quot;; [.F1012]=&quot;false reach&quot;; [.G1012]=&quot;false reach&quot;; [.H10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5.c.i </text:p>
          </table:table-cell>
          <table:table-cell table:formula="of:=IF(OR([.C1013]=&quot;true&quot;; [.D1013]=&quot;true&quot;; [.E1013]=&quot;true&quot;; [.F1013]=&quot;true&quot;; [.G1013]=&quot;true&quot;; [.H1013]=&quot;true&quot;); &quot;true&quot;; IF(OR([.C1013]=&quot;false reach&quot;; [.D1013]=&quot;false reach&quot;; [.E1013]=&quot;false reach&quot;; [.F1013]=&quot;false reach&quot;; [.G1013]=&quot;false reach&quot;; [.H10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6.c.i </text:p>
          </table:table-cell>
          <table:table-cell table:formula="of:=IF(OR([.C1014]=&quot;true&quot;; [.D1014]=&quot;true&quot;; [.E1014]=&quot;true&quot;; [.F1014]=&quot;true&quot;; [.G1014]=&quot;true&quot;; [.H1014]=&quot;true&quot;); &quot;true&quot;; IF(OR([.C1014]=&quot;false reach&quot;; [.D1014]=&quot;false reach&quot;; [.E1014]=&quot;false reach&quot;; [.F1014]=&quot;false reach&quot;; [.G1014]=&quot;false reach&quot;; [.H10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7.c.i </text:p>
          </table:table-cell>
          <table:table-cell table:formula="of:=IF(OR([.C1015]=&quot;true&quot;; [.D1015]=&quot;true&quot;; [.E1015]=&quot;true&quot;; [.F1015]=&quot;true&quot;; [.G1015]=&quot;true&quot;; [.H1015]=&quot;true&quot;); &quot;true&quot;; IF(OR([.C1015]=&quot;false reach&quot;; [.D1015]=&quot;false reach&quot;; [.E1015]=&quot;false reach&quot;; [.F1015]=&quot;false reach&quot;; [.G1015]=&quot;false reach&quot;; [.H10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8.c.i </text:p>
          </table:table-cell>
          <table:table-cell table:formula="of:=IF(OR([.C1016]=&quot;true&quot;; [.D1016]=&quot;true&quot;; [.E1016]=&quot;true&quot;; [.F1016]=&quot;true&quot;; [.G1016]=&quot;true&quot;; [.H1016]=&quot;true&quot;); &quot;true&quot;; IF(OR([.C1016]=&quot;false reach&quot;; [.D1016]=&quot;false reach&quot;; [.E1016]=&quot;false reach&quot;; [.F1016]=&quot;false reach&quot;; [.G1016]=&quot;false reach&quot;; [.H10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9.c.i </text:p>
          </table:table-cell>
          <table:table-cell table:formula="of:=IF(OR([.C1017]=&quot;true&quot;; [.D1017]=&quot;true&quot;; [.E1017]=&quot;true&quot;; [.F1017]=&quot;true&quot;; [.G1017]=&quot;true&quot;; [.H1017]=&quot;true&quot;); &quot;true&quot;; IF(OR([.C1017]=&quot;false reach&quot;; [.D1017]=&quot;false reach&quot;; [.E1017]=&quot;false reach&quot;; [.F1017]=&quot;false reach&quot;; [.G1017]=&quot;false reach&quot;; [.H10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0.c.i </text:p>
          </table:table-cell>
          <table:table-cell table:formula="of:=IF(OR([.C1018]=&quot;true&quot;; [.D1018]=&quot;true&quot;; [.E1018]=&quot;true&quot;; [.F1018]=&quot;true&quot;; [.G1018]=&quot;true&quot;; [.H1018]=&quot;true&quot;); &quot;true&quot;; IF(OR([.C1018]=&quot;false reach&quot;; [.D1018]=&quot;false reach&quot;; [.E1018]=&quot;false reach&quot;; [.F1018]=&quot;false reach&quot;; [.G1018]=&quot;false reach&quot;; [.H10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1.c.i </text:p>
          </table:table-cell>
          <table:table-cell table:formula="of:=IF(OR([.C1019]=&quot;true&quot;; [.D1019]=&quot;true&quot;; [.E1019]=&quot;true&quot;; [.F1019]=&quot;true&quot;; [.G1019]=&quot;true&quot;; [.H1019]=&quot;true&quot;); &quot;true&quot;; IF(OR([.C1019]=&quot;false reach&quot;; [.D1019]=&quot;false reach&quot;; [.E1019]=&quot;false reach&quot;; [.F1019]=&quot;false reach&quot;; [.G1019]=&quot;false reach&quot;; [.H10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2.c.i </text:p>
          </table:table-cell>
          <table:table-cell table:formula="of:=IF(OR([.C1020]=&quot;true&quot;; [.D1020]=&quot;true&quot;; [.E1020]=&quot;true&quot;; [.F1020]=&quot;true&quot;; [.G1020]=&quot;true&quot;; [.H1020]=&quot;true&quot;); &quot;true&quot;; IF(OR([.C1020]=&quot;false reach&quot;; [.D1020]=&quot;false reach&quot;; [.E1020]=&quot;false reach&quot;; [.F1020]=&quot;false reach&quot;; [.G1020]=&quot;false reach&quot;; [.H10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3.c.i </text:p>
          </table:table-cell>
          <table:table-cell table:formula="of:=IF(OR([.C1021]=&quot;true&quot;; [.D1021]=&quot;true&quot;; [.E1021]=&quot;true&quot;; [.F1021]=&quot;true&quot;; [.G1021]=&quot;true&quot;; [.H1021]=&quot;true&quot;); &quot;true&quot;; IF(OR([.C1021]=&quot;false reach&quot;; [.D1021]=&quot;false reach&quot;; [.E1021]=&quot;false reach&quot;; [.F1021]=&quot;false reach&quot;; [.G1021]=&quot;false reach&quot;; [.H102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4.c.i </text:p>
          </table:table-cell>
          <table:table-cell table:formula="of:=IF(OR([.C1022]=&quot;true&quot;; [.D1022]=&quot;true&quot;; [.E1022]=&quot;true&quot;; [.F1022]=&quot;true&quot;; [.G1022]=&quot;true&quot;; [.H1022]=&quot;true&quot;); &quot;true&quot;; IF(OR([.C1022]=&quot;false reach&quot;; [.D1022]=&quot;false reach&quot;; [.E1022]=&quot;false reach&quot;; [.F1022]=&quot;false reach&quot;; [.G1022]=&quot;false reach&quot;; [.H102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5.c.i </text:p>
          </table:table-cell>
          <table:table-cell table:formula="of:=IF(OR([.C1023]=&quot;true&quot;; [.D1023]=&quot;true&quot;; [.E1023]=&quot;true&quot;; [.F1023]=&quot;true&quot;; [.G1023]=&quot;true&quot;; [.H1023]=&quot;true&quot;); &quot;true&quot;; IF(OR([.C1023]=&quot;false reach&quot;; [.D1023]=&quot;false reach&quot;; [.E1023]=&quot;false reach&quot;; [.F1023]=&quot;false reach&quot;; [.G1023]=&quot;false reach&quot;; [.H10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6.c.i </text:p>
          </table:table-cell>
          <table:table-cell table:formula="of:=IF(OR([.C1024]=&quot;true&quot;; [.D1024]=&quot;true&quot;; [.E1024]=&quot;true&quot;; [.F1024]=&quot;true&quot;; [.G1024]=&quot;true&quot;; [.H1024]=&quot;true&quot;); &quot;true&quot;; IF(OR([.C1024]=&quot;false reach&quot;; [.D1024]=&quot;false reach&quot;; [.E1024]=&quot;false reach&quot;; [.F1024]=&quot;false reach&quot;; [.G1024]=&quot;false reach&quot;; [.H10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7.c.i </text:p>
          </table:table-cell>
          <table:table-cell table:formula="of:=IF(OR([.C1025]=&quot;true&quot;; [.D1025]=&quot;true&quot;; [.E1025]=&quot;true&quot;; [.F1025]=&quot;true&quot;; [.G1025]=&quot;true&quot;; [.H1025]=&quot;true&quot;); &quot;true&quot;; IF(OR([.C1025]=&quot;false reach&quot;; [.D1025]=&quot;false reach&quot;; [.E1025]=&quot;false reach&quot;; [.F1025]=&quot;false reach&quot;; [.G1025]=&quot;false reach&quot;; [.H10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8.c.i </text:p>
          </table:table-cell>
          <table:table-cell table:formula="of:=IF(OR([.C1026]=&quot;true&quot;; [.D1026]=&quot;true&quot;; [.E1026]=&quot;true&quot;; [.F1026]=&quot;true&quot;; [.G1026]=&quot;true&quot;; [.H1026]=&quot;true&quot;); &quot;true&quot;; IF(OR([.C1026]=&quot;false reach&quot;; [.D1026]=&quot;false reach&quot;; [.E1026]=&quot;false reach&quot;; [.F1026]=&quot;false reach&quot;; [.G1026]=&quot;false reach&quot;; [.H10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9.c.i </text:p>
          </table:table-cell>
          <table:table-cell table:formula="of:=IF(OR([.C1027]=&quot;true&quot;; [.D1027]=&quot;true&quot;; [.E1027]=&quot;true&quot;; [.F1027]=&quot;true&quot;; [.G1027]=&quot;true&quot;; [.H1027]=&quot;true&quot;); &quot;true&quot;; IF(OR([.C1027]=&quot;false reach&quot;; [.D1027]=&quot;false reach&quot;; [.E1027]=&quot;false reach&quot;; [.F1027]=&quot;false reach&quot;; [.G1027]=&quot;false reach&quot;; [.H10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0.c.i </text:p>
          </table:table-cell>
          <table:table-cell table:formula="of:=IF(OR([.C1028]=&quot;true&quot;; [.D1028]=&quot;true&quot;; [.E1028]=&quot;true&quot;; [.F1028]=&quot;true&quot;; [.G1028]=&quot;true&quot;; [.H1028]=&quot;true&quot;); &quot;true&quot;; IF(OR([.C1028]=&quot;false reach&quot;; [.D1028]=&quot;false reach&quot;; [.E1028]=&quot;false reach&quot;; [.F1028]=&quot;false reach&quot;; [.G1028]=&quot;false reach&quot;; [.H102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1.c.i </text:p>
          </table:table-cell>
          <table:table-cell table:formula="of:=IF(OR([.C1029]=&quot;true&quot;; [.D1029]=&quot;true&quot;; [.E1029]=&quot;true&quot;; [.F1029]=&quot;true&quot;; [.G1029]=&quot;true&quot;; [.H1029]=&quot;true&quot;); &quot;true&quot;; IF(OR([.C1029]=&quot;false reach&quot;; [.D1029]=&quot;false reach&quot;; [.E1029]=&quot;false reach&quot;; [.F1029]=&quot;false reach&quot;; [.G1029]=&quot;false reach&quot;; [.H102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2.c.i </text:p>
          </table:table-cell>
          <table:table-cell table:formula="of:=IF(OR([.C1030]=&quot;true&quot;; [.D1030]=&quot;true&quot;; [.E1030]=&quot;true&quot;; [.F1030]=&quot;true&quot;; [.G1030]=&quot;true&quot;; [.H1030]=&quot;true&quot;); &quot;true&quot;; IF(OR([.C1030]=&quot;false reach&quot;; [.D1030]=&quot;false reach&quot;; [.E1030]=&quot;false reach&quot;; [.F1030]=&quot;false reach&quot;; [.G1030]=&quot;false reach&quot;; [.H10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3.c.i </text:p>
          </table:table-cell>
          <table:table-cell table:formula="of:=IF(OR([.C1031]=&quot;true&quot;; [.D1031]=&quot;true&quot;; [.E1031]=&quot;true&quot;; [.F1031]=&quot;true&quot;; [.G1031]=&quot;true&quot;; [.H1031]=&quot;true&quot;); &quot;true&quot;; IF(OR([.C1031]=&quot;false reach&quot;; [.D1031]=&quot;false reach&quot;; [.E1031]=&quot;false reach&quot;; [.F1031]=&quot;false reach&quot;; [.G1031]=&quot;false reach&quot;; [.H10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4.c.i </text:p>
          </table:table-cell>
          <table:table-cell table:formula="of:=IF(OR([.C1032]=&quot;true&quot;; [.D1032]=&quot;true&quot;; [.E1032]=&quot;true&quot;; [.F1032]=&quot;true&quot;; [.G1032]=&quot;true&quot;; [.H1032]=&quot;true&quot;); &quot;true&quot;; IF(OR([.C1032]=&quot;false reach&quot;; [.D1032]=&quot;false reach&quot;; [.E1032]=&quot;false reach&quot;; [.F1032]=&quot;false reach&quot;; [.G1032]=&quot;false reach&quot;; [.H10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5.c.i </text:p>
          </table:table-cell>
          <table:table-cell table:formula="of:=IF(OR([.C1033]=&quot;true&quot;; [.D1033]=&quot;true&quot;; [.E1033]=&quot;true&quot;; [.F1033]=&quot;true&quot;; [.G1033]=&quot;true&quot;; [.H1033]=&quot;true&quot;); &quot;true&quot;; IF(OR([.C1033]=&quot;false reach&quot;; [.D1033]=&quot;false reach&quot;; [.E1033]=&quot;false reach&quot;; [.F1033]=&quot;false reach&quot;; [.G1033]=&quot;false reach&quot;; [.H10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6.c.i </text:p>
          </table:table-cell>
          <table:table-cell table:formula="of:=IF(OR([.C1034]=&quot;true&quot;; [.D1034]=&quot;true&quot;; [.E1034]=&quot;true&quot;; [.F1034]=&quot;true&quot;; [.G1034]=&quot;true&quot;; [.H1034]=&quot;true&quot;); &quot;true&quot;; IF(OR([.C1034]=&quot;false reach&quot;; [.D1034]=&quot;false reach&quot;; [.E1034]=&quot;false reach&quot;; [.F1034]=&quot;false reach&quot;; [.G1034]=&quot;false reach&quot;; [.H10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7.c.i </text:p>
          </table:table-cell>
          <table:table-cell table:formula="of:=IF(OR([.C1035]=&quot;true&quot;; [.D1035]=&quot;true&quot;; [.E1035]=&quot;true&quot;; [.F1035]=&quot;true&quot;; [.G1035]=&quot;true&quot;; [.H1035]=&quot;true&quot;); &quot;true&quot;; IF(OR([.C1035]=&quot;false reach&quot;; [.D1035]=&quot;false reach&quot;; [.E1035]=&quot;false reach&quot;; [.F1035]=&quot;false reach&quot;; [.G1035]=&quot;false reach&quot;; [.H103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8.c.i </text:p>
          </table:table-cell>
          <table:table-cell table:formula="of:=IF(OR([.C1036]=&quot;true&quot;; [.D1036]=&quot;true&quot;; [.E1036]=&quot;true&quot;; [.F1036]=&quot;true&quot;; [.G1036]=&quot;true&quot;; [.H1036]=&quot;true&quot;); &quot;true&quot;; IF(OR([.C1036]=&quot;false reach&quot;; [.D1036]=&quot;false reach&quot;; [.E1036]=&quot;false reach&quot;; [.F1036]=&quot;false reach&quot;; [.G1036]=&quot;false reach&quot;; [.H10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9.c.i </text:p>
          </table:table-cell>
          <table:table-cell table:formula="of:=IF(OR([.C1037]=&quot;true&quot;; [.D1037]=&quot;true&quot;; [.E1037]=&quot;true&quot;; [.F1037]=&quot;true&quot;; [.G1037]=&quot;true&quot;; [.H1037]=&quot;true&quot;); &quot;true&quot;; IF(OR([.C1037]=&quot;false reach&quot;; [.D1037]=&quot;false reach&quot;; [.E1037]=&quot;false reach&quot;; [.F1037]=&quot;false reach&quot;; [.G1037]=&quot;false reach&quot;; [.H10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0.c.i </text:p>
          </table:table-cell>
          <table:table-cell table:formula="of:=IF(OR([.C1038]=&quot;true&quot;; [.D1038]=&quot;true&quot;; [.E1038]=&quot;true&quot;; [.F1038]=&quot;true&quot;; [.G1038]=&quot;true&quot;; [.H1038]=&quot;true&quot;); &quot;true&quot;; IF(OR([.C1038]=&quot;false reach&quot;; [.D1038]=&quot;false reach&quot;; [.E1038]=&quot;false reach&quot;; [.F1038]=&quot;false reach&quot;; [.G1038]=&quot;false reach&quot;; [.H10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1.c.i </text:p>
          </table:table-cell>
          <table:table-cell table:formula="of:=IF(OR([.C1039]=&quot;true&quot;; [.D1039]=&quot;true&quot;; [.E1039]=&quot;true&quot;; [.F1039]=&quot;true&quot;; [.G1039]=&quot;true&quot;; [.H1039]=&quot;true&quot;); &quot;true&quot;; IF(OR([.C1039]=&quot;false reach&quot;; [.D1039]=&quot;false reach&quot;; [.E1039]=&quot;false reach&quot;; [.F1039]=&quot;false reach&quot;; [.G1039]=&quot;false reach&quot;; [.H103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2.c.i </text:p>
          </table:table-cell>
          <table:table-cell table:formula="of:=IF(OR([.C1040]=&quot;true&quot;; [.D1040]=&quot;true&quot;; [.E1040]=&quot;true&quot;; [.F1040]=&quot;true&quot;; [.G1040]=&quot;true&quot;; [.H1040]=&quot;true&quot;); &quot;true&quot;; IF(OR([.C1040]=&quot;false reach&quot;; [.D1040]=&quot;false reach&quot;; [.E1040]=&quot;false reach&quot;; [.F1040]=&quot;false reach&quot;; [.G1040]=&quot;false reach&quot;; [.H104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3.c.i </text:p>
          </table:table-cell>
          <table:table-cell table:formula="of:=IF(OR([.C1041]=&quot;true&quot;; [.D1041]=&quot;true&quot;; [.E1041]=&quot;true&quot;; [.F1041]=&quot;true&quot;; [.G1041]=&quot;true&quot;; [.H1041]=&quot;true&quot;); &quot;true&quot;; IF(OR([.C1041]=&quot;false reach&quot;; [.D1041]=&quot;false reach&quot;; [.E1041]=&quot;false reach&quot;; [.F1041]=&quot;false reach&quot;; [.G1041]=&quot;false reach&quot;; [.H10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4.c.i </text:p>
          </table:table-cell>
          <table:table-cell table:formula="of:=IF(OR([.C1042]=&quot;true&quot;; [.D1042]=&quot;true&quot;; [.E1042]=&quot;true&quot;; [.F1042]=&quot;true&quot;; [.G1042]=&quot;true&quot;; [.H1042]=&quot;true&quot;); &quot;true&quot;; IF(OR([.C1042]=&quot;false reach&quot;; [.D1042]=&quot;false reach&quot;; [.E1042]=&quot;false reach&quot;; [.F1042]=&quot;false reach&quot;; [.G1042]=&quot;false reach&quot;; [.H10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5.c.i </text:p>
          </table:table-cell>
          <table:table-cell table:formula="of:=IF(OR([.C1043]=&quot;true&quot;; [.D1043]=&quot;true&quot;; [.E1043]=&quot;true&quot;; [.F1043]=&quot;true&quot;; [.G1043]=&quot;true&quot;; [.H1043]=&quot;true&quot;); &quot;true&quot;; IF(OR([.C1043]=&quot;false reach&quot;; [.D1043]=&quot;false reach&quot;; [.E1043]=&quot;false reach&quot;; [.F1043]=&quot;false reach&quot;; [.G1043]=&quot;false reach&quot;; [.H10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6.c.i </text:p>
          </table:table-cell>
          <table:table-cell table:formula="of:=IF(OR([.C1044]=&quot;true&quot;; [.D1044]=&quot;true&quot;; [.E1044]=&quot;true&quot;; [.F1044]=&quot;true&quot;; [.G1044]=&quot;true&quot;; [.H1044]=&quot;true&quot;); &quot;true&quot;; IF(OR([.C1044]=&quot;false reach&quot;; [.D1044]=&quot;false reach&quot;; [.E1044]=&quot;false reach&quot;; [.F1044]=&quot;false reach&quot;; [.G1044]=&quot;false reach&quot;; [.H10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7.c.i </text:p>
          </table:table-cell>
          <table:table-cell table:formula="of:=IF(OR([.C1045]=&quot;true&quot;; [.D1045]=&quot;true&quot;; [.E1045]=&quot;true&quot;; [.F1045]=&quot;true&quot;; [.G1045]=&quot;true&quot;; [.H1045]=&quot;true&quot;); &quot;true&quot;; IF(OR([.C1045]=&quot;false reach&quot;; [.D1045]=&quot;false reach&quot;; [.E1045]=&quot;false reach&quot;; [.F1045]=&quot;false reach&quot;; [.G1045]=&quot;false reach&quot;; [.H10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8.c.i </text:p>
          </table:table-cell>
          <table:table-cell table:formula="of:=IF(OR([.C1046]=&quot;true&quot;; [.D1046]=&quot;true&quot;; [.E1046]=&quot;true&quot;; [.F1046]=&quot;true&quot;; [.G1046]=&quot;true&quot;; [.H1046]=&quot;true&quot;); &quot;true&quot;; IF(OR([.C1046]=&quot;false reach&quot;; [.D1046]=&quot;false reach&quot;; [.E1046]=&quot;false reach&quot;; [.F1046]=&quot;false reach&quot;; [.G1046]=&quot;false reach&quot;; [.H104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9.c.i </text:p>
          </table:table-cell>
          <table:table-cell table:formula="of:=IF(OR([.C1047]=&quot;true&quot;; [.D1047]=&quot;true&quot;; [.E1047]=&quot;true&quot;; [.F1047]=&quot;true&quot;; [.G1047]=&quot;true&quot;; [.H1047]=&quot;true&quot;); &quot;true&quot;; IF(OR([.C1047]=&quot;false reach&quot;; [.D1047]=&quot;false reach&quot;; [.E1047]=&quot;false reach&quot;; [.F1047]=&quot;false reach&quot;; [.G1047]=&quot;false reach&quot;; [.H104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0.c.i </text:p>
          </table:table-cell>
          <table:table-cell table:formula="of:=IF(OR([.C1048]=&quot;true&quot;; [.D1048]=&quot;true&quot;; [.E1048]=&quot;true&quot;; [.F1048]=&quot;true&quot;; [.G1048]=&quot;true&quot;; [.H1048]=&quot;true&quot;); &quot;true&quot;; IF(OR([.C1048]=&quot;false reach&quot;; [.D1048]=&quot;false reach&quot;; [.E1048]=&quot;false reach&quot;; [.F1048]=&quot;false reach&quot;; [.G1048]=&quot;false reach&quot;; [.H10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1.c.i </text:p>
          </table:table-cell>
          <table:table-cell table:formula="of:=IF(OR([.C1049]=&quot;true&quot;; [.D1049]=&quot;true&quot;; [.E1049]=&quot;true&quot;; [.F1049]=&quot;true&quot;; [.G1049]=&quot;true&quot;; [.H1049]=&quot;true&quot;); &quot;true&quot;; IF(OR([.C1049]=&quot;false reach&quot;; [.D1049]=&quot;false reach&quot;; [.E1049]=&quot;false reach&quot;; [.F1049]=&quot;false reach&quot;; [.G1049]=&quot;false reach&quot;; [.H10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2.c.i </text:p>
          </table:table-cell>
          <table:table-cell table:formula="of:=IF(OR([.C1050]=&quot;true&quot;; [.D1050]=&quot;true&quot;; [.E1050]=&quot;true&quot;; [.F1050]=&quot;true&quot;; [.G1050]=&quot;true&quot;; [.H1050]=&quot;true&quot;); &quot;true&quot;; IF(OR([.C1050]=&quot;false reach&quot;; [.D1050]=&quot;false reach&quot;; [.E1050]=&quot;false reach&quot;; [.F1050]=&quot;false reach&quot;; [.G1050]=&quot;false reach&quot;; [.H105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3.c.i </text:p>
          </table:table-cell>
          <table:table-cell table:formula="of:=IF(OR([.C1051]=&quot;true&quot;; [.D1051]=&quot;true&quot;; [.E1051]=&quot;true&quot;; [.F1051]=&quot;true&quot;; [.G1051]=&quot;true&quot;; [.H1051]=&quot;true&quot;); &quot;true&quot;; IF(OR([.C1051]=&quot;false reach&quot;; [.D1051]=&quot;false reach&quot;; [.E1051]=&quot;false reach&quot;; [.F1051]=&quot;false reach&quot;; [.G1051]=&quot;false reach&quot;; [.H105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4.c.i </text:p>
          </table:table-cell>
          <table:table-cell table:formula="of:=IF(OR([.C1052]=&quot;true&quot;; [.D1052]=&quot;true&quot;; [.E1052]=&quot;true&quot;; [.F1052]=&quot;true&quot;; [.G1052]=&quot;true&quot;; [.H1052]=&quot;true&quot;); &quot;true&quot;; IF(OR([.C1052]=&quot;false reach&quot;; [.D1052]=&quot;false reach&quot;; [.E1052]=&quot;false reach&quot;; [.F1052]=&quot;false reach&quot;; [.G1052]=&quot;false reach&quot;; [.H10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5.c.i </text:p>
          </table:table-cell>
          <table:table-cell table:formula="of:=IF(OR([.C1053]=&quot;true&quot;; [.D1053]=&quot;true&quot;; [.E1053]=&quot;true&quot;; [.F1053]=&quot;true&quot;; [.G1053]=&quot;true&quot;; [.H1053]=&quot;true&quot;); &quot;true&quot;; IF(OR([.C1053]=&quot;false reach&quot;; [.D1053]=&quot;false reach&quot;; [.E1053]=&quot;false reach&quot;; [.F1053]=&quot;false reach&quot;; [.G1053]=&quot;false reach&quot;; [.H10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6.c.i </text:p>
          </table:table-cell>
          <table:table-cell table:formula="of:=IF(OR([.C1054]=&quot;true&quot;; [.D1054]=&quot;true&quot;; [.E1054]=&quot;true&quot;; [.F1054]=&quot;true&quot;; [.G1054]=&quot;true&quot;; [.H1054]=&quot;true&quot;); &quot;true&quot;; IF(OR([.C1054]=&quot;false reach&quot;; [.D1054]=&quot;false reach&quot;; [.E1054]=&quot;false reach&quot;; [.F1054]=&quot;false reach&quot;; [.G1054]=&quot;false reach&quot;; [.H10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7.c.i </text:p>
          </table:table-cell>
          <table:table-cell table:formula="of:=IF(OR([.C1055]=&quot;true&quot;; [.D1055]=&quot;true&quot;; [.E1055]=&quot;true&quot;; [.F1055]=&quot;true&quot;; [.G1055]=&quot;true&quot;; [.H1055]=&quot;true&quot;); &quot;true&quot;; IF(OR([.C1055]=&quot;false reach&quot;; [.D1055]=&quot;false reach&quot;; [.E1055]=&quot;false reach&quot;; [.F1055]=&quot;false reach&quot;; [.G1055]=&quot;false reach&quot;; [.H10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8.c.i </text:p>
          </table:table-cell>
          <table:table-cell table:formula="of:=IF(OR([.C1056]=&quot;true&quot;; [.D1056]=&quot;true&quot;; [.E1056]=&quot;true&quot;; [.F1056]=&quot;true&quot;; [.G1056]=&quot;true&quot;; [.H1056]=&quot;true&quot;); &quot;true&quot;; IF(OR([.C1056]=&quot;false reach&quot;; [.D1056]=&quot;false reach&quot;; [.E1056]=&quot;false reach&quot;; [.F1056]=&quot;false reach&quot;; [.G1056]=&quot;false reach&quot;; [.H105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9.c.i </text:p>
          </table:table-cell>
          <table:table-cell table:formula="of:=IF(OR([.C1057]=&quot;true&quot;; [.D1057]=&quot;true&quot;; [.E1057]=&quot;true&quot;; [.F1057]=&quot;true&quot;; [.G1057]=&quot;true&quot;; [.H1057]=&quot;true&quot;); &quot;true&quot;; IF(OR([.C1057]=&quot;false reach&quot;; [.D1057]=&quot;false reach&quot;; [.E1057]=&quot;false reach&quot;; [.F1057]=&quot;false reach&quot;; [.G1057]=&quot;false reach&quot;; [.H105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0.c.i </text:p>
          </table:table-cell>
          <table:table-cell table:formula="of:=IF(OR([.C1058]=&quot;true&quot;; [.D1058]=&quot;true&quot;; [.E1058]=&quot;true&quot;; [.F1058]=&quot;true&quot;; [.G1058]=&quot;true&quot;; [.H1058]=&quot;true&quot;); &quot;true&quot;; IF(OR([.C1058]=&quot;false reach&quot;; [.D1058]=&quot;false reach&quot;; [.E1058]=&quot;false reach&quot;; [.F1058]=&quot;false reach&quot;; [.G1058]=&quot;false reach&quot;; [.H10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1.c.i </text:p>
          </table:table-cell>
          <table:table-cell table:formula="of:=IF(OR([.C1059]=&quot;true&quot;; [.D1059]=&quot;true&quot;; [.E1059]=&quot;true&quot;; [.F1059]=&quot;true&quot;; [.G1059]=&quot;true&quot;; [.H1059]=&quot;true&quot;); &quot;true&quot;; IF(OR([.C1059]=&quot;false reach&quot;; [.D1059]=&quot;false reach&quot;; [.E1059]=&quot;false reach&quot;; [.F1059]=&quot;false reach&quot;; [.G1059]=&quot;false reach&quot;; [.H10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2.c.i </text:p>
          </table:table-cell>
          <table:table-cell table:formula="of:=IF(OR([.C1060]=&quot;true&quot;; [.D1060]=&quot;true&quot;; [.E1060]=&quot;true&quot;; [.F1060]=&quot;true&quot;; [.G1060]=&quot;true&quot;; [.H1060]=&quot;true&quot;); &quot;true&quot;; IF(OR([.C1060]=&quot;false reach&quot;; [.D1060]=&quot;false reach&quot;; [.E1060]=&quot;false reach&quot;; [.F1060]=&quot;false reach&quot;; [.G1060]=&quot;false reach&quot;; [.H106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3.c.i </text:p>
          </table:table-cell>
          <table:table-cell table:formula="of:=IF(OR([.C1061]=&quot;true&quot;; [.D1061]=&quot;true&quot;; [.E1061]=&quot;true&quot;; [.F1061]=&quot;true&quot;; [.G1061]=&quot;true&quot;; [.H1061]=&quot;true&quot;); &quot;true&quot;; IF(OR([.C1061]=&quot;false reach&quot;; [.D1061]=&quot;false reach&quot;; [.E1061]=&quot;false reach&quot;; [.F1061]=&quot;false reach&quot;; [.G1061]=&quot;false reach&quot;; [.H10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4.c.i </text:p>
          </table:table-cell>
          <table:table-cell table:formula="of:=IF(OR([.C1062]=&quot;true&quot;; [.D1062]=&quot;true&quot;; [.E1062]=&quot;true&quot;; [.F1062]=&quot;true&quot;; [.G1062]=&quot;true&quot;; [.H1062]=&quot;true&quot;); &quot;true&quot;; IF(OR([.C1062]=&quot;false reach&quot;; [.D1062]=&quot;false reach&quot;; [.E1062]=&quot;false reach&quot;; [.F1062]=&quot;false reach&quot;; [.G1062]=&quot;false reach&quot;; [.H10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5.c.i </text:p>
          </table:table-cell>
          <table:table-cell table:formula="of:=IF(OR([.C1063]=&quot;true&quot;; [.D1063]=&quot;true&quot;; [.E1063]=&quot;true&quot;; [.F1063]=&quot;true&quot;; [.G1063]=&quot;true&quot;; [.H1063]=&quot;true&quot;); &quot;true&quot;; IF(OR([.C1063]=&quot;false reach&quot;; [.D1063]=&quot;false reach&quot;; [.E1063]=&quot;false reach&quot;; [.F1063]=&quot;false reach&quot;; [.G1063]=&quot;false reach&quot;; [.H10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6.c.i </text:p>
          </table:table-cell>
          <table:table-cell table:formula="of:=IF(OR([.C1064]=&quot;true&quot;; [.D1064]=&quot;true&quot;; [.E1064]=&quot;true&quot;; [.F1064]=&quot;true&quot;; [.G1064]=&quot;true&quot;; [.H1064]=&quot;true&quot;); &quot;true&quot;; IF(OR([.C1064]=&quot;false reach&quot;; [.D1064]=&quot;false reach&quot;; [.E1064]=&quot;false reach&quot;; [.F1064]=&quot;false reach&quot;; [.G1064]=&quot;false reach&quot;; [.H10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7.c.i </text:p>
          </table:table-cell>
          <table:table-cell table:formula="of:=IF(OR([.C1065]=&quot;true&quot;; [.D1065]=&quot;true&quot;; [.E1065]=&quot;true&quot;; [.F1065]=&quot;true&quot;; [.G1065]=&quot;true&quot;; [.H1065]=&quot;true&quot;); &quot;true&quot;; IF(OR([.C1065]=&quot;false reach&quot;; [.D1065]=&quot;false reach&quot;; [.E1065]=&quot;false reach&quot;; [.F1065]=&quot;false reach&quot;; [.G1065]=&quot;false reach&quot;; [.H10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8.c.i </text:p>
          </table:table-cell>
          <table:table-cell table:formula="of:=IF(OR([.C1066]=&quot;true&quot;; [.D1066]=&quot;true&quot;; [.E1066]=&quot;true&quot;; [.F1066]=&quot;true&quot;; [.G1066]=&quot;true&quot;; [.H1066]=&quot;true&quot;); &quot;true&quot;; IF(OR([.C1066]=&quot;false reach&quot;; [.D1066]=&quot;false reach&quot;; [.E1066]=&quot;false reach&quot;; [.F1066]=&quot;false reach&quot;; [.G1066]=&quot;false reach&quot;; [.H10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9.c.i </text:p>
          </table:table-cell>
          <table:table-cell table:formula="of:=IF(OR([.C1067]=&quot;true&quot;; [.D1067]=&quot;true&quot;; [.E1067]=&quot;true&quot;; [.F1067]=&quot;true&quot;; [.G1067]=&quot;true&quot;; [.H1067]=&quot;true&quot;); &quot;true&quot;; IF(OR([.C1067]=&quot;false reach&quot;; [.D1067]=&quot;false reach&quot;; [.E1067]=&quot;false reach&quot;; [.F1067]=&quot;false reach&quot;; [.G1067]=&quot;false reach&quot;; [.H10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0.c.i </text:p>
          </table:table-cell>
          <table:table-cell table:formula="of:=IF(OR([.C1068]=&quot;true&quot;; [.D1068]=&quot;true&quot;; [.E1068]=&quot;true&quot;; [.F1068]=&quot;true&quot;; [.G1068]=&quot;true&quot;; [.H1068]=&quot;true&quot;); &quot;true&quot;; IF(OR([.C1068]=&quot;false reach&quot;; [.D1068]=&quot;false reach&quot;; [.E1068]=&quot;false reach&quot;; [.F1068]=&quot;false reach&quot;; [.G1068]=&quot;false reach&quot;; [.H10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1.c.i </text:p>
          </table:table-cell>
          <table:table-cell table:formula="of:=IF(OR([.C1069]=&quot;true&quot;; [.D1069]=&quot;true&quot;; [.E1069]=&quot;true&quot;; [.F1069]=&quot;true&quot;; [.G1069]=&quot;true&quot;; [.H1069]=&quot;true&quot;); &quot;true&quot;; IF(OR([.C1069]=&quot;false reach&quot;; [.D1069]=&quot;false reach&quot;; [.E1069]=&quot;false reach&quot;; [.F1069]=&quot;false reach&quot;; [.G1069]=&quot;false reach&quot;; [.H10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2.c.i </text:p>
          </table:table-cell>
          <table:table-cell table:formula="of:=IF(OR([.C1070]=&quot;true&quot;; [.D1070]=&quot;true&quot;; [.E1070]=&quot;true&quot;; [.F1070]=&quot;true&quot;; [.G1070]=&quot;true&quot;; [.H1070]=&quot;true&quot;); &quot;true&quot;; IF(OR([.C1070]=&quot;false reach&quot;; [.D1070]=&quot;false reach&quot;; [.E1070]=&quot;false reach&quot;; [.F1070]=&quot;false reach&quot;; [.G1070]=&quot;false reach&quot;; [.H10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3.c.i </text:p>
          </table:table-cell>
          <table:table-cell table:formula="of:=IF(OR([.C1071]=&quot;true&quot;; [.D1071]=&quot;true&quot;; [.E1071]=&quot;true&quot;; [.F1071]=&quot;true&quot;; [.G1071]=&quot;true&quot;; [.H1071]=&quot;true&quot;); &quot;true&quot;; IF(OR([.C1071]=&quot;false reach&quot;; [.D1071]=&quot;false reach&quot;; [.E1071]=&quot;false reach&quot;; [.F1071]=&quot;false reach&quot;; [.G1071]=&quot;false reach&quot;; [.H107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4.c.i </text:p>
          </table:table-cell>
          <table:table-cell table:formula="of:=IF(OR([.C1072]=&quot;true&quot;; [.D1072]=&quot;true&quot;; [.E1072]=&quot;true&quot;; [.F1072]=&quot;true&quot;; [.G1072]=&quot;true&quot;; [.H1072]=&quot;true&quot;); &quot;true&quot;; IF(OR([.C1072]=&quot;false reach&quot;; [.D1072]=&quot;false reach&quot;; [.E1072]=&quot;false reach&quot;; [.F1072]=&quot;false reach&quot;; [.G1072]=&quot;false reach&quot;; [.H10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5.c.i </text:p>
          </table:table-cell>
          <table:table-cell table:formula="of:=IF(OR([.C1073]=&quot;true&quot;; [.D1073]=&quot;true&quot;; [.E1073]=&quot;true&quot;; [.F1073]=&quot;true&quot;; [.G1073]=&quot;true&quot;; [.H1073]=&quot;true&quot;); &quot;true&quot;; IF(OR([.C1073]=&quot;false reach&quot;; [.D1073]=&quot;false reach&quot;; [.E1073]=&quot;false reach&quot;; [.F1073]=&quot;false reach&quot;; [.G1073]=&quot;false reach&quot;; [.H10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6.c.i </text:p>
          </table:table-cell>
          <table:table-cell table:formula="of:=IF(OR([.C1074]=&quot;true&quot;; [.D1074]=&quot;true&quot;; [.E1074]=&quot;true&quot;; [.F1074]=&quot;true&quot;; [.G1074]=&quot;true&quot;; [.H1074]=&quot;true&quot;); &quot;true&quot;; IF(OR([.C1074]=&quot;false reach&quot;; [.D1074]=&quot;false reach&quot;; [.E1074]=&quot;false reach&quot;; [.F1074]=&quot;false reach&quot;; [.G1074]=&quot;false reach&quot;; [.H10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7.c.i </text:p>
          </table:table-cell>
          <table:table-cell table:formula="of:=IF(OR([.C1075]=&quot;true&quot;; [.D1075]=&quot;true&quot;; [.E1075]=&quot;true&quot;; [.F1075]=&quot;true&quot;; [.G1075]=&quot;true&quot;; [.H1075]=&quot;true&quot;); &quot;true&quot;; IF(OR([.C1075]=&quot;false reach&quot;; [.D1075]=&quot;false reach&quot;; [.E1075]=&quot;false reach&quot;; [.F1075]=&quot;false reach&quot;; [.G1075]=&quot;false reach&quot;; [.H10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8.c.i </text:p>
          </table:table-cell>
          <table:table-cell table:formula="of:=IF(OR([.C1076]=&quot;true&quot;; [.D1076]=&quot;true&quot;; [.E1076]=&quot;true&quot;; [.F1076]=&quot;true&quot;; [.G1076]=&quot;true&quot;; [.H1076]=&quot;true&quot;); &quot;true&quot;; IF(OR([.C1076]=&quot;false reach&quot;; [.D1076]=&quot;false reach&quot;; [.E1076]=&quot;false reach&quot;; [.F1076]=&quot;false reach&quot;; [.G1076]=&quot;false reach&quot;; [.H10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9.c.i </text:p>
          </table:table-cell>
          <table:table-cell table:formula="of:=IF(OR([.C1077]=&quot;true&quot;; [.D1077]=&quot;true&quot;; [.E1077]=&quot;true&quot;; [.F1077]=&quot;true&quot;; [.G1077]=&quot;true&quot;; [.H1077]=&quot;true&quot;); &quot;true&quot;; IF(OR([.C1077]=&quot;false reach&quot;; [.D1077]=&quot;false reach&quot;; [.E1077]=&quot;false reach&quot;; [.F1077]=&quot;false reach&quot;; [.G1077]=&quot;false reach&quot;; [.H107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0.c.i </text:p>
          </table:table-cell>
          <table:table-cell table:formula="of:=IF(OR([.C1078]=&quot;true&quot;; [.D1078]=&quot;true&quot;; [.E1078]=&quot;true&quot;; [.F1078]=&quot;true&quot;; [.G1078]=&quot;true&quot;; [.H1078]=&quot;true&quot;); &quot;true&quot;; IF(OR([.C1078]=&quot;false reach&quot;; [.D1078]=&quot;false reach&quot;; [.E1078]=&quot;false reach&quot;; [.F1078]=&quot;false reach&quot;; [.G1078]=&quot;false reach&quot;; [.H10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1.c.i </text:p>
          </table:table-cell>
          <table:table-cell table:formula="of:=IF(OR([.C1079]=&quot;true&quot;; [.D1079]=&quot;true&quot;; [.E1079]=&quot;true&quot;; [.F1079]=&quot;true&quot;; [.G1079]=&quot;true&quot;; [.H1079]=&quot;true&quot;); &quot;true&quot;; IF(OR([.C1079]=&quot;false reach&quot;; [.D1079]=&quot;false reach&quot;; [.E1079]=&quot;false reach&quot;; [.F1079]=&quot;false reach&quot;; [.G1079]=&quot;false reach&quot;; [.H107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2.c.i </text:p>
          </table:table-cell>
          <table:table-cell table:formula="of:=IF(OR([.C1080]=&quot;true&quot;; [.D1080]=&quot;true&quot;; [.E1080]=&quot;true&quot;; [.F1080]=&quot;true&quot;; [.G1080]=&quot;true&quot;; [.H1080]=&quot;true&quot;); &quot;true&quot;; IF(OR([.C1080]=&quot;false reach&quot;; [.D1080]=&quot;false reach&quot;; [.E1080]=&quot;false reach&quot;; [.F1080]=&quot;false reach&quot;; [.G1080]=&quot;false reach&quot;; [.H10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3.c.i </text:p>
          </table:table-cell>
          <table:table-cell table:formula="of:=IF(OR([.C1081]=&quot;true&quot;; [.D1081]=&quot;true&quot;; [.E1081]=&quot;true&quot;; [.F1081]=&quot;true&quot;; [.G1081]=&quot;true&quot;; [.H1081]=&quot;true&quot;); &quot;true&quot;; IF(OR([.C1081]=&quot;false reach&quot;; [.D1081]=&quot;false reach&quot;; [.E1081]=&quot;false reach&quot;; [.F1081]=&quot;false reach&quot;; [.G1081]=&quot;false reach&quot;; [.H10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4.c.i </text:p>
          </table:table-cell>
          <table:table-cell table:formula="of:=IF(OR([.C1082]=&quot;true&quot;; [.D1082]=&quot;true&quot;; [.E1082]=&quot;true&quot;; [.F1082]=&quot;true&quot;; [.G1082]=&quot;true&quot;; [.H1082]=&quot;true&quot;); &quot;true&quot;; IF(OR([.C1082]=&quot;false reach&quot;; [.D1082]=&quot;false reach&quot;; [.E1082]=&quot;false reach&quot;; [.F1082]=&quot;false reach&quot;; [.G1082]=&quot;false reach&quot;; [.H108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5.c.i </text:p>
          </table:table-cell>
          <table:table-cell table:formula="of:=IF(OR([.C1083]=&quot;true&quot;; [.D1083]=&quot;true&quot;; [.E1083]=&quot;true&quot;; [.F1083]=&quot;true&quot;; [.G1083]=&quot;true&quot;; [.H1083]=&quot;true&quot;); &quot;true&quot;; IF(OR([.C1083]=&quot;false reach&quot;; [.D1083]=&quot;false reach&quot;; [.E1083]=&quot;false reach&quot;; [.F1083]=&quot;false reach&quot;; [.G1083]=&quot;false reach&quot;; [.H10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6.c.i </text:p>
          </table:table-cell>
          <table:table-cell table:formula="of:=IF(OR([.C1084]=&quot;true&quot;; [.D1084]=&quot;true&quot;; [.E1084]=&quot;true&quot;; [.F1084]=&quot;true&quot;; [.G1084]=&quot;true&quot;; [.H1084]=&quot;true&quot;); &quot;true&quot;; IF(OR([.C1084]=&quot;false reach&quot;; [.D1084]=&quot;false reach&quot;; [.E1084]=&quot;false reach&quot;; [.F1084]=&quot;false reach&quot;; [.G1084]=&quot;false reach&quot;; [.H10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7.c.i </text:p>
          </table:table-cell>
          <table:table-cell table:formula="of:=IF(OR([.C1085]=&quot;true&quot;; [.D1085]=&quot;true&quot;; [.E1085]=&quot;true&quot;; [.F1085]=&quot;true&quot;; [.G1085]=&quot;true&quot;; [.H1085]=&quot;true&quot;); &quot;true&quot;; IF(OR([.C1085]=&quot;false reach&quot;; [.D1085]=&quot;false reach&quot;; [.E1085]=&quot;false reach&quot;; [.F1085]=&quot;false reach&quot;; [.G1085]=&quot;false reach&quot;; [.H108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8.c.i </text:p>
          </table:table-cell>
          <table:table-cell table:formula="of:=IF(OR([.C1086]=&quot;true&quot;; [.D1086]=&quot;true&quot;; [.E1086]=&quot;true&quot;; [.F1086]=&quot;true&quot;; [.G1086]=&quot;true&quot;; [.H1086]=&quot;true&quot;); &quot;true&quot;; IF(OR([.C1086]=&quot;false reach&quot;; [.D1086]=&quot;false reach&quot;; [.E1086]=&quot;false reach&quot;; [.F1086]=&quot;false reach&quot;; [.G1086]=&quot;false reach&quot;; [.H108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9.c.i </text:p>
          </table:table-cell>
          <table:table-cell table:formula="of:=IF(OR([.C1087]=&quot;true&quot;; [.D1087]=&quot;true&quot;; [.E1087]=&quot;true&quot;; [.F1087]=&quot;true&quot;; [.G1087]=&quot;true&quot;; [.H1087]=&quot;true&quot;); &quot;true&quot;; IF(OR([.C1087]=&quot;false reach&quot;; [.D1087]=&quot;false reach&quot;; [.E1087]=&quot;false reach&quot;; [.F1087]=&quot;false reach&quot;; [.G1087]=&quot;false reach&quot;; [.H108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0.c.i </text:p>
          </table:table-cell>
          <table:table-cell table:formula="of:=IF(OR([.C1088]=&quot;true&quot;; [.D1088]=&quot;true&quot;; [.E1088]=&quot;true&quot;; [.F1088]=&quot;true&quot;; [.G1088]=&quot;true&quot;; [.H1088]=&quot;true&quot;); &quot;true&quot;; IF(OR([.C1088]=&quot;false reach&quot;; [.D1088]=&quot;false reach&quot;; [.E1088]=&quot;false reach&quot;; [.F1088]=&quot;false reach&quot;; [.G1088]=&quot;false reach&quot;; [.H108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1.c.i </text:p>
          </table:table-cell>
          <table:table-cell table:formula="of:=IF(OR([.C1089]=&quot;true&quot;; [.D1089]=&quot;true&quot;; [.E1089]=&quot;true&quot;; [.F1089]=&quot;true&quot;; [.G1089]=&quot;true&quot;; [.H1089]=&quot;true&quot;); &quot;true&quot;; IF(OR([.C1089]=&quot;false reach&quot;; [.D1089]=&quot;false reach&quot;; [.E1089]=&quot;false reach&quot;; [.F1089]=&quot;false reach&quot;; [.G1089]=&quot;false reach&quot;; [.H108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2.c.i </text:p>
          </table:table-cell>
          <table:table-cell table:formula="of:=IF(OR([.C1090]=&quot;true&quot;; [.D1090]=&quot;true&quot;; [.E1090]=&quot;true&quot;; [.F1090]=&quot;true&quot;; [.G1090]=&quot;true&quot;; [.H1090]=&quot;true&quot;); &quot;true&quot;; IF(OR([.C1090]=&quot;false reach&quot;; [.D1090]=&quot;false reach&quot;; [.E1090]=&quot;false reach&quot;; [.F1090]=&quot;false reach&quot;; [.G1090]=&quot;false reach&quot;; [.H10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3.c.i </text:p>
          </table:table-cell>
          <table:table-cell table:formula="of:=IF(OR([.C1091]=&quot;true&quot;; [.D1091]=&quot;true&quot;; [.E1091]=&quot;true&quot;; [.F1091]=&quot;true&quot;; [.G1091]=&quot;true&quot;; [.H1091]=&quot;true&quot;); &quot;true&quot;; IF(OR([.C1091]=&quot;false reach&quot;; [.D1091]=&quot;false reach&quot;; [.E1091]=&quot;false reach&quot;; [.F1091]=&quot;false reach&quot;; [.G1091]=&quot;false reach&quot;; [.H10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4.c.i </text:p>
          </table:table-cell>
          <table:table-cell table:formula="of:=IF(OR([.C1092]=&quot;true&quot;; [.D1092]=&quot;true&quot;; [.E1092]=&quot;true&quot;; [.F1092]=&quot;true&quot;; [.G1092]=&quot;true&quot;; [.H1092]=&quot;true&quot;); &quot;true&quot;; IF(OR([.C1092]=&quot;false reach&quot;; [.D1092]=&quot;false reach&quot;; [.E1092]=&quot;false reach&quot;; [.F1092]=&quot;false reach&quot;; [.G1092]=&quot;false reach&quot;; [.H10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5.c.i </text:p>
          </table:table-cell>
          <table:table-cell table:formula="of:=IF(OR([.C1093]=&quot;true&quot;; [.D1093]=&quot;true&quot;; [.E1093]=&quot;true&quot;; [.F1093]=&quot;true&quot;; [.G1093]=&quot;true&quot;; [.H1093]=&quot;true&quot;); &quot;true&quot;; IF(OR([.C1093]=&quot;false reach&quot;; [.D1093]=&quot;false reach&quot;; [.E1093]=&quot;false reach&quot;; [.F1093]=&quot;false reach&quot;; [.G1093]=&quot;false reach&quot;; [.H109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6.c.i </text:p>
          </table:table-cell>
          <table:table-cell table:formula="of:=IF(OR([.C1094]=&quot;true&quot;; [.D1094]=&quot;true&quot;; [.E1094]=&quot;true&quot;; [.F1094]=&quot;true&quot;; [.G1094]=&quot;true&quot;; [.H1094]=&quot;true&quot;); &quot;true&quot;; IF(OR([.C1094]=&quot;false reach&quot;; [.D1094]=&quot;false reach&quot;; [.E1094]=&quot;false reach&quot;; [.F1094]=&quot;false reach&quot;; [.G1094]=&quot;false reach&quot;; [.H10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7.c.i </text:p>
          </table:table-cell>
          <table:table-cell table:formula="of:=IF(OR([.C1095]=&quot;true&quot;; [.D1095]=&quot;true&quot;; [.E1095]=&quot;true&quot;; [.F1095]=&quot;true&quot;; [.G1095]=&quot;true&quot;; [.H1095]=&quot;true&quot;); &quot;true&quot;; IF(OR([.C1095]=&quot;false reach&quot;; [.D1095]=&quot;false reach&quot;; [.E1095]=&quot;false reach&quot;; [.F1095]=&quot;false reach&quot;; [.G1095]=&quot;false reach&quot;; [.H10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8.c.i </text:p>
          </table:table-cell>
          <table:table-cell table:formula="of:=IF(OR([.C1096]=&quot;true&quot;; [.D1096]=&quot;true&quot;; [.E1096]=&quot;true&quot;; [.F1096]=&quot;true&quot;; [.G1096]=&quot;true&quot;; [.H1096]=&quot;true&quot;); &quot;true&quot;; IF(OR([.C1096]=&quot;false reach&quot;; [.D1096]=&quot;false reach&quot;; [.E1096]=&quot;false reach&quot;; [.F1096]=&quot;false reach&quot;; [.G1096]=&quot;false reach&quot;; [.H10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9.c.i </text:p>
          </table:table-cell>
          <table:table-cell table:formula="of:=IF(OR([.C1097]=&quot;true&quot;; [.D1097]=&quot;true&quot;; [.E1097]=&quot;true&quot;; [.F1097]=&quot;true&quot;; [.G1097]=&quot;true&quot;; [.H1097]=&quot;true&quot;); &quot;true&quot;; IF(OR([.C1097]=&quot;false reach&quot;; [.D1097]=&quot;false reach&quot;; [.E1097]=&quot;false reach&quot;; [.F1097]=&quot;false reach&quot;; [.G1097]=&quot;false reach&quot;; [.H10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0.c.i </text:p>
          </table:table-cell>
          <table:table-cell table:formula="of:=IF(OR([.C1098]=&quot;true&quot;; [.D1098]=&quot;true&quot;; [.E1098]=&quot;true&quot;; [.F1098]=&quot;true&quot;; [.G1098]=&quot;true&quot;; [.H1098]=&quot;true&quot;); &quot;true&quot;; IF(OR([.C1098]=&quot;false reach&quot;; [.D1098]=&quot;false reach&quot;; [.E1098]=&quot;false reach&quot;; [.F1098]=&quot;false reach&quot;; [.G1098]=&quot;false reach&quot;; [.H10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1.c.i </text:p>
          </table:table-cell>
          <table:table-cell table:formula="of:=IF(OR([.C1099]=&quot;true&quot;; [.D1099]=&quot;true&quot;; [.E1099]=&quot;true&quot;; [.F1099]=&quot;true&quot;; [.G1099]=&quot;true&quot;; [.H1099]=&quot;true&quot;); &quot;true&quot;; IF(OR([.C1099]=&quot;false reach&quot;; [.D1099]=&quot;false reach&quot;; [.E1099]=&quot;false reach&quot;; [.F1099]=&quot;false reach&quot;; [.G1099]=&quot;false reach&quot;; [.H10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2.c.i </text:p>
          </table:table-cell>
          <table:table-cell table:formula="of:=IF(OR([.C1100]=&quot;true&quot;; [.D1100]=&quot;true&quot;; [.E1100]=&quot;true&quot;; [.F1100]=&quot;true&quot;; [.G1100]=&quot;true&quot;; [.H1100]=&quot;true&quot;); &quot;true&quot;; IF(OR([.C1100]=&quot;false reach&quot;; [.D1100]=&quot;false reach&quot;; [.E1100]=&quot;false reach&quot;; [.F1100]=&quot;false reach&quot;; [.G1100]=&quot;false reach&quot;; [.H11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3.c.i </text:p>
          </table:table-cell>
          <table:table-cell table:formula="of:=IF(OR([.C1101]=&quot;true&quot;; [.D1101]=&quot;true&quot;; [.E1101]=&quot;true&quot;; [.F1101]=&quot;true&quot;; [.G1101]=&quot;true&quot;; [.H1101]=&quot;true&quot;); &quot;true&quot;; IF(OR([.C1101]=&quot;false reach&quot;; [.D1101]=&quot;false reach&quot;; [.E1101]=&quot;false reach&quot;; [.F1101]=&quot;false reach&quot;; [.G1101]=&quot;false reach&quot;; [.H11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4.c.i </text:p>
          </table:table-cell>
          <table:table-cell table:formula="of:=IF(OR([.C1102]=&quot;true&quot;; [.D1102]=&quot;true&quot;; [.E1102]=&quot;true&quot;; [.F1102]=&quot;true&quot;; [.G1102]=&quot;true&quot;; [.H1102]=&quot;true&quot;); &quot;true&quot;; IF(OR([.C1102]=&quot;false reach&quot;; [.D1102]=&quot;false reach&quot;; [.E1102]=&quot;false reach&quot;; [.F1102]=&quot;false reach&quot;; [.G1102]=&quot;false reach&quot;; [.H11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5.c.i </text:p>
          </table:table-cell>
          <table:table-cell table:formula="of:=IF(OR([.C1103]=&quot;true&quot;; [.D1103]=&quot;true&quot;; [.E1103]=&quot;true&quot;; [.F1103]=&quot;true&quot;; [.G1103]=&quot;true&quot;; [.H1103]=&quot;true&quot;); &quot;true&quot;; IF(OR([.C1103]=&quot;false reach&quot;; [.D1103]=&quot;false reach&quot;; [.E1103]=&quot;false reach&quot;; [.F1103]=&quot;false reach&quot;; [.G1103]=&quot;false reach&quot;; [.H110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6.c.i </text:p>
          </table:table-cell>
          <table:table-cell table:formula="of:=IF(OR([.C1104]=&quot;true&quot;; [.D1104]=&quot;true&quot;; [.E1104]=&quot;true&quot;; [.F1104]=&quot;true&quot;; [.G1104]=&quot;true&quot;; [.H1104]=&quot;true&quot;); &quot;true&quot;; IF(OR([.C1104]=&quot;false reach&quot;; [.D1104]=&quot;false reach&quot;; [.E1104]=&quot;false reach&quot;; [.F1104]=&quot;false reach&quot;; [.G1104]=&quot;false reach&quot;; [.H11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7.c.i </text:p>
          </table:table-cell>
          <table:table-cell table:formula="of:=IF(OR([.C1105]=&quot;true&quot;; [.D1105]=&quot;true&quot;; [.E1105]=&quot;true&quot;; [.F1105]=&quot;true&quot;; [.G1105]=&quot;true&quot;; [.H1105]=&quot;true&quot;); &quot;true&quot;; IF(OR([.C1105]=&quot;false reach&quot;; [.D1105]=&quot;false reach&quot;; [.E1105]=&quot;false reach&quot;; [.F1105]=&quot;false reach&quot;; [.G1105]=&quot;false reach&quot;; [.H110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8.c.i </text:p>
          </table:table-cell>
          <table:table-cell table:formula="of:=IF(OR([.C1106]=&quot;true&quot;; [.D1106]=&quot;true&quot;; [.E1106]=&quot;true&quot;; [.F1106]=&quot;true&quot;; [.G1106]=&quot;true&quot;; [.H1106]=&quot;true&quot;); &quot;true&quot;; IF(OR([.C1106]=&quot;false reach&quot;; [.D1106]=&quot;false reach&quot;; [.E1106]=&quot;false reach&quot;; [.F1106]=&quot;false reach&quot;; [.G1106]=&quot;false reach&quot;; [.H11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9.c.i </text:p>
          </table:table-cell>
          <table:table-cell table:formula="of:=IF(OR([.C1107]=&quot;true&quot;; [.D1107]=&quot;true&quot;; [.E1107]=&quot;true&quot;; [.F1107]=&quot;true&quot;; [.G1107]=&quot;true&quot;; [.H1107]=&quot;true&quot;); &quot;true&quot;; IF(OR([.C1107]=&quot;false reach&quot;; [.D1107]=&quot;false reach&quot;; [.E1107]=&quot;false reach&quot;; [.F1107]=&quot;false reach&quot;; [.G1107]=&quot;false reach&quot;; [.H11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0.c.i </text:p>
          </table:table-cell>
          <table:table-cell table:formula="of:=IF(OR([.C1108]=&quot;true&quot;; [.D1108]=&quot;true&quot;; [.E1108]=&quot;true&quot;; [.F1108]=&quot;true&quot;; [.G1108]=&quot;true&quot;; [.H1108]=&quot;true&quot;); &quot;true&quot;; IF(OR([.C1108]=&quot;false reach&quot;; [.D1108]=&quot;false reach&quot;; [.E1108]=&quot;false reach&quot;; [.F1108]=&quot;false reach&quot;; [.G1108]=&quot;false reach&quot;; [.H110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1.c.i </text:p>
          </table:table-cell>
          <table:table-cell table:formula="of:=IF(OR([.C1109]=&quot;true&quot;; [.D1109]=&quot;true&quot;; [.E1109]=&quot;true&quot;; [.F1109]=&quot;true&quot;; [.G1109]=&quot;true&quot;; [.H1109]=&quot;true&quot;); &quot;true&quot;; IF(OR([.C1109]=&quot;false reach&quot;; [.D1109]=&quot;false reach&quot;; [.E1109]=&quot;false reach&quot;; [.F1109]=&quot;false reach&quot;; [.G1109]=&quot;false reach&quot;; [.H11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2.c.i </text:p>
          </table:table-cell>
          <table:table-cell table:formula="of:=IF(OR([.C1110]=&quot;true&quot;; [.D1110]=&quot;true&quot;; [.E1110]=&quot;true&quot;; [.F1110]=&quot;true&quot;; [.G1110]=&quot;true&quot;; [.H1110]=&quot;true&quot;); &quot;true&quot;; IF(OR([.C1110]=&quot;false reach&quot;; [.D1110]=&quot;false reach&quot;; [.E1110]=&quot;false reach&quot;; [.F1110]=&quot;false reach&quot;; [.G1110]=&quot;false reach&quot;; [.H111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3.c.i </text:p>
          </table:table-cell>
          <table:table-cell table:formula="of:=IF(OR([.C1111]=&quot;true&quot;; [.D1111]=&quot;true&quot;; [.E1111]=&quot;true&quot;; [.F1111]=&quot;true&quot;; [.G1111]=&quot;true&quot;; [.H1111]=&quot;true&quot;); &quot;true&quot;; IF(OR([.C1111]=&quot;false reach&quot;; [.D1111]=&quot;false reach&quot;; [.E1111]=&quot;false reach&quot;; [.F1111]=&quot;false reach&quot;; [.G1111]=&quot;false reach&quot;; [.H111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4.c.i </text:p>
          </table:table-cell>
          <table:table-cell table:formula="of:=IF(OR([.C1112]=&quot;true&quot;; [.D1112]=&quot;true&quot;; [.E1112]=&quot;true&quot;; [.F1112]=&quot;true&quot;; [.G1112]=&quot;true&quot;; [.H1112]=&quot;true&quot;); &quot;true&quot;; IF(OR([.C1112]=&quot;false reach&quot;; [.D1112]=&quot;false reach&quot;; [.E1112]=&quot;false reach&quot;; [.F1112]=&quot;false reach&quot;; [.G1112]=&quot;false reach&quot;; [.H11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5.c.i </text:p>
          </table:table-cell>
          <table:table-cell table:formula="of:=IF(OR([.C1113]=&quot;true&quot;; [.D1113]=&quot;true&quot;; [.E1113]=&quot;true&quot;; [.F1113]=&quot;true&quot;; [.G1113]=&quot;true&quot;; [.H1113]=&quot;true&quot;); &quot;true&quot;; IF(OR([.C1113]=&quot;false reach&quot;; [.D1113]=&quot;false reach&quot;; [.E1113]=&quot;false reach&quot;; [.F1113]=&quot;false reach&quot;; [.G1113]=&quot;false reach&quot;; [.H11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6.c.i </text:p>
          </table:table-cell>
          <table:table-cell table:formula="of:=IF(OR([.C1114]=&quot;true&quot;; [.D1114]=&quot;true&quot;; [.E1114]=&quot;true&quot;; [.F1114]=&quot;true&quot;; [.G1114]=&quot;true&quot;; [.H1114]=&quot;true&quot;); &quot;true&quot;; IF(OR([.C1114]=&quot;false reach&quot;; [.D1114]=&quot;false reach&quot;; [.E1114]=&quot;false reach&quot;; [.F1114]=&quot;false reach&quot;; [.G1114]=&quot;false reach&quot;; [.H111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7.c.i </text:p>
          </table:table-cell>
          <table:table-cell table:formula="of:=IF(OR([.C1115]=&quot;true&quot;; [.D1115]=&quot;true&quot;; [.E1115]=&quot;true&quot;; [.F1115]=&quot;true&quot;; [.G1115]=&quot;true&quot;; [.H1115]=&quot;true&quot;); &quot;true&quot;; IF(OR([.C1115]=&quot;false reach&quot;; [.D1115]=&quot;false reach&quot;; [.E1115]=&quot;false reach&quot;; [.F1115]=&quot;false reach&quot;; [.G1115]=&quot;false reach&quot;; [.H11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8.c.i </text:p>
          </table:table-cell>
          <table:table-cell table:formula="of:=IF(OR([.C1116]=&quot;true&quot;; [.D1116]=&quot;true&quot;; [.E1116]=&quot;true&quot;; [.F1116]=&quot;true&quot;; [.G1116]=&quot;true&quot;; [.H1116]=&quot;true&quot;); &quot;true&quot;; IF(OR([.C1116]=&quot;false reach&quot;; [.D1116]=&quot;false reach&quot;; [.E1116]=&quot;false reach&quot;; [.F1116]=&quot;false reach&quot;; [.G1116]=&quot;false reach&quot;; [.H11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9.c.i </text:p>
          </table:table-cell>
          <table:table-cell table:formula="of:=IF(OR([.C1117]=&quot;true&quot;; [.D1117]=&quot;true&quot;; [.E1117]=&quot;true&quot;; [.F1117]=&quot;true&quot;; [.G1117]=&quot;true&quot;; [.H1117]=&quot;true&quot;); &quot;true&quot;; IF(OR([.C1117]=&quot;false reach&quot;; [.D1117]=&quot;false reach&quot;; [.E1117]=&quot;false reach&quot;; [.F1117]=&quot;false reach&quot;; [.G1117]=&quot;false reach&quot;; [.H11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0.c.i </text:p>
          </table:table-cell>
          <table:table-cell table:formula="of:=IF(OR([.C1118]=&quot;true&quot;; [.D1118]=&quot;true&quot;; [.E1118]=&quot;true&quot;; [.F1118]=&quot;true&quot;; [.G1118]=&quot;true&quot;; [.H1118]=&quot;true&quot;); &quot;true&quot;; IF(OR([.C1118]=&quot;false reach&quot;; [.D1118]=&quot;false reach&quot;; [.E1118]=&quot;false reach&quot;; [.F1118]=&quot;false reach&quot;; [.G1118]=&quot;false reach&quot;; [.H11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1.c.i </text:p>
          </table:table-cell>
          <table:table-cell table:formula="of:=IF(OR([.C1119]=&quot;true&quot;; [.D1119]=&quot;true&quot;; [.E1119]=&quot;true&quot;; [.F1119]=&quot;true&quot;; [.G1119]=&quot;true&quot;; [.H1119]=&quot;true&quot;); &quot;true&quot;; IF(OR([.C1119]=&quot;false reach&quot;; [.D1119]=&quot;false reach&quot;; [.E1119]=&quot;false reach&quot;; [.F1119]=&quot;false reach&quot;; [.G1119]=&quot;false reach&quot;; [.H111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2.c.i </text:p>
          </table:table-cell>
          <table:table-cell table:formula="of:=IF(OR([.C1120]=&quot;true&quot;; [.D1120]=&quot;true&quot;; [.E1120]=&quot;true&quot;; [.F1120]=&quot;true&quot;; [.G1120]=&quot;true&quot;; [.H1120]=&quot;true&quot;); &quot;true&quot;; IF(OR([.C1120]=&quot;false reach&quot;; [.D1120]=&quot;false reach&quot;; [.E1120]=&quot;false reach&quot;; [.F1120]=&quot;false reach&quot;; [.G1120]=&quot;false reach&quot;; [.H11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3.c.i </text:p>
          </table:table-cell>
          <table:table-cell table:formula="of:=IF(OR([.C1121]=&quot;true&quot;; [.D1121]=&quot;true&quot;; [.E1121]=&quot;true&quot;; [.F1121]=&quot;true&quot;; [.G1121]=&quot;true&quot;; [.H1121]=&quot;true&quot;); &quot;true&quot;; IF(OR([.C1121]=&quot;false reach&quot;; [.D1121]=&quot;false reach&quot;; [.E1121]=&quot;false reach&quot;; [.F1121]=&quot;false reach&quot;; [.G1121]=&quot;false reach&quot;; [.H112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4.c.i </text:p>
          </table:table-cell>
          <table:table-cell table:formula="of:=IF(OR([.C1122]=&quot;true&quot;; [.D1122]=&quot;true&quot;; [.E1122]=&quot;true&quot;; [.F1122]=&quot;true&quot;; [.G1122]=&quot;true&quot;; [.H1122]=&quot;true&quot;); &quot;true&quot;; IF(OR([.C1122]=&quot;false reach&quot;; [.D1122]=&quot;false reach&quot;; [.E1122]=&quot;false reach&quot;; [.F1122]=&quot;false reach&quot;; [.G1122]=&quot;false reach&quot;; [.H11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5.c.i </text:p>
          </table:table-cell>
          <table:table-cell table:formula="of:=IF(OR([.C1123]=&quot;true&quot;; [.D1123]=&quot;true&quot;; [.E1123]=&quot;true&quot;; [.F1123]=&quot;true&quot;; [.G1123]=&quot;true&quot;; [.H1123]=&quot;true&quot;); &quot;true&quot;; IF(OR([.C1123]=&quot;false reach&quot;; [.D1123]=&quot;false reach&quot;; [.E1123]=&quot;false reach&quot;; [.F1123]=&quot;false reach&quot;; [.G1123]=&quot;false reach&quot;; [.H11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6.c.i </text:p>
          </table:table-cell>
          <table:table-cell table:formula="of:=IF(OR([.C1124]=&quot;true&quot;; [.D1124]=&quot;true&quot;; [.E1124]=&quot;true&quot;; [.F1124]=&quot;true&quot;; [.G1124]=&quot;true&quot;; [.H1124]=&quot;true&quot;); &quot;true&quot;; IF(OR([.C1124]=&quot;false reach&quot;; [.D1124]=&quot;false reach&quot;; [.E1124]=&quot;false reach&quot;; [.F1124]=&quot;false reach&quot;; [.G1124]=&quot;false reach&quot;; [.H11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7.c.i </text:p>
          </table:table-cell>
          <table:table-cell table:formula="of:=IF(OR([.C1125]=&quot;true&quot;; [.D1125]=&quot;true&quot;; [.E1125]=&quot;true&quot;; [.F1125]=&quot;true&quot;; [.G1125]=&quot;true&quot;; [.H1125]=&quot;true&quot;); &quot;true&quot;; IF(OR([.C1125]=&quot;false reach&quot;; [.D1125]=&quot;false reach&quot;; [.E1125]=&quot;false reach&quot;; [.F1125]=&quot;false reach&quot;; [.G1125]=&quot;false reach&quot;; [.H11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8.c.i </text:p>
          </table:table-cell>
          <table:table-cell table:formula="of:=IF(OR([.C1126]=&quot;true&quot;; [.D1126]=&quot;true&quot;; [.E1126]=&quot;true&quot;; [.F1126]=&quot;true&quot;; [.G1126]=&quot;true&quot;; [.H1126]=&quot;true&quot;); &quot;true&quot;; IF(OR([.C1126]=&quot;false reach&quot;; [.D1126]=&quot;false reach&quot;; [.E1126]=&quot;false reach&quot;; [.F1126]=&quot;false reach&quot;; [.G1126]=&quot;false reach&quot;; [.H11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9.c.i </text:p>
          </table:table-cell>
          <table:table-cell table:formula="of:=IF(OR([.C1127]=&quot;true&quot;; [.D1127]=&quot;true&quot;; [.E1127]=&quot;true&quot;; [.F1127]=&quot;true&quot;; [.G1127]=&quot;true&quot;; [.H1127]=&quot;true&quot;); &quot;true&quot;; IF(OR([.C1127]=&quot;false reach&quot;; [.D1127]=&quot;false reach&quot;; [.E1127]=&quot;false reach&quot;; [.F1127]=&quot;false reach&quot;; [.G1127]=&quot;false reach&quot;; [.H11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0.c.i </text:p>
          </table:table-cell>
          <table:table-cell table:formula="of:=IF(OR([.C1128]=&quot;true&quot;; [.D1128]=&quot;true&quot;; [.E1128]=&quot;true&quot;; [.F1128]=&quot;true&quot;; [.G1128]=&quot;true&quot;; [.H1128]=&quot;true&quot;); &quot;true&quot;; IF(OR([.C1128]=&quot;false reach&quot;; [.D1128]=&quot;false reach&quot;; [.E1128]=&quot;false reach&quot;; [.F1128]=&quot;false reach&quot;; [.G1128]=&quot;false reach&quot;; [.H112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1.c.i </text:p>
          </table:table-cell>
          <table:table-cell table:formula="of:=IF(OR([.C1129]=&quot;true&quot;; [.D1129]=&quot;true&quot;; [.E1129]=&quot;true&quot;; [.F1129]=&quot;true&quot;; [.G1129]=&quot;true&quot;; [.H1129]=&quot;true&quot;); &quot;true&quot;; IF(OR([.C1129]=&quot;false reach&quot;; [.D1129]=&quot;false reach&quot;; [.E1129]=&quot;false reach&quot;; [.F1129]=&quot;false reach&quot;; [.G1129]=&quot;false reach&quot;; [.H112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2.c.i </text:p>
          </table:table-cell>
          <table:table-cell table:formula="of:=IF(OR([.C1130]=&quot;true&quot;; [.D1130]=&quot;true&quot;; [.E1130]=&quot;true&quot;; [.F1130]=&quot;true&quot;; [.G1130]=&quot;true&quot;; [.H1130]=&quot;true&quot;); &quot;true&quot;; IF(OR([.C1130]=&quot;false reach&quot;; [.D1130]=&quot;false reach&quot;; [.E1130]=&quot;false reach&quot;; [.F1130]=&quot;false reach&quot;; [.G1130]=&quot;false reach&quot;; [.H11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3.c.i </text:p>
          </table:table-cell>
          <table:table-cell table:formula="of:=IF(OR([.C1131]=&quot;true&quot;; [.D1131]=&quot;true&quot;; [.E1131]=&quot;true&quot;; [.F1131]=&quot;true&quot;; [.G1131]=&quot;true&quot;; [.H1131]=&quot;true&quot;); &quot;true&quot;; IF(OR([.C1131]=&quot;false reach&quot;; [.D1131]=&quot;false reach&quot;; [.E1131]=&quot;false reach&quot;; [.F1131]=&quot;false reach&quot;; [.G1131]=&quot;false reach&quot;; [.H11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4.c.i </text:p>
          </table:table-cell>
          <table:table-cell table:formula="of:=IF(OR([.C1132]=&quot;true&quot;; [.D1132]=&quot;true&quot;; [.E1132]=&quot;true&quot;; [.F1132]=&quot;true&quot;; [.G1132]=&quot;true&quot;; [.H1132]=&quot;true&quot;); &quot;true&quot;; IF(OR([.C1132]=&quot;false reach&quot;; [.D1132]=&quot;false reach&quot;; [.E1132]=&quot;false reach&quot;; [.F1132]=&quot;false reach&quot;; [.G1132]=&quot;false reach&quot;; [.H11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5.c.i </text:p>
          </table:table-cell>
          <table:table-cell table:formula="of:=IF(OR([.C1133]=&quot;true&quot;; [.D1133]=&quot;true&quot;; [.E1133]=&quot;true&quot;; [.F1133]=&quot;true&quot;; [.G1133]=&quot;true&quot;; [.H1133]=&quot;true&quot;); &quot;true&quot;; IF(OR([.C1133]=&quot;false reach&quot;; [.D1133]=&quot;false reach&quot;; [.E1133]=&quot;false reach&quot;; [.F1133]=&quot;false reach&quot;; [.G1133]=&quot;false reach&quot;; [.H11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6.c.i </text:p>
          </table:table-cell>
          <table:table-cell table:formula="of:=IF(OR([.C1134]=&quot;true&quot;; [.D1134]=&quot;true&quot;; [.E1134]=&quot;true&quot;; [.F1134]=&quot;true&quot;; [.G1134]=&quot;true&quot;; [.H1134]=&quot;true&quot;); &quot;true&quot;; IF(OR([.C1134]=&quot;false reach&quot;; [.D1134]=&quot;false reach&quot;; [.E1134]=&quot;false reach&quot;; [.F1134]=&quot;false reach&quot;; [.G1134]=&quot;false reach&quot;; [.H11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7.c.i </text:p>
          </table:table-cell>
          <table:table-cell table:formula="of:=IF(OR([.C1135]=&quot;true&quot;; [.D1135]=&quot;true&quot;; [.E1135]=&quot;true&quot;; [.F1135]=&quot;true&quot;; [.G1135]=&quot;true&quot;; [.H1135]=&quot;true&quot;); &quot;true&quot;; IF(OR([.C1135]=&quot;false reach&quot;; [.D1135]=&quot;false reach&quot;; [.E1135]=&quot;false reach&quot;; [.F1135]=&quot;false reach&quot;; [.G1135]=&quot;false reach&quot;; [.H11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8.c.i </text:p>
          </table:table-cell>
          <table:table-cell table:formula="of:=IF(OR([.C1136]=&quot;true&quot;; [.D1136]=&quot;true&quot;; [.E1136]=&quot;true&quot;; [.F1136]=&quot;true&quot;; [.G1136]=&quot;true&quot;; [.H1136]=&quot;true&quot;); &quot;true&quot;; IF(OR([.C1136]=&quot;false reach&quot;; [.D1136]=&quot;false reach&quot;; [.E1136]=&quot;false reach&quot;; [.F1136]=&quot;false reach&quot;; [.G1136]=&quot;false reach&quot;; [.H11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9.c.i </text:p>
          </table:table-cell>
          <table:table-cell table:formula="of:=IF(OR([.C1137]=&quot;true&quot;; [.D1137]=&quot;true&quot;; [.E1137]=&quot;true&quot;; [.F1137]=&quot;true&quot;; [.G1137]=&quot;true&quot;; [.H1137]=&quot;true&quot;); &quot;true&quot;; IF(OR([.C1137]=&quot;false reach&quot;; [.D1137]=&quot;false reach&quot;; [.E1137]=&quot;false reach&quot;; [.F1137]=&quot;false reach&quot;; [.G1137]=&quot;false reach&quot;; [.H11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0.c.i </text:p>
          </table:table-cell>
          <table:table-cell table:formula="of:=IF(OR([.C1138]=&quot;true&quot;; [.D1138]=&quot;true&quot;; [.E1138]=&quot;true&quot;; [.F1138]=&quot;true&quot;; [.G1138]=&quot;true&quot;; [.H1138]=&quot;true&quot;); &quot;true&quot;; IF(OR([.C1138]=&quot;false reach&quot;; [.D1138]=&quot;false reach&quot;; [.E1138]=&quot;false reach&quot;; [.F1138]=&quot;false reach&quot;; [.G1138]=&quot;false reach&quot;; [.H113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1.c.i </text:p>
          </table:table-cell>
          <table:table-cell table:formula="of:=IF(OR([.C1139]=&quot;true&quot;; [.D1139]=&quot;true&quot;; [.E1139]=&quot;true&quot;; [.F1139]=&quot;true&quot;; [.G1139]=&quot;true&quot;; [.H1139]=&quot;true&quot;); &quot;true&quot;; IF(OR([.C1139]=&quot;false reach&quot;; [.D1139]=&quot;false reach&quot;; [.E1139]=&quot;false reach&quot;; [.F1139]=&quot;false reach&quot;; [.G1139]=&quot;false reach&quot;; [.H113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2.c.i </text:p>
          </table:table-cell>
          <table:table-cell table:formula="of:=IF(OR([.C1140]=&quot;true&quot;; [.D1140]=&quot;true&quot;; [.E1140]=&quot;true&quot;; [.F1140]=&quot;true&quot;; [.G1140]=&quot;true&quot;; [.H1140]=&quot;true&quot;); &quot;true&quot;; IF(OR([.C1140]=&quot;false reach&quot;; [.D1140]=&quot;false reach&quot;; [.E1140]=&quot;false reach&quot;; [.F1140]=&quot;false reach&quot;; [.G1140]=&quot;false reach&quot;; [.H11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3.c.i </text:p>
          </table:table-cell>
          <table:table-cell table:formula="of:=IF(OR([.C1141]=&quot;true&quot;; [.D1141]=&quot;true&quot;; [.E1141]=&quot;true&quot;; [.F1141]=&quot;true&quot;; [.G1141]=&quot;true&quot;; [.H1141]=&quot;true&quot;); &quot;true&quot;; IF(OR([.C1141]=&quot;false reach&quot;; [.D1141]=&quot;false reach&quot;; [.E1141]=&quot;false reach&quot;; [.F1141]=&quot;false reach&quot;; [.G1141]=&quot;false reach&quot;; [.H11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4.c.i </text:p>
          </table:table-cell>
          <table:table-cell table:formula="of:=IF(OR([.C1142]=&quot;true&quot;; [.D1142]=&quot;true&quot;; [.E1142]=&quot;true&quot;; [.F1142]=&quot;true&quot;; [.G1142]=&quot;true&quot;; [.H1142]=&quot;true&quot;); &quot;true&quot;; IF(OR([.C1142]=&quot;false reach&quot;; [.D1142]=&quot;false reach&quot;; [.E1142]=&quot;false reach&quot;; [.F1142]=&quot;false reach&quot;; [.G1142]=&quot;false reach&quot;; [.H11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5.c.i </text:p>
          </table:table-cell>
          <table:table-cell table:formula="of:=IF(OR([.C1143]=&quot;true&quot;; [.D1143]=&quot;true&quot;; [.E1143]=&quot;true&quot;; [.F1143]=&quot;true&quot;; [.G1143]=&quot;true&quot;; [.H1143]=&quot;true&quot;); &quot;true&quot;; IF(OR([.C1143]=&quot;false reach&quot;; [.D1143]=&quot;false reach&quot;; [.E1143]=&quot;false reach&quot;; [.F1143]=&quot;false reach&quot;; [.G1143]=&quot;false reach&quot;; [.H11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6.c.i </text:p>
          </table:table-cell>
          <table:table-cell table:formula="of:=IF(OR([.C1144]=&quot;true&quot;; [.D1144]=&quot;true&quot;; [.E1144]=&quot;true&quot;; [.F1144]=&quot;true&quot;; [.G1144]=&quot;true&quot;; [.H1144]=&quot;true&quot;); &quot;true&quot;; IF(OR([.C1144]=&quot;false reach&quot;; [.D1144]=&quot;false reach&quot;; [.E1144]=&quot;false reach&quot;; [.F1144]=&quot;false reach&quot;; [.G1144]=&quot;false reach&quot;; [.H11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7.c.i </text:p>
          </table:table-cell>
          <table:table-cell table:formula="of:=IF(OR([.C1145]=&quot;true&quot;; [.D1145]=&quot;true&quot;; [.E1145]=&quot;true&quot;; [.F1145]=&quot;true&quot;; [.G1145]=&quot;true&quot;; [.H1145]=&quot;true&quot;); &quot;true&quot;; IF(OR([.C1145]=&quot;false reach&quot;; [.D1145]=&quot;false reach&quot;; [.E1145]=&quot;false reach&quot;; [.F1145]=&quot;false reach&quot;; [.G1145]=&quot;false reach&quot;; [.H11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8.c.i </text:p>
          </table:table-cell>
          <table:table-cell table:formula="of:=IF(OR([.C1146]=&quot;true&quot;; [.D1146]=&quot;true&quot;; [.E1146]=&quot;true&quot;; [.F1146]=&quot;true&quot;; [.G1146]=&quot;true&quot;; [.H1146]=&quot;true&quot;); &quot;true&quot;; IF(OR([.C1146]=&quot;false reach&quot;; [.D1146]=&quot;false reach&quot;; [.E1146]=&quot;false reach&quot;; [.F1146]=&quot;false reach&quot;; [.G1146]=&quot;false reach&quot;; [.H114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9.c.i </text:p>
          </table:table-cell>
          <table:table-cell table:formula="of:=IF(OR([.C1147]=&quot;true&quot;; [.D1147]=&quot;true&quot;; [.E1147]=&quot;true&quot;; [.F1147]=&quot;true&quot;; [.G1147]=&quot;true&quot;; [.H1147]=&quot;true&quot;); &quot;true&quot;; IF(OR([.C1147]=&quot;false reach&quot;; [.D1147]=&quot;false reach&quot;; [.E1147]=&quot;false reach&quot;; [.F1147]=&quot;false reach&quot;; [.G1147]=&quot;false reach&quot;; [.H114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0.c.i </text:p>
          </table:table-cell>
          <table:table-cell table:formula="of:=IF(OR([.C1148]=&quot;true&quot;; [.D1148]=&quot;true&quot;; [.E1148]=&quot;true&quot;; [.F1148]=&quot;true&quot;; [.G1148]=&quot;true&quot;; [.H1148]=&quot;true&quot;); &quot;true&quot;; IF(OR([.C1148]=&quot;false reach&quot;; [.D1148]=&quot;false reach&quot;; [.E1148]=&quot;false reach&quot;; [.F1148]=&quot;false reach&quot;; [.G1148]=&quot;false reach&quot;; [.H11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1.c.i </text:p>
          </table:table-cell>
          <table:table-cell table:formula="of:=IF(OR([.C1149]=&quot;true&quot;; [.D1149]=&quot;true&quot;; [.E1149]=&quot;true&quot;; [.F1149]=&quot;true&quot;; [.G1149]=&quot;true&quot;; [.H1149]=&quot;true&quot;); &quot;true&quot;; IF(OR([.C1149]=&quot;false reach&quot;; [.D1149]=&quot;false reach&quot;; [.E1149]=&quot;false reach&quot;; [.F1149]=&quot;false reach&quot;; [.G1149]=&quot;false reach&quot;; [.H11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2.c.i </text:p>
          </table:table-cell>
          <table:table-cell table:formula="of:=IF(OR([.C1150]=&quot;true&quot;; [.D1150]=&quot;true&quot;; [.E1150]=&quot;true&quot;; [.F1150]=&quot;true&quot;; [.G1150]=&quot;true&quot;; [.H1150]=&quot;true&quot;); &quot;true&quot;; IF(OR([.C1150]=&quot;false reach&quot;; [.D1150]=&quot;false reach&quot;; [.E1150]=&quot;false reach&quot;; [.F1150]=&quot;false reach&quot;; [.G1150]=&quot;false reach&quot;; [.H11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3.c.i </text:p>
          </table:table-cell>
          <table:table-cell table:formula="of:=IF(OR([.C1151]=&quot;true&quot;; [.D1151]=&quot;true&quot;; [.E1151]=&quot;true&quot;; [.F1151]=&quot;true&quot;; [.G1151]=&quot;true&quot;; [.H1151]=&quot;true&quot;); &quot;true&quot;; IF(OR([.C1151]=&quot;false reach&quot;; [.D1151]=&quot;false reach&quot;; [.E1151]=&quot;false reach&quot;; [.F1151]=&quot;false reach&quot;; [.G1151]=&quot;false reach&quot;; [.H11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4.c.i </text:p>
          </table:table-cell>
          <table:table-cell table:formula="of:=IF(OR([.C1152]=&quot;true&quot;; [.D1152]=&quot;true&quot;; [.E1152]=&quot;true&quot;; [.F1152]=&quot;true&quot;; [.G1152]=&quot;true&quot;; [.H1152]=&quot;true&quot;); &quot;true&quot;; IF(OR([.C1152]=&quot;false reach&quot;; [.D1152]=&quot;false reach&quot;; [.E1152]=&quot;false reach&quot;; [.F1152]=&quot;false reach&quot;; [.G1152]=&quot;false reach&quot;; [.H11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5.c.i </text:p>
          </table:table-cell>
          <table:table-cell table:formula="of:=IF(OR([.C1153]=&quot;true&quot;; [.D1153]=&quot;true&quot;; [.E1153]=&quot;true&quot;; [.F1153]=&quot;true&quot;; [.G1153]=&quot;true&quot;; [.H1153]=&quot;true&quot;); &quot;true&quot;; IF(OR([.C1153]=&quot;false reach&quot;; [.D1153]=&quot;false reach&quot;; [.E1153]=&quot;false reach&quot;; [.F1153]=&quot;false reach&quot;; [.G1153]=&quot;false reach&quot;; [.H11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6.c.i </text:p>
          </table:table-cell>
          <table:table-cell table:formula="of:=IF(OR([.C1154]=&quot;true&quot;; [.D1154]=&quot;true&quot;; [.E1154]=&quot;true&quot;; [.F1154]=&quot;true&quot;; [.G1154]=&quot;true&quot;; [.H1154]=&quot;true&quot;); &quot;true&quot;; IF(OR([.C1154]=&quot;false reach&quot;; [.D1154]=&quot;false reach&quot;; [.E1154]=&quot;false reach&quot;; [.F1154]=&quot;false reach&quot;; [.G1154]=&quot;false reach&quot;; [.H11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7.c.i </text:p>
          </table:table-cell>
          <table:table-cell table:formula="of:=IF(OR([.C1155]=&quot;true&quot;; [.D1155]=&quot;true&quot;; [.E1155]=&quot;true&quot;; [.F1155]=&quot;true&quot;; [.G1155]=&quot;true&quot;; [.H1155]=&quot;true&quot;); &quot;true&quot;; IF(OR([.C1155]=&quot;false reach&quot;; [.D1155]=&quot;false reach&quot;; [.E1155]=&quot;false reach&quot;; [.F1155]=&quot;false reach&quot;; [.G1155]=&quot;false reach&quot;; [.H11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8.c.i </text:p>
          </table:table-cell>
          <table:table-cell table:formula="of:=IF(OR([.C1156]=&quot;true&quot;; [.D1156]=&quot;true&quot;; [.E1156]=&quot;true&quot;; [.F1156]=&quot;true&quot;; [.G1156]=&quot;true&quot;; [.H1156]=&quot;true&quot;); &quot;true&quot;; IF(OR([.C1156]=&quot;false reach&quot;; [.D1156]=&quot;false reach&quot;; [.E1156]=&quot;false reach&quot;; [.F1156]=&quot;false reach&quot;; [.G1156]=&quot;false reach&quot;; [.H115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9.c.i </text:p>
          </table:table-cell>
          <table:table-cell table:formula="of:=IF(OR([.C1157]=&quot;true&quot;; [.D1157]=&quot;true&quot;; [.E1157]=&quot;true&quot;; [.F1157]=&quot;true&quot;; [.G1157]=&quot;true&quot;; [.H1157]=&quot;true&quot;); &quot;true&quot;; IF(OR([.C1157]=&quot;false reach&quot;; [.D1157]=&quot;false reach&quot;; [.E1157]=&quot;false reach&quot;; [.F1157]=&quot;false reach&quot;; [.G1157]=&quot;false reach&quot;; [.H11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0.c.i </text:p>
          </table:table-cell>
          <table:table-cell table:formula="of:=IF(OR([.C1158]=&quot;true&quot;; [.D1158]=&quot;true&quot;; [.E1158]=&quot;true&quot;; [.F1158]=&quot;true&quot;; [.G1158]=&quot;true&quot;; [.H1158]=&quot;true&quot;); &quot;true&quot;; IF(OR([.C1158]=&quot;false reach&quot;; [.D1158]=&quot;false reach&quot;; [.E1158]=&quot;false reach&quot;; [.F1158]=&quot;false reach&quot;; [.G1158]=&quot;false reach&quot;; [.H11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1.c.i </text:p>
          </table:table-cell>
          <table:table-cell table:formula="of:=IF(OR([.C1159]=&quot;true&quot;; [.D1159]=&quot;true&quot;; [.E1159]=&quot;true&quot;; [.F1159]=&quot;true&quot;; [.G1159]=&quot;true&quot;; [.H1159]=&quot;true&quot;); &quot;true&quot;; IF(OR([.C1159]=&quot;false reach&quot;; [.D1159]=&quot;false reach&quot;; [.E1159]=&quot;false reach&quot;; [.F1159]=&quot;false reach&quot;; [.G1159]=&quot;false reach&quot;; [.H11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2.c.i </text:p>
          </table:table-cell>
          <table:table-cell table:formula="of:=IF(OR([.C1160]=&quot;true&quot;; [.D1160]=&quot;true&quot;; [.E1160]=&quot;true&quot;; [.F1160]=&quot;true&quot;; [.G1160]=&quot;true&quot;; [.H1160]=&quot;true&quot;); &quot;true&quot;; IF(OR([.C1160]=&quot;false reach&quot;; [.D1160]=&quot;false reach&quot;; [.E1160]=&quot;false reach&quot;; [.F1160]=&quot;false reach&quot;; [.G1160]=&quot;false reach&quot;; [.H116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3.c.i </text:p>
          </table:table-cell>
          <table:table-cell table:formula="of:=IF(OR([.C1161]=&quot;true&quot;; [.D1161]=&quot;true&quot;; [.E1161]=&quot;true&quot;; [.F1161]=&quot;true&quot;; [.G1161]=&quot;true&quot;; [.H1161]=&quot;true&quot;); &quot;true&quot;; IF(OR([.C1161]=&quot;false reach&quot;; [.D1161]=&quot;false reach&quot;; [.E1161]=&quot;false reach&quot;; [.F1161]=&quot;false reach&quot;; [.G1161]=&quot;false reach&quot;; [.H116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4.c.i </text:p>
          </table:table-cell>
          <table:table-cell table:formula="of:=IF(OR([.C1162]=&quot;true&quot;; [.D1162]=&quot;true&quot;; [.E1162]=&quot;true&quot;; [.F1162]=&quot;true&quot;; [.G1162]=&quot;true&quot;; [.H1162]=&quot;true&quot;); &quot;true&quot;; IF(OR([.C1162]=&quot;false reach&quot;; [.D1162]=&quot;false reach&quot;; [.E1162]=&quot;false reach&quot;; [.F1162]=&quot;false reach&quot;; [.G1162]=&quot;false reach&quot;; [.H11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5.c.i </text:p>
          </table:table-cell>
          <table:table-cell table:formula="of:=IF(OR([.C1163]=&quot;true&quot;; [.D1163]=&quot;true&quot;; [.E1163]=&quot;true&quot;; [.F1163]=&quot;true&quot;; [.G1163]=&quot;true&quot;; [.H1163]=&quot;true&quot;); &quot;true&quot;; IF(OR([.C1163]=&quot;false reach&quot;; [.D1163]=&quot;false reach&quot;; [.E1163]=&quot;false reach&quot;; [.F1163]=&quot;false reach&quot;; [.G1163]=&quot;false reach&quot;; [.H11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6.c.i </text:p>
          </table:table-cell>
          <table:table-cell table:formula="of:=IF(OR([.C1164]=&quot;true&quot;; [.D1164]=&quot;true&quot;; [.E1164]=&quot;true&quot;; [.F1164]=&quot;true&quot;; [.G1164]=&quot;true&quot;; [.H1164]=&quot;true&quot;); &quot;true&quot;; IF(OR([.C1164]=&quot;false reach&quot;; [.D1164]=&quot;false reach&quot;; [.E1164]=&quot;false reach&quot;; [.F1164]=&quot;false reach&quot;; [.G1164]=&quot;false reach&quot;; [.H11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7.c.i </text:p>
          </table:table-cell>
          <table:table-cell table:formula="of:=IF(OR([.C1165]=&quot;true&quot;; [.D1165]=&quot;true&quot;; [.E1165]=&quot;true&quot;; [.F1165]=&quot;true&quot;; [.G1165]=&quot;true&quot;; [.H1165]=&quot;true&quot;); &quot;true&quot;; IF(OR([.C1165]=&quot;false reach&quot;; [.D1165]=&quot;false reach&quot;; [.E1165]=&quot;false reach&quot;; [.F1165]=&quot;false reach&quot;; [.G1165]=&quot;false reach&quot;; [.H11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8.c.i </text:p>
          </table:table-cell>
          <table:table-cell table:formula="of:=IF(OR([.C1166]=&quot;true&quot;; [.D1166]=&quot;true&quot;; [.E1166]=&quot;true&quot;; [.F1166]=&quot;true&quot;; [.G1166]=&quot;true&quot;; [.H1166]=&quot;true&quot;); &quot;true&quot;; IF(OR([.C1166]=&quot;false reach&quot;; [.D1166]=&quot;false reach&quot;; [.E1166]=&quot;false reach&quot;; [.F1166]=&quot;false reach&quot;; [.G1166]=&quot;false reach&quot;; [.H11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9.c.i </text:p>
          </table:table-cell>
          <table:table-cell table:formula="of:=IF(OR([.C1167]=&quot;true&quot;; [.D1167]=&quot;true&quot;; [.E1167]=&quot;true&quot;; [.F1167]=&quot;true&quot;; [.G1167]=&quot;true&quot;; [.H1167]=&quot;true&quot;); &quot;true&quot;; IF(OR([.C1167]=&quot;false reach&quot;; [.D1167]=&quot;false reach&quot;; [.E1167]=&quot;false reach&quot;; [.F1167]=&quot;false reach&quot;; [.G1167]=&quot;false reach&quot;; [.H116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0.c.i </text:p>
          </table:table-cell>
          <table:table-cell table:formula="of:=IF(OR([.C1168]=&quot;true&quot;; [.D1168]=&quot;true&quot;; [.E1168]=&quot;true&quot;; [.F1168]=&quot;true&quot;; [.G1168]=&quot;true&quot;; [.H1168]=&quot;true&quot;); &quot;true&quot;; IF(OR([.C1168]=&quot;false reach&quot;; [.D1168]=&quot;false reach&quot;; [.E1168]=&quot;false reach&quot;; [.F1168]=&quot;false reach&quot;; [.G1168]=&quot;false reach&quot;; [.H11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1.c.i </text:p>
          </table:table-cell>
          <table:table-cell table:formula="of:=IF(OR([.C1169]=&quot;true&quot;; [.D1169]=&quot;true&quot;; [.E1169]=&quot;true&quot;; [.F1169]=&quot;true&quot;; [.G1169]=&quot;true&quot;; [.H1169]=&quot;true&quot;); &quot;true&quot;; IF(OR([.C1169]=&quot;false reach&quot;; [.D1169]=&quot;false reach&quot;; [.E1169]=&quot;false reach&quot;; [.F1169]=&quot;false reach&quot;; [.G1169]=&quot;false reach&quot;; [.H11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2.c.i </text:p>
          </table:table-cell>
          <table:table-cell table:formula="of:=IF(OR([.C1170]=&quot;true&quot;; [.D1170]=&quot;true&quot;; [.E1170]=&quot;true&quot;; [.F1170]=&quot;true&quot;; [.G1170]=&quot;true&quot;; [.H1170]=&quot;true&quot;); &quot;true&quot;; IF(OR([.C1170]=&quot;false reach&quot;; [.D1170]=&quot;false reach&quot;; [.E1170]=&quot;false reach&quot;; [.F1170]=&quot;false reach&quot;; [.G1170]=&quot;false reach&quot;; [.H11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3.c.i </text:p>
          </table:table-cell>
          <table:table-cell table:formula="of:=IF(OR([.C1171]=&quot;true&quot;; [.D1171]=&quot;true&quot;; [.E1171]=&quot;true&quot;; [.F1171]=&quot;true&quot;; [.G1171]=&quot;true&quot;; [.H1171]=&quot;true&quot;); &quot;true&quot;; IF(OR([.C1171]=&quot;false reach&quot;; [.D1171]=&quot;false reach&quot;; [.E1171]=&quot;false reach&quot;; [.F1171]=&quot;false reach&quot;; [.G1171]=&quot;false reach&quot;; [.H117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4.c.i </text:p>
          </table:table-cell>
          <table:table-cell table:formula="of:=IF(OR([.C1172]=&quot;true&quot;; [.D1172]=&quot;true&quot;; [.E1172]=&quot;true&quot;; [.F1172]=&quot;true&quot;; [.G1172]=&quot;true&quot;; [.H1172]=&quot;true&quot;); &quot;true&quot;; IF(OR([.C1172]=&quot;false reach&quot;; [.D1172]=&quot;false reach&quot;; [.E1172]=&quot;false reach&quot;; [.F1172]=&quot;false reach&quot;; [.G1172]=&quot;false reach&quot;; [.H11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5.c.i </text:p>
          </table:table-cell>
          <table:table-cell table:formula="of:=IF(OR([.C1173]=&quot;true&quot;; [.D1173]=&quot;true&quot;; [.E1173]=&quot;true&quot;; [.F1173]=&quot;true&quot;; [.G1173]=&quot;true&quot;; [.H1173]=&quot;true&quot;); &quot;true&quot;; IF(OR([.C1173]=&quot;false reach&quot;; [.D1173]=&quot;false reach&quot;; [.E1173]=&quot;false reach&quot;; [.F1173]=&quot;false reach&quot;; [.G1173]=&quot;false reach&quot;; [.H11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6.c.i </text:p>
          </table:table-cell>
          <table:table-cell table:formula="of:=IF(OR([.C1174]=&quot;true&quot;; [.D1174]=&quot;true&quot;; [.E1174]=&quot;true&quot;; [.F1174]=&quot;true&quot;; [.G1174]=&quot;true&quot;; [.H1174]=&quot;true&quot;); &quot;true&quot;; IF(OR([.C1174]=&quot;false reach&quot;; [.D1174]=&quot;false reach&quot;; [.E1174]=&quot;false reach&quot;; [.F1174]=&quot;false reach&quot;; [.G1174]=&quot;false reach&quot;; [.H11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7.c.i </text:p>
          </table:table-cell>
          <table:table-cell table:formula="of:=IF(OR([.C1175]=&quot;true&quot;; [.D1175]=&quot;true&quot;; [.E1175]=&quot;true&quot;; [.F1175]=&quot;true&quot;; [.G1175]=&quot;true&quot;; [.H1175]=&quot;true&quot;); &quot;true&quot;; IF(OR([.C1175]=&quot;false reach&quot;; [.D1175]=&quot;false reach&quot;; [.E1175]=&quot;false reach&quot;; [.F1175]=&quot;false reach&quot;; [.G1175]=&quot;false reach&quot;; [.H117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8.c.i </text:p>
          </table:table-cell>
          <table:table-cell table:formula="of:=IF(OR([.C1176]=&quot;true&quot;; [.D1176]=&quot;true&quot;; [.E1176]=&quot;true&quot;; [.F1176]=&quot;true&quot;; [.G1176]=&quot;true&quot;; [.H1176]=&quot;true&quot;); &quot;true&quot;; IF(OR([.C1176]=&quot;false reach&quot;; [.D1176]=&quot;false reach&quot;; [.E1176]=&quot;false reach&quot;; [.F1176]=&quot;false reach&quot;; [.G1176]=&quot;false reach&quot;; [.H11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9.c.i </text:p>
          </table:table-cell>
          <table:table-cell table:formula="of:=IF(OR([.C1177]=&quot;true&quot;; [.D1177]=&quot;true&quot;; [.E1177]=&quot;true&quot;; [.F1177]=&quot;true&quot;; [.G1177]=&quot;true&quot;; [.H1177]=&quot;true&quot;); &quot;true&quot;; IF(OR([.C1177]=&quot;false reach&quot;; [.D1177]=&quot;false reach&quot;; [.E1177]=&quot;false reach&quot;; [.F1177]=&quot;false reach&quot;; [.G1177]=&quot;false reach&quot;; [.H11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0.c.i </text:p>
          </table:table-cell>
          <table:table-cell table:formula="of:=IF(OR([.C1178]=&quot;true&quot;; [.D1178]=&quot;true&quot;; [.E1178]=&quot;true&quot;; [.F1178]=&quot;true&quot;; [.G1178]=&quot;true&quot;; [.H1178]=&quot;true&quot;); &quot;true&quot;; IF(OR([.C1178]=&quot;false reach&quot;; [.D1178]=&quot;false reach&quot;; [.E1178]=&quot;false reach&quot;; [.F1178]=&quot;false reach&quot;; [.G1178]=&quot;false reach&quot;; [.H117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1.c.i </text:p>
          </table:table-cell>
          <table:table-cell table:formula="of:=IF(OR([.C1179]=&quot;true&quot;; [.D1179]=&quot;true&quot;; [.E1179]=&quot;true&quot;; [.F1179]=&quot;true&quot;; [.G1179]=&quot;true&quot;; [.H1179]=&quot;true&quot;); &quot;true&quot;; IF(OR([.C1179]=&quot;false reach&quot;; [.D1179]=&quot;false reach&quot;; [.E1179]=&quot;false reach&quot;; [.F1179]=&quot;false reach&quot;; [.G1179]=&quot;false reach&quot;; [.H11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2.c.i </text:p>
          </table:table-cell>
          <table:table-cell table:formula="of:=IF(OR([.C1180]=&quot;true&quot;; [.D1180]=&quot;true&quot;; [.E1180]=&quot;true&quot;; [.F1180]=&quot;true&quot;; [.G1180]=&quot;true&quot;; [.H1180]=&quot;true&quot;); &quot;true&quot;; IF(OR([.C1180]=&quot;false reach&quot;; [.D1180]=&quot;false reach&quot;; [.E1180]=&quot;false reach&quot;; [.F1180]=&quot;false reach&quot;; [.G1180]=&quot;false reach&quot;; [.H11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3.c.i </text:p>
          </table:table-cell>
          <table:table-cell table:formula="of:=IF(OR([.C1181]=&quot;true&quot;; [.D1181]=&quot;true&quot;; [.E1181]=&quot;true&quot;; [.F1181]=&quot;true&quot;; [.G1181]=&quot;true&quot;; [.H1181]=&quot;true&quot;); &quot;true&quot;; IF(OR([.C1181]=&quot;false reach&quot;; [.D1181]=&quot;false reach&quot;; [.E1181]=&quot;false reach&quot;; [.F1181]=&quot;false reach&quot;; [.G1181]=&quot;false reach&quot;; [.H11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4.c.i </text:p>
          </table:table-cell>
          <table:table-cell table:formula="of:=IF(OR([.C1182]=&quot;true&quot;; [.D1182]=&quot;true&quot;; [.E1182]=&quot;true&quot;; [.F1182]=&quot;true&quot;; [.G1182]=&quot;true&quot;; [.H1182]=&quot;true&quot;); &quot;true&quot;; IF(OR([.C1182]=&quot;false reach&quot;; [.D1182]=&quot;false reach&quot;; [.E1182]=&quot;false reach&quot;; [.F1182]=&quot;false reach&quot;; [.G1182]=&quot;false reach&quot;; [.H11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5.c.i </text:p>
          </table:table-cell>
          <table:table-cell table:formula="of:=IF(OR([.C1183]=&quot;true&quot;; [.D1183]=&quot;true&quot;; [.E1183]=&quot;true&quot;; [.F1183]=&quot;true&quot;; [.G1183]=&quot;true&quot;; [.H1183]=&quot;true&quot;); &quot;true&quot;; IF(OR([.C1183]=&quot;false reach&quot;; [.D1183]=&quot;false reach&quot;; [.E1183]=&quot;false reach&quot;; [.F1183]=&quot;false reach&quot;; [.G1183]=&quot;false reach&quot;; [.H11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6.c.i </text:p>
          </table:table-cell>
          <table:table-cell table:formula="of:=IF(OR([.C1184]=&quot;true&quot;; [.D1184]=&quot;true&quot;; [.E1184]=&quot;true&quot;; [.F1184]=&quot;true&quot;; [.G1184]=&quot;true&quot;; [.H1184]=&quot;true&quot;); &quot;true&quot;; IF(OR([.C1184]=&quot;false reach&quot;; [.D1184]=&quot;false reach&quot;; [.E1184]=&quot;false reach&quot;; [.F1184]=&quot;false reach&quot;; [.G1184]=&quot;false reach&quot;; [.H118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7.c.i </text:p>
          </table:table-cell>
          <table:table-cell table:formula="of:=IF(OR([.C1185]=&quot;true&quot;; [.D1185]=&quot;true&quot;; [.E1185]=&quot;true&quot;; [.F1185]=&quot;true&quot;; [.G1185]=&quot;true&quot;; [.H1185]=&quot;true&quot;); &quot;true&quot;; IF(OR([.C1185]=&quot;false reach&quot;; [.D1185]=&quot;false reach&quot;; [.E1185]=&quot;false reach&quot;; [.F1185]=&quot;false reach&quot;; [.G1185]=&quot;false reach&quot;; [.H118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8.c.i </text:p>
          </table:table-cell>
          <table:table-cell table:formula="of:=IF(OR([.C1186]=&quot;true&quot;; [.D1186]=&quot;true&quot;; [.E1186]=&quot;true&quot;; [.F1186]=&quot;true&quot;; [.G1186]=&quot;true&quot;; [.H1186]=&quot;true&quot;); &quot;true&quot;; IF(OR([.C1186]=&quot;false reach&quot;; [.D1186]=&quot;false reach&quot;; [.E1186]=&quot;false reach&quot;; [.F1186]=&quot;false reach&quot;; [.G1186]=&quot;false reach&quot;; [.H11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9.c.i </text:p>
          </table:table-cell>
          <table:table-cell table:formula="of:=IF(OR([.C1187]=&quot;true&quot;; [.D1187]=&quot;true&quot;; [.E1187]=&quot;true&quot;; [.F1187]=&quot;true&quot;; [.G1187]=&quot;true&quot;; [.H1187]=&quot;true&quot;); &quot;true&quot;; IF(OR([.C1187]=&quot;false reach&quot;; [.D1187]=&quot;false reach&quot;; [.E1187]=&quot;false reach&quot;; [.F1187]=&quot;false reach&quot;; [.G1187]=&quot;false reach&quot;; [.H11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0.c.i </text:p>
          </table:table-cell>
          <table:table-cell table:formula="of:=IF(OR([.C1188]=&quot;true&quot;; [.D1188]=&quot;true&quot;; [.E1188]=&quot;true&quot;; [.F1188]=&quot;true&quot;; [.G1188]=&quot;true&quot;; [.H1188]=&quot;true&quot;); &quot;true&quot;; IF(OR([.C1188]=&quot;false reach&quot;; [.D1188]=&quot;false reach&quot;; [.E1188]=&quot;false reach&quot;; [.F1188]=&quot;false reach&quot;; [.G1188]=&quot;false reach&quot;; [.H11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1.c.i </text:p>
          </table:table-cell>
          <table:table-cell table:formula="of:=IF(OR([.C1189]=&quot;true&quot;; [.D1189]=&quot;true&quot;; [.E1189]=&quot;true&quot;; [.F1189]=&quot;true&quot;; [.G1189]=&quot;true&quot;; [.H1189]=&quot;true&quot;); &quot;true&quot;; IF(OR([.C1189]=&quot;false reach&quot;; [.D1189]=&quot;false reach&quot;; [.E1189]=&quot;false reach&quot;; [.F1189]=&quot;false reach&quot;; [.G1189]=&quot;false reach&quot;; [.H11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2.c.i </text:p>
          </table:table-cell>
          <table:table-cell table:formula="of:=IF(OR([.C1190]=&quot;true&quot;; [.D1190]=&quot;true&quot;; [.E1190]=&quot;true&quot;; [.F1190]=&quot;true&quot;; [.G1190]=&quot;true&quot;; [.H1190]=&quot;true&quot;); &quot;true&quot;; IF(OR([.C1190]=&quot;false reach&quot;; [.D1190]=&quot;false reach&quot;; [.E1190]=&quot;false reach&quot;; [.F1190]=&quot;false reach&quot;; [.G1190]=&quot;false reach&quot;; [.H11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3.c.i </text:p>
          </table:table-cell>
          <table:table-cell table:formula="of:=IF(OR([.C1191]=&quot;true&quot;; [.D1191]=&quot;true&quot;; [.E1191]=&quot;true&quot;; [.F1191]=&quot;true&quot;; [.G1191]=&quot;true&quot;; [.H1191]=&quot;true&quot;); &quot;true&quot;; IF(OR([.C1191]=&quot;false reach&quot;; [.D1191]=&quot;false reach&quot;; [.E1191]=&quot;false reach&quot;; [.F1191]=&quot;false reach&quot;; [.G1191]=&quot;false reach&quot;; [.H11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4.c.i </text:p>
          </table:table-cell>
          <table:table-cell table:formula="of:=IF(OR([.C1192]=&quot;true&quot;; [.D1192]=&quot;true&quot;; [.E1192]=&quot;true&quot;; [.F1192]=&quot;true&quot;; [.G1192]=&quot;true&quot;; [.H1192]=&quot;true&quot;); &quot;true&quot;; IF(OR([.C1192]=&quot;false reach&quot;; [.D1192]=&quot;false reach&quot;; [.E1192]=&quot;false reach&quot;; [.F1192]=&quot;false reach&quot;; [.G1192]=&quot;false reach&quot;; [.H11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5.c.i </text:p>
          </table:table-cell>
          <table:table-cell table:formula="of:=IF(OR([.C1193]=&quot;true&quot;; [.D1193]=&quot;true&quot;; [.E1193]=&quot;true&quot;; [.F1193]=&quot;true&quot;; [.G1193]=&quot;true&quot;; [.H1193]=&quot;true&quot;); &quot;true&quot;; IF(OR([.C1193]=&quot;false reach&quot;; [.D1193]=&quot;false reach&quot;; [.E1193]=&quot;false reach&quot;; [.F1193]=&quot;false reach&quot;; [.G1193]=&quot;false reach&quot;; [.H11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6.c.i </text:p>
          </table:table-cell>
          <table:table-cell table:formula="of:=IF(OR([.C1194]=&quot;true&quot;; [.D1194]=&quot;true&quot;; [.E1194]=&quot;true&quot;; [.F1194]=&quot;true&quot;; [.G1194]=&quot;true&quot;; [.H1194]=&quot;true&quot;); &quot;true&quot;; IF(OR([.C1194]=&quot;false reach&quot;; [.D1194]=&quot;false reach&quot;; [.E1194]=&quot;false reach&quot;; [.F1194]=&quot;false reach&quot;; [.G1194]=&quot;false reach&quot;; [.H11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7.c.i </text:p>
          </table:table-cell>
          <table:table-cell table:formula="of:=IF(OR([.C1195]=&quot;true&quot;; [.D1195]=&quot;true&quot;; [.E1195]=&quot;true&quot;; [.F1195]=&quot;true&quot;; [.G1195]=&quot;true&quot;; [.H1195]=&quot;true&quot;); &quot;true&quot;; IF(OR([.C1195]=&quot;false reach&quot;; [.D1195]=&quot;false reach&quot;; [.E1195]=&quot;false reach&quot;; [.F1195]=&quot;false reach&quot;; [.G1195]=&quot;false reach&quot;; [.H119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8.c.i </text:p>
          </table:table-cell>
          <table:table-cell table:formula="of:=IF(OR([.C1196]=&quot;true&quot;; [.D1196]=&quot;true&quot;; [.E1196]=&quot;true&quot;; [.F1196]=&quot;true&quot;; [.G1196]=&quot;true&quot;; [.H1196]=&quot;true&quot;); &quot;true&quot;; IF(OR([.C1196]=&quot;false reach&quot;; [.D1196]=&quot;false reach&quot;; [.E1196]=&quot;false reach&quot;; [.F1196]=&quot;false reach&quot;; [.G1196]=&quot;false reach&quot;; [.H119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9.c.i </text:p>
          </table:table-cell>
          <table:table-cell table:formula="of:=IF(OR([.C1197]=&quot;true&quot;; [.D1197]=&quot;true&quot;; [.E1197]=&quot;true&quot;; [.F1197]=&quot;true&quot;; [.G1197]=&quot;true&quot;; [.H1197]=&quot;true&quot;); &quot;true&quot;; IF(OR([.C1197]=&quot;false reach&quot;; [.D1197]=&quot;false reach&quot;; [.E1197]=&quot;false reach&quot;; [.F1197]=&quot;false reach&quot;; [.G1197]=&quot;false reach&quot;; [.H11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0.c.i </text:p>
          </table:table-cell>
          <table:table-cell table:formula="of:=IF(OR([.C1198]=&quot;true&quot;; [.D1198]=&quot;true&quot;; [.E1198]=&quot;true&quot;; [.F1198]=&quot;true&quot;; [.G1198]=&quot;true&quot;; [.H1198]=&quot;true&quot;); &quot;true&quot;; IF(OR([.C1198]=&quot;false reach&quot;; [.D1198]=&quot;false reach&quot;; [.E1198]=&quot;false reach&quot;; [.F1198]=&quot;false reach&quot;; [.G1198]=&quot;false reach&quot;; [.H119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1.c.i </text:p>
          </table:table-cell>
          <table:table-cell table:formula="of:=IF(OR([.C1199]=&quot;true&quot;; [.D1199]=&quot;true&quot;; [.E1199]=&quot;true&quot;; [.F1199]=&quot;true&quot;; [.G1199]=&quot;true&quot;; [.H1199]=&quot;true&quot;); &quot;true&quot;; IF(OR([.C1199]=&quot;false reach&quot;; [.D1199]=&quot;false reach&quot;; [.E1199]=&quot;false reach&quot;; [.F1199]=&quot;false reach&quot;; [.G1199]=&quot;false reach&quot;; [.H11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2.c.i </text:p>
          </table:table-cell>
          <table:table-cell table:formula="of:=IF(OR([.C1200]=&quot;true&quot;; [.D1200]=&quot;true&quot;; [.E1200]=&quot;true&quot;; [.F1200]=&quot;true&quot;; [.G1200]=&quot;true&quot;; [.H1200]=&quot;true&quot;); &quot;true&quot;; IF(OR([.C1200]=&quot;false reach&quot;; [.D1200]=&quot;false reach&quot;; [.E1200]=&quot;false reach&quot;; [.F1200]=&quot;false reach&quot;; [.G1200]=&quot;false reach&quot;; [.H12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3.c.i </text:p>
          </table:table-cell>
          <table:table-cell table:formula="of:=IF(OR([.C1201]=&quot;true&quot;; [.D1201]=&quot;true&quot;; [.E1201]=&quot;true&quot;; [.F1201]=&quot;true&quot;; [.G1201]=&quot;true&quot;; [.H1201]=&quot;true&quot;); &quot;true&quot;; IF(OR([.C1201]=&quot;false reach&quot;; [.D1201]=&quot;false reach&quot;; [.E1201]=&quot;false reach&quot;; [.F1201]=&quot;false reach&quot;; [.G1201]=&quot;false reach&quot;; [.H12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4.c.i </text:p>
          </table:table-cell>
          <table:table-cell table:formula="of:=IF(OR([.C1202]=&quot;true&quot;; [.D1202]=&quot;true&quot;; [.E1202]=&quot;true&quot;; [.F1202]=&quot;true&quot;; [.G1202]=&quot;true&quot;; [.H1202]=&quot;true&quot;); &quot;true&quot;; IF(OR([.C1202]=&quot;false reach&quot;; [.D1202]=&quot;false reach&quot;; [.E1202]=&quot;false reach&quot;; [.F1202]=&quot;false reach&quot;; [.G1202]=&quot;false reach&quot;; [.H12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5.c.i </text:p>
          </table:table-cell>
          <table:table-cell table:formula="of:=IF(OR([.C1203]=&quot;true&quot;; [.D1203]=&quot;true&quot;; [.E1203]=&quot;true&quot;; [.F1203]=&quot;true&quot;; [.G1203]=&quot;true&quot;; [.H1203]=&quot;true&quot;); &quot;true&quot;; IF(OR([.C1203]=&quot;false reach&quot;; [.D1203]=&quot;false reach&quot;; [.E1203]=&quot;false reach&quot;; [.F1203]=&quot;false reach&quot;; [.G1203]=&quot;false reach&quot;; [.H120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6.c.i </text:p>
          </table:table-cell>
          <table:table-cell table:formula="of:=IF(OR([.C1204]=&quot;true&quot;; [.D1204]=&quot;true&quot;; [.E1204]=&quot;true&quot;; [.F1204]=&quot;true&quot;; [.G1204]=&quot;true&quot;; [.H1204]=&quot;true&quot;); &quot;true&quot;; IF(OR([.C1204]=&quot;false reach&quot;; [.D1204]=&quot;false reach&quot;; [.E1204]=&quot;false reach&quot;; [.F1204]=&quot;false reach&quot;; [.G1204]=&quot;false reach&quot;; [.H120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7.c.i </text:p>
          </table:table-cell>
          <table:table-cell table:formula="of:=IF(OR([.C1205]=&quot;true&quot;; [.D1205]=&quot;true&quot;; [.E1205]=&quot;true&quot;; [.F1205]=&quot;true&quot;; [.G1205]=&quot;true&quot;; [.H1205]=&quot;true&quot;); &quot;true&quot;; IF(OR([.C1205]=&quot;false reach&quot;; [.D1205]=&quot;false reach&quot;; [.E1205]=&quot;false reach&quot;; [.F1205]=&quot;false reach&quot;; [.G1205]=&quot;false reach&quot;; [.H12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8.c.i </text:p>
          </table:table-cell>
          <table:table-cell table:formula="of:=IF(OR([.C1206]=&quot;true&quot;; [.D1206]=&quot;true&quot;; [.E1206]=&quot;true&quot;; [.F1206]=&quot;true&quot;; [.G1206]=&quot;true&quot;; [.H1206]=&quot;true&quot;); &quot;true&quot;; IF(OR([.C1206]=&quot;false reach&quot;; [.D1206]=&quot;false reach&quot;; [.E1206]=&quot;false reach&quot;; [.F1206]=&quot;false reach&quot;; [.G1206]=&quot;false reach&quot;; [.H12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9.c.i </text:p>
          </table:table-cell>
          <table:table-cell table:formula="of:=IF(OR([.C1207]=&quot;true&quot;; [.D1207]=&quot;true&quot;; [.E1207]=&quot;true&quot;; [.F1207]=&quot;true&quot;; [.G1207]=&quot;true&quot;; [.H1207]=&quot;true&quot;); &quot;true&quot;; IF(OR([.C1207]=&quot;false reach&quot;; [.D1207]=&quot;false reach&quot;; [.E1207]=&quot;false reach&quot;; [.F1207]=&quot;false reach&quot;; [.G1207]=&quot;false reach&quot;; [.H12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table:style-name="ce1" office:value-type="string">
            <text:p>#trues</text:p>
          </table:table-cell>
          <table:table-cell table:formula="of:=COUNTIF([.$B$3:.$B$1207]; &quot;true&quot;)" office:value-type="float" office:value="543">
            <text:p>543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string">
            <text:p>#falses</text:p>
          </table:table-cell>
          <table:table-cell table:formula="of:=COUNTIF([.$B$3:.$B$1207]; &quot;false&quot;)" office:value-type="float" office:value="309">
            <text:p>309</text:p>
          </table:table-cell>
          <table:table-cell table:number-columns-repeated="6"/>
        </table:table-row>
        <table:table-row table:style-name="ro2">
          <table:table-cell table:style-name="ce2" office:value-type="string">
            <text:p>#solved</text:p>
          </table:table-cell>
          <table:table-cell table:style-name="ce2" table:formula="of:=SUM([.B1208:.B1209])" office:value-type="float" office:value="852">
            <text:p>852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string">
            <text:p>#unknowns</text:p>
          </table:table-cell>
          <table:table-cell table:formula="of:=COUNTIF([.$B$3:.$B$1207]; &quot;unknown&quot;)" office:value-type="float" office:value="348">
            <text:p>348</text:p>
          </table:table-cell>
          <table:table-cell table:number-columns-repeated="6"/>
        </table:table-row>
        <table:table-row table:style-name="ro2">
          <table:table-cell office:value-type="string">
            <text:p>#total</text:p>
          </table:table-cell>
          <table:table-cell table:formula="of:=SUM([.B1210:.B1211])" office:value-type="float" office:value="1200">
            <text:p>1200</text:p>
          </table:table-cell>
          <table:table-cell table:number-columns-repeated="6"/>
        </table:table-row>
        <table:table-row table:style-name="ro2">
          <table:table-cell office:value-type="string">
            <text:p>Problem17_01.c.i </text:p>
          </table:table-cell>
          <table:table-cell table:formula="of:=IF(OR([.C1213]=&quot;true&quot;; [.D1213]=&quot;true&quot;; [.E1213]=&quot;true&quot;; [.F1213]=&quot;true&quot;; [.G1213]=&quot;true&quot;; [.H1213]=&quot;true&quot;); &quot;true&quot;; IF(OR([.C1213]=&quot;false reach&quot;; [.D1213]=&quot;false reach&quot;; [.E1213]=&quot;false reach&quot;; [.F1213]=&quot;false reach&quot;; [.G1213]=&quot;false reach&quot;; [.H12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04.c.i </text:p>
          </table:table-cell>
          <table:table-cell table:formula="of:=IF(OR([.C1214]=&quot;true&quot;; [.D1214]=&quot;true&quot;; [.E1214]=&quot;true&quot;; [.F1214]=&quot;true&quot;; [.G1214]=&quot;true&quot;; [.H1214]=&quot;true&quot;); &quot;true&quot;; IF(OR([.C1214]=&quot;false reach&quot;; [.D1214]=&quot;false reach&quot;; [.E1214]=&quot;false reach&quot;; [.F1214]=&quot;false reach&quot;; [.G1214]=&quot;false reach&quot;; [.H121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06.c.i </text:p>
          </table:table-cell>
          <table:table-cell table:formula="of:=IF(OR([.C1215]=&quot;true&quot;; [.D1215]=&quot;true&quot;; [.E1215]=&quot;true&quot;; [.F1215]=&quot;true&quot;; [.G1215]=&quot;true&quot;; [.H1215]=&quot;true&quot;); &quot;true&quot;; IF(OR([.C1215]=&quot;false reach&quot;; [.D1215]=&quot;false reach&quot;; [.E1215]=&quot;false reach&quot;; [.F1215]=&quot;false reach&quot;; [.G1215]=&quot;false reach&quot;; [.H121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09.c.i </text:p>
          </table:table-cell>
          <table:table-cell table:formula="of:=IF(OR([.C1216]=&quot;true&quot;; [.D1216]=&quot;true&quot;; [.E1216]=&quot;true&quot;; [.F1216]=&quot;true&quot;; [.G1216]=&quot;true&quot;; [.H1216]=&quot;true&quot;); &quot;true&quot;; IF(OR([.C1216]=&quot;false reach&quot;; [.D1216]=&quot;false reach&quot;; [.E1216]=&quot;false reach&quot;; [.F1216]=&quot;false reach&quot;; [.G1216]=&quot;false reach&quot;; [.H121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0.c.i </text:p>
          </table:table-cell>
          <table:table-cell table:formula="of:=IF(OR([.C1217]=&quot;true&quot;; [.D1217]=&quot;true&quot;; [.E1217]=&quot;true&quot;; [.F1217]=&quot;true&quot;; [.G1217]=&quot;true&quot;; [.H1217]=&quot;true&quot;); &quot;true&quot;; IF(OR([.C1217]=&quot;false reach&quot;; [.D1217]=&quot;false reach&quot;; [.E1217]=&quot;false reach&quot;; [.F1217]=&quot;false reach&quot;; [.G1217]=&quot;false reach&quot;; [.H121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3.c.i </text:p>
          </table:table-cell>
          <table:table-cell table:formula="of:=IF(OR([.C1218]=&quot;true&quot;; [.D1218]=&quot;true&quot;; [.E1218]=&quot;true&quot;; [.F1218]=&quot;true&quot;; [.G1218]=&quot;true&quot;; [.H1218]=&quot;true&quot;); &quot;true&quot;; IF(OR([.C1218]=&quot;false reach&quot;; [.D1218]=&quot;false reach&quot;; [.E1218]=&quot;false reach&quot;; [.F1218]=&quot;false reach&quot;; [.G1218]=&quot;false reach&quot;; [.H121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4.c.i </text:p>
          </table:table-cell>
          <table:table-cell table:formula="of:=IF(OR([.C1219]=&quot;true&quot;; [.D1219]=&quot;true&quot;; [.E1219]=&quot;true&quot;; [.F1219]=&quot;true&quot;; [.G1219]=&quot;true&quot;; [.H1219]=&quot;true&quot;); &quot;true&quot;; IF(OR([.C1219]=&quot;false reach&quot;; [.D1219]=&quot;false reach&quot;; [.E1219]=&quot;false reach&quot;; [.F1219]=&quot;false reach&quot;; [.G1219]=&quot;false reach&quot;; [.H121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5.c.i </text:p>
          </table:table-cell>
          <table:table-cell table:formula="of:=IF(OR([.C1220]=&quot;true&quot;; [.D1220]=&quot;true&quot;; [.E1220]=&quot;true&quot;; [.F1220]=&quot;true&quot;; [.G1220]=&quot;true&quot;; [.H1220]=&quot;true&quot;); &quot;true&quot;; IF(OR([.C1220]=&quot;false reach&quot;; [.D1220]=&quot;false reach&quot;; [.E1220]=&quot;false reach&quot;; [.F1220]=&quot;false reach&quot;; [.G1220]=&quot;false reach&quot;; [.H12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6.c.i </text:p>
          </table:table-cell>
          <table:table-cell table:formula="of:=IF(OR([.C1221]=&quot;true&quot;; [.D1221]=&quot;true&quot;; [.E1221]=&quot;true&quot;; [.F1221]=&quot;true&quot;; [.G1221]=&quot;true&quot;; [.H1221]=&quot;true&quot;); &quot;true&quot;; IF(OR([.C1221]=&quot;false reach&quot;; [.D1221]=&quot;false reach&quot;; [.E1221]=&quot;false reach&quot;; [.F1221]=&quot;false reach&quot;; [.G1221]=&quot;false reach&quot;; [.H122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7.c.i </text:p>
          </table:table-cell>
          <table:table-cell table:formula="of:=IF(OR([.C1222]=&quot;true&quot;; [.D1222]=&quot;true&quot;; [.E1222]=&quot;true&quot;; [.F1222]=&quot;true&quot;; [.G1222]=&quot;true&quot;; [.H1222]=&quot;true&quot;); &quot;true&quot;; IF(OR([.C1222]=&quot;false reach&quot;; [.D1222]=&quot;false reach&quot;; [.E1222]=&quot;false reach&quot;; [.F1222]=&quot;false reach&quot;; [.G1222]=&quot;false reach&quot;; [.H122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1.c.i </text:p>
          </table:table-cell>
          <table:table-cell table:formula="of:=IF(OR([.C1223]=&quot;true&quot;; [.D1223]=&quot;true&quot;; [.E1223]=&quot;true&quot;; [.F1223]=&quot;true&quot;; [.G1223]=&quot;true&quot;; [.H1223]=&quot;true&quot;); &quot;true&quot;; IF(OR([.C1223]=&quot;false reach&quot;; [.D1223]=&quot;false reach&quot;; [.E1223]=&quot;false reach&quot;; [.F1223]=&quot;false reach&quot;; [.G1223]=&quot;false reach&quot;; [.H122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2.c.i </text:p>
          </table:table-cell>
          <table:table-cell table:formula="of:=IF(OR([.C1224]=&quot;true&quot;; [.D1224]=&quot;true&quot;; [.E1224]=&quot;true&quot;; [.F1224]=&quot;true&quot;; [.G1224]=&quot;true&quot;; [.H1224]=&quot;true&quot;); &quot;true&quot;; IF(OR([.C1224]=&quot;false reach&quot;; [.D1224]=&quot;false reach&quot;; [.E1224]=&quot;false reach&quot;; [.F1224]=&quot;false reach&quot;; [.G1224]=&quot;false reach&quot;; [.H122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3.c.i </text:p>
          </table:table-cell>
          <table:table-cell table:formula="of:=IF(OR([.C1225]=&quot;true&quot;; [.D1225]=&quot;true&quot;; [.E1225]=&quot;true&quot;; [.F1225]=&quot;true&quot;; [.G1225]=&quot;true&quot;; [.H1225]=&quot;true&quot;); &quot;true&quot;; IF(OR([.C1225]=&quot;false reach&quot;; [.D1225]=&quot;false reach&quot;; [.E1225]=&quot;false reach&quot;; [.F1225]=&quot;false reach&quot;; [.G1225]=&quot;false reach&quot;; [.H122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5.c.i </text:p>
          </table:table-cell>
          <table:table-cell table:formula="of:=IF(OR([.C1226]=&quot;true&quot;; [.D1226]=&quot;true&quot;; [.E1226]=&quot;true&quot;; [.F1226]=&quot;true&quot;; [.G1226]=&quot;true&quot;; [.H1226]=&quot;true&quot;); &quot;true&quot;; IF(OR([.C1226]=&quot;false reach&quot;; [.D1226]=&quot;false reach&quot;; [.E1226]=&quot;false reach&quot;; [.F1226]=&quot;false reach&quot;; [.G1226]=&quot;false reach&quot;; [.H122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6.c.i </text:p>
          </table:table-cell>
          <table:table-cell table:formula="of:=IF(OR([.C1227]=&quot;true&quot;; [.D1227]=&quot;true&quot;; [.E1227]=&quot;true&quot;; [.F1227]=&quot;true&quot;; [.G1227]=&quot;true&quot;; [.H1227]=&quot;true&quot;); &quot;true&quot;; IF(OR([.C1227]=&quot;false reach&quot;; [.D1227]=&quot;false reach&quot;; [.E1227]=&quot;false reach&quot;; [.F1227]=&quot;false reach&quot;; [.G1227]=&quot;false reach&quot;; [.H12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7.c.i </text:p>
          </table:table-cell>
          <table:table-cell table:formula="of:=IF(OR([.C1228]=&quot;true&quot;; [.D1228]=&quot;true&quot;; [.E1228]=&quot;true&quot;; [.F1228]=&quot;true&quot;; [.G1228]=&quot;true&quot;; [.H1228]=&quot;true&quot;); &quot;true&quot;; IF(OR([.C1228]=&quot;false reach&quot;; [.D1228]=&quot;false reach&quot;; [.E1228]=&quot;false reach&quot;; [.F1228]=&quot;false reach&quot;; [.G1228]=&quot;false reach&quot;; [.H122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8.c.i </text:p>
          </table:table-cell>
          <table:table-cell table:formula="of:=IF(OR([.C1229]=&quot;true&quot;; [.D1229]=&quot;true&quot;; [.E1229]=&quot;true&quot;; [.F1229]=&quot;true&quot;; [.G1229]=&quot;true&quot;; [.H1229]=&quot;true&quot;); &quot;true&quot;; IF(OR([.C1229]=&quot;false reach&quot;; [.D1229]=&quot;false reach&quot;; [.E1229]=&quot;false reach&quot;; [.F1229]=&quot;false reach&quot;; [.G1229]=&quot;false reach&quot;; [.H122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1.c.i </text:p>
          </table:table-cell>
          <table:table-cell table:formula="of:=IF(OR([.C1230]=&quot;true&quot;; [.D1230]=&quot;true&quot;; [.E1230]=&quot;true&quot;; [.F1230]=&quot;true&quot;; [.G1230]=&quot;true&quot;; [.H1230]=&quot;true&quot;); &quot;true&quot;; IF(OR([.C1230]=&quot;false reach&quot;; [.D1230]=&quot;false reach&quot;; [.E1230]=&quot;false reach&quot;; [.F1230]=&quot;false reach&quot;; [.G1230]=&quot;false reach&quot;; [.H123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2.c.i </text:p>
          </table:table-cell>
          <table:table-cell table:formula="of:=IF(OR([.C1231]=&quot;true&quot;; [.D1231]=&quot;true&quot;; [.E1231]=&quot;true&quot;; [.F1231]=&quot;true&quot;; [.G1231]=&quot;true&quot;; [.H1231]=&quot;true&quot;); &quot;true&quot;; IF(OR([.C1231]=&quot;false reach&quot;; [.D1231]=&quot;false reach&quot;; [.E1231]=&quot;false reach&quot;; [.F1231]=&quot;false reach&quot;; [.G1231]=&quot;false reach&quot;; [.H123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3.c.i </text:p>
          </table:table-cell>
          <table:table-cell table:formula="of:=IF(OR([.C1232]=&quot;true&quot;; [.D1232]=&quot;true&quot;; [.E1232]=&quot;true&quot;; [.F1232]=&quot;true&quot;; [.G1232]=&quot;true&quot;; [.H1232]=&quot;true&quot;); &quot;true&quot;; IF(OR([.C1232]=&quot;false reach&quot;; [.D1232]=&quot;false reach&quot;; [.E1232]=&quot;false reach&quot;; [.F1232]=&quot;false reach&quot;; [.G1232]=&quot;false reach&quot;; [.H123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5.c.i </text:p>
          </table:table-cell>
          <table:table-cell table:formula="of:=IF(OR([.C1233]=&quot;true&quot;; [.D1233]=&quot;true&quot;; [.E1233]=&quot;true&quot;; [.F1233]=&quot;true&quot;; [.G1233]=&quot;true&quot;; [.H1233]=&quot;true&quot;); &quot;true&quot;; IF(OR([.C1233]=&quot;false reach&quot;; [.D1233]=&quot;false reach&quot;; [.E1233]=&quot;false reach&quot;; [.F1233]=&quot;false reach&quot;; [.G1233]=&quot;false reach&quot;; [.H123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7.c.i </text:p>
          </table:table-cell>
          <table:table-cell table:formula="of:=IF(OR([.C1234]=&quot;true&quot;; [.D1234]=&quot;true&quot;; [.E1234]=&quot;true&quot;; [.F1234]=&quot;true&quot;; [.G1234]=&quot;true&quot;; [.H1234]=&quot;true&quot;); &quot;true&quot;; IF(OR([.C1234]=&quot;false reach&quot;; [.D1234]=&quot;false reach&quot;; [.E1234]=&quot;false reach&quot;; [.F1234]=&quot;false reach&quot;; [.G1234]=&quot;false reach&quot;; [.H123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9.c.i </text:p>
          </table:table-cell>
          <table:table-cell table:formula="of:=IF(OR([.C1235]=&quot;true&quot;; [.D1235]=&quot;true&quot;; [.E1235]=&quot;true&quot;; [.F1235]=&quot;true&quot;; [.G1235]=&quot;true&quot;; [.H1235]=&quot;true&quot;); &quot;true&quot;; IF(OR([.C1235]=&quot;false reach&quot;; [.D1235]=&quot;false reach&quot;; [.E1235]=&quot;false reach&quot;; [.F1235]=&quot;false reach&quot;; [.G1235]=&quot;false reach&quot;; [.H123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0.c.i </text:p>
          </table:table-cell>
          <table:table-cell table:formula="of:=IF(OR([.C1236]=&quot;true&quot;; [.D1236]=&quot;true&quot;; [.E1236]=&quot;true&quot;; [.F1236]=&quot;true&quot;; [.G1236]=&quot;true&quot;; [.H1236]=&quot;true&quot;); &quot;true&quot;; IF(OR([.C1236]=&quot;false reach&quot;; [.D1236]=&quot;false reach&quot;; [.E1236]=&quot;false reach&quot;; [.F1236]=&quot;false reach&quot;; [.G1236]=&quot;false reach&quot;; [.H12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1.c.i </text:p>
          </table:table-cell>
          <table:table-cell table:formula="of:=IF(OR([.C1237]=&quot;true&quot;; [.D1237]=&quot;true&quot;; [.E1237]=&quot;true&quot;; [.F1237]=&quot;true&quot;; [.G1237]=&quot;true&quot;; [.H1237]=&quot;true&quot;); &quot;true&quot;; IF(OR([.C1237]=&quot;false reach&quot;; [.D1237]=&quot;false reach&quot;; [.E1237]=&quot;false reach&quot;; [.F1237]=&quot;false reach&quot;; [.G1237]=&quot;false reach&quot;; [.H123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2.c.i </text:p>
          </table:table-cell>
          <table:table-cell table:formula="of:=IF(OR([.C1238]=&quot;true&quot;; [.D1238]=&quot;true&quot;; [.E1238]=&quot;true&quot;; [.F1238]=&quot;true&quot;; [.G1238]=&quot;true&quot;; [.H1238]=&quot;true&quot;); &quot;true&quot;; IF(OR([.C1238]=&quot;false reach&quot;; [.D1238]=&quot;false reach&quot;; [.E1238]=&quot;false reach&quot;; [.F1238]=&quot;false reach&quot;; [.G1238]=&quot;false reach&quot;; [.H123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6.c.i </text:p>
          </table:table-cell>
          <table:table-cell table:formula="of:=IF(OR([.C1239]=&quot;true&quot;; [.D1239]=&quot;true&quot;; [.E1239]=&quot;true&quot;; [.F1239]=&quot;true&quot;; [.G1239]=&quot;true&quot;; [.H1239]=&quot;true&quot;); &quot;true&quot;; IF(OR([.C1239]=&quot;false reach&quot;; [.D1239]=&quot;false reach&quot;; [.E1239]=&quot;false reach&quot;; [.F1239]=&quot;false reach&quot;; [.G1239]=&quot;false reach&quot;; [.H123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7.c.i </text:p>
          </table:table-cell>
          <table:table-cell table:formula="of:=IF(OR([.C1240]=&quot;true&quot;; [.D1240]=&quot;true&quot;; [.E1240]=&quot;true&quot;; [.F1240]=&quot;true&quot;; [.G1240]=&quot;true&quot;; [.H1240]=&quot;true&quot;); &quot;true&quot;; IF(OR([.C1240]=&quot;false reach&quot;; [.D1240]=&quot;false reach&quot;; [.E1240]=&quot;false reach&quot;; [.F1240]=&quot;false reach&quot;; [.G1240]=&quot;false reach&quot;; [.H124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8.c.i </text:p>
          </table:table-cell>
          <table:table-cell table:formula="of:=IF(OR([.C1241]=&quot;true&quot;; [.D1241]=&quot;true&quot;; [.E1241]=&quot;true&quot;; [.F1241]=&quot;true&quot;; [.G1241]=&quot;true&quot;; [.H1241]=&quot;true&quot;); &quot;true&quot;; IF(OR([.C1241]=&quot;false reach&quot;; [.D1241]=&quot;false reach&quot;; [.E1241]=&quot;false reach&quot;; [.F1241]=&quot;false reach&quot;; [.G1241]=&quot;false reach&quot;; [.H12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9.c.i </text:p>
          </table:table-cell>
          <table:table-cell table:formula="of:=IF(OR([.C1242]=&quot;true&quot;; [.D1242]=&quot;true&quot;; [.E1242]=&quot;true&quot;; [.F1242]=&quot;true&quot;; [.G1242]=&quot;true&quot;; [.H1242]=&quot;true&quot;); &quot;true&quot;; IF(OR([.C1242]=&quot;false reach&quot;; [.D1242]=&quot;false reach&quot;; [.E1242]=&quot;false reach&quot;; [.F1242]=&quot;false reach&quot;; [.G1242]=&quot;false reach&quot;; [.H124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50.c.i </text:p>
          </table:table-cell>
          <table:table-cell table:formula="of:=IF(OR([.C1243]=&quot;true&quot;; [.D1243]=&quot;true&quot;; [.E1243]=&quot;true&quot;; [.F1243]=&quot;true&quot;; [.G1243]=&quot;true&quot;; [.H1243]=&quot;true&quot;); &quot;true&quot;; IF(OR([.C1243]=&quot;false reach&quot;; [.D1243]=&quot;false reach&quot;; [.E1243]=&quot;false reach&quot;; [.F1243]=&quot;false reach&quot;; [.G1243]=&quot;false reach&quot;; [.H124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54.c.i </text:p>
          </table:table-cell>
          <table:table-cell table:formula="of:=IF(OR([.C1244]=&quot;true&quot;; [.D1244]=&quot;true&quot;; [.E1244]=&quot;true&quot;; [.F1244]=&quot;true&quot;; [.G1244]=&quot;true&quot;; [.H1244]=&quot;true&quot;); &quot;true&quot;; IF(OR([.C1244]=&quot;false reach&quot;; [.D1244]=&quot;false reach&quot;; [.E1244]=&quot;false reach&quot;; [.F1244]=&quot;false reach&quot;; [.G1244]=&quot;false reach&quot;; [.H124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56.c.i </text:p>
          </table:table-cell>
          <table:table-cell table:formula="of:=IF(OR([.C1245]=&quot;true&quot;; [.D1245]=&quot;true&quot;; [.E1245]=&quot;true&quot;; [.F1245]=&quot;true&quot;; [.G1245]=&quot;true&quot;; [.H1245]=&quot;true&quot;); &quot;true&quot;; IF(OR([.C1245]=&quot;false reach&quot;; [.D1245]=&quot;false reach&quot;; [.E1245]=&quot;false reach&quot;; [.F1245]=&quot;false reach&quot;; [.G1245]=&quot;false reach&quot;; [.H124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61.c.i </text:p>
          </table:table-cell>
          <table:table-cell table:formula="of:=IF(OR([.C1246]=&quot;true&quot;; [.D1246]=&quot;true&quot;; [.E1246]=&quot;true&quot;; [.F1246]=&quot;true&quot;; [.G1246]=&quot;true&quot;; [.H1246]=&quot;true&quot;); &quot;true&quot;; IF(OR([.C1246]=&quot;false reach&quot;; [.D1246]=&quot;false reach&quot;; [.E1246]=&quot;false reach&quot;; [.F1246]=&quot;false reach&quot;; [.G1246]=&quot;false reach&quot;; [.H124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63.c.i </text:p>
          </table:table-cell>
          <table:table-cell table:formula="of:=IF(OR([.C1247]=&quot;true&quot;; [.D1247]=&quot;true&quot;; [.E1247]=&quot;true&quot;; [.F1247]=&quot;true&quot;; [.G1247]=&quot;true&quot;; [.H1247]=&quot;true&quot;); &quot;true&quot;; IF(OR([.C1247]=&quot;false reach&quot;; [.D1247]=&quot;false reach&quot;; [.E1247]=&quot;false reach&quot;; [.F1247]=&quot;false reach&quot;; [.G1247]=&quot;false reach&quot;; [.H124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64.c.i </text:p>
          </table:table-cell>
          <table:table-cell table:formula="of:=IF(OR([.C1248]=&quot;true&quot;; [.D1248]=&quot;true&quot;; [.E1248]=&quot;true&quot;; [.F1248]=&quot;true&quot;; [.G1248]=&quot;true&quot;; [.H1248]=&quot;true&quot;); &quot;true&quot;; IF(OR([.C1248]=&quot;false reach&quot;; [.D1248]=&quot;false reach&quot;; [.E1248]=&quot;false reach&quot;; [.F1248]=&quot;false reach&quot;; [.G1248]=&quot;false reach&quot;; [.H124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66.c.i </text:p>
          </table:table-cell>
          <table:table-cell table:formula="of:=IF(OR([.C1249]=&quot;true&quot;; [.D1249]=&quot;true&quot;; [.E1249]=&quot;true&quot;; [.F1249]=&quot;true&quot;; [.G1249]=&quot;true&quot;; [.H1249]=&quot;true&quot;); &quot;true&quot;; IF(OR([.C1249]=&quot;false reach&quot;; [.D1249]=&quot;false reach&quot;; [.E1249]=&quot;false reach&quot;; [.F1249]=&quot;false reach&quot;; [.G1249]=&quot;false reach&quot;; [.H124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69.c.i </text:p>
          </table:table-cell>
          <table:table-cell table:formula="of:=IF(OR([.C1250]=&quot;true&quot;; [.D1250]=&quot;true&quot;; [.E1250]=&quot;true&quot;; [.F1250]=&quot;true&quot;; [.G1250]=&quot;true&quot;; [.H1250]=&quot;true&quot;); &quot;true&quot;; IF(OR([.C1250]=&quot;false reach&quot;; [.D1250]=&quot;false reach&quot;; [.E1250]=&quot;false reach&quot;; [.F1250]=&quot;false reach&quot;; [.G1250]=&quot;false reach&quot;; [.H125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0.c.i </text:p>
          </table:table-cell>
          <table:table-cell table:formula="of:=IF(OR([.C1251]=&quot;true&quot;; [.D1251]=&quot;true&quot;; [.E1251]=&quot;true&quot;; [.F1251]=&quot;true&quot;; [.G1251]=&quot;true&quot;; [.H1251]=&quot;true&quot;); &quot;true&quot;; IF(OR([.C1251]=&quot;false reach&quot;; [.D1251]=&quot;false reach&quot;; [.E1251]=&quot;false reach&quot;; [.F1251]=&quot;false reach&quot;; [.G1251]=&quot;false reach&quot;; [.H125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1.c.i </text:p>
          </table:table-cell>
          <table:table-cell table:formula="of:=IF(OR([.C1252]=&quot;true&quot;; [.D1252]=&quot;true&quot;; [.E1252]=&quot;true&quot;; [.F1252]=&quot;true&quot;; [.G1252]=&quot;true&quot;; [.H1252]=&quot;true&quot;); &quot;true&quot;; IF(OR([.C1252]=&quot;false reach&quot;; [.D1252]=&quot;false reach&quot;; [.E1252]=&quot;false reach&quot;; [.F1252]=&quot;false reach&quot;; [.G1252]=&quot;false reach&quot;; [.H125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4.c.i </text:p>
          </table:table-cell>
          <table:table-cell table:formula="of:=IF(OR([.C1253]=&quot;true&quot;; [.D1253]=&quot;true&quot;; [.E1253]=&quot;true&quot;; [.F1253]=&quot;true&quot;; [.G1253]=&quot;true&quot;; [.H1253]=&quot;true&quot;); &quot;true&quot;; IF(OR([.C1253]=&quot;false reach&quot;; [.D1253]=&quot;false reach&quot;; [.E1253]=&quot;false reach&quot;; [.F1253]=&quot;false reach&quot;; [.G1253]=&quot;false reach&quot;; [.H125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5.c.i </text:p>
          </table:table-cell>
          <table:table-cell table:formula="of:=IF(OR([.C1254]=&quot;true&quot;; [.D1254]=&quot;true&quot;; [.E1254]=&quot;true&quot;; [.F1254]=&quot;true&quot;; [.G1254]=&quot;true&quot;; [.H1254]=&quot;true&quot;); &quot;true&quot;; IF(OR([.C1254]=&quot;false reach&quot;; [.D1254]=&quot;false reach&quot;; [.E1254]=&quot;false reach&quot;; [.F1254]=&quot;false reach&quot;; [.G1254]=&quot;false reach&quot;; [.H125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7.c.i </text:p>
          </table:table-cell>
          <table:table-cell table:formula="of:=IF(OR([.C1255]=&quot;true&quot;; [.D1255]=&quot;true&quot;; [.E1255]=&quot;true&quot;; [.F1255]=&quot;true&quot;; [.G1255]=&quot;true&quot;; [.H1255]=&quot;true&quot;); &quot;true&quot;; IF(OR([.C1255]=&quot;false reach&quot;; [.D1255]=&quot;false reach&quot;; [.E1255]=&quot;false reach&quot;; [.F1255]=&quot;false reach&quot;; [.G1255]=&quot;false reach&quot;; [.H125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7.c.i </text:p>
          </table:table-cell>
          <table:table-cell table:formula="of:=IF(OR([.C1256]=&quot;true&quot;; [.D1256]=&quot;true&quot;; [.E1256]=&quot;true&quot;; [.F1256]=&quot;true&quot;; [.G1256]=&quot;true&quot;; [.H1256]=&quot;true&quot;); &quot;true&quot;; IF(OR([.C1256]=&quot;false reach&quot;; [.D1256]=&quot;false reach&quot;; [.E1256]=&quot;false reach&quot;; [.F1256]=&quot;false reach&quot;; [.G1256]=&quot;false reach&quot;; [.H125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80.c.i </text:p>
          </table:table-cell>
          <table:table-cell table:formula="of:=IF(OR([.C1257]=&quot;true&quot;; [.D1257]=&quot;true&quot;; [.E1257]=&quot;true&quot;; [.F1257]=&quot;true&quot;; [.G1257]=&quot;true&quot;; [.H1257]=&quot;true&quot;); &quot;true&quot;; IF(OR([.C1257]=&quot;false reach&quot;; [.D1257]=&quot;false reach&quot;; [.E1257]=&quot;false reach&quot;; [.F1257]=&quot;false reach&quot;; [.G1257]=&quot;false reach&quot;; [.H125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81.c.i </text:p>
          </table:table-cell>
          <table:table-cell table:formula="of:=IF(OR([.C1258]=&quot;true&quot;; [.D1258]=&quot;true&quot;; [.E1258]=&quot;true&quot;; [.F1258]=&quot;true&quot;; [.G1258]=&quot;true&quot;; [.H1258]=&quot;true&quot;); &quot;true&quot;; IF(OR([.C1258]=&quot;false reach&quot;; [.D1258]=&quot;false reach&quot;; [.E1258]=&quot;false reach&quot;; [.F1258]=&quot;false reach&quot;; [.G1258]=&quot;false reach&quot;; [.H125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82.c.i </text:p>
          </table:table-cell>
          <table:table-cell table:formula="of:=IF(OR([.C1259]=&quot;true&quot;; [.D1259]=&quot;true&quot;; [.E1259]=&quot;true&quot;; [.F1259]=&quot;true&quot;; [.G1259]=&quot;true&quot;; [.H1259]=&quot;true&quot;); &quot;true&quot;; IF(OR([.C1259]=&quot;false reach&quot;; [.D1259]=&quot;false reach&quot;; [.E1259]=&quot;false reach&quot;; [.F1259]=&quot;false reach&quot;; [.G1259]=&quot;false reach&quot;; [.H125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87.c.i </text:p>
          </table:table-cell>
          <table:table-cell table:formula="of:=IF(OR([.C1260]=&quot;true&quot;; [.D1260]=&quot;true&quot;; [.E1260]=&quot;true&quot;; [.F1260]=&quot;true&quot;; [.G1260]=&quot;true&quot;; [.H1260]=&quot;true&quot;); &quot;true&quot;; IF(OR([.C1260]=&quot;false reach&quot;; [.D1260]=&quot;false reach&quot;; [.E1260]=&quot;false reach&quot;; [.F1260]=&quot;false reach&quot;; [.G1260]=&quot;false reach&quot;; [.H126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88.c.i </text:p>
          </table:table-cell>
          <table:table-cell table:formula="of:=IF(OR([.C1261]=&quot;true&quot;; [.D1261]=&quot;true&quot;; [.E1261]=&quot;true&quot;; [.F1261]=&quot;true&quot;; [.G1261]=&quot;true&quot;; [.H1261]=&quot;true&quot;); &quot;true&quot;; IF(OR([.C1261]=&quot;false reach&quot;; [.D1261]=&quot;false reach&quot;; [.E1261]=&quot;false reach&quot;; [.F1261]=&quot;false reach&quot;; [.G1261]=&quot;false reach&quot;; [.H126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92.c.i </text:p>
          </table:table-cell>
          <table:table-cell table:formula="of:=IF(OR([.C1262]=&quot;true&quot;; [.D1262]=&quot;true&quot;; [.E1262]=&quot;true&quot;; [.F1262]=&quot;true&quot;; [.G1262]=&quot;true&quot;; [.H1262]=&quot;true&quot;); &quot;true&quot;; IF(OR([.C1262]=&quot;false reach&quot;; [.D1262]=&quot;false reach&quot;; [.E1262]=&quot;false reach&quot;; [.F1262]=&quot;false reach&quot;; [.G1262]=&quot;false reach&quot;; [.H126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93.c.i </text:p>
          </table:table-cell>
          <table:table-cell table:formula="of:=IF(OR([.C1263]=&quot;true&quot;; [.D1263]=&quot;true&quot;; [.E1263]=&quot;true&quot;; [.F1263]=&quot;true&quot;; [.G1263]=&quot;true&quot;; [.H1263]=&quot;true&quot;); &quot;true&quot;; IF(OR([.C1263]=&quot;false reach&quot;; [.D1263]=&quot;false reach&quot;; [.E1263]=&quot;false reach&quot;; [.F1263]=&quot;false reach&quot;; [.G1263]=&quot;false reach&quot;; [.H126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94.c.i </text:p>
          </table:table-cell>
          <table:table-cell table:formula="of:=IF(OR([.C1264]=&quot;true&quot;; [.D1264]=&quot;true&quot;; [.E1264]=&quot;true&quot;; [.F1264]=&quot;true&quot;; [.G1264]=&quot;true&quot;; [.H1264]=&quot;true&quot;); &quot;true&quot;; IF(OR([.C1264]=&quot;false reach&quot;; [.D1264]=&quot;false reach&quot;; [.E1264]=&quot;false reach&quot;; [.F1264]=&quot;false reach&quot;; [.G1264]=&quot;false reach&quot;; [.H126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95.c.i </text:p>
          </table:table-cell>
          <table:table-cell table:formula="of:=IF(OR([.C1265]=&quot;true&quot;; [.D1265]=&quot;true&quot;; [.E1265]=&quot;true&quot;; [.F1265]=&quot;true&quot;; [.G1265]=&quot;true&quot;; [.H1265]=&quot;true&quot;); &quot;true&quot;; IF(OR([.C1265]=&quot;false reach&quot;; [.D1265]=&quot;false reach&quot;; [.E1265]=&quot;false reach&quot;; [.F1265]=&quot;false reach&quot;; [.G1265]=&quot;false reach&quot;; [.H126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96.c.i </text:p>
          </table:table-cell>
          <table:table-cell table:formula="of:=IF(OR([.C1266]=&quot;true&quot;; [.D1266]=&quot;true&quot;; [.E1266]=&quot;true&quot;; [.F1266]=&quot;true&quot;; [.G1266]=&quot;true&quot;; [.H1266]=&quot;true&quot;); &quot;true&quot;; IF(OR([.C1266]=&quot;false reach&quot;; [.D1266]=&quot;false reach&quot;; [.E1266]=&quot;false reach&quot;; [.F1266]=&quot;false reach&quot;; [.G1266]=&quot;false reach&quot;; [.H126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7_97.c.i </text:p>
          </table:table-cell>
          <table:table-cell table:formula="of:=IF(OR([.C1267]=&quot;true&quot;; [.D1267]=&quot;true&quot;; [.E1267]=&quot;true&quot;; [.F1267]=&quot;true&quot;; [.G1267]=&quot;true&quot;; [.H1267]=&quot;true&quot;); &quot;true&quot;; IF(OR([.C1267]=&quot;false reach&quot;; [.D1267]=&quot;false reach&quot;; [.E1267]=&quot;false reach&quot;; [.F1267]=&quot;false reach&quot;; [.G1267]=&quot;false reach&quot;; [.H126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7_98.c.i </text:p>
          </table:table-cell>
          <table:table-cell table:formula="of:=IF(OR([.C1268]=&quot;true&quot;; [.D1268]=&quot;true&quot;; [.E1268]=&quot;true&quot;; [.F1268]=&quot;true&quot;; [.G1268]=&quot;true&quot;; [.H1268]=&quot;true&quot;); &quot;true&quot;; IF(OR([.C1268]=&quot;false reach&quot;; [.D1268]=&quot;false reach&quot;; [.E1268]=&quot;false reach&quot;; [.F1268]=&quot;false reach&quot;; [.G1268]=&quot;false reach&quot;; [.H126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2.c.i </text:p>
          </table:table-cell>
          <table:table-cell table:formula="of:=IF(OR([.C1269]=&quot;true&quot;; [.D1269]=&quot;true&quot;; [.E1269]=&quot;true&quot;; [.F1269]=&quot;true&quot;; [.G1269]=&quot;true&quot;; [.H1269]=&quot;true&quot;); &quot;true&quot;; IF(OR([.C1269]=&quot;false reach&quot;; [.D1269]=&quot;false reach&quot;; [.E1269]=&quot;false reach&quot;; [.F1269]=&quot;false reach&quot;; [.G1269]=&quot;false reach&quot;; [.H12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3.c.i </text:p>
          </table:table-cell>
          <table:table-cell table:formula="of:=IF(OR([.C1270]=&quot;true&quot;; [.D1270]=&quot;true&quot;; [.E1270]=&quot;true&quot;; [.F1270]=&quot;true&quot;; [.G1270]=&quot;true&quot;; [.H1270]=&quot;true&quot;); &quot;true&quot;; IF(OR([.C1270]=&quot;false reach&quot;; [.D1270]=&quot;false reach&quot;; [.E1270]=&quot;false reach&quot;; [.F1270]=&quot;false reach&quot;; [.G1270]=&quot;false reach&quot;; [.H127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5.c.i </text:p>
          </table:table-cell>
          <table:table-cell table:formula="of:=IF(OR([.C1271]=&quot;true&quot;; [.D1271]=&quot;true&quot;; [.E1271]=&quot;true&quot;; [.F1271]=&quot;true&quot;; [.G1271]=&quot;true&quot;; [.H1271]=&quot;true&quot;); &quot;true&quot;; IF(OR([.C1271]=&quot;false reach&quot;; [.D1271]=&quot;false reach&quot;; [.E1271]=&quot;false reach&quot;; [.F1271]=&quot;false reach&quot;; [.G1271]=&quot;false reach&quot;; [.H127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6.c.i </text:p>
          </table:table-cell>
          <table:table-cell table:formula="of:=IF(OR([.C1272]=&quot;true&quot;; [.D1272]=&quot;true&quot;; [.E1272]=&quot;true&quot;; [.F1272]=&quot;true&quot;; [.G1272]=&quot;true&quot;; [.H1272]=&quot;true&quot;); &quot;true&quot;; IF(OR([.C1272]=&quot;false reach&quot;; [.D1272]=&quot;false reach&quot;; [.E1272]=&quot;false reach&quot;; [.F1272]=&quot;false reach&quot;; [.G1272]=&quot;false reach&quot;; [.H127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7.c.i </text:p>
          </table:table-cell>
          <table:table-cell table:formula="of:=IF(OR([.C1273]=&quot;true&quot;; [.D1273]=&quot;true&quot;; [.E1273]=&quot;true&quot;; [.F1273]=&quot;true&quot;; [.G1273]=&quot;true&quot;; [.H1273]=&quot;true&quot;); &quot;true&quot;; IF(OR([.C1273]=&quot;false reach&quot;; [.D1273]=&quot;false reach&quot;; [.E1273]=&quot;false reach&quot;; [.F1273]=&quot;false reach&quot;; [.G1273]=&quot;false reach&quot;; [.H127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8.c.i </text:p>
          </table:table-cell>
          <table:table-cell table:formula="of:=IF(OR([.C1274]=&quot;true&quot;; [.D1274]=&quot;true&quot;; [.E1274]=&quot;true&quot;; [.F1274]=&quot;true&quot;; [.G1274]=&quot;true&quot;; [.H1274]=&quot;true&quot;); &quot;true&quot;; IF(OR([.C1274]=&quot;false reach&quot;; [.D1274]=&quot;false reach&quot;; [.E1274]=&quot;false reach&quot;; [.F1274]=&quot;false reach&quot;; [.G1274]=&quot;false reach&quot;; [.H127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12.c.i </text:p>
          </table:table-cell>
          <table:table-cell table:formula="of:=IF(OR([.C1275]=&quot;true&quot;; [.D1275]=&quot;true&quot;; [.E1275]=&quot;true&quot;; [.F1275]=&quot;true&quot;; [.G1275]=&quot;true&quot;; [.H1275]=&quot;true&quot;); &quot;true&quot;; IF(OR([.C1275]=&quot;false reach&quot;; [.D1275]=&quot;false reach&quot;; [.E1275]=&quot;false reach&quot;; [.F1275]=&quot;false reach&quot;; [.G1275]=&quot;false reach&quot;; [.H127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13.c.i </text:p>
          </table:table-cell>
          <table:table-cell table:formula="of:=IF(OR([.C1276]=&quot;true&quot;; [.D1276]=&quot;true&quot;; [.E1276]=&quot;true&quot;; [.F1276]=&quot;true&quot;; [.G1276]=&quot;true&quot;; [.H1276]=&quot;true&quot;); &quot;true&quot;; IF(OR([.C1276]=&quot;false reach&quot;; [.D1276]=&quot;false reach&quot;; [.E1276]=&quot;false reach&quot;; [.F1276]=&quot;false reach&quot;; [.G1276]=&quot;false reach&quot;; [.H127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16.c.i </text:p>
          </table:table-cell>
          <table:table-cell table:formula="of:=IF(OR([.C1277]=&quot;true&quot;; [.D1277]=&quot;true&quot;; [.E1277]=&quot;true&quot;; [.F1277]=&quot;true&quot;; [.G1277]=&quot;true&quot;; [.H1277]=&quot;true&quot;); &quot;true&quot;; IF(OR([.C1277]=&quot;false reach&quot;; [.D1277]=&quot;false reach&quot;; [.E1277]=&quot;false reach&quot;; [.F1277]=&quot;false reach&quot;; [.G1277]=&quot;false reach&quot;; [.H127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17.c.i </text:p>
          </table:table-cell>
          <table:table-cell table:formula="of:=IF(OR([.C1278]=&quot;true&quot;; [.D1278]=&quot;true&quot;; [.E1278]=&quot;true&quot;; [.F1278]=&quot;true&quot;; [.G1278]=&quot;true&quot;; [.H1278]=&quot;true&quot;); &quot;true&quot;; IF(OR([.C1278]=&quot;false reach&quot;; [.D1278]=&quot;false reach&quot;; [.E1278]=&quot;false reach&quot;; [.F1278]=&quot;false reach&quot;; [.G1278]=&quot;false reach&quot;; [.H127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19.c.i </text:p>
          </table:table-cell>
          <table:table-cell table:formula="of:=IF(OR([.C1279]=&quot;true&quot;; [.D1279]=&quot;true&quot;; [.E1279]=&quot;true&quot;; [.F1279]=&quot;true&quot;; [.G1279]=&quot;true&quot;; [.H1279]=&quot;true&quot;); &quot;true&quot;; IF(OR([.C1279]=&quot;false reach&quot;; [.D1279]=&quot;false reach&quot;; [.E1279]=&quot;false reach&quot;; [.F1279]=&quot;false reach&quot;; [.G1279]=&quot;false reach&quot;; [.H127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20.c.i </text:p>
          </table:table-cell>
          <table:table-cell table:formula="of:=IF(OR([.C1280]=&quot;true&quot;; [.D1280]=&quot;true&quot;; [.E1280]=&quot;true&quot;; [.F1280]=&quot;true&quot;; [.G1280]=&quot;true&quot;; [.H1280]=&quot;true&quot;); &quot;true&quot;; IF(OR([.C1280]=&quot;false reach&quot;; [.D1280]=&quot;false reach&quot;; [.E1280]=&quot;false reach&quot;; [.F1280]=&quot;false reach&quot;; [.G1280]=&quot;false reach&quot;; [.H128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22.c.i </text:p>
          </table:table-cell>
          <table:table-cell table:formula="of:=IF(OR([.C1281]=&quot;true&quot;; [.D1281]=&quot;true&quot;; [.E1281]=&quot;true&quot;; [.F1281]=&quot;true&quot;; [.G1281]=&quot;true&quot;; [.H1281]=&quot;true&quot;); &quot;true&quot;; IF(OR([.C1281]=&quot;false reach&quot;; [.D1281]=&quot;false reach&quot;; [.E1281]=&quot;false reach&quot;; [.F1281]=&quot;false reach&quot;; [.G1281]=&quot;false reach&quot;; [.H128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24.c.i </text:p>
          </table:table-cell>
          <table:table-cell table:formula="of:=IF(OR([.C1282]=&quot;true&quot;; [.D1282]=&quot;true&quot;; [.E1282]=&quot;true&quot;; [.F1282]=&quot;true&quot;; [.G1282]=&quot;true&quot;; [.H1282]=&quot;true&quot;); &quot;true&quot;; IF(OR([.C1282]=&quot;false reach&quot;; [.D1282]=&quot;false reach&quot;; [.E1282]=&quot;false reach&quot;; [.F1282]=&quot;false reach&quot;; [.G1282]=&quot;false reach&quot;; [.H12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25.c.i </text:p>
          </table:table-cell>
          <table:table-cell table:formula="of:=IF(OR([.C1283]=&quot;true&quot;; [.D1283]=&quot;true&quot;; [.E1283]=&quot;true&quot;; [.F1283]=&quot;true&quot;; [.G1283]=&quot;true&quot;; [.H1283]=&quot;true&quot;); &quot;true&quot;; IF(OR([.C1283]=&quot;false reach&quot;; [.D1283]=&quot;false reach&quot;; [.E1283]=&quot;false reach&quot;; [.F1283]=&quot;false reach&quot;; [.G1283]=&quot;false reach&quot;; [.H128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27.c.i </text:p>
          </table:table-cell>
          <table:table-cell table:formula="of:=IF(OR([.C1284]=&quot;true&quot;; [.D1284]=&quot;true&quot;; [.E1284]=&quot;true&quot;; [.F1284]=&quot;true&quot;; [.G1284]=&quot;true&quot;; [.H1284]=&quot;true&quot;); &quot;true&quot;; IF(OR([.C1284]=&quot;false reach&quot;; [.D1284]=&quot;false reach&quot;; [.E1284]=&quot;false reach&quot;; [.F1284]=&quot;false reach&quot;; [.G1284]=&quot;false reach&quot;; [.H128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30.c.i </text:p>
          </table:table-cell>
          <table:table-cell table:formula="of:=IF(OR([.C1285]=&quot;true&quot;; [.D1285]=&quot;true&quot;; [.E1285]=&quot;true&quot;; [.F1285]=&quot;true&quot;; [.G1285]=&quot;true&quot;; [.H1285]=&quot;true&quot;); &quot;true&quot;; IF(OR([.C1285]=&quot;false reach&quot;; [.D1285]=&quot;false reach&quot;; [.E1285]=&quot;false reach&quot;; [.F1285]=&quot;false reach&quot;; [.G1285]=&quot;false reach&quot;; [.H128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31.c.i </text:p>
          </table:table-cell>
          <table:table-cell table:formula="of:=IF(OR([.C1286]=&quot;true&quot;; [.D1286]=&quot;true&quot;; [.E1286]=&quot;true&quot;; [.F1286]=&quot;true&quot;; [.G1286]=&quot;true&quot;; [.H1286]=&quot;true&quot;); &quot;true&quot;; IF(OR([.C1286]=&quot;false reach&quot;; [.D1286]=&quot;false reach&quot;; [.E1286]=&quot;false reach&quot;; [.F1286]=&quot;false reach&quot;; [.G1286]=&quot;false reach&quot;; [.H128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32.c.i </text:p>
          </table:table-cell>
          <table:table-cell table:formula="of:=IF(OR([.C1287]=&quot;true&quot;; [.D1287]=&quot;true&quot;; [.E1287]=&quot;true&quot;; [.F1287]=&quot;true&quot;; [.G1287]=&quot;true&quot;; [.H1287]=&quot;true&quot;); &quot;true&quot;; IF(OR([.C1287]=&quot;false reach&quot;; [.D1287]=&quot;false reach&quot;; [.E1287]=&quot;false reach&quot;; [.F1287]=&quot;false reach&quot;; [.G1287]=&quot;false reach&quot;; [.H128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34.c.i </text:p>
          </table:table-cell>
          <table:table-cell table:formula="of:=IF(OR([.C1288]=&quot;true&quot;; [.D1288]=&quot;true&quot;; [.E1288]=&quot;true&quot;; [.F1288]=&quot;true&quot;; [.G1288]=&quot;true&quot;; [.H1288]=&quot;true&quot;); &quot;true&quot;; IF(OR([.C1288]=&quot;false reach&quot;; [.D1288]=&quot;false reach&quot;; [.E1288]=&quot;false reach&quot;; [.F1288]=&quot;false reach&quot;; [.G1288]=&quot;false reach&quot;; [.H12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36.c.i </text:p>
          </table:table-cell>
          <table:table-cell table:formula="of:=IF(OR([.C1289]=&quot;true&quot;; [.D1289]=&quot;true&quot;; [.E1289]=&quot;true&quot;; [.F1289]=&quot;true&quot;; [.G1289]=&quot;true&quot;; [.H1289]=&quot;true&quot;); &quot;true&quot;; IF(OR([.C1289]=&quot;false reach&quot;; [.D1289]=&quot;false reach&quot;; [.E1289]=&quot;false reach&quot;; [.F1289]=&quot;false reach&quot;; [.G1289]=&quot;false reach&quot;; [.H128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37.c.i </text:p>
          </table:table-cell>
          <table:table-cell table:formula="of:=IF(OR([.C1290]=&quot;true&quot;; [.D1290]=&quot;true&quot;; [.E1290]=&quot;true&quot;; [.F1290]=&quot;true&quot;; [.G1290]=&quot;true&quot;; [.H1290]=&quot;true&quot;); &quot;true&quot;; IF(OR([.C1290]=&quot;false reach&quot;; [.D1290]=&quot;false reach&quot;; [.E1290]=&quot;false reach&quot;; [.F1290]=&quot;false reach&quot;; [.G1290]=&quot;false reach&quot;; [.H129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38.c.i </text:p>
          </table:table-cell>
          <table:table-cell table:formula="of:=IF(OR([.C1291]=&quot;true&quot;; [.D1291]=&quot;true&quot;; [.E1291]=&quot;true&quot;; [.F1291]=&quot;true&quot;; [.G1291]=&quot;true&quot;; [.H1291]=&quot;true&quot;); &quot;true&quot;; IF(OR([.C1291]=&quot;false reach&quot;; [.D1291]=&quot;false reach&quot;; [.E1291]=&quot;false reach&quot;; [.F1291]=&quot;false reach&quot;; [.G1291]=&quot;false reach&quot;; [.H129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40.c.i </text:p>
          </table:table-cell>
          <table:table-cell table:formula="of:=IF(OR([.C1292]=&quot;true&quot;; [.D1292]=&quot;true&quot;; [.E1292]=&quot;true&quot;; [.F1292]=&quot;true&quot;; [.G1292]=&quot;true&quot;; [.H1292]=&quot;true&quot;); &quot;true&quot;; IF(OR([.C1292]=&quot;false reach&quot;; [.D1292]=&quot;false reach&quot;; [.E1292]=&quot;false reach&quot;; [.F1292]=&quot;false reach&quot;; [.G1292]=&quot;false reach&quot;; [.H129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41.c.i </text:p>
          </table:table-cell>
          <table:table-cell table:formula="of:=IF(OR([.C1293]=&quot;true&quot;; [.D1293]=&quot;true&quot;; [.E1293]=&quot;true&quot;; [.F1293]=&quot;true&quot;; [.G1293]=&quot;true&quot;; [.H1293]=&quot;true&quot;); &quot;true&quot;; IF(OR([.C1293]=&quot;false reach&quot;; [.D1293]=&quot;false reach&quot;; [.E1293]=&quot;false reach&quot;; [.F1293]=&quot;false reach&quot;; [.G1293]=&quot;false reach&quot;; [.H129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47.c.i </text:p>
          </table:table-cell>
          <table:table-cell table:formula="of:=IF(OR([.C1294]=&quot;true&quot;; [.D1294]=&quot;true&quot;; [.E1294]=&quot;true&quot;; [.F1294]=&quot;true&quot;; [.G1294]=&quot;true&quot;; [.H1294]=&quot;true&quot;); &quot;true&quot;; IF(OR([.C1294]=&quot;false reach&quot;; [.D1294]=&quot;false reach&quot;; [.E1294]=&quot;false reach&quot;; [.F1294]=&quot;false reach&quot;; [.G1294]=&quot;false reach&quot;; [.H129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48.c.i </text:p>
          </table:table-cell>
          <table:table-cell table:formula="of:=IF(OR([.C1295]=&quot;true&quot;; [.D1295]=&quot;true&quot;; [.E1295]=&quot;true&quot;; [.F1295]=&quot;true&quot;; [.G1295]=&quot;true&quot;; [.H1295]=&quot;true&quot;); &quot;true&quot;; IF(OR([.C1295]=&quot;false reach&quot;; [.D1295]=&quot;false reach&quot;; [.E1295]=&quot;false reach&quot;; [.F1295]=&quot;false reach&quot;; [.G1295]=&quot;false reach&quot;; [.H129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49.c.i </text:p>
          </table:table-cell>
          <table:table-cell table:formula="of:=IF(OR([.C1296]=&quot;true&quot;; [.D1296]=&quot;true&quot;; [.E1296]=&quot;true&quot;; [.F1296]=&quot;true&quot;; [.G1296]=&quot;true&quot;; [.H1296]=&quot;true&quot;); &quot;true&quot;; IF(OR([.C1296]=&quot;false reach&quot;; [.D1296]=&quot;false reach&quot;; [.E1296]=&quot;false reach&quot;; [.F1296]=&quot;false reach&quot;; [.G1296]=&quot;false reach&quot;; [.H129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54.c.i </text:p>
          </table:table-cell>
          <table:table-cell table:formula="of:=IF(OR([.C1297]=&quot;true&quot;; [.D1297]=&quot;true&quot;; [.E1297]=&quot;true&quot;; [.F1297]=&quot;true&quot;; [.G1297]=&quot;true&quot;; [.H1297]=&quot;true&quot;); &quot;true&quot;; IF(OR([.C1297]=&quot;false reach&quot;; [.D1297]=&quot;false reach&quot;; [.E1297]=&quot;false reach&quot;; [.F1297]=&quot;false reach&quot;; [.G1297]=&quot;false reach&quot;; [.H129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57.c.i </text:p>
          </table:table-cell>
          <table:table-cell table:formula="of:=IF(OR([.C1298]=&quot;true&quot;; [.D1298]=&quot;true&quot;; [.E1298]=&quot;true&quot;; [.F1298]=&quot;true&quot;; [.G1298]=&quot;true&quot;; [.H1298]=&quot;true&quot;); &quot;true&quot;; IF(OR([.C1298]=&quot;false reach&quot;; [.D1298]=&quot;false reach&quot;; [.E1298]=&quot;false reach&quot;; [.F1298]=&quot;false reach&quot;; [.G1298]=&quot;false reach&quot;; [.H129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58.c.i </text:p>
          </table:table-cell>
          <table:table-cell table:formula="of:=IF(OR([.C1299]=&quot;true&quot;; [.D1299]=&quot;true&quot;; [.E1299]=&quot;true&quot;; [.F1299]=&quot;true&quot;; [.G1299]=&quot;true&quot;; [.H1299]=&quot;true&quot;); &quot;true&quot;; IF(OR([.C1299]=&quot;false reach&quot;; [.D1299]=&quot;false reach&quot;; [.E1299]=&quot;false reach&quot;; [.F1299]=&quot;false reach&quot;; [.G1299]=&quot;false reach&quot;; [.H129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59.c.i </text:p>
          </table:table-cell>
          <table:table-cell table:formula="of:=IF(OR([.C1300]=&quot;true&quot;; [.D1300]=&quot;true&quot;; [.E1300]=&quot;true&quot;; [.F1300]=&quot;true&quot;; [.G1300]=&quot;true&quot;; [.H1300]=&quot;true&quot;); &quot;true&quot;; IF(OR([.C1300]=&quot;false reach&quot;; [.D1300]=&quot;false reach&quot;; [.E1300]=&quot;false reach&quot;; [.F1300]=&quot;false reach&quot;; [.G1300]=&quot;false reach&quot;; [.H130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60.c.i </text:p>
          </table:table-cell>
          <table:table-cell table:formula="of:=IF(OR([.C1301]=&quot;true&quot;; [.D1301]=&quot;true&quot;; [.E1301]=&quot;true&quot;; [.F1301]=&quot;true&quot;; [.G1301]=&quot;true&quot;; [.H1301]=&quot;true&quot;); &quot;true&quot;; IF(OR([.C1301]=&quot;false reach&quot;; [.D1301]=&quot;false reach&quot;; [.E1301]=&quot;false reach&quot;; [.F1301]=&quot;false reach&quot;; [.G1301]=&quot;false reach&quot;; [.H130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61.c.i </text:p>
          </table:table-cell>
          <table:table-cell table:formula="of:=IF(OR([.C1302]=&quot;true&quot;; [.D1302]=&quot;true&quot;; [.E1302]=&quot;true&quot;; [.F1302]=&quot;true&quot;; [.G1302]=&quot;true&quot;; [.H1302]=&quot;true&quot;); &quot;true&quot;; IF(OR([.C1302]=&quot;false reach&quot;; [.D1302]=&quot;false reach&quot;; [.E1302]=&quot;false reach&quot;; [.F1302]=&quot;false reach&quot;; [.G1302]=&quot;false reach&quot;; [.H130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64.c.i </text:p>
          </table:table-cell>
          <table:table-cell table:formula="of:=IF(OR([.C1303]=&quot;true&quot;; [.D1303]=&quot;true&quot;; [.E1303]=&quot;true&quot;; [.F1303]=&quot;true&quot;; [.G1303]=&quot;true&quot;; [.H1303]=&quot;true&quot;); &quot;true&quot;; IF(OR([.C1303]=&quot;false reach&quot;; [.D1303]=&quot;false reach&quot;; [.E1303]=&quot;false reach&quot;; [.F1303]=&quot;false reach&quot;; [.G1303]=&quot;false reach&quot;; [.H130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65.c.i </text:p>
          </table:table-cell>
          <table:table-cell table:formula="of:=IF(OR([.C1304]=&quot;true&quot;; [.D1304]=&quot;true&quot;; [.E1304]=&quot;true&quot;; [.F1304]=&quot;true&quot;; [.G1304]=&quot;true&quot;; [.H1304]=&quot;true&quot;); &quot;true&quot;; IF(OR([.C1304]=&quot;false reach&quot;; [.D1304]=&quot;false reach&quot;; [.E1304]=&quot;false reach&quot;; [.F1304]=&quot;false reach&quot;; [.G1304]=&quot;false reach&quot;; [.H130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66.c.i </text:p>
          </table:table-cell>
          <table:table-cell table:formula="of:=IF(OR([.C1305]=&quot;true&quot;; [.D1305]=&quot;true&quot;; [.E1305]=&quot;true&quot;; [.F1305]=&quot;true&quot;; [.G1305]=&quot;true&quot;; [.H1305]=&quot;true&quot;); &quot;true&quot;; IF(OR([.C1305]=&quot;false reach&quot;; [.D1305]=&quot;false reach&quot;; [.E1305]=&quot;false reach&quot;; [.F1305]=&quot;false reach&quot;; [.G1305]=&quot;false reach&quot;; [.H130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69.c.i </text:p>
          </table:table-cell>
          <table:table-cell table:formula="of:=IF(OR([.C1306]=&quot;true&quot;; [.D1306]=&quot;true&quot;; [.E1306]=&quot;true&quot;; [.F1306]=&quot;true&quot;; [.G1306]=&quot;true&quot;; [.H1306]=&quot;true&quot;); &quot;true&quot;; IF(OR([.C1306]=&quot;false reach&quot;; [.D1306]=&quot;false reach&quot;; [.E1306]=&quot;false reach&quot;; [.F1306]=&quot;false reach&quot;; [.G1306]=&quot;false reach&quot;; [.H130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70.c.i </text:p>
          </table:table-cell>
          <table:table-cell table:formula="of:=IF(OR([.C1307]=&quot;true&quot;; [.D1307]=&quot;true&quot;; [.E1307]=&quot;true&quot;; [.F1307]=&quot;true&quot;; [.G1307]=&quot;true&quot;; [.H1307]=&quot;true&quot;); &quot;true&quot;; IF(OR([.C1307]=&quot;false reach&quot;; [.D1307]=&quot;false reach&quot;; [.E1307]=&quot;false reach&quot;; [.F1307]=&quot;false reach&quot;; [.G1307]=&quot;false reach&quot;; [.H130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71.c.i </text:p>
          </table:table-cell>
          <table:table-cell table:formula="of:=IF(OR([.C1308]=&quot;true&quot;; [.D1308]=&quot;true&quot;; [.E1308]=&quot;true&quot;; [.F1308]=&quot;true&quot;; [.G1308]=&quot;true&quot;; [.H1308]=&quot;true&quot;); &quot;true&quot;; IF(OR([.C1308]=&quot;false reach&quot;; [.D1308]=&quot;false reach&quot;; [.E1308]=&quot;false reach&quot;; [.F1308]=&quot;false reach&quot;; [.G1308]=&quot;false reach&quot;; [.H130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74.c.i </text:p>
          </table:table-cell>
          <table:table-cell table:formula="of:=IF(OR([.C1309]=&quot;true&quot;; [.D1309]=&quot;true&quot;; [.E1309]=&quot;true&quot;; [.F1309]=&quot;true&quot;; [.G1309]=&quot;true&quot;; [.H1309]=&quot;true&quot;); &quot;true&quot;; IF(OR([.C1309]=&quot;false reach&quot;; [.D1309]=&quot;false reach&quot;; [.E1309]=&quot;false reach&quot;; [.F1309]=&quot;false reach&quot;; [.G1309]=&quot;false reach&quot;; [.H130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75.c.i </text:p>
          </table:table-cell>
          <table:table-cell table:formula="of:=IF(OR([.C1310]=&quot;true&quot;; [.D1310]=&quot;true&quot;; [.E1310]=&quot;true&quot;; [.F1310]=&quot;true&quot;; [.G1310]=&quot;true&quot;; [.H1310]=&quot;true&quot;); &quot;true&quot;; IF(OR([.C1310]=&quot;false reach&quot;; [.D1310]=&quot;false reach&quot;; [.E1310]=&quot;false reach&quot;; [.F1310]=&quot;false reach&quot;; [.G1310]=&quot;false reach&quot;; [.H131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77.c.i </text:p>
          </table:table-cell>
          <table:table-cell table:formula="of:=IF(OR([.C1311]=&quot;true&quot;; [.D1311]=&quot;true&quot;; [.E1311]=&quot;true&quot;; [.F1311]=&quot;true&quot;; [.G1311]=&quot;true&quot;; [.H1311]=&quot;true&quot;); &quot;true&quot;; IF(OR([.C1311]=&quot;false reach&quot;; [.D1311]=&quot;false reach&quot;; [.E1311]=&quot;false reach&quot;; [.F1311]=&quot;false reach&quot;; [.G1311]=&quot;false reach&quot;; [.H131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79.c.i </text:p>
          </table:table-cell>
          <table:table-cell table:formula="of:=IF(OR([.C1312]=&quot;true&quot;; [.D1312]=&quot;true&quot;; [.E1312]=&quot;true&quot;; [.F1312]=&quot;true&quot;; [.G1312]=&quot;true&quot;; [.H1312]=&quot;true&quot;); &quot;true&quot;; IF(OR([.C1312]=&quot;false reach&quot;; [.D1312]=&quot;false reach&quot;; [.E1312]=&quot;false reach&quot;; [.F1312]=&quot;false reach&quot;; [.G1312]=&quot;false reach&quot;; [.H13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80.c.i </text:p>
          </table:table-cell>
          <table:table-cell table:formula="of:=IF(OR([.C1313]=&quot;true&quot;; [.D1313]=&quot;true&quot;; [.E1313]=&quot;true&quot;; [.F1313]=&quot;true&quot;; [.G1313]=&quot;true&quot;; [.H1313]=&quot;true&quot;); &quot;true&quot;; IF(OR([.C1313]=&quot;false reach&quot;; [.D1313]=&quot;false reach&quot;; [.E1313]=&quot;false reach&quot;; [.F1313]=&quot;false reach&quot;; [.G1313]=&quot;false reach&quot;; [.H13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81.c.i </text:p>
          </table:table-cell>
          <table:table-cell table:formula="of:=IF(OR([.C1314]=&quot;true&quot;; [.D1314]=&quot;true&quot;; [.E1314]=&quot;true&quot;; [.F1314]=&quot;true&quot;; [.G1314]=&quot;true&quot;; [.H1314]=&quot;true&quot;); &quot;true&quot;; IF(OR([.C1314]=&quot;false reach&quot;; [.D1314]=&quot;false reach&quot;; [.E1314]=&quot;false reach&quot;; [.F1314]=&quot;false reach&quot;; [.G1314]=&quot;false reach&quot;; [.H131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82.c.i </text:p>
          </table:table-cell>
          <table:table-cell table:formula="of:=IF(OR([.C1315]=&quot;true&quot;; [.D1315]=&quot;true&quot;; [.E1315]=&quot;true&quot;; [.F1315]=&quot;true&quot;; [.G1315]=&quot;true&quot;; [.H1315]=&quot;true&quot;); &quot;true&quot;; IF(OR([.C1315]=&quot;false reach&quot;; [.D1315]=&quot;false reach&quot;; [.E1315]=&quot;false reach&quot;; [.F1315]=&quot;false reach&quot;; [.G1315]=&quot;false reach&quot;; [.H131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85.c.i </text:p>
          </table:table-cell>
          <table:table-cell table:formula="of:=IF(OR([.C1316]=&quot;true&quot;; [.D1316]=&quot;true&quot;; [.E1316]=&quot;true&quot;; [.F1316]=&quot;true&quot;; [.G1316]=&quot;true&quot;; [.H1316]=&quot;true&quot;); &quot;true&quot;; IF(OR([.C1316]=&quot;false reach&quot;; [.D1316]=&quot;false reach&quot;; [.E1316]=&quot;false reach&quot;; [.F1316]=&quot;false reach&quot;; [.G1316]=&quot;false reach&quot;; [.H131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87.c.i </text:p>
          </table:table-cell>
          <table:table-cell table:formula="of:=IF(OR([.C1317]=&quot;true&quot;; [.D1317]=&quot;true&quot;; [.E1317]=&quot;true&quot;; [.F1317]=&quot;true&quot;; [.G1317]=&quot;true&quot;; [.H1317]=&quot;true&quot;); &quot;true&quot;; IF(OR([.C1317]=&quot;false reach&quot;; [.D1317]=&quot;false reach&quot;; [.E1317]=&quot;false reach&quot;; [.F1317]=&quot;false reach&quot;; [.G1317]=&quot;false reach&quot;; [.H131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88.c.i </text:p>
          </table:table-cell>
          <table:table-cell table:formula="of:=IF(OR([.C1318]=&quot;true&quot;; [.D1318]=&quot;true&quot;; [.E1318]=&quot;true&quot;; [.F1318]=&quot;true&quot;; [.G1318]=&quot;true&quot;; [.H1318]=&quot;true&quot;); &quot;true&quot;; IF(OR([.C1318]=&quot;false reach&quot;; [.D1318]=&quot;false reach&quot;; [.E1318]=&quot;false reach&quot;; [.F1318]=&quot;false reach&quot;; [.G1318]=&quot;false reach&quot;; [.H131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90.c.i </text:p>
          </table:table-cell>
          <table:table-cell table:formula="of:=IF(OR([.C1319]=&quot;true&quot;; [.D1319]=&quot;true&quot;; [.E1319]=&quot;true&quot;; [.F1319]=&quot;true&quot;; [.G1319]=&quot;true&quot;; [.H1319]=&quot;true&quot;); &quot;true&quot;; IF(OR([.C1319]=&quot;false reach&quot;; [.D1319]=&quot;false reach&quot;; [.E1319]=&quot;false reach&quot;; [.F1319]=&quot;false reach&quot;; [.G1319]=&quot;false reach&quot;; [.H131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91.c.i </text:p>
          </table:table-cell>
          <table:table-cell table:formula="of:=IF(OR([.C1320]=&quot;true&quot;; [.D1320]=&quot;true&quot;; [.E1320]=&quot;true&quot;; [.F1320]=&quot;true&quot;; [.G1320]=&quot;true&quot;; [.H1320]=&quot;true&quot;); &quot;true&quot;; IF(OR([.C1320]=&quot;false reach&quot;; [.D1320]=&quot;false reach&quot;; [.E1320]=&quot;false reach&quot;; [.F1320]=&quot;false reach&quot;; [.G1320]=&quot;false reach&quot;; [.H13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92.c.i </text:p>
          </table:table-cell>
          <table:table-cell table:formula="of:=IF(OR([.C1321]=&quot;true&quot;; [.D1321]=&quot;true&quot;; [.E1321]=&quot;true&quot;; [.F1321]=&quot;true&quot;; [.G1321]=&quot;true&quot;; [.H1321]=&quot;true&quot;); &quot;true&quot;; IF(OR([.C1321]=&quot;false reach&quot;; [.D1321]=&quot;false reach&quot;; [.E1321]=&quot;false reach&quot;; [.F1321]=&quot;false reach&quot;; [.G1321]=&quot;false reach&quot;; [.H132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94.c.i </text:p>
          </table:table-cell>
          <table:table-cell table:formula="of:=IF(OR([.C1322]=&quot;true&quot;; [.D1322]=&quot;true&quot;; [.E1322]=&quot;true&quot;; [.F1322]=&quot;true&quot;; [.G1322]=&quot;true&quot;; [.H1322]=&quot;true&quot;); &quot;true&quot;; IF(OR([.C1322]=&quot;false reach&quot;; [.D1322]=&quot;false reach&quot;; [.E1322]=&quot;false reach&quot;; [.F1322]=&quot;false reach&quot;; [.G1322]=&quot;false reach&quot;; [.H132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97.c.i </text:p>
          </table:table-cell>
          <table:table-cell table:formula="of:=IF(OR([.C1323]=&quot;true&quot;; [.D1323]=&quot;true&quot;; [.E1323]=&quot;true&quot;; [.F1323]=&quot;true&quot;; [.G1323]=&quot;true&quot;; [.H1323]=&quot;true&quot;); &quot;true&quot;; IF(OR([.C1323]=&quot;false reach&quot;; [.D1323]=&quot;false reach&quot;; [.E1323]=&quot;false reach&quot;; [.F1323]=&quot;false reach&quot;; [.G1323]=&quot;false reach&quot;; [.H132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98.c.i </text:p>
          </table:table-cell>
          <table:table-cell table:formula="of:=IF(OR([.C1324]=&quot;true&quot;; [.D1324]=&quot;true&quot;; [.E1324]=&quot;true&quot;; [.F1324]=&quot;true&quot;; [.G1324]=&quot;true&quot;; [.H1324]=&quot;true&quot;); &quot;true&quot;; IF(OR([.C1324]=&quot;false reach&quot;; [.D1324]=&quot;false reach&quot;; [.E1324]=&quot;false reach&quot;; [.F1324]=&quot;false reach&quot;; [.G1324]=&quot;false reach&quot;; [.H132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9_00.c.i </text:p>
          </table:table-cell>
          <table:table-cell table:formula="of:=IF(OR([.C1325]=&quot;true&quot;; [.D1325]=&quot;true&quot;; [.E1325]=&quot;true&quot;; [.F1325]=&quot;true&quot;; [.G1325]=&quot;true&quot;; [.H1325]=&quot;true&quot;); &quot;true&quot;; IF(OR([.C1325]=&quot;false reach&quot;; [.D1325]=&quot;false reach&quot;; [.E1325]=&quot;false reach&quot;; [.F1325]=&quot;false reach&quot;; [.G1325]=&quot;false reach&quot;; [.H132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9_02.c.i </text:p>
          </table:table-cell>
          <table:table-cell table:formula="of:=IF(OR([.C1326]=&quot;true&quot;; [.D1326]=&quot;true&quot;; [.E1326]=&quot;true&quot;; [.F1326]=&quot;true&quot;; [.G1326]=&quot;true&quot;; [.H1326]=&quot;true&quot;); &quot;true&quot;; IF(OR([.C1326]=&quot;false reach&quot;; [.D1326]=&quot;false reach&quot;; [.E1326]=&quot;false reach&quot;; [.F1326]=&quot;false reach&quot;; [.G1326]=&quot;false reach&quot;; [.H132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9_25.c.i </text:p>
          </table:table-cell>
          <table:table-cell table:formula="of:=IF(OR([.C1327]=&quot;true&quot;; [.D1327]=&quot;true&quot;; [.E1327]=&quot;true&quot;; [.F1327]=&quot;true&quot;; [.G1327]=&quot;true&quot;; [.H1327]=&quot;true&quot;); &quot;true&quot;; IF(OR([.C1327]=&quot;false reach&quot;; [.D1327]=&quot;false reach&quot;; [.E1327]=&quot;false reach&quot;; [.F1327]=&quot;false reach&quot;; [.G1327]=&quot;false reach&quot;; [.H132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 table:number-rows-repeated="104724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AggregatedResults.B1:AggregatedResults.B13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Löwe</meta:initial-creator>
    <meta:creation-date>2014-09-04T08:49:11</meta:creation-date>
    <dc:date>2014-10-06T13:55:49</dc:date>
    <dc:creator>Stefan Löwe</dc:creator>
    <meta:editing-duration>P7DT22H55M58S</meta:editing-duration>
    <meta:editing-cycles>30</meta:editing-cycles>
    <meta:generator>LibreOffice/3.5$Linux_X86_64 LibreOffice_project/350m1$Build-2</meta:generator>
    <meta:document-statistic meta:table-count="1" meta:cell-count="10578" meta:object-count="0"/>
  </office:meta>
</office:document-meta>
</file>